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1.11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ile</text:p>
          </table:table-cell>
          <table:table-cell table:style-name="ce1" office:value-type="string">
            <text:p>Tested slice</text:p>
          </table:table-cell>
          <table:table-cell table:style-name="ce1" office:value-type="string">
            <text:p>Frame address</text:p>
          </table:table-cell>
        </table:table-row>
        <table:table-row table:style-name="ro1">
          <table:table-cell office:value-type="string">
            <text:p>CLEXL_X1Y15</text:p>
          </table:table-cell>
          <table:table-cell office:value-type="string">
            <text:p>SLICE_X1Y15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14</text:p>
          </table:table-cell>
          <table:table-cell office:value-type="string">
            <text:p>SLICE_X1Y14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13</text:p>
          </table:table-cell>
          <table:table-cell office:value-type="string">
            <text:p>SLICE_X1Y13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12</text:p>
          </table:table-cell>
          <table:table-cell office:value-type="string">
            <text:p>SLICE_X1Y12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11</text:p>
          </table:table-cell>
          <table:table-cell office:value-type="string">
            <text:p>SLICE_X1Y11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10</text:p>
          </table:table-cell>
          <table:table-cell office:value-type="string">
            <text:p>SLICE_X1Y10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9</text:p>
          </table:table-cell>
          <table:table-cell office:value-type="string">
            <text:p>SLICE_X1Y9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8</text:p>
          </table:table-cell>
          <table:table-cell office:value-type="string">
            <text:p>SLICE_X1Y8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7</text:p>
          </table:table-cell>
          <table:table-cell office:value-type="string">
            <text:p>SLICE_X1Y7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6</text:p>
          </table:table-cell>
          <table:table-cell office:value-type="string">
            <text:p>SLICE_X1Y6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5</text:p>
          </table:table-cell>
          <table:table-cell office:value-type="string">
            <text:p>SLICE_X1Y5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4</text:p>
          </table:table-cell>
          <table:table-cell office:value-type="string">
            <text:p>SLICE_X1Y4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3</text:p>
          </table:table-cell>
          <table:table-cell office:value-type="string">
            <text:p>SLICE_X1Y3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L_X1Y2</text:p>
          </table:table-cell>
          <table:table-cell office:value-type="string">
            <text:p>SLICE_X1Y2</text:p>
          </table:table-cell>
          <table:table-cell office:value-type="string">
            <text:p>0002001d</text:p>
          </table:table-cell>
        </table:table-row>
        <table:table-row table:style-name="ro1">
          <table:table-cell office:value-type="string">
            <text:p>CLEXM_X2Y15</text:p>
          </table:table-cell>
          <table:table-cell office:value-type="string">
            <text:p>SLICE_X3Y15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14</text:p>
          </table:table-cell>
          <table:table-cell office:value-type="string">
            <text:p>SLICE_X3Y14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13</text:p>
          </table:table-cell>
          <table:table-cell office:value-type="string">
            <text:p>SLICE_X3Y13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12</text:p>
          </table:table-cell>
          <table:table-cell office:value-type="string">
            <text:p>SLICE_X3Y12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11</text:p>
          </table:table-cell>
          <table:table-cell office:value-type="string">
            <text:p>SLICE_X3Y11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10</text:p>
          </table:table-cell>
          <table:table-cell office:value-type="string">
            <text:p>SLICE_X3Y10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9</text:p>
          </table:table-cell>
          <table:table-cell office:value-type="string">
            <text:p>SLICE_X3Y9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8</text:p>
          </table:table-cell>
          <table:table-cell office:value-type="string">
            <text:p>SLICE_X3Y8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7</text:p>
          </table:table-cell>
          <table:table-cell office:value-type="string">
            <text:p>SLICE_X3Y7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6</text:p>
          </table:table-cell>
          <table:table-cell office:value-type="string">
            <text:p>SLICE_X3Y6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5</text:p>
          </table:table-cell>
          <table:table-cell office:value-type="string">
            <text:p>SLICE_X3Y5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4</text:p>
          </table:table-cell>
          <table:table-cell office:value-type="string">
            <text:p>SLICE_X3Y4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3</text:p>
          </table:table-cell>
          <table:table-cell office:value-type="string">
            <text:p>SLICE_X3Y3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M_X2Y2</text:p>
          </table:table-cell>
          <table:table-cell office:value-type="string">
            <text:p>SLICE_X3Y2</text:p>
          </table:table-cell>
          <table:table-cell office:value-type="string">
            <text:p>0003001e</text:p>
          </table:table-cell>
        </table:table-row>
        <table:table-row table:style-name="ro1">
          <table:table-cell office:value-type="string">
            <text:p>CLEXL_X4Y15</text:p>
          </table:table-cell>
          <table:table-cell office:value-type="string">
            <text:p>SLICE_X5Y15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14</text:p>
          </table:table-cell>
          <table:table-cell office:value-type="string">
            <text:p>SLICE_X5Y14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13</text:p>
          </table:table-cell>
          <table:table-cell office:value-type="string">
            <text:p>SLICE_X5Y13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12</text:p>
          </table:table-cell>
          <table:table-cell office:value-type="string">
            <text:p>SLICE_X5Y12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11</text:p>
          </table:table-cell>
          <table:table-cell office:value-type="string">
            <text:p>SLICE_X5Y11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10</text:p>
          </table:table-cell>
          <table:table-cell office:value-type="string">
            <text:p>SLICE_X5Y10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9</text:p>
          </table:table-cell>
          <table:table-cell office:value-type="string">
            <text:p>SLICE_X5Y9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8</text:p>
          </table:table-cell>
          <table:table-cell office:value-type="string">
            <text:p>SLICE_X5Y8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7</text:p>
          </table:table-cell>
          <table:table-cell office:value-type="string">
            <text:p>SLICE_X5Y7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6</text:p>
          </table:table-cell>
          <table:table-cell office:value-type="string">
            <text:p>SLICE_X5Y6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5</text:p>
          </table:table-cell>
          <table:table-cell office:value-type="string">
            <text:p>SLICE_X5Y5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4</text:p>
          </table:table-cell>
          <table:table-cell office:value-type="string">
            <text:p>SLICE_X5Y4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3</text:p>
          </table:table-cell>
          <table:table-cell office:value-type="string">
            <text:p>SLICE_X5Y3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L_X4Y2</text:p>
          </table:table-cell>
          <table:table-cell office:value-type="string">
            <text:p>SLICE_X5Y2</text:p>
          </table:table-cell>
          <table:table-cell office:value-type="string">
            <text:p>0005001d</text:p>
          </table:table-cell>
        </table:table-row>
        <table:table-row table:style-name="ro1">
          <table:table-cell office:value-type="string">
            <text:p>CLEXM_X5Y15</text:p>
          </table:table-cell>
          <table:table-cell office:value-type="string">
            <text:p>SLICE_X7Y15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14</text:p>
          </table:table-cell>
          <table:table-cell office:value-type="string">
            <text:p>SLICE_X7Y14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13</text:p>
          </table:table-cell>
          <table:table-cell office:value-type="string">
            <text:p>SLICE_X7Y13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12</text:p>
          </table:table-cell>
          <table:table-cell office:value-type="string">
            <text:p>SLICE_X7Y12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11</text:p>
          </table:table-cell>
          <table:table-cell office:value-type="string">
            <text:p>SLICE_X7Y11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10</text:p>
          </table:table-cell>
          <table:table-cell office:value-type="string">
            <text:p>SLICE_X7Y10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9</text:p>
          </table:table-cell>
          <table:table-cell office:value-type="string">
            <text:p>SLICE_X7Y9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8</text:p>
          </table:table-cell>
          <table:table-cell office:value-type="string">
            <text:p>SLICE_X7Y8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7</text:p>
          </table:table-cell>
          <table:table-cell office:value-type="string">
            <text:p>SLICE_X7Y7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6</text:p>
          </table:table-cell>
          <table:table-cell office:value-type="string">
            <text:p>SLICE_X7Y6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5</text:p>
          </table:table-cell>
          <table:table-cell office:value-type="string">
            <text:p>SLICE_X7Y5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4</text:p>
          </table:table-cell>
          <table:table-cell office:value-type="string">
            <text:p>SLICE_X7Y4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3</text:p>
          </table:table-cell>
          <table:table-cell office:value-type="string">
            <text:p>SLICE_X7Y3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M_X5Y2</text:p>
          </table:table-cell>
          <table:table-cell office:value-type="string">
            <text:p>SLICE_X7Y2</text:p>
          </table:table-cell>
          <table:table-cell office:value-type="string">
            <text:p>0006001e</text:p>
          </table:table-cell>
        </table:table-row>
        <table:table-row table:style-name="ro1">
          <table:table-cell office:value-type="string">
            <text:p>CLEXL_X7Y15</text:p>
          </table:table-cell>
          <table:table-cell office:value-type="string">
            <text:p>SLICE_X9Y15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14</text:p>
          </table:table-cell>
          <table:table-cell office:value-type="string">
            <text:p>SLICE_X9Y14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13</text:p>
          </table:table-cell>
          <table:table-cell office:value-type="string">
            <text:p>SLICE_X9Y13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12</text:p>
          </table:table-cell>
          <table:table-cell office:value-type="string">
            <text:p>SLICE_X9Y12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11</text:p>
          </table:table-cell>
          <table:table-cell office:value-type="string">
            <text:p>SLICE_X9Y11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10</text:p>
          </table:table-cell>
          <table:table-cell office:value-type="string">
            <text:p>SLICE_X9Y10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9</text:p>
          </table:table-cell>
          <table:table-cell office:value-type="string">
            <text:p>SLICE_X9Y9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8</text:p>
          </table:table-cell>
          <table:table-cell office:value-type="string">
            <text:p>SLICE_X9Y8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7</text:p>
          </table:table-cell>
          <table:table-cell office:value-type="string">
            <text:p>SLICE_X9Y7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6</text:p>
          </table:table-cell>
          <table:table-cell office:value-type="string">
            <text:p>SLICE_X9Y6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5</text:p>
          </table:table-cell>
          <table:table-cell office:value-type="string">
            <text:p>SLICE_X9Y5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4</text:p>
          </table:table-cell>
          <table:table-cell office:value-type="string">
            <text:p>SLICE_X9Y4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3</text:p>
          </table:table-cell>
          <table:table-cell office:value-type="string">
            <text:p>SLICE_X9Y3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L_X7Y2</text:p>
          </table:table-cell>
          <table:table-cell office:value-type="string">
            <text:p>SLICE_X9Y2</text:p>
          </table:table-cell>
          <table:table-cell office:value-type="string">
            <text:p>0008001d</text:p>
          </table:table-cell>
        </table:table-row>
        <table:table-row table:style-name="ro1">
          <table:table-cell office:value-type="string">
            <text:p>CLEXM_X8Y15</text:p>
          </table:table-cell>
          <table:table-cell office:value-type="string">
            <text:p>SLICE_X11Y15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14</text:p>
          </table:table-cell>
          <table:table-cell office:value-type="string">
            <text:p>SLICE_X11Y14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13</text:p>
          </table:table-cell>
          <table:table-cell office:value-type="string">
            <text:p>SLICE_X11Y13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12</text:p>
          </table:table-cell>
          <table:table-cell office:value-type="string">
            <text:p>SLICE_X11Y12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11</text:p>
          </table:table-cell>
          <table:table-cell office:value-type="string">
            <text:p>SLICE_X11Y11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10</text:p>
          </table:table-cell>
          <table:table-cell office:value-type="string">
            <text:p>SLICE_X11Y10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9</text:p>
          </table:table-cell>
          <table:table-cell office:value-type="string">
            <text:p>SLICE_X11Y9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8</text:p>
          </table:table-cell>
          <table:table-cell office:value-type="string">
            <text:p>SLICE_X11Y8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7</text:p>
          </table:table-cell>
          <table:table-cell office:value-type="string">
            <text:p>SLICE_X11Y7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6</text:p>
          </table:table-cell>
          <table:table-cell office:value-type="string">
            <text:p>SLICE_X11Y6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5</text:p>
          </table:table-cell>
          <table:table-cell office:value-type="string">
            <text:p>SLICE_X11Y5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4</text:p>
          </table:table-cell>
          <table:table-cell office:value-type="string">
            <text:p>SLICE_X11Y4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3</text:p>
          </table:table-cell>
          <table:table-cell office:value-type="string">
            <text:p>SLICE_X11Y3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M_X8Y2</text:p>
          </table:table-cell>
          <table:table-cell office:value-type="string">
            <text:p>SLICE_X11Y2</text:p>
          </table:table-cell>
          <table:table-cell office:value-type="string">
            <text:p>0009001e</text:p>
          </table:table-cell>
        </table:table-row>
        <table:table-row table:style-name="ro1">
          <table:table-cell office:value-type="string">
            <text:p>CLEXL_X9Y15</text:p>
          </table:table-cell>
          <table:table-cell office:value-type="string">
            <text:p>SLICE_X13Y15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14</text:p>
          </table:table-cell>
          <table:table-cell office:value-type="string">
            <text:p>SLICE_X13Y14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13</text:p>
          </table:table-cell>
          <table:table-cell office:value-type="string">
            <text:p>SLICE_X13Y13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12</text:p>
          </table:table-cell>
          <table:table-cell office:value-type="string">
            <text:p>SLICE_X13Y12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11</text:p>
          </table:table-cell>
          <table:table-cell office:value-type="string">
            <text:p>SLICE_X13Y11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10</text:p>
          </table:table-cell>
          <table:table-cell office:value-type="string">
            <text:p>SLICE_X13Y10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9</text:p>
          </table:table-cell>
          <table:table-cell office:value-type="string">
            <text:p>SLICE_X13Y9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8</text:p>
          </table:table-cell>
          <table:table-cell office:value-type="string">
            <text:p>SLICE_X13Y8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7</text:p>
          </table:table-cell>
          <table:table-cell office:value-type="string">
            <text:p>SLICE_X13Y7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6</text:p>
          </table:table-cell>
          <table:table-cell office:value-type="string">
            <text:p>SLICE_X13Y6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5</text:p>
          </table:table-cell>
          <table:table-cell office:value-type="string">
            <text:p>SLICE_X13Y5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4</text:p>
          </table:table-cell>
          <table:table-cell office:value-type="string">
            <text:p>SLICE_X13Y4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3</text:p>
          </table:table-cell>
          <table:table-cell office:value-type="string">
            <text:p>SLICE_X13Y3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2</text:p>
          </table:table-cell>
          <table:table-cell office:value-type="string">
            <text:p>SLICE_X13Y2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1</text:p>
          </table:table-cell>
          <table:table-cell office:value-type="string">
            <text:p>SLICE_X13Y1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L_X9Y0</text:p>
          </table:table-cell>
          <table:table-cell office:value-type="string">
            <text:p>SLICE_X13Y0</text:p>
          </table:table-cell>
          <table:table-cell office:value-type="string">
            <text:p>000a001d</text:p>
          </table:table-cell>
        </table:table-row>
        <table:table-row table:style-name="ro1">
          <table:table-cell office:value-type="string">
            <text:p>CLEXM_X10Y15</text:p>
          </table:table-cell>
          <table:table-cell office:value-type="string">
            <text:p>SLICE_X15Y15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14</text:p>
          </table:table-cell>
          <table:table-cell office:value-type="string">
            <text:p>SLICE_X15Y14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13</text:p>
          </table:table-cell>
          <table:table-cell office:value-type="string">
            <text:p>SLICE_X15Y13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12</text:p>
          </table:table-cell>
          <table:table-cell office:value-type="string">
            <text:p>SLICE_X15Y12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11</text:p>
          </table:table-cell>
          <table:table-cell office:value-type="string">
            <text:p>SLICE_X15Y11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10</text:p>
          </table:table-cell>
          <table:table-cell office:value-type="string">
            <text:p>SLICE_X15Y10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9</text:p>
          </table:table-cell>
          <table:table-cell office:value-type="string">
            <text:p>SLICE_X15Y9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8</text:p>
          </table:table-cell>
          <table:table-cell office:value-type="string">
            <text:p>SLICE_X15Y8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7</text:p>
          </table:table-cell>
          <table:table-cell office:value-type="string">
            <text:p>SLICE_X15Y7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6</text:p>
          </table:table-cell>
          <table:table-cell office:value-type="string">
            <text:p>SLICE_X15Y6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5</text:p>
          </table:table-cell>
          <table:table-cell office:value-type="string">
            <text:p>SLICE_X15Y5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4</text:p>
          </table:table-cell>
          <table:table-cell office:value-type="string">
            <text:p>SLICE_X15Y4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3</text:p>
          </table:table-cell>
          <table:table-cell office:value-type="string">
            <text:p>SLICE_X15Y3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M_X10Y2</text:p>
          </table:table-cell>
          <table:table-cell office:value-type="string">
            <text:p>SLICE_X15Y2</text:p>
          </table:table-cell>
          <table:table-cell office:value-type="string">
            <text:p>000b001e</text:p>
          </table:table-cell>
        </table:table-row>
        <table:table-row table:style-name="ro1">
          <table:table-cell office:value-type="string">
            <text:p>CLEXL_X11Y15</text:p>
          </table:table-cell>
          <table:table-cell office:value-type="string">
            <text:p>SLICE_X17Y15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14</text:p>
          </table:table-cell>
          <table:table-cell office:value-type="string">
            <text:p>SLICE_X17Y14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13</text:p>
          </table:table-cell>
          <table:table-cell office:value-type="string">
            <text:p>SLICE_X17Y13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12</text:p>
          </table:table-cell>
          <table:table-cell office:value-type="string">
            <text:p>SLICE_X17Y12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11</text:p>
          </table:table-cell>
          <table:table-cell office:value-type="string">
            <text:p>SLICE_X17Y11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10</text:p>
          </table:table-cell>
          <table:table-cell office:value-type="string">
            <text:p>SLICE_X17Y10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9</text:p>
          </table:table-cell>
          <table:table-cell office:value-type="string">
            <text:p>SLICE_X17Y9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8</text:p>
          </table:table-cell>
          <table:table-cell office:value-type="string">
            <text:p>SLICE_X17Y8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7</text:p>
          </table:table-cell>
          <table:table-cell office:value-type="string">
            <text:p>SLICE_X17Y7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6</text:p>
          </table:table-cell>
          <table:table-cell office:value-type="string">
            <text:p>SLICE_X17Y6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5</text:p>
          </table:table-cell>
          <table:table-cell office:value-type="string">
            <text:p>SLICE_X17Y5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4</text:p>
          </table:table-cell>
          <table:table-cell office:value-type="string">
            <text:p>SLICE_X17Y4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3</text:p>
          </table:table-cell>
          <table:table-cell office:value-type="string">
            <text:p>SLICE_X17Y3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L_X11Y2</text:p>
          </table:table-cell>
          <table:table-cell office:value-type="string">
            <text:p>SLICE_X17Y2</text:p>
          </table:table-cell>
          <table:table-cell office:value-type="string">
            <text:p>000c001d</text:p>
          </table:table-cell>
        </table:table-row>
        <table:table-row table:style-name="ro1">
          <table:table-cell office:value-type="string">
            <text:p>CLEXM_X13Y15</text:p>
          </table:table-cell>
          <table:table-cell office:value-type="string">
            <text:p>SLICE_X19Y15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14</text:p>
          </table:table-cell>
          <table:table-cell office:value-type="string">
            <text:p>SLICE_X19Y14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13</text:p>
          </table:table-cell>
          <table:table-cell office:value-type="string">
            <text:p>SLICE_X19Y13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12</text:p>
          </table:table-cell>
          <table:table-cell office:value-type="string">
            <text:p>SLICE_X19Y12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11</text:p>
          </table:table-cell>
          <table:table-cell office:value-type="string">
            <text:p>SLICE_X19Y11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10</text:p>
          </table:table-cell>
          <table:table-cell office:value-type="string">
            <text:p>SLICE_X19Y10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9</text:p>
          </table:table-cell>
          <table:table-cell office:value-type="string">
            <text:p>SLICE_X19Y9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8</text:p>
          </table:table-cell>
          <table:table-cell office:value-type="string">
            <text:p>SLICE_X19Y8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7</text:p>
          </table:table-cell>
          <table:table-cell office:value-type="string">
            <text:p>SLICE_X19Y7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6</text:p>
          </table:table-cell>
          <table:table-cell office:value-type="string">
            <text:p>SLICE_X19Y6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5</text:p>
          </table:table-cell>
          <table:table-cell office:value-type="string">
            <text:p>SLICE_X19Y5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4</text:p>
          </table:table-cell>
          <table:table-cell office:value-type="string">
            <text:p>SLICE_X19Y4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3</text:p>
          </table:table-cell>
          <table:table-cell office:value-type="string">
            <text:p>SLICE_X19Y3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M_X13Y2</text:p>
          </table:table-cell>
          <table:table-cell office:value-type="string">
            <text:p>SLICE_X19Y2</text:p>
          </table:table-cell>
          <table:table-cell office:value-type="string">
            <text:p>000e001e</text:p>
          </table:table-cell>
        </table:table-row>
        <table:table-row table:style-name="ro1">
          <table:table-cell office:value-type="string">
            <text:p>CLEXL_X14Y15</text:p>
          </table:table-cell>
          <table:table-cell office:value-type="string">
            <text:p>SLICE_X21Y15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14</text:p>
          </table:table-cell>
          <table:table-cell office:value-type="string">
            <text:p>SLICE_X21Y14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13</text:p>
          </table:table-cell>
          <table:table-cell office:value-type="string">
            <text:p>SLICE_X21Y13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12</text:p>
          </table:table-cell>
          <table:table-cell office:value-type="string">
            <text:p>SLICE_X21Y12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11</text:p>
          </table:table-cell>
          <table:table-cell office:value-type="string">
            <text:p>SLICE_X21Y11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10</text:p>
          </table:table-cell>
          <table:table-cell office:value-type="string">
            <text:p>SLICE_X21Y10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9</text:p>
          </table:table-cell>
          <table:table-cell office:value-type="string">
            <text:p>SLICE_X21Y9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8</text:p>
          </table:table-cell>
          <table:table-cell office:value-type="string">
            <text:p>SLICE_X21Y8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7</text:p>
          </table:table-cell>
          <table:table-cell office:value-type="string">
            <text:p>SLICE_X21Y7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6</text:p>
          </table:table-cell>
          <table:table-cell office:value-type="string">
            <text:p>SLICE_X21Y6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5</text:p>
          </table:table-cell>
          <table:table-cell office:value-type="string">
            <text:p>SLICE_X21Y5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4</text:p>
          </table:table-cell>
          <table:table-cell office:value-type="string">
            <text:p>SLICE_X21Y4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3</text:p>
          </table:table-cell>
          <table:table-cell office:value-type="string">
            <text:p>SLICE_X21Y3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L_X14Y2</text:p>
          </table:table-cell>
          <table:table-cell office:value-type="string">
            <text:p>SLICE_X21Y2</text:p>
          </table:table-cell>
          <table:table-cell office:value-type="string">
            <text:p>000f001d</text:p>
          </table:table-cell>
        </table:table-row>
        <table:table-row table:style-name="ro1">
          <table:table-cell office:value-type="string">
            <text:p>CLEXM_X15Y15</text:p>
          </table:table-cell>
          <table:table-cell office:value-type="string">
            <text:p>SLICE_X23Y15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14</text:p>
          </table:table-cell>
          <table:table-cell office:value-type="string">
            <text:p>SLICE_X23Y14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13</text:p>
          </table:table-cell>
          <table:table-cell office:value-type="string">
            <text:p>SLICE_X23Y13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12</text:p>
          </table:table-cell>
          <table:table-cell office:value-type="string">
            <text:p>SLICE_X23Y12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11</text:p>
          </table:table-cell>
          <table:table-cell office:value-type="string">
            <text:p>SLICE_X23Y11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10</text:p>
          </table:table-cell>
          <table:table-cell office:value-type="string">
            <text:p>SLICE_X23Y10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9</text:p>
          </table:table-cell>
          <table:table-cell office:value-type="string">
            <text:p>SLICE_X23Y9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8</text:p>
          </table:table-cell>
          <table:table-cell office:value-type="string">
            <text:p>SLICE_X23Y8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7</text:p>
          </table:table-cell>
          <table:table-cell office:value-type="string">
            <text:p>SLICE_X23Y7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6</text:p>
          </table:table-cell>
          <table:table-cell office:value-type="string">
            <text:p>SLICE_X23Y6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5</text:p>
          </table:table-cell>
          <table:table-cell office:value-type="string">
            <text:p>SLICE_X23Y5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4</text:p>
          </table:table-cell>
          <table:table-cell office:value-type="string">
            <text:p>SLICE_X23Y4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3</text:p>
          </table:table-cell>
          <table:table-cell office:value-type="string">
            <text:p>SLICE_X23Y3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M_X15Y2</text:p>
          </table:table-cell>
          <table:table-cell office:value-type="string">
            <text:p>SLICE_X23Y2</text:p>
          </table:table-cell>
          <table:table-cell office:value-type="string">
            <text:p>0010001e</text:p>
          </table:table-cell>
        </table:table-row>
        <table:table-row table:style-name="ro1">
          <table:table-cell office:value-type="string">
            <text:p>CLEXL_X16Y15</text:p>
          </table:table-cell>
          <table:table-cell office:value-type="string">
            <text:p>SLICE_X25Y15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14</text:p>
          </table:table-cell>
          <table:table-cell office:value-type="string">
            <text:p>SLICE_X25Y14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13</text:p>
          </table:table-cell>
          <table:table-cell office:value-type="string">
            <text:p>SLICE_X25Y13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12</text:p>
          </table:table-cell>
          <table:table-cell office:value-type="string">
            <text:p>SLICE_X25Y12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11</text:p>
          </table:table-cell>
          <table:table-cell office:value-type="string">
            <text:p>SLICE_X25Y11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10</text:p>
          </table:table-cell>
          <table:table-cell office:value-type="string">
            <text:p>SLICE_X25Y10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9</text:p>
          </table:table-cell>
          <table:table-cell office:value-type="string">
            <text:p>SLICE_X25Y9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8</text:p>
          </table:table-cell>
          <table:table-cell office:value-type="string">
            <text:p>SLICE_X25Y8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7</text:p>
          </table:table-cell>
          <table:table-cell office:value-type="string">
            <text:p>SLICE_X25Y7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6</text:p>
          </table:table-cell>
          <table:table-cell office:value-type="string">
            <text:p>SLICE_X25Y6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5</text:p>
          </table:table-cell>
          <table:table-cell office:value-type="string">
            <text:p>SLICE_X25Y5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4</text:p>
          </table:table-cell>
          <table:table-cell office:value-type="string">
            <text:p>SLICE_X25Y4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3</text:p>
          </table:table-cell>
          <table:table-cell office:value-type="string">
            <text:p>SLICE_X25Y3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2</text:p>
          </table:table-cell>
          <table:table-cell office:value-type="string">
            <text:p>SLICE_X25Y2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1</text:p>
          </table:table-cell>
          <table:table-cell office:value-type="string">
            <text:p>SLICE_X25Y1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L_X16Y0</text:p>
          </table:table-cell>
          <table:table-cell office:value-type="string">
            <text:p>SLICE_X25Y0</text:p>
          </table:table-cell>
          <table:table-cell office:value-type="string">
            <text:p>0011001d</text:p>
          </table:table-cell>
        </table:table-row>
        <table:table-row table:style-name="ro1">
          <table:table-cell office:value-type="string">
            <text:p>CLEXM_X17Y15</text:p>
          </table:table-cell>
          <table:table-cell office:value-type="string">
            <text:p>SLICE_X27Y15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14</text:p>
          </table:table-cell>
          <table:table-cell office:value-type="string">
            <text:p>SLICE_X27Y14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13</text:p>
          </table:table-cell>
          <table:table-cell office:value-type="string">
            <text:p>SLICE_X27Y13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12</text:p>
          </table:table-cell>
          <table:table-cell office:value-type="string">
            <text:p>SLICE_X27Y12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11</text:p>
          </table:table-cell>
          <table:table-cell office:value-type="string">
            <text:p>SLICE_X27Y11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10</text:p>
          </table:table-cell>
          <table:table-cell office:value-type="string">
            <text:p>SLICE_X27Y10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9</text:p>
          </table:table-cell>
          <table:table-cell office:value-type="string">
            <text:p>SLICE_X27Y9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8</text:p>
          </table:table-cell>
          <table:table-cell office:value-type="string">
            <text:p>SLICE_X27Y8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7</text:p>
          </table:table-cell>
          <table:table-cell office:value-type="string">
            <text:p>SLICE_X27Y7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6</text:p>
          </table:table-cell>
          <table:table-cell office:value-type="string">
            <text:p>SLICE_X27Y6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5</text:p>
          </table:table-cell>
          <table:table-cell office:value-type="string">
            <text:p>SLICE_X27Y5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4</text:p>
          </table:table-cell>
          <table:table-cell office:value-type="string">
            <text:p>SLICE_X27Y4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3</text:p>
          </table:table-cell>
          <table:table-cell office:value-type="string">
            <text:p>SLICE_X27Y3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M_X17Y2</text:p>
          </table:table-cell>
          <table:table-cell office:value-type="string">
            <text:p>SLICE_X27Y2</text:p>
          </table:table-cell>
          <table:table-cell office:value-type="string">
            <text:p>0012001e</text:p>
          </table:table-cell>
        </table:table-row>
        <table:table-row table:style-name="ro1">
          <table:table-cell office:value-type="string">
            <text:p>CLEXL_X18Y15</text:p>
          </table:table-cell>
          <table:table-cell office:value-type="string">
            <text:p>SLICE_X29Y15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14</text:p>
          </table:table-cell>
          <table:table-cell office:value-type="string">
            <text:p>SLICE_X29Y14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13</text:p>
          </table:table-cell>
          <table:table-cell office:value-type="string">
            <text:p>SLICE_X29Y13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12</text:p>
          </table:table-cell>
          <table:table-cell office:value-type="string">
            <text:p>SLICE_X29Y12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11</text:p>
          </table:table-cell>
          <table:table-cell office:value-type="string">
            <text:p>SLICE_X29Y11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10</text:p>
          </table:table-cell>
          <table:table-cell office:value-type="string">
            <text:p>SLICE_X29Y10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9</text:p>
          </table:table-cell>
          <table:table-cell office:value-type="string">
            <text:p>SLICE_X29Y9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6</text:p>
          </table:table-cell>
          <table:table-cell office:value-type="string">
            <text:p>SLICE_X29Y6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5</text:p>
          </table:table-cell>
          <table:table-cell office:value-type="string">
            <text:p>SLICE_X29Y5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4</text:p>
          </table:table-cell>
          <table:table-cell office:value-type="string">
            <text:p>SLICE_X29Y4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3</text:p>
          </table:table-cell>
          <table:table-cell office:value-type="string">
            <text:p>SLICE_X29Y3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L_X18Y2</text:p>
          </table:table-cell>
          <table:table-cell office:value-type="string">
            <text:p>SLICE_X29Y2</text:p>
          </table:table-cell>
          <table:table-cell office:value-type="string">
            <text:p>0013001d</text:p>
          </table:table-cell>
        </table:table-row>
        <table:table-row table:style-name="ro1">
          <table:table-cell office:value-type="string">
            <text:p>CLEXM_X19Y15</text:p>
          </table:table-cell>
          <table:table-cell office:value-type="string">
            <text:p>SLICE_X31Y15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14</text:p>
          </table:table-cell>
          <table:table-cell office:value-type="string">
            <text:p>SLICE_X31Y14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13</text:p>
          </table:table-cell>
          <table:table-cell office:value-type="string">
            <text:p>SLICE_X31Y13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12</text:p>
          </table:table-cell>
          <table:table-cell office:value-type="string">
            <text:p>SLICE_X31Y12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11</text:p>
          </table:table-cell>
          <table:table-cell office:value-type="string">
            <text:p>SLICE_X31Y11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10</text:p>
          </table:table-cell>
          <table:table-cell office:value-type="string">
            <text:p>SLICE_X31Y10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9</text:p>
          </table:table-cell>
          <table:table-cell office:value-type="string">
            <text:p>SLICE_X31Y9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8</text:p>
          </table:table-cell>
          <table:table-cell office:value-type="string">
            <text:p>SLICE_X31Y8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7</text:p>
          </table:table-cell>
          <table:table-cell office:value-type="string">
            <text:p>SLICE_X31Y7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6</text:p>
          </table:table-cell>
          <table:table-cell office:value-type="string">
            <text:p>SLICE_X31Y6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5</text:p>
          </table:table-cell>
          <table:table-cell office:value-type="string">
            <text:p>SLICE_X31Y5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4</text:p>
          </table:table-cell>
          <table:table-cell office:value-type="string">
            <text:p>SLICE_X31Y4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3</text:p>
          </table:table-cell>
          <table:table-cell office:value-type="string">
            <text:p>SLICE_X31Y3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M_X19Y2</text:p>
          </table:table-cell>
          <table:table-cell office:value-type="string">
            <text:p>SLICE_X31Y2</text:p>
          </table:table-cell>
          <table:table-cell office:value-type="string">
            <text:p>0014001e</text:p>
          </table:table-cell>
        </table:table-row>
        <table:table-row table:style-name="ro1">
          <table:table-cell office:value-type="string">
            <text:p>CLEXL_X20Y15</text:p>
          </table:table-cell>
          <table:table-cell office:value-type="string">
            <text:p>SLICE_X33Y15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14</text:p>
          </table:table-cell>
          <table:table-cell office:value-type="string">
            <text:p>SLICE_X33Y14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13</text:p>
          </table:table-cell>
          <table:table-cell office:value-type="string">
            <text:p>SLICE_X33Y13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12</text:p>
          </table:table-cell>
          <table:table-cell office:value-type="string">
            <text:p>SLICE_X33Y12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11</text:p>
          </table:table-cell>
          <table:table-cell office:value-type="string">
            <text:p>SLICE_X33Y11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10</text:p>
          </table:table-cell>
          <table:table-cell office:value-type="string">
            <text:p>SLICE_X33Y10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9</text:p>
          </table:table-cell>
          <table:table-cell office:value-type="string">
            <text:p>SLICE_X33Y9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8</text:p>
          </table:table-cell>
          <table:table-cell office:value-type="string">
            <text:p>SLICE_X33Y8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7</text:p>
          </table:table-cell>
          <table:table-cell office:value-type="string">
            <text:p>SLICE_X33Y7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6</text:p>
          </table:table-cell>
          <table:table-cell office:value-type="string">
            <text:p>SLICE_X33Y6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5</text:p>
          </table:table-cell>
          <table:table-cell office:value-type="string">
            <text:p>SLICE_X33Y5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4</text:p>
          </table:table-cell>
          <table:table-cell office:value-type="string">
            <text:p>SLICE_X33Y4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3</text:p>
          </table:table-cell>
          <table:table-cell office:value-type="string">
            <text:p>SLICE_X33Y3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L_X20Y2</text:p>
          </table:table-cell>
          <table:table-cell office:value-type="string">
            <text:p>SLICE_X33Y2</text:p>
          </table:table-cell>
          <table:table-cell office:value-type="string">
            <text:p>0015001d</text:p>
          </table:table-cell>
        </table:table-row>
        <table:table-row table:style-name="ro1">
          <table:table-cell office:value-type="string">
            <text:p>CLEXM_X21Y15</text:p>
          </table:table-cell>
          <table:table-cell office:value-type="string">
            <text:p>SLICE_X35Y15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14</text:p>
          </table:table-cell>
          <table:table-cell office:value-type="string">
            <text:p>SLICE_X35Y14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13</text:p>
          </table:table-cell>
          <table:table-cell office:value-type="string">
            <text:p>SLICE_X35Y13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12</text:p>
          </table:table-cell>
          <table:table-cell office:value-type="string">
            <text:p>SLICE_X35Y12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11</text:p>
          </table:table-cell>
          <table:table-cell office:value-type="string">
            <text:p>SLICE_X35Y11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10</text:p>
          </table:table-cell>
          <table:table-cell office:value-type="string">
            <text:p>SLICE_X35Y10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9</text:p>
          </table:table-cell>
          <table:table-cell office:value-type="string">
            <text:p>SLICE_X35Y9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8</text:p>
          </table:table-cell>
          <table:table-cell office:value-type="string">
            <text:p>SLICE_X35Y8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7</text:p>
          </table:table-cell>
          <table:table-cell office:value-type="string">
            <text:p>SLICE_X35Y7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6</text:p>
          </table:table-cell>
          <table:table-cell office:value-type="string">
            <text:p>SLICE_X35Y6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5</text:p>
          </table:table-cell>
          <table:table-cell office:value-type="string">
            <text:p>SLICE_X35Y5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4</text:p>
          </table:table-cell>
          <table:table-cell office:value-type="string">
            <text:p>SLICE_X35Y4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3</text:p>
          </table:table-cell>
          <table:table-cell office:value-type="string">
            <text:p>SLICE_X35Y3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2</text:p>
          </table:table-cell>
          <table:table-cell office:value-type="string">
            <text:p>SLICE_X35Y2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1</text:p>
          </table:table-cell>
          <table:table-cell office:value-type="string">
            <text:p>SLICE_X35Y1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M_X21Y0</text:p>
          </table:table-cell>
          <table:table-cell office:value-type="string">
            <text:p>SLICE_X35Y0</text:p>
          </table:table-cell>
          <table:table-cell office:value-type="string">
            <text:p>0016001e</text:p>
          </table:table-cell>
        </table:table-row>
        <table:table-row table:style-name="ro1">
          <table:table-cell office:value-type="string">
            <text:p>CLEXL_X22Y15</text:p>
          </table:table-cell>
          <table:table-cell office:value-type="string">
            <text:p>SLICE_X37Y15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14</text:p>
          </table:table-cell>
          <table:table-cell office:value-type="string">
            <text:p>SLICE_X37Y14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13</text:p>
          </table:table-cell>
          <table:table-cell office:value-type="string">
            <text:p>SLICE_X37Y13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12</text:p>
          </table:table-cell>
          <table:table-cell office:value-type="string">
            <text:p>SLICE_X37Y12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11</text:p>
          </table:table-cell>
          <table:table-cell office:value-type="string">
            <text:p>SLICE_X37Y11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10</text:p>
          </table:table-cell>
          <table:table-cell office:value-type="string">
            <text:p>SLICE_X37Y10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9</text:p>
          </table:table-cell>
          <table:table-cell office:value-type="string">
            <text:p>SLICE_X37Y9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8</text:p>
          </table:table-cell>
          <table:table-cell office:value-type="string">
            <text:p>SLICE_X37Y8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7</text:p>
          </table:table-cell>
          <table:table-cell office:value-type="string">
            <text:p>SLICE_X37Y7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6</text:p>
          </table:table-cell>
          <table:table-cell office:value-type="string">
            <text:p>SLICE_X37Y6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5</text:p>
          </table:table-cell>
          <table:table-cell office:value-type="string">
            <text:p>SLICE_X37Y5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4</text:p>
          </table:table-cell>
          <table:table-cell office:value-type="string">
            <text:p>SLICE_X37Y4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3</text:p>
          </table:table-cell>
          <table:table-cell office:value-type="string">
            <text:p>SLICE_X37Y3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L_X22Y2</text:p>
          </table:table-cell>
          <table:table-cell office:value-type="string">
            <text:p>SLICE_X37Y2</text:p>
          </table:table-cell>
          <table:table-cell office:value-type="string">
            <text:p>0017001d</text:p>
          </table:table-cell>
        </table:table-row>
        <table:table-row table:style-name="ro1">
          <table:table-cell office:value-type="string">
            <text:p>CLEXM_X23Y15</text:p>
          </table:table-cell>
          <table:table-cell office:value-type="string">
            <text:p>SLICE_X39Y15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14</text:p>
          </table:table-cell>
          <table:table-cell office:value-type="string">
            <text:p>SLICE_X39Y14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13</text:p>
          </table:table-cell>
          <table:table-cell office:value-type="string">
            <text:p>SLICE_X39Y13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12</text:p>
          </table:table-cell>
          <table:table-cell office:value-type="string">
            <text:p>SLICE_X39Y12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11</text:p>
          </table:table-cell>
          <table:table-cell office:value-type="string">
            <text:p>SLICE_X39Y11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10</text:p>
          </table:table-cell>
          <table:table-cell office:value-type="string">
            <text:p>SLICE_X39Y10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9</text:p>
          </table:table-cell>
          <table:table-cell office:value-type="string">
            <text:p>SLICE_X39Y9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8</text:p>
          </table:table-cell>
          <table:table-cell office:value-type="string">
            <text:p>SLICE_X39Y8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7</text:p>
          </table:table-cell>
          <table:table-cell office:value-type="string">
            <text:p>SLICE_X39Y7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6</text:p>
          </table:table-cell>
          <table:table-cell office:value-type="string">
            <text:p>SLICE_X39Y6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5</text:p>
          </table:table-cell>
          <table:table-cell office:value-type="string">
            <text:p>SLICE_X39Y5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4</text:p>
          </table:table-cell>
          <table:table-cell office:value-type="string">
            <text:p>SLICE_X39Y4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3</text:p>
          </table:table-cell>
          <table:table-cell office:value-type="string">
            <text:p>SLICE_X39Y3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M_X23Y2</text:p>
          </table:table-cell>
          <table:table-cell office:value-type="string">
            <text:p>SLICE_X39Y2</text:p>
          </table:table-cell>
          <table:table-cell office:value-type="string">
            <text:p>0018001e</text:p>
          </table:table-cell>
        </table:table-row>
        <table:table-row table:style-name="ro1">
          <table:table-cell office:value-type="string">
            <text:p>CLEXL_X24Y15</text:p>
          </table:table-cell>
          <table:table-cell office:value-type="string">
            <text:p>SLICE_X41Y15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14</text:p>
          </table:table-cell>
          <table:table-cell office:value-type="string">
            <text:p>SLICE_X41Y14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13</text:p>
          </table:table-cell>
          <table:table-cell office:value-type="string">
            <text:p>SLICE_X41Y13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12</text:p>
          </table:table-cell>
          <table:table-cell office:value-type="string">
            <text:p>SLICE_X41Y12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11</text:p>
          </table:table-cell>
          <table:table-cell office:value-type="string">
            <text:p>SLICE_X41Y11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10</text:p>
          </table:table-cell>
          <table:table-cell office:value-type="string">
            <text:p>SLICE_X41Y10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9</text:p>
          </table:table-cell>
          <table:table-cell office:value-type="string">
            <text:p>SLICE_X41Y9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8</text:p>
          </table:table-cell>
          <table:table-cell office:value-type="string">
            <text:p>SLICE_X41Y8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7</text:p>
          </table:table-cell>
          <table:table-cell office:value-type="string">
            <text:p>SLICE_X41Y7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6</text:p>
          </table:table-cell>
          <table:table-cell office:value-type="string">
            <text:p>SLICE_X41Y6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5</text:p>
          </table:table-cell>
          <table:table-cell office:value-type="string">
            <text:p>SLICE_X41Y5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4</text:p>
          </table:table-cell>
          <table:table-cell office:value-type="string">
            <text:p>SLICE_X41Y4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3</text:p>
          </table:table-cell>
          <table:table-cell office:value-type="string">
            <text:p>SLICE_X41Y3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4Y2</text:p>
          </table:table-cell>
          <table:table-cell office:value-type="string">
            <text:p>SLICE_X41Y2</text:p>
          </table:table-cell>
          <table:table-cell office:value-type="string">
            <text:p>0019001d</text:p>
          </table:table-cell>
        </table:table-row>
        <table:table-row table:style-name="ro1">
          <table:table-cell office:value-type="string">
            <text:p>CLEXL_X26Y15</text:p>
          </table:table-cell>
          <table:table-cell office:value-type="string">
            <text:p>SLICE_X43Y15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14</text:p>
          </table:table-cell>
          <table:table-cell office:value-type="string">
            <text:p>SLICE_X43Y14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13</text:p>
          </table:table-cell>
          <table:table-cell office:value-type="string">
            <text:p>SLICE_X43Y13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12</text:p>
          </table:table-cell>
          <table:table-cell office:value-type="string">
            <text:p>SLICE_X43Y12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11</text:p>
          </table:table-cell>
          <table:table-cell office:value-type="string">
            <text:p>SLICE_X43Y11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10</text:p>
          </table:table-cell>
          <table:table-cell office:value-type="string">
            <text:p>SLICE_X43Y10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9</text:p>
          </table:table-cell>
          <table:table-cell office:value-type="string">
            <text:p>SLICE_X43Y9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8</text:p>
          </table:table-cell>
          <table:table-cell office:value-type="string">
            <text:p>SLICE_X43Y8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7</text:p>
          </table:table-cell>
          <table:table-cell office:value-type="string">
            <text:p>SLICE_X43Y7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6</text:p>
          </table:table-cell>
          <table:table-cell office:value-type="string">
            <text:p>SLICE_X43Y6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5</text:p>
          </table:table-cell>
          <table:table-cell office:value-type="string">
            <text:p>SLICE_X43Y5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4</text:p>
          </table:table-cell>
          <table:table-cell office:value-type="string">
            <text:p>SLICE_X43Y4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3</text:p>
          </table:table-cell>
          <table:table-cell office:value-type="string">
            <text:p>SLICE_X43Y3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L_X26Y2</text:p>
          </table:table-cell>
          <table:table-cell office:value-type="string">
            <text:p>SLICE_X43Y2</text:p>
          </table:table-cell>
          <table:table-cell office:value-type="string">
            <text:p>001b001d</text:p>
          </table:table-cell>
        </table:table-row>
        <table:table-row table:style-name="ro1">
          <table:table-cell office:value-type="string">
            <text:p>CLEXM_X27Y15</text:p>
          </table:table-cell>
          <table:table-cell office:value-type="string">
            <text:p>SLICE_X45Y15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14</text:p>
          </table:table-cell>
          <table:table-cell office:value-type="string">
            <text:p>SLICE_X45Y14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13</text:p>
          </table:table-cell>
          <table:table-cell office:value-type="string">
            <text:p>SLICE_X45Y13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12</text:p>
          </table:table-cell>
          <table:table-cell office:value-type="string">
            <text:p>SLICE_X45Y12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11</text:p>
          </table:table-cell>
          <table:table-cell office:value-type="string">
            <text:p>SLICE_X45Y11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10</text:p>
          </table:table-cell>
          <table:table-cell office:value-type="string">
            <text:p>SLICE_X45Y10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9</text:p>
          </table:table-cell>
          <table:table-cell office:value-type="string">
            <text:p>SLICE_X45Y9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8</text:p>
          </table:table-cell>
          <table:table-cell office:value-type="string">
            <text:p>SLICE_X45Y8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7</text:p>
          </table:table-cell>
          <table:table-cell office:value-type="string">
            <text:p>SLICE_X45Y7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6</text:p>
          </table:table-cell>
          <table:table-cell office:value-type="string">
            <text:p>SLICE_X45Y6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5</text:p>
          </table:table-cell>
          <table:table-cell office:value-type="string">
            <text:p>SLICE_X45Y5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4</text:p>
          </table:table-cell>
          <table:table-cell office:value-type="string">
            <text:p>SLICE_X45Y4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3</text:p>
          </table:table-cell>
          <table:table-cell office:value-type="string">
            <text:p>SLICE_X45Y3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M_X27Y2</text:p>
          </table:table-cell>
          <table:table-cell office:value-type="string">
            <text:p>SLICE_X45Y2</text:p>
          </table:table-cell>
          <table:table-cell office:value-type="string">
            <text:p>001c001e</text:p>
          </table:table-cell>
        </table:table-row>
        <table:table-row table:style-name="ro1">
          <table:table-cell office:value-type="string">
            <text:p>CLEXL_X28Y15</text:p>
          </table:table-cell>
          <table:table-cell office:value-type="string">
            <text:p>SLICE_X47Y15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14</text:p>
          </table:table-cell>
          <table:table-cell office:value-type="string">
            <text:p>SLICE_X47Y14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13</text:p>
          </table:table-cell>
          <table:table-cell office:value-type="string">
            <text:p>SLICE_X47Y13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12</text:p>
          </table:table-cell>
          <table:table-cell office:value-type="string">
            <text:p>SLICE_X47Y12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11</text:p>
          </table:table-cell>
          <table:table-cell office:value-type="string">
            <text:p>SLICE_X47Y11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10</text:p>
          </table:table-cell>
          <table:table-cell office:value-type="string">
            <text:p>SLICE_X47Y10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9</text:p>
          </table:table-cell>
          <table:table-cell office:value-type="string">
            <text:p>SLICE_X47Y9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8</text:p>
          </table:table-cell>
          <table:table-cell office:value-type="string">
            <text:p>SLICE_X47Y8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7</text:p>
          </table:table-cell>
          <table:table-cell office:value-type="string">
            <text:p>SLICE_X47Y7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6</text:p>
          </table:table-cell>
          <table:table-cell office:value-type="string">
            <text:p>SLICE_X47Y6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5</text:p>
          </table:table-cell>
          <table:table-cell office:value-type="string">
            <text:p>SLICE_X47Y5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4</text:p>
          </table:table-cell>
          <table:table-cell office:value-type="string">
            <text:p>SLICE_X47Y4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3</text:p>
          </table:table-cell>
          <table:table-cell office:value-type="string">
            <text:p>SLICE_X47Y3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2</text:p>
          </table:table-cell>
          <table:table-cell office:value-type="string">
            <text:p>SLICE_X47Y2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1</text:p>
          </table:table-cell>
          <table:table-cell office:value-type="string">
            <text:p>SLICE_X47Y1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L_X28Y0</text:p>
          </table:table-cell>
          <table:table-cell office:value-type="string">
            <text:p>SLICE_X47Y0</text:p>
          </table:table-cell>
          <table:table-cell office:value-type="string">
            <text:p>001d001d</text:p>
          </table:table-cell>
        </table:table-row>
        <table:table-row table:style-name="ro1">
          <table:table-cell office:value-type="string">
            <text:p>CLEXM_X29Y15</text:p>
          </table:table-cell>
          <table:table-cell office:value-type="string">
            <text:p>SLICE_X49Y15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14</text:p>
          </table:table-cell>
          <table:table-cell office:value-type="string">
            <text:p>SLICE_X49Y14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13</text:p>
          </table:table-cell>
          <table:table-cell office:value-type="string">
            <text:p>SLICE_X49Y13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12</text:p>
          </table:table-cell>
          <table:table-cell office:value-type="string">
            <text:p>SLICE_X49Y12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11</text:p>
          </table:table-cell>
          <table:table-cell office:value-type="string">
            <text:p>SLICE_X49Y11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10</text:p>
          </table:table-cell>
          <table:table-cell office:value-type="string">
            <text:p>SLICE_X49Y10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9</text:p>
          </table:table-cell>
          <table:table-cell office:value-type="string">
            <text:p>SLICE_X49Y9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8</text:p>
          </table:table-cell>
          <table:table-cell office:value-type="string">
            <text:p>SLICE_X49Y8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7</text:p>
          </table:table-cell>
          <table:table-cell office:value-type="string">
            <text:p>SLICE_X49Y7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6</text:p>
          </table:table-cell>
          <table:table-cell office:value-type="string">
            <text:p>SLICE_X49Y6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5</text:p>
          </table:table-cell>
          <table:table-cell office:value-type="string">
            <text:p>SLICE_X49Y5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4</text:p>
          </table:table-cell>
          <table:table-cell office:value-type="string">
            <text:p>SLICE_X49Y4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3</text:p>
          </table:table-cell>
          <table:table-cell office:value-type="string">
            <text:p>SLICE_X49Y3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M_X29Y2</text:p>
          </table:table-cell>
          <table:table-cell office:value-type="string">
            <text:p>SLICE_X49Y2</text:p>
          </table:table-cell>
          <table:table-cell office:value-type="string">
            <text:p>001e001e</text:p>
          </table:table-cell>
        </table:table-row>
        <table:table-row table:style-name="ro1">
          <table:table-cell office:value-type="string">
            <text:p>CLEXL_X30Y15</text:p>
          </table:table-cell>
          <table:table-cell office:value-type="string">
            <text:p>SLICE_X51Y15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14</text:p>
          </table:table-cell>
          <table:table-cell office:value-type="string">
            <text:p>SLICE_X51Y14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13</text:p>
          </table:table-cell>
          <table:table-cell office:value-type="string">
            <text:p>SLICE_X51Y13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12</text:p>
          </table:table-cell>
          <table:table-cell office:value-type="string">
            <text:p>SLICE_X51Y12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11</text:p>
          </table:table-cell>
          <table:table-cell office:value-type="string">
            <text:p>SLICE_X51Y11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10</text:p>
          </table:table-cell>
          <table:table-cell office:value-type="string">
            <text:p>SLICE_X51Y10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9</text:p>
          </table:table-cell>
          <table:table-cell office:value-type="string">
            <text:p>SLICE_X51Y9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8</text:p>
          </table:table-cell>
          <table:table-cell office:value-type="string">
            <text:p>SLICE_X51Y8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7</text:p>
          </table:table-cell>
          <table:table-cell office:value-type="string">
            <text:p>SLICE_X51Y7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6</text:p>
          </table:table-cell>
          <table:table-cell office:value-type="string">
            <text:p>SLICE_X51Y6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5</text:p>
          </table:table-cell>
          <table:table-cell office:value-type="string">
            <text:p>SLICE_X51Y5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4</text:p>
          </table:table-cell>
          <table:table-cell office:value-type="string">
            <text:p>SLICE_X51Y4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3</text:p>
          </table:table-cell>
          <table:table-cell office:value-type="string">
            <text:p>SLICE_X51Y3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L_X30Y2</text:p>
          </table:table-cell>
          <table:table-cell office:value-type="string">
            <text:p>SLICE_X51Y2</text:p>
          </table:table-cell>
          <table:table-cell office:value-type="string">
            <text:p>001f001d</text:p>
          </table:table-cell>
        </table:table-row>
        <table:table-row table:style-name="ro1">
          <table:table-cell office:value-type="string">
            <text:p>CLEXM_X32Y15</text:p>
          </table:table-cell>
          <table:table-cell office:value-type="string">
            <text:p>SLICE_X53Y15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14</text:p>
          </table:table-cell>
          <table:table-cell office:value-type="string">
            <text:p>SLICE_X53Y14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13</text:p>
          </table:table-cell>
          <table:table-cell office:value-type="string">
            <text:p>SLICE_X53Y13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12</text:p>
          </table:table-cell>
          <table:table-cell office:value-type="string">
            <text:p>SLICE_X53Y12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11</text:p>
          </table:table-cell>
          <table:table-cell office:value-type="string">
            <text:p>SLICE_X53Y11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10</text:p>
          </table:table-cell>
          <table:table-cell office:value-type="string">
            <text:p>SLICE_X53Y10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9</text:p>
          </table:table-cell>
          <table:table-cell office:value-type="string">
            <text:p>SLICE_X53Y9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8</text:p>
          </table:table-cell>
          <table:table-cell office:value-type="string">
            <text:p>SLICE_X53Y8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7</text:p>
          </table:table-cell>
          <table:table-cell office:value-type="string">
            <text:p>SLICE_X53Y7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6</text:p>
          </table:table-cell>
          <table:table-cell office:value-type="string">
            <text:p>SLICE_X53Y6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5</text:p>
          </table:table-cell>
          <table:table-cell office:value-type="string">
            <text:p>SLICE_X53Y5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4</text:p>
          </table:table-cell>
          <table:table-cell office:value-type="string">
            <text:p>SLICE_X53Y4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3</text:p>
          </table:table-cell>
          <table:table-cell office:value-type="string">
            <text:p>SLICE_X53Y3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M_X32Y2</text:p>
          </table:table-cell>
          <table:table-cell office:value-type="string">
            <text:p>SLICE_X53Y2</text:p>
          </table:table-cell>
          <table:table-cell office:value-type="string">
            <text:p>0021001e</text:p>
          </table:table-cell>
        </table:table-row>
        <table:table-row table:style-name="ro1">
          <table:table-cell office:value-type="string">
            <text:p>CLEXL_X33Y15</text:p>
          </table:table-cell>
          <table:table-cell office:value-type="string">
            <text:p>SLICE_X55Y15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14</text:p>
          </table:table-cell>
          <table:table-cell office:value-type="string">
            <text:p>SLICE_X55Y14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13</text:p>
          </table:table-cell>
          <table:table-cell office:value-type="string">
            <text:p>SLICE_X55Y13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12</text:p>
          </table:table-cell>
          <table:table-cell office:value-type="string">
            <text:p>SLICE_X55Y12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11</text:p>
          </table:table-cell>
          <table:table-cell office:value-type="string">
            <text:p>SLICE_X55Y11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10</text:p>
          </table:table-cell>
          <table:table-cell office:value-type="string">
            <text:p>SLICE_X55Y10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9</text:p>
          </table:table-cell>
          <table:table-cell office:value-type="string">
            <text:p>SLICE_X55Y9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8</text:p>
          </table:table-cell>
          <table:table-cell office:value-type="string">
            <text:p>SLICE_X55Y8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7</text:p>
          </table:table-cell>
          <table:table-cell office:value-type="string">
            <text:p>SLICE_X55Y7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6</text:p>
          </table:table-cell>
          <table:table-cell office:value-type="string">
            <text:p>SLICE_X55Y6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5</text:p>
          </table:table-cell>
          <table:table-cell office:value-type="string">
            <text:p>SLICE_X55Y5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4</text:p>
          </table:table-cell>
          <table:table-cell office:value-type="string">
            <text:p>SLICE_X55Y4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3</text:p>
          </table:table-cell>
          <table:table-cell office:value-type="string">
            <text:p>SLICE_X55Y3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L_X33Y2</text:p>
          </table:table-cell>
          <table:table-cell office:value-type="string">
            <text:p>SLICE_X55Y2</text:p>
          </table:table-cell>
          <table:table-cell office:value-type="string">
            <text:p>0022001d</text:p>
          </table:table-cell>
        </table:table-row>
        <table:table-row table:style-name="ro1">
          <table:table-cell office:value-type="string">
            <text:p>CLEXM_X35Y15</text:p>
          </table:table-cell>
          <table:table-cell office:value-type="string">
            <text:p>SLICE_X57Y15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14</text:p>
          </table:table-cell>
          <table:table-cell office:value-type="string">
            <text:p>SLICE_X57Y14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13</text:p>
          </table:table-cell>
          <table:table-cell office:value-type="string">
            <text:p>SLICE_X57Y13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12</text:p>
          </table:table-cell>
          <table:table-cell office:value-type="string">
            <text:p>SLICE_X57Y12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11</text:p>
          </table:table-cell>
          <table:table-cell office:value-type="string">
            <text:p>SLICE_X57Y11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10</text:p>
          </table:table-cell>
          <table:table-cell office:value-type="string">
            <text:p>SLICE_X57Y10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9</text:p>
          </table:table-cell>
          <table:table-cell office:value-type="string">
            <text:p>SLICE_X57Y9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8</text:p>
          </table:table-cell>
          <table:table-cell office:value-type="string">
            <text:p>SLICE_X57Y8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7</text:p>
          </table:table-cell>
          <table:table-cell office:value-type="string">
            <text:p>SLICE_X57Y7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6</text:p>
          </table:table-cell>
          <table:table-cell office:value-type="string">
            <text:p>SLICE_X57Y6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5</text:p>
          </table:table-cell>
          <table:table-cell office:value-type="string">
            <text:p>SLICE_X57Y5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4</text:p>
          </table:table-cell>
          <table:table-cell office:value-type="string">
            <text:p>SLICE_X57Y4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3</text:p>
          </table:table-cell>
          <table:table-cell office:value-type="string">
            <text:p>SLICE_X57Y3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M_X35Y2</text:p>
          </table:table-cell>
          <table:table-cell office:value-type="string">
            <text:p>SLICE_X57Y2</text:p>
          </table:table-cell>
          <table:table-cell office:value-type="string">
            <text:p>0024001e</text:p>
          </table:table-cell>
        </table:table-row>
        <table:table-row table:style-name="ro1">
          <table:table-cell office:value-type="string">
            <text:p>CLEXL_X36Y15</text:p>
          </table:table-cell>
          <table:table-cell office:value-type="string">
            <text:p>SLICE_X59Y15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14</text:p>
          </table:table-cell>
          <table:table-cell office:value-type="string">
            <text:p>SLICE_X59Y14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13</text:p>
          </table:table-cell>
          <table:table-cell office:value-type="string">
            <text:p>SLICE_X59Y13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12</text:p>
          </table:table-cell>
          <table:table-cell office:value-type="string">
            <text:p>SLICE_X59Y12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11</text:p>
          </table:table-cell>
          <table:table-cell office:value-type="string">
            <text:p>SLICE_X59Y11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10</text:p>
          </table:table-cell>
          <table:table-cell office:value-type="string">
            <text:p>SLICE_X59Y10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9</text:p>
          </table:table-cell>
          <table:table-cell office:value-type="string">
            <text:p>SLICE_X59Y9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8</text:p>
          </table:table-cell>
          <table:table-cell office:value-type="string">
            <text:p>SLICE_X59Y8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7</text:p>
          </table:table-cell>
          <table:table-cell office:value-type="string">
            <text:p>SLICE_X59Y7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6</text:p>
          </table:table-cell>
          <table:table-cell office:value-type="string">
            <text:p>SLICE_X59Y6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5</text:p>
          </table:table-cell>
          <table:table-cell office:value-type="string">
            <text:p>SLICE_X59Y5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4</text:p>
          </table:table-cell>
          <table:table-cell office:value-type="string">
            <text:p>SLICE_X59Y4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3</text:p>
          </table:table-cell>
          <table:table-cell office:value-type="string">
            <text:p>SLICE_X59Y3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36Y2</text:p>
          </table:table-cell>
          <table:table-cell office:value-type="string">
            <text:p>SLICE_X59Y2</text:p>
          </table:table-cell>
          <table:table-cell office:value-type="string">
            <text:p>0025001d</text:p>
          </table:table-cell>
        </table:table-row>
        <table:table-row table:style-name="ro1">
          <table:table-cell office:value-type="string">
            <text:p>CLEXL_X1Y31</text:p>
          </table:table-cell>
          <table:table-cell office:value-type="string">
            <text:p>SLICE_X1Y31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30</text:p>
          </table:table-cell>
          <table:table-cell office:value-type="string">
            <text:p>SLICE_X1Y30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9</text:p>
          </table:table-cell>
          <table:table-cell office:value-type="string">
            <text:p>SLICE_X1Y29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8</text:p>
          </table:table-cell>
          <table:table-cell office:value-type="string">
            <text:p>SLICE_X1Y28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7</text:p>
          </table:table-cell>
          <table:table-cell office:value-type="string">
            <text:p>SLICE_X1Y27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6</text:p>
          </table:table-cell>
          <table:table-cell office:value-type="string">
            <text:p>SLICE_X1Y26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5</text:p>
          </table:table-cell>
          <table:table-cell office:value-type="string">
            <text:p>SLICE_X1Y25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4</text:p>
          </table:table-cell>
          <table:table-cell office:value-type="string">
            <text:p>SLICE_X1Y24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3</text:p>
          </table:table-cell>
          <table:table-cell office:value-type="string">
            <text:p>SLICE_X1Y23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2</text:p>
          </table:table-cell>
          <table:table-cell office:value-type="string">
            <text:p>SLICE_X1Y22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1</text:p>
          </table:table-cell>
          <table:table-cell office:value-type="string">
            <text:p>SLICE_X1Y21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20</text:p>
          </table:table-cell>
          <table:table-cell office:value-type="string">
            <text:p>SLICE_X1Y20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19</text:p>
          </table:table-cell>
          <table:table-cell office:value-type="string">
            <text:p>SLICE_X1Y19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18</text:p>
          </table:table-cell>
          <table:table-cell office:value-type="string">
            <text:p>SLICE_X1Y18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17</text:p>
          </table:table-cell>
          <table:table-cell office:value-type="string">
            <text:p>SLICE_X1Y17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L_X1Y16</text:p>
          </table:table-cell>
          <table:table-cell office:value-type="string">
            <text:p>SLICE_X1Y16</text:p>
          </table:table-cell>
          <table:table-cell office:value-type="string">
            <text:p>0102001d</text:p>
          </table:table-cell>
        </table:table-row>
        <table:table-row table:style-name="ro1">
          <table:table-cell office:value-type="string">
            <text:p>CLEXM_X2Y31</text:p>
          </table:table-cell>
          <table:table-cell office:value-type="string">
            <text:p>SLICE_X3Y31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30</text:p>
          </table:table-cell>
          <table:table-cell office:value-type="string">
            <text:p>SLICE_X3Y30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9</text:p>
          </table:table-cell>
          <table:table-cell office:value-type="string">
            <text:p>SLICE_X3Y29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8</text:p>
          </table:table-cell>
          <table:table-cell office:value-type="string">
            <text:p>SLICE_X3Y28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7</text:p>
          </table:table-cell>
          <table:table-cell office:value-type="string">
            <text:p>SLICE_X3Y27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6</text:p>
          </table:table-cell>
          <table:table-cell office:value-type="string">
            <text:p>SLICE_X3Y26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5</text:p>
          </table:table-cell>
          <table:table-cell office:value-type="string">
            <text:p>SLICE_X3Y25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4</text:p>
          </table:table-cell>
          <table:table-cell office:value-type="string">
            <text:p>SLICE_X3Y24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3</text:p>
          </table:table-cell>
          <table:table-cell office:value-type="string">
            <text:p>SLICE_X3Y23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2</text:p>
          </table:table-cell>
          <table:table-cell office:value-type="string">
            <text:p>SLICE_X3Y22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1</text:p>
          </table:table-cell>
          <table:table-cell office:value-type="string">
            <text:p>SLICE_X3Y21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20</text:p>
          </table:table-cell>
          <table:table-cell office:value-type="string">
            <text:p>SLICE_X3Y20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19</text:p>
          </table:table-cell>
          <table:table-cell office:value-type="string">
            <text:p>SLICE_X3Y19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18</text:p>
          </table:table-cell>
          <table:table-cell office:value-type="string">
            <text:p>SLICE_X3Y18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17</text:p>
          </table:table-cell>
          <table:table-cell office:value-type="string">
            <text:p>SLICE_X3Y17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M_X2Y16</text:p>
          </table:table-cell>
          <table:table-cell office:value-type="string">
            <text:p>SLICE_X3Y16</text:p>
          </table:table-cell>
          <table:table-cell office:value-type="string">
            <text:p>0103001e</text:p>
          </table:table-cell>
        </table:table-row>
        <table:table-row table:style-name="ro1">
          <table:table-cell office:value-type="string">
            <text:p>CLEXL_X4Y31</text:p>
          </table:table-cell>
          <table:table-cell office:value-type="string">
            <text:p>SLICE_X5Y31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30</text:p>
          </table:table-cell>
          <table:table-cell office:value-type="string">
            <text:p>SLICE_X5Y30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9</text:p>
          </table:table-cell>
          <table:table-cell office:value-type="string">
            <text:p>SLICE_X5Y29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8</text:p>
          </table:table-cell>
          <table:table-cell office:value-type="string">
            <text:p>SLICE_X5Y28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7</text:p>
          </table:table-cell>
          <table:table-cell office:value-type="string">
            <text:p>SLICE_X5Y27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6</text:p>
          </table:table-cell>
          <table:table-cell office:value-type="string">
            <text:p>SLICE_X5Y26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5</text:p>
          </table:table-cell>
          <table:table-cell office:value-type="string">
            <text:p>SLICE_X5Y25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4</text:p>
          </table:table-cell>
          <table:table-cell office:value-type="string">
            <text:p>SLICE_X5Y24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3</text:p>
          </table:table-cell>
          <table:table-cell office:value-type="string">
            <text:p>SLICE_X5Y23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2</text:p>
          </table:table-cell>
          <table:table-cell office:value-type="string">
            <text:p>SLICE_X5Y22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1</text:p>
          </table:table-cell>
          <table:table-cell office:value-type="string">
            <text:p>SLICE_X5Y21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20</text:p>
          </table:table-cell>
          <table:table-cell office:value-type="string">
            <text:p>SLICE_X5Y20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19</text:p>
          </table:table-cell>
          <table:table-cell office:value-type="string">
            <text:p>SLICE_X5Y19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18</text:p>
          </table:table-cell>
          <table:table-cell office:value-type="string">
            <text:p>SLICE_X5Y18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17</text:p>
          </table:table-cell>
          <table:table-cell office:value-type="string">
            <text:p>SLICE_X5Y17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L_X4Y16</text:p>
          </table:table-cell>
          <table:table-cell office:value-type="string">
            <text:p>SLICE_X5Y16</text:p>
          </table:table-cell>
          <table:table-cell office:value-type="string">
            <text:p>0105001d</text:p>
          </table:table-cell>
        </table:table-row>
        <table:table-row table:style-name="ro1">
          <table:table-cell office:value-type="string">
            <text:p>CLEXM_X5Y31</text:p>
          </table:table-cell>
          <table:table-cell office:value-type="string">
            <text:p>SLICE_X7Y31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30</text:p>
          </table:table-cell>
          <table:table-cell office:value-type="string">
            <text:p>SLICE_X7Y30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9</text:p>
          </table:table-cell>
          <table:table-cell office:value-type="string">
            <text:p>SLICE_X7Y29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8</text:p>
          </table:table-cell>
          <table:table-cell office:value-type="string">
            <text:p>SLICE_X7Y28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7</text:p>
          </table:table-cell>
          <table:table-cell office:value-type="string">
            <text:p>SLICE_X7Y27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6</text:p>
          </table:table-cell>
          <table:table-cell office:value-type="string">
            <text:p>SLICE_X7Y26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5</text:p>
          </table:table-cell>
          <table:table-cell office:value-type="string">
            <text:p>SLICE_X7Y25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4</text:p>
          </table:table-cell>
          <table:table-cell office:value-type="string">
            <text:p>SLICE_X7Y24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3</text:p>
          </table:table-cell>
          <table:table-cell office:value-type="string">
            <text:p>SLICE_X7Y23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2</text:p>
          </table:table-cell>
          <table:table-cell office:value-type="string">
            <text:p>SLICE_X7Y22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1</text:p>
          </table:table-cell>
          <table:table-cell office:value-type="string">
            <text:p>SLICE_X7Y21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20</text:p>
          </table:table-cell>
          <table:table-cell office:value-type="string">
            <text:p>SLICE_X7Y20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19</text:p>
          </table:table-cell>
          <table:table-cell office:value-type="string">
            <text:p>SLICE_X7Y19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18</text:p>
          </table:table-cell>
          <table:table-cell office:value-type="string">
            <text:p>SLICE_X7Y18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17</text:p>
          </table:table-cell>
          <table:table-cell office:value-type="string">
            <text:p>SLICE_X7Y17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M_X5Y16</text:p>
          </table:table-cell>
          <table:table-cell office:value-type="string">
            <text:p>SLICE_X7Y16</text:p>
          </table:table-cell>
          <table:table-cell office:value-type="string">
            <text:p>0106001e</text:p>
          </table:table-cell>
        </table:table-row>
        <table:table-row table:style-name="ro1">
          <table:table-cell office:value-type="string">
            <text:p>CLEXL_X7Y31</text:p>
          </table:table-cell>
          <table:table-cell office:value-type="string">
            <text:p>SLICE_X9Y31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30</text:p>
          </table:table-cell>
          <table:table-cell office:value-type="string">
            <text:p>SLICE_X9Y30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9</text:p>
          </table:table-cell>
          <table:table-cell office:value-type="string">
            <text:p>SLICE_X9Y29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8</text:p>
          </table:table-cell>
          <table:table-cell office:value-type="string">
            <text:p>SLICE_X9Y28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7</text:p>
          </table:table-cell>
          <table:table-cell office:value-type="string">
            <text:p>SLICE_X9Y27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6</text:p>
          </table:table-cell>
          <table:table-cell office:value-type="string">
            <text:p>SLICE_X9Y26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5</text:p>
          </table:table-cell>
          <table:table-cell office:value-type="string">
            <text:p>SLICE_X9Y25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4</text:p>
          </table:table-cell>
          <table:table-cell office:value-type="string">
            <text:p>SLICE_X9Y24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3</text:p>
          </table:table-cell>
          <table:table-cell office:value-type="string">
            <text:p>SLICE_X9Y23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2</text:p>
          </table:table-cell>
          <table:table-cell office:value-type="string">
            <text:p>SLICE_X9Y22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1</text:p>
          </table:table-cell>
          <table:table-cell office:value-type="string">
            <text:p>SLICE_X9Y21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20</text:p>
          </table:table-cell>
          <table:table-cell office:value-type="string">
            <text:p>SLICE_X9Y20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19</text:p>
          </table:table-cell>
          <table:table-cell office:value-type="string">
            <text:p>SLICE_X9Y19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18</text:p>
          </table:table-cell>
          <table:table-cell office:value-type="string">
            <text:p>SLICE_X9Y18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17</text:p>
          </table:table-cell>
          <table:table-cell office:value-type="string">
            <text:p>SLICE_X9Y17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L_X7Y16</text:p>
          </table:table-cell>
          <table:table-cell office:value-type="string">
            <text:p>SLICE_X9Y16</text:p>
          </table:table-cell>
          <table:table-cell office:value-type="string">
            <text:p>0108001d</text:p>
          </table:table-cell>
        </table:table-row>
        <table:table-row table:style-name="ro1">
          <table:table-cell office:value-type="string">
            <text:p>CLEXM_X8Y31</text:p>
          </table:table-cell>
          <table:table-cell office:value-type="string">
            <text:p>SLICE_X11Y31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30</text:p>
          </table:table-cell>
          <table:table-cell office:value-type="string">
            <text:p>SLICE_X11Y30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9</text:p>
          </table:table-cell>
          <table:table-cell office:value-type="string">
            <text:p>SLICE_X11Y29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8</text:p>
          </table:table-cell>
          <table:table-cell office:value-type="string">
            <text:p>SLICE_X11Y28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7</text:p>
          </table:table-cell>
          <table:table-cell office:value-type="string">
            <text:p>SLICE_X11Y27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6</text:p>
          </table:table-cell>
          <table:table-cell office:value-type="string">
            <text:p>SLICE_X11Y26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5</text:p>
          </table:table-cell>
          <table:table-cell office:value-type="string">
            <text:p>SLICE_X11Y25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4</text:p>
          </table:table-cell>
          <table:table-cell office:value-type="string">
            <text:p>SLICE_X11Y24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3</text:p>
          </table:table-cell>
          <table:table-cell office:value-type="string">
            <text:p>SLICE_X11Y23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2</text:p>
          </table:table-cell>
          <table:table-cell office:value-type="string">
            <text:p>SLICE_X11Y22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1</text:p>
          </table:table-cell>
          <table:table-cell office:value-type="string">
            <text:p>SLICE_X11Y21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20</text:p>
          </table:table-cell>
          <table:table-cell office:value-type="string">
            <text:p>SLICE_X11Y20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19</text:p>
          </table:table-cell>
          <table:table-cell office:value-type="string">
            <text:p>SLICE_X11Y19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18</text:p>
          </table:table-cell>
          <table:table-cell office:value-type="string">
            <text:p>SLICE_X11Y18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17</text:p>
          </table:table-cell>
          <table:table-cell office:value-type="string">
            <text:p>SLICE_X11Y17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M_X8Y16</text:p>
          </table:table-cell>
          <table:table-cell office:value-type="string">
            <text:p>SLICE_X11Y16</text:p>
          </table:table-cell>
          <table:table-cell office:value-type="string">
            <text:p>0109001e</text:p>
          </table:table-cell>
        </table:table-row>
        <table:table-row table:style-name="ro1">
          <table:table-cell office:value-type="string">
            <text:p>CLEXL_X9Y31</text:p>
          </table:table-cell>
          <table:table-cell office:value-type="string">
            <text:p>SLICE_X13Y31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30</text:p>
          </table:table-cell>
          <table:table-cell office:value-type="string">
            <text:p>SLICE_X13Y30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9</text:p>
          </table:table-cell>
          <table:table-cell office:value-type="string">
            <text:p>SLICE_X13Y29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8</text:p>
          </table:table-cell>
          <table:table-cell office:value-type="string">
            <text:p>SLICE_X13Y28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7</text:p>
          </table:table-cell>
          <table:table-cell office:value-type="string">
            <text:p>SLICE_X13Y27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6</text:p>
          </table:table-cell>
          <table:table-cell office:value-type="string">
            <text:p>SLICE_X13Y26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5</text:p>
          </table:table-cell>
          <table:table-cell office:value-type="string">
            <text:p>SLICE_X13Y25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4</text:p>
          </table:table-cell>
          <table:table-cell office:value-type="string">
            <text:p>SLICE_X13Y24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3</text:p>
          </table:table-cell>
          <table:table-cell office:value-type="string">
            <text:p>SLICE_X13Y23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2</text:p>
          </table:table-cell>
          <table:table-cell office:value-type="string">
            <text:p>SLICE_X13Y22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1</text:p>
          </table:table-cell>
          <table:table-cell office:value-type="string">
            <text:p>SLICE_X13Y21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20</text:p>
          </table:table-cell>
          <table:table-cell office:value-type="string">
            <text:p>SLICE_X13Y20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19</text:p>
          </table:table-cell>
          <table:table-cell office:value-type="string">
            <text:p>SLICE_X13Y19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18</text:p>
          </table:table-cell>
          <table:table-cell office:value-type="string">
            <text:p>SLICE_X13Y18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17</text:p>
          </table:table-cell>
          <table:table-cell office:value-type="string">
            <text:p>SLICE_X13Y17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L_X9Y16</text:p>
          </table:table-cell>
          <table:table-cell office:value-type="string">
            <text:p>SLICE_X13Y16</text:p>
          </table:table-cell>
          <table:table-cell office:value-type="string">
            <text:p>010a001d</text:p>
          </table:table-cell>
        </table:table-row>
        <table:table-row table:style-name="ro1">
          <table:table-cell office:value-type="string">
            <text:p>CLEXM_X10Y31</text:p>
          </table:table-cell>
          <table:table-cell office:value-type="string">
            <text:p>SLICE_X15Y31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30</text:p>
          </table:table-cell>
          <table:table-cell office:value-type="string">
            <text:p>SLICE_X15Y30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9</text:p>
          </table:table-cell>
          <table:table-cell office:value-type="string">
            <text:p>SLICE_X15Y29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8</text:p>
          </table:table-cell>
          <table:table-cell office:value-type="string">
            <text:p>SLICE_X15Y28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7</text:p>
          </table:table-cell>
          <table:table-cell office:value-type="string">
            <text:p>SLICE_X15Y27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6</text:p>
          </table:table-cell>
          <table:table-cell office:value-type="string">
            <text:p>SLICE_X15Y26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5</text:p>
          </table:table-cell>
          <table:table-cell office:value-type="string">
            <text:p>SLICE_X15Y25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4</text:p>
          </table:table-cell>
          <table:table-cell office:value-type="string">
            <text:p>SLICE_X15Y24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3</text:p>
          </table:table-cell>
          <table:table-cell office:value-type="string">
            <text:p>SLICE_X15Y23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2</text:p>
          </table:table-cell>
          <table:table-cell office:value-type="string">
            <text:p>SLICE_X15Y22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1</text:p>
          </table:table-cell>
          <table:table-cell office:value-type="string">
            <text:p>SLICE_X15Y21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20</text:p>
          </table:table-cell>
          <table:table-cell office:value-type="string">
            <text:p>SLICE_X15Y20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19</text:p>
          </table:table-cell>
          <table:table-cell office:value-type="string">
            <text:p>SLICE_X15Y19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18</text:p>
          </table:table-cell>
          <table:table-cell office:value-type="string">
            <text:p>SLICE_X15Y18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17</text:p>
          </table:table-cell>
          <table:table-cell office:value-type="string">
            <text:p>SLICE_X15Y17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M_X10Y16</text:p>
          </table:table-cell>
          <table:table-cell office:value-type="string">
            <text:p>SLICE_X15Y16</text:p>
          </table:table-cell>
          <table:table-cell office:value-type="string">
            <text:p>010b001e</text:p>
          </table:table-cell>
        </table:table-row>
        <table:table-row table:style-name="ro1">
          <table:table-cell office:value-type="string">
            <text:p>CLEXL_X11Y31</text:p>
          </table:table-cell>
          <table:table-cell office:value-type="string">
            <text:p>SLICE_X17Y31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30</text:p>
          </table:table-cell>
          <table:table-cell office:value-type="string">
            <text:p>SLICE_X17Y30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9</text:p>
          </table:table-cell>
          <table:table-cell office:value-type="string">
            <text:p>SLICE_X17Y29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8</text:p>
          </table:table-cell>
          <table:table-cell office:value-type="string">
            <text:p>SLICE_X17Y28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7</text:p>
          </table:table-cell>
          <table:table-cell office:value-type="string">
            <text:p>SLICE_X17Y27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6</text:p>
          </table:table-cell>
          <table:table-cell office:value-type="string">
            <text:p>SLICE_X17Y26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5</text:p>
          </table:table-cell>
          <table:table-cell office:value-type="string">
            <text:p>SLICE_X17Y25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4</text:p>
          </table:table-cell>
          <table:table-cell office:value-type="string">
            <text:p>SLICE_X17Y24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3</text:p>
          </table:table-cell>
          <table:table-cell office:value-type="string">
            <text:p>SLICE_X17Y23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2</text:p>
          </table:table-cell>
          <table:table-cell office:value-type="string">
            <text:p>SLICE_X17Y22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1</text:p>
          </table:table-cell>
          <table:table-cell office:value-type="string">
            <text:p>SLICE_X17Y21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20</text:p>
          </table:table-cell>
          <table:table-cell office:value-type="string">
            <text:p>SLICE_X17Y20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19</text:p>
          </table:table-cell>
          <table:table-cell office:value-type="string">
            <text:p>SLICE_X17Y19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18</text:p>
          </table:table-cell>
          <table:table-cell office:value-type="string">
            <text:p>SLICE_X17Y18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17</text:p>
          </table:table-cell>
          <table:table-cell office:value-type="string">
            <text:p>SLICE_X17Y17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L_X11Y16</text:p>
          </table:table-cell>
          <table:table-cell office:value-type="string">
            <text:p>SLICE_X17Y16</text:p>
          </table:table-cell>
          <table:table-cell office:value-type="string">
            <text:p>010c001d</text:p>
          </table:table-cell>
        </table:table-row>
        <table:table-row table:style-name="ro1">
          <table:table-cell office:value-type="string">
            <text:p>CLEXM_X13Y31</text:p>
          </table:table-cell>
          <table:table-cell office:value-type="string">
            <text:p>SLICE_X19Y31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30</text:p>
          </table:table-cell>
          <table:table-cell office:value-type="string">
            <text:p>SLICE_X19Y30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9</text:p>
          </table:table-cell>
          <table:table-cell office:value-type="string">
            <text:p>SLICE_X19Y29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8</text:p>
          </table:table-cell>
          <table:table-cell office:value-type="string">
            <text:p>SLICE_X19Y28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7</text:p>
          </table:table-cell>
          <table:table-cell office:value-type="string">
            <text:p>SLICE_X19Y27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6</text:p>
          </table:table-cell>
          <table:table-cell office:value-type="string">
            <text:p>SLICE_X19Y26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5</text:p>
          </table:table-cell>
          <table:table-cell office:value-type="string">
            <text:p>SLICE_X19Y25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4</text:p>
          </table:table-cell>
          <table:table-cell office:value-type="string">
            <text:p>SLICE_X19Y24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3</text:p>
          </table:table-cell>
          <table:table-cell office:value-type="string">
            <text:p>SLICE_X19Y23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2</text:p>
          </table:table-cell>
          <table:table-cell office:value-type="string">
            <text:p>SLICE_X19Y22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1</text:p>
          </table:table-cell>
          <table:table-cell office:value-type="string">
            <text:p>SLICE_X19Y21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20</text:p>
          </table:table-cell>
          <table:table-cell office:value-type="string">
            <text:p>SLICE_X19Y20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19</text:p>
          </table:table-cell>
          <table:table-cell office:value-type="string">
            <text:p>SLICE_X19Y19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18</text:p>
          </table:table-cell>
          <table:table-cell office:value-type="string">
            <text:p>SLICE_X19Y18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17</text:p>
          </table:table-cell>
          <table:table-cell office:value-type="string">
            <text:p>SLICE_X19Y17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M_X13Y16</text:p>
          </table:table-cell>
          <table:table-cell office:value-type="string">
            <text:p>SLICE_X19Y16</text:p>
          </table:table-cell>
          <table:table-cell office:value-type="string">
            <text:p>010e001e</text:p>
          </table:table-cell>
        </table:table-row>
        <table:table-row table:style-name="ro1">
          <table:table-cell office:value-type="string">
            <text:p>CLEXL_X14Y31</text:p>
          </table:table-cell>
          <table:table-cell office:value-type="string">
            <text:p>SLICE_X21Y31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30</text:p>
          </table:table-cell>
          <table:table-cell office:value-type="string">
            <text:p>SLICE_X21Y30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9</text:p>
          </table:table-cell>
          <table:table-cell office:value-type="string">
            <text:p>SLICE_X21Y29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8</text:p>
          </table:table-cell>
          <table:table-cell office:value-type="string">
            <text:p>SLICE_X21Y28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7</text:p>
          </table:table-cell>
          <table:table-cell office:value-type="string">
            <text:p>SLICE_X21Y27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6</text:p>
          </table:table-cell>
          <table:table-cell office:value-type="string">
            <text:p>SLICE_X21Y26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5</text:p>
          </table:table-cell>
          <table:table-cell office:value-type="string">
            <text:p>SLICE_X21Y25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4</text:p>
          </table:table-cell>
          <table:table-cell office:value-type="string">
            <text:p>SLICE_X21Y24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3</text:p>
          </table:table-cell>
          <table:table-cell office:value-type="string">
            <text:p>SLICE_X21Y23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2</text:p>
          </table:table-cell>
          <table:table-cell office:value-type="string">
            <text:p>SLICE_X21Y22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1</text:p>
          </table:table-cell>
          <table:table-cell office:value-type="string">
            <text:p>SLICE_X21Y21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20</text:p>
          </table:table-cell>
          <table:table-cell office:value-type="string">
            <text:p>SLICE_X21Y20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19</text:p>
          </table:table-cell>
          <table:table-cell office:value-type="string">
            <text:p>SLICE_X21Y19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18</text:p>
          </table:table-cell>
          <table:table-cell office:value-type="string">
            <text:p>SLICE_X21Y18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17</text:p>
          </table:table-cell>
          <table:table-cell office:value-type="string">
            <text:p>SLICE_X21Y17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L_X14Y16</text:p>
          </table:table-cell>
          <table:table-cell office:value-type="string">
            <text:p>SLICE_X21Y16</text:p>
          </table:table-cell>
          <table:table-cell office:value-type="string">
            <text:p>010f001d</text:p>
          </table:table-cell>
        </table:table-row>
        <table:table-row table:style-name="ro1">
          <table:table-cell office:value-type="string">
            <text:p>CLEXM_X15Y31</text:p>
          </table:table-cell>
          <table:table-cell office:value-type="string">
            <text:p>SLICE_X23Y31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30</text:p>
          </table:table-cell>
          <table:table-cell office:value-type="string">
            <text:p>SLICE_X23Y30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9</text:p>
          </table:table-cell>
          <table:table-cell office:value-type="string">
            <text:p>SLICE_X23Y29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8</text:p>
          </table:table-cell>
          <table:table-cell office:value-type="string">
            <text:p>SLICE_X23Y28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7</text:p>
          </table:table-cell>
          <table:table-cell office:value-type="string">
            <text:p>SLICE_X23Y27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6</text:p>
          </table:table-cell>
          <table:table-cell office:value-type="string">
            <text:p>SLICE_X23Y26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5</text:p>
          </table:table-cell>
          <table:table-cell office:value-type="string">
            <text:p>SLICE_X23Y25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4</text:p>
          </table:table-cell>
          <table:table-cell office:value-type="string">
            <text:p>SLICE_X23Y24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3</text:p>
          </table:table-cell>
          <table:table-cell office:value-type="string">
            <text:p>SLICE_X23Y23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2</text:p>
          </table:table-cell>
          <table:table-cell office:value-type="string">
            <text:p>SLICE_X23Y22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1</text:p>
          </table:table-cell>
          <table:table-cell office:value-type="string">
            <text:p>SLICE_X23Y21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20</text:p>
          </table:table-cell>
          <table:table-cell office:value-type="string">
            <text:p>SLICE_X23Y20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19</text:p>
          </table:table-cell>
          <table:table-cell office:value-type="string">
            <text:p>SLICE_X23Y19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18</text:p>
          </table:table-cell>
          <table:table-cell office:value-type="string">
            <text:p>SLICE_X23Y18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17</text:p>
          </table:table-cell>
          <table:table-cell office:value-type="string">
            <text:p>SLICE_X23Y17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M_X15Y16</text:p>
          </table:table-cell>
          <table:table-cell office:value-type="string">
            <text:p>SLICE_X23Y16</text:p>
          </table:table-cell>
          <table:table-cell office:value-type="string">
            <text:p>0110001e</text:p>
          </table:table-cell>
        </table:table-row>
        <table:table-row table:style-name="ro1">
          <table:table-cell office:value-type="string">
            <text:p>CLEXL_X16Y31</text:p>
          </table:table-cell>
          <table:table-cell office:value-type="string">
            <text:p>SLICE_X25Y31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30</text:p>
          </table:table-cell>
          <table:table-cell office:value-type="string">
            <text:p>SLICE_X25Y30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9</text:p>
          </table:table-cell>
          <table:table-cell office:value-type="string">
            <text:p>SLICE_X25Y29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8</text:p>
          </table:table-cell>
          <table:table-cell office:value-type="string">
            <text:p>SLICE_X25Y28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7</text:p>
          </table:table-cell>
          <table:table-cell office:value-type="string">
            <text:p>SLICE_X25Y27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6</text:p>
          </table:table-cell>
          <table:table-cell office:value-type="string">
            <text:p>SLICE_X25Y26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5</text:p>
          </table:table-cell>
          <table:table-cell office:value-type="string">
            <text:p>SLICE_X25Y25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4</text:p>
          </table:table-cell>
          <table:table-cell office:value-type="string">
            <text:p>SLICE_X25Y24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3</text:p>
          </table:table-cell>
          <table:table-cell office:value-type="string">
            <text:p>SLICE_X25Y23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2</text:p>
          </table:table-cell>
          <table:table-cell office:value-type="string">
            <text:p>SLICE_X25Y22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1</text:p>
          </table:table-cell>
          <table:table-cell office:value-type="string">
            <text:p>SLICE_X25Y21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20</text:p>
          </table:table-cell>
          <table:table-cell office:value-type="string">
            <text:p>SLICE_X25Y20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19</text:p>
          </table:table-cell>
          <table:table-cell office:value-type="string">
            <text:p>SLICE_X25Y19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18</text:p>
          </table:table-cell>
          <table:table-cell office:value-type="string">
            <text:p>SLICE_X25Y18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17</text:p>
          </table:table-cell>
          <table:table-cell office:value-type="string">
            <text:p>SLICE_X25Y17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L_X16Y16</text:p>
          </table:table-cell>
          <table:table-cell office:value-type="string">
            <text:p>SLICE_X25Y16</text:p>
          </table:table-cell>
          <table:table-cell office:value-type="string">
            <text:p>0111001d</text:p>
          </table:table-cell>
        </table:table-row>
        <table:table-row table:style-name="ro1">
          <table:table-cell office:value-type="string">
            <text:p>CLEXM_X17Y31</text:p>
          </table:table-cell>
          <table:table-cell office:value-type="string">
            <text:p>SLICE_X27Y31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30</text:p>
          </table:table-cell>
          <table:table-cell office:value-type="string">
            <text:p>SLICE_X27Y30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9</text:p>
          </table:table-cell>
          <table:table-cell office:value-type="string">
            <text:p>SLICE_X27Y29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8</text:p>
          </table:table-cell>
          <table:table-cell office:value-type="string">
            <text:p>SLICE_X27Y28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7</text:p>
          </table:table-cell>
          <table:table-cell office:value-type="string">
            <text:p>SLICE_X27Y27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6</text:p>
          </table:table-cell>
          <table:table-cell office:value-type="string">
            <text:p>SLICE_X27Y26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5</text:p>
          </table:table-cell>
          <table:table-cell office:value-type="string">
            <text:p>SLICE_X27Y25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4</text:p>
          </table:table-cell>
          <table:table-cell office:value-type="string">
            <text:p>SLICE_X27Y24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3</text:p>
          </table:table-cell>
          <table:table-cell office:value-type="string">
            <text:p>SLICE_X27Y23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2</text:p>
          </table:table-cell>
          <table:table-cell office:value-type="string">
            <text:p>SLICE_X27Y22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1</text:p>
          </table:table-cell>
          <table:table-cell office:value-type="string">
            <text:p>SLICE_X27Y21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20</text:p>
          </table:table-cell>
          <table:table-cell office:value-type="string">
            <text:p>SLICE_X27Y20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19</text:p>
          </table:table-cell>
          <table:table-cell office:value-type="string">
            <text:p>SLICE_X27Y19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18</text:p>
          </table:table-cell>
          <table:table-cell office:value-type="string">
            <text:p>SLICE_X27Y18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17</text:p>
          </table:table-cell>
          <table:table-cell office:value-type="string">
            <text:p>SLICE_X27Y17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M_X17Y16</text:p>
          </table:table-cell>
          <table:table-cell office:value-type="string">
            <text:p>SLICE_X27Y16</text:p>
          </table:table-cell>
          <table:table-cell office:value-type="string">
            <text:p>0112001e</text:p>
          </table:table-cell>
        </table:table-row>
        <table:table-row table:style-name="ro1">
          <table:table-cell office:value-type="string">
            <text:p>CLEXL_X18Y31</text:p>
          </table:table-cell>
          <table:table-cell office:value-type="string">
            <text:p>SLICE_X29Y31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30</text:p>
          </table:table-cell>
          <table:table-cell office:value-type="string">
            <text:p>SLICE_X29Y30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9</text:p>
          </table:table-cell>
          <table:table-cell office:value-type="string">
            <text:p>SLICE_X29Y29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8</text:p>
          </table:table-cell>
          <table:table-cell office:value-type="string">
            <text:p>SLICE_X29Y28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7</text:p>
          </table:table-cell>
          <table:table-cell office:value-type="string">
            <text:p>SLICE_X29Y27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6</text:p>
          </table:table-cell>
          <table:table-cell office:value-type="string">
            <text:p>SLICE_X29Y26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5</text:p>
          </table:table-cell>
          <table:table-cell office:value-type="string">
            <text:p>SLICE_X29Y25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2</text:p>
          </table:table-cell>
          <table:table-cell office:value-type="string">
            <text:p>SLICE_X29Y22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1</text:p>
          </table:table-cell>
          <table:table-cell office:value-type="string">
            <text:p>SLICE_X29Y21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20</text:p>
          </table:table-cell>
          <table:table-cell office:value-type="string">
            <text:p>SLICE_X29Y20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19</text:p>
          </table:table-cell>
          <table:table-cell office:value-type="string">
            <text:p>SLICE_X29Y19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18</text:p>
          </table:table-cell>
          <table:table-cell office:value-type="string">
            <text:p>SLICE_X29Y18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17</text:p>
          </table:table-cell>
          <table:table-cell office:value-type="string">
            <text:p>SLICE_X29Y17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L_X18Y16</text:p>
          </table:table-cell>
          <table:table-cell office:value-type="string">
            <text:p>SLICE_X29Y16</text:p>
          </table:table-cell>
          <table:table-cell office:value-type="string">
            <text:p>0113001d</text:p>
          </table:table-cell>
        </table:table-row>
        <table:table-row table:style-name="ro1">
          <table:table-cell office:value-type="string">
            <text:p>CLEXM_X19Y31</text:p>
          </table:table-cell>
          <table:table-cell office:value-type="string">
            <text:p>SLICE_X31Y31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30</text:p>
          </table:table-cell>
          <table:table-cell office:value-type="string">
            <text:p>SLICE_X31Y30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9</text:p>
          </table:table-cell>
          <table:table-cell office:value-type="string">
            <text:p>SLICE_X31Y29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8</text:p>
          </table:table-cell>
          <table:table-cell office:value-type="string">
            <text:p>SLICE_X31Y28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7</text:p>
          </table:table-cell>
          <table:table-cell office:value-type="string">
            <text:p>SLICE_X31Y27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6</text:p>
          </table:table-cell>
          <table:table-cell office:value-type="string">
            <text:p>SLICE_X31Y26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5</text:p>
          </table:table-cell>
          <table:table-cell office:value-type="string">
            <text:p>SLICE_X31Y25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4</text:p>
          </table:table-cell>
          <table:table-cell office:value-type="string">
            <text:p>SLICE_X31Y24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3</text:p>
          </table:table-cell>
          <table:table-cell office:value-type="string">
            <text:p>SLICE_X31Y23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2</text:p>
          </table:table-cell>
          <table:table-cell office:value-type="string">
            <text:p>SLICE_X31Y22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1</text:p>
          </table:table-cell>
          <table:table-cell office:value-type="string">
            <text:p>SLICE_X31Y21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20</text:p>
          </table:table-cell>
          <table:table-cell office:value-type="string">
            <text:p>SLICE_X31Y20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19</text:p>
          </table:table-cell>
          <table:table-cell office:value-type="string">
            <text:p>SLICE_X31Y19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18</text:p>
          </table:table-cell>
          <table:table-cell office:value-type="string">
            <text:p>SLICE_X31Y18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17</text:p>
          </table:table-cell>
          <table:table-cell office:value-type="string">
            <text:p>SLICE_X31Y17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M_X19Y16</text:p>
          </table:table-cell>
          <table:table-cell office:value-type="string">
            <text:p>SLICE_X31Y16</text:p>
          </table:table-cell>
          <table:table-cell office:value-type="string">
            <text:p>0114001e</text:p>
          </table:table-cell>
        </table:table-row>
        <table:table-row table:style-name="ro1">
          <table:table-cell office:value-type="string">
            <text:p>CLEXL_X20Y31</text:p>
          </table:table-cell>
          <table:table-cell office:value-type="string">
            <text:p>SLICE_X33Y31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30</text:p>
          </table:table-cell>
          <table:table-cell office:value-type="string">
            <text:p>SLICE_X33Y30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9</text:p>
          </table:table-cell>
          <table:table-cell office:value-type="string">
            <text:p>SLICE_X33Y29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8</text:p>
          </table:table-cell>
          <table:table-cell office:value-type="string">
            <text:p>SLICE_X33Y28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7</text:p>
          </table:table-cell>
          <table:table-cell office:value-type="string">
            <text:p>SLICE_X33Y27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6</text:p>
          </table:table-cell>
          <table:table-cell office:value-type="string">
            <text:p>SLICE_X33Y26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5</text:p>
          </table:table-cell>
          <table:table-cell office:value-type="string">
            <text:p>SLICE_X33Y25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4</text:p>
          </table:table-cell>
          <table:table-cell office:value-type="string">
            <text:p>SLICE_X33Y24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3</text:p>
          </table:table-cell>
          <table:table-cell office:value-type="string">
            <text:p>SLICE_X33Y23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2</text:p>
          </table:table-cell>
          <table:table-cell office:value-type="string">
            <text:p>SLICE_X33Y22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1</text:p>
          </table:table-cell>
          <table:table-cell office:value-type="string">
            <text:p>SLICE_X33Y21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20</text:p>
          </table:table-cell>
          <table:table-cell office:value-type="string">
            <text:p>SLICE_X33Y20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19</text:p>
          </table:table-cell>
          <table:table-cell office:value-type="string">
            <text:p>SLICE_X33Y19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18</text:p>
          </table:table-cell>
          <table:table-cell office:value-type="string">
            <text:p>SLICE_X33Y18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17</text:p>
          </table:table-cell>
          <table:table-cell office:value-type="string">
            <text:p>SLICE_X33Y17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L_X20Y16</text:p>
          </table:table-cell>
          <table:table-cell office:value-type="string">
            <text:p>SLICE_X33Y16</text:p>
          </table:table-cell>
          <table:table-cell office:value-type="string">
            <text:p>0115001d</text:p>
          </table:table-cell>
        </table:table-row>
        <table:table-row table:style-name="ro1">
          <table:table-cell office:value-type="string">
            <text:p>CLEXM_X21Y31</text:p>
          </table:table-cell>
          <table:table-cell office:value-type="string">
            <text:p>SLICE_X35Y31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30</text:p>
          </table:table-cell>
          <table:table-cell office:value-type="string">
            <text:p>SLICE_X35Y30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9</text:p>
          </table:table-cell>
          <table:table-cell office:value-type="string">
            <text:p>SLICE_X35Y29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8</text:p>
          </table:table-cell>
          <table:table-cell office:value-type="string">
            <text:p>SLICE_X35Y28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7</text:p>
          </table:table-cell>
          <table:table-cell office:value-type="string">
            <text:p>SLICE_X35Y27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6</text:p>
          </table:table-cell>
          <table:table-cell office:value-type="string">
            <text:p>SLICE_X35Y26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5</text:p>
          </table:table-cell>
          <table:table-cell office:value-type="string">
            <text:p>SLICE_X35Y25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4</text:p>
          </table:table-cell>
          <table:table-cell office:value-type="string">
            <text:p>SLICE_X35Y24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3</text:p>
          </table:table-cell>
          <table:table-cell office:value-type="string">
            <text:p>SLICE_X35Y23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2</text:p>
          </table:table-cell>
          <table:table-cell office:value-type="string">
            <text:p>SLICE_X35Y22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1</text:p>
          </table:table-cell>
          <table:table-cell office:value-type="string">
            <text:p>SLICE_X35Y21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20</text:p>
          </table:table-cell>
          <table:table-cell office:value-type="string">
            <text:p>SLICE_X35Y20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19</text:p>
          </table:table-cell>
          <table:table-cell office:value-type="string">
            <text:p>SLICE_X35Y19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18</text:p>
          </table:table-cell>
          <table:table-cell office:value-type="string">
            <text:p>SLICE_X35Y18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17</text:p>
          </table:table-cell>
          <table:table-cell office:value-type="string">
            <text:p>SLICE_X35Y17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M_X21Y16</text:p>
          </table:table-cell>
          <table:table-cell office:value-type="string">
            <text:p>SLICE_X35Y16</text:p>
          </table:table-cell>
          <table:table-cell office:value-type="string">
            <text:p>0116001e</text:p>
          </table:table-cell>
        </table:table-row>
        <table:table-row table:style-name="ro1">
          <table:table-cell office:value-type="string">
            <text:p>CLEXL_X22Y31</text:p>
          </table:table-cell>
          <table:table-cell office:value-type="string">
            <text:p>SLICE_X37Y31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30</text:p>
          </table:table-cell>
          <table:table-cell office:value-type="string">
            <text:p>SLICE_X37Y30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9</text:p>
          </table:table-cell>
          <table:table-cell office:value-type="string">
            <text:p>SLICE_X37Y29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8</text:p>
          </table:table-cell>
          <table:table-cell office:value-type="string">
            <text:p>SLICE_X37Y28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7</text:p>
          </table:table-cell>
          <table:table-cell office:value-type="string">
            <text:p>SLICE_X37Y27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6</text:p>
          </table:table-cell>
          <table:table-cell office:value-type="string">
            <text:p>SLICE_X37Y26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5</text:p>
          </table:table-cell>
          <table:table-cell office:value-type="string">
            <text:p>SLICE_X37Y25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4</text:p>
          </table:table-cell>
          <table:table-cell office:value-type="string">
            <text:p>SLICE_X37Y24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3</text:p>
          </table:table-cell>
          <table:table-cell office:value-type="string">
            <text:p>SLICE_X37Y23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2</text:p>
          </table:table-cell>
          <table:table-cell office:value-type="string">
            <text:p>SLICE_X37Y22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1</text:p>
          </table:table-cell>
          <table:table-cell office:value-type="string">
            <text:p>SLICE_X37Y21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20</text:p>
          </table:table-cell>
          <table:table-cell office:value-type="string">
            <text:p>SLICE_X37Y20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19</text:p>
          </table:table-cell>
          <table:table-cell office:value-type="string">
            <text:p>SLICE_X37Y19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18</text:p>
          </table:table-cell>
          <table:table-cell office:value-type="string">
            <text:p>SLICE_X37Y18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17</text:p>
          </table:table-cell>
          <table:table-cell office:value-type="string">
            <text:p>SLICE_X37Y17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L_X22Y16</text:p>
          </table:table-cell>
          <table:table-cell office:value-type="string">
            <text:p>SLICE_X37Y16</text:p>
          </table:table-cell>
          <table:table-cell office:value-type="string">
            <text:p>0117001d</text:p>
          </table:table-cell>
        </table:table-row>
        <table:table-row table:style-name="ro1">
          <table:table-cell office:value-type="string">
            <text:p>CLEXM_X23Y31</text:p>
          </table:table-cell>
          <table:table-cell office:value-type="string">
            <text:p>SLICE_X39Y31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30</text:p>
          </table:table-cell>
          <table:table-cell office:value-type="string">
            <text:p>SLICE_X39Y30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9</text:p>
          </table:table-cell>
          <table:table-cell office:value-type="string">
            <text:p>SLICE_X39Y29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8</text:p>
          </table:table-cell>
          <table:table-cell office:value-type="string">
            <text:p>SLICE_X39Y28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7</text:p>
          </table:table-cell>
          <table:table-cell office:value-type="string">
            <text:p>SLICE_X39Y27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6</text:p>
          </table:table-cell>
          <table:table-cell office:value-type="string">
            <text:p>SLICE_X39Y26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5</text:p>
          </table:table-cell>
          <table:table-cell office:value-type="string">
            <text:p>SLICE_X39Y25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4</text:p>
          </table:table-cell>
          <table:table-cell office:value-type="string">
            <text:p>SLICE_X39Y24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3</text:p>
          </table:table-cell>
          <table:table-cell office:value-type="string">
            <text:p>SLICE_X39Y23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2</text:p>
          </table:table-cell>
          <table:table-cell office:value-type="string">
            <text:p>SLICE_X39Y22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1</text:p>
          </table:table-cell>
          <table:table-cell office:value-type="string">
            <text:p>SLICE_X39Y21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20</text:p>
          </table:table-cell>
          <table:table-cell office:value-type="string">
            <text:p>SLICE_X39Y20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19</text:p>
          </table:table-cell>
          <table:table-cell office:value-type="string">
            <text:p>SLICE_X39Y19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18</text:p>
          </table:table-cell>
          <table:table-cell office:value-type="string">
            <text:p>SLICE_X39Y18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17</text:p>
          </table:table-cell>
          <table:table-cell office:value-type="string">
            <text:p>SLICE_X39Y17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M_X23Y16</text:p>
          </table:table-cell>
          <table:table-cell office:value-type="string">
            <text:p>SLICE_X39Y16</text:p>
          </table:table-cell>
          <table:table-cell office:value-type="string">
            <text:p>0118001e</text:p>
          </table:table-cell>
        </table:table-row>
        <table:table-row table:style-name="ro1">
          <table:table-cell office:value-type="string">
            <text:p>CLEXL_X24Y31</text:p>
          </table:table-cell>
          <table:table-cell office:value-type="string">
            <text:p>SLICE_X41Y31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30</text:p>
          </table:table-cell>
          <table:table-cell office:value-type="string">
            <text:p>SLICE_X41Y30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9</text:p>
          </table:table-cell>
          <table:table-cell office:value-type="string">
            <text:p>SLICE_X41Y29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8</text:p>
          </table:table-cell>
          <table:table-cell office:value-type="string">
            <text:p>SLICE_X41Y28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7</text:p>
          </table:table-cell>
          <table:table-cell office:value-type="string">
            <text:p>SLICE_X41Y27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6</text:p>
          </table:table-cell>
          <table:table-cell office:value-type="string">
            <text:p>SLICE_X41Y26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5</text:p>
          </table:table-cell>
          <table:table-cell office:value-type="string">
            <text:p>SLICE_X41Y25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4</text:p>
          </table:table-cell>
          <table:table-cell office:value-type="string">
            <text:p>SLICE_X41Y24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3</text:p>
          </table:table-cell>
          <table:table-cell office:value-type="string">
            <text:p>SLICE_X41Y23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2</text:p>
          </table:table-cell>
          <table:table-cell office:value-type="string">
            <text:p>SLICE_X41Y22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1</text:p>
          </table:table-cell>
          <table:table-cell office:value-type="string">
            <text:p>SLICE_X41Y21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20</text:p>
          </table:table-cell>
          <table:table-cell office:value-type="string">
            <text:p>SLICE_X41Y20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19</text:p>
          </table:table-cell>
          <table:table-cell office:value-type="string">
            <text:p>SLICE_X41Y19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18</text:p>
          </table:table-cell>
          <table:table-cell office:value-type="string">
            <text:p>SLICE_X41Y18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17</text:p>
          </table:table-cell>
          <table:table-cell office:value-type="string">
            <text:p>SLICE_X41Y17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4Y16</text:p>
          </table:table-cell>
          <table:table-cell office:value-type="string">
            <text:p>SLICE_X41Y16</text:p>
          </table:table-cell>
          <table:table-cell office:value-type="string">
            <text:p>0119001d</text:p>
          </table:table-cell>
        </table:table-row>
        <table:table-row table:style-name="ro1">
          <table:table-cell office:value-type="string">
            <text:p>CLEXL_X26Y31</text:p>
          </table:table-cell>
          <table:table-cell office:value-type="string">
            <text:p>SLICE_X43Y31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30</text:p>
          </table:table-cell>
          <table:table-cell office:value-type="string">
            <text:p>SLICE_X43Y30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9</text:p>
          </table:table-cell>
          <table:table-cell office:value-type="string">
            <text:p>SLICE_X43Y29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8</text:p>
          </table:table-cell>
          <table:table-cell office:value-type="string">
            <text:p>SLICE_X43Y28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7</text:p>
          </table:table-cell>
          <table:table-cell office:value-type="string">
            <text:p>SLICE_X43Y27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6</text:p>
          </table:table-cell>
          <table:table-cell office:value-type="string">
            <text:p>SLICE_X43Y26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5</text:p>
          </table:table-cell>
          <table:table-cell office:value-type="string">
            <text:p>SLICE_X43Y25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4</text:p>
          </table:table-cell>
          <table:table-cell office:value-type="string">
            <text:p>SLICE_X43Y24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3</text:p>
          </table:table-cell>
          <table:table-cell office:value-type="string">
            <text:p>SLICE_X43Y23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2</text:p>
          </table:table-cell>
          <table:table-cell office:value-type="string">
            <text:p>SLICE_X43Y22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1</text:p>
          </table:table-cell>
          <table:table-cell office:value-type="string">
            <text:p>SLICE_X43Y21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20</text:p>
          </table:table-cell>
          <table:table-cell office:value-type="string">
            <text:p>SLICE_X43Y20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19</text:p>
          </table:table-cell>
          <table:table-cell office:value-type="string">
            <text:p>SLICE_X43Y19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18</text:p>
          </table:table-cell>
          <table:table-cell office:value-type="string">
            <text:p>SLICE_X43Y18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17</text:p>
          </table:table-cell>
          <table:table-cell office:value-type="string">
            <text:p>SLICE_X43Y17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L_X26Y16</text:p>
          </table:table-cell>
          <table:table-cell office:value-type="string">
            <text:p>SLICE_X43Y16</text:p>
          </table:table-cell>
          <table:table-cell office:value-type="string">
            <text:p>011b001d</text:p>
          </table:table-cell>
        </table:table-row>
        <table:table-row table:style-name="ro1">
          <table:table-cell office:value-type="string">
            <text:p>CLEXM_X27Y31</text:p>
          </table:table-cell>
          <table:table-cell office:value-type="string">
            <text:p>SLICE_X45Y31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30</text:p>
          </table:table-cell>
          <table:table-cell office:value-type="string">
            <text:p>SLICE_X45Y30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9</text:p>
          </table:table-cell>
          <table:table-cell office:value-type="string">
            <text:p>SLICE_X45Y29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8</text:p>
          </table:table-cell>
          <table:table-cell office:value-type="string">
            <text:p>SLICE_X45Y28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7</text:p>
          </table:table-cell>
          <table:table-cell office:value-type="string">
            <text:p>SLICE_X45Y27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6</text:p>
          </table:table-cell>
          <table:table-cell office:value-type="string">
            <text:p>SLICE_X45Y26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5</text:p>
          </table:table-cell>
          <table:table-cell office:value-type="string">
            <text:p>SLICE_X45Y25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4</text:p>
          </table:table-cell>
          <table:table-cell office:value-type="string">
            <text:p>SLICE_X45Y24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3</text:p>
          </table:table-cell>
          <table:table-cell office:value-type="string">
            <text:p>SLICE_X45Y23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2</text:p>
          </table:table-cell>
          <table:table-cell office:value-type="string">
            <text:p>SLICE_X45Y22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1</text:p>
          </table:table-cell>
          <table:table-cell office:value-type="string">
            <text:p>SLICE_X45Y21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20</text:p>
          </table:table-cell>
          <table:table-cell office:value-type="string">
            <text:p>SLICE_X45Y20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19</text:p>
          </table:table-cell>
          <table:table-cell office:value-type="string">
            <text:p>SLICE_X45Y19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18</text:p>
          </table:table-cell>
          <table:table-cell office:value-type="string">
            <text:p>SLICE_X45Y18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17</text:p>
          </table:table-cell>
          <table:table-cell office:value-type="string">
            <text:p>SLICE_X45Y17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M_X27Y16</text:p>
          </table:table-cell>
          <table:table-cell office:value-type="string">
            <text:p>SLICE_X45Y16</text:p>
          </table:table-cell>
          <table:table-cell office:value-type="string">
            <text:p>011c001e</text:p>
          </table:table-cell>
        </table:table-row>
        <table:table-row table:style-name="ro1">
          <table:table-cell office:value-type="string">
            <text:p>CLEXL_X28Y31</text:p>
          </table:table-cell>
          <table:table-cell office:value-type="string">
            <text:p>SLICE_X47Y31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30</text:p>
          </table:table-cell>
          <table:table-cell office:value-type="string">
            <text:p>SLICE_X47Y30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9</text:p>
          </table:table-cell>
          <table:table-cell office:value-type="string">
            <text:p>SLICE_X47Y29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8</text:p>
          </table:table-cell>
          <table:table-cell office:value-type="string">
            <text:p>SLICE_X47Y28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7</text:p>
          </table:table-cell>
          <table:table-cell office:value-type="string">
            <text:p>SLICE_X47Y27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6</text:p>
          </table:table-cell>
          <table:table-cell office:value-type="string">
            <text:p>SLICE_X47Y26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5</text:p>
          </table:table-cell>
          <table:table-cell office:value-type="string">
            <text:p>SLICE_X47Y25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4</text:p>
          </table:table-cell>
          <table:table-cell office:value-type="string">
            <text:p>SLICE_X47Y24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3</text:p>
          </table:table-cell>
          <table:table-cell office:value-type="string">
            <text:p>SLICE_X47Y23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2</text:p>
          </table:table-cell>
          <table:table-cell office:value-type="string">
            <text:p>SLICE_X47Y22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1</text:p>
          </table:table-cell>
          <table:table-cell office:value-type="string">
            <text:p>SLICE_X47Y21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20</text:p>
          </table:table-cell>
          <table:table-cell office:value-type="string">
            <text:p>SLICE_X47Y20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19</text:p>
          </table:table-cell>
          <table:table-cell office:value-type="string">
            <text:p>SLICE_X47Y19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18</text:p>
          </table:table-cell>
          <table:table-cell office:value-type="string">
            <text:p>SLICE_X47Y18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17</text:p>
          </table:table-cell>
          <table:table-cell office:value-type="string">
            <text:p>SLICE_X47Y17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L_X28Y16</text:p>
          </table:table-cell>
          <table:table-cell office:value-type="string">
            <text:p>SLICE_X47Y16</text:p>
          </table:table-cell>
          <table:table-cell office:value-type="string">
            <text:p>011d001d</text:p>
          </table:table-cell>
        </table:table-row>
        <table:table-row table:style-name="ro1">
          <table:table-cell office:value-type="string">
            <text:p>CLEXM_X29Y31</text:p>
          </table:table-cell>
          <table:table-cell office:value-type="string">
            <text:p>SLICE_X49Y31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30</text:p>
          </table:table-cell>
          <table:table-cell office:value-type="string">
            <text:p>SLICE_X49Y30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9</text:p>
          </table:table-cell>
          <table:table-cell office:value-type="string">
            <text:p>SLICE_X49Y29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8</text:p>
          </table:table-cell>
          <table:table-cell office:value-type="string">
            <text:p>SLICE_X49Y28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7</text:p>
          </table:table-cell>
          <table:table-cell office:value-type="string">
            <text:p>SLICE_X49Y27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6</text:p>
          </table:table-cell>
          <table:table-cell office:value-type="string">
            <text:p>SLICE_X49Y26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5</text:p>
          </table:table-cell>
          <table:table-cell office:value-type="string">
            <text:p>SLICE_X49Y25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4</text:p>
          </table:table-cell>
          <table:table-cell office:value-type="string">
            <text:p>SLICE_X49Y24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3</text:p>
          </table:table-cell>
          <table:table-cell office:value-type="string">
            <text:p>SLICE_X49Y23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2</text:p>
          </table:table-cell>
          <table:table-cell office:value-type="string">
            <text:p>SLICE_X49Y22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1</text:p>
          </table:table-cell>
          <table:table-cell office:value-type="string">
            <text:p>SLICE_X49Y21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20</text:p>
          </table:table-cell>
          <table:table-cell office:value-type="string">
            <text:p>SLICE_X49Y20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19</text:p>
          </table:table-cell>
          <table:table-cell office:value-type="string">
            <text:p>SLICE_X49Y19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18</text:p>
          </table:table-cell>
          <table:table-cell office:value-type="string">
            <text:p>SLICE_X49Y18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17</text:p>
          </table:table-cell>
          <table:table-cell office:value-type="string">
            <text:p>SLICE_X49Y17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M_X29Y16</text:p>
          </table:table-cell>
          <table:table-cell office:value-type="string">
            <text:p>SLICE_X49Y16</text:p>
          </table:table-cell>
          <table:table-cell office:value-type="string">
            <text:p>011e001e</text:p>
          </table:table-cell>
        </table:table-row>
        <table:table-row table:style-name="ro1">
          <table:table-cell office:value-type="string">
            <text:p>CLEXL_X30Y31</text:p>
          </table:table-cell>
          <table:table-cell office:value-type="string">
            <text:p>SLICE_X51Y31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30</text:p>
          </table:table-cell>
          <table:table-cell office:value-type="string">
            <text:p>SLICE_X51Y30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9</text:p>
          </table:table-cell>
          <table:table-cell office:value-type="string">
            <text:p>SLICE_X51Y29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8</text:p>
          </table:table-cell>
          <table:table-cell office:value-type="string">
            <text:p>SLICE_X51Y28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7</text:p>
          </table:table-cell>
          <table:table-cell office:value-type="string">
            <text:p>SLICE_X51Y27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6</text:p>
          </table:table-cell>
          <table:table-cell office:value-type="string">
            <text:p>SLICE_X51Y26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5</text:p>
          </table:table-cell>
          <table:table-cell office:value-type="string">
            <text:p>SLICE_X51Y25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4</text:p>
          </table:table-cell>
          <table:table-cell office:value-type="string">
            <text:p>SLICE_X51Y24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3</text:p>
          </table:table-cell>
          <table:table-cell office:value-type="string">
            <text:p>SLICE_X51Y23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2</text:p>
          </table:table-cell>
          <table:table-cell office:value-type="string">
            <text:p>SLICE_X51Y22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1</text:p>
          </table:table-cell>
          <table:table-cell office:value-type="string">
            <text:p>SLICE_X51Y21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20</text:p>
          </table:table-cell>
          <table:table-cell office:value-type="string">
            <text:p>SLICE_X51Y20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19</text:p>
          </table:table-cell>
          <table:table-cell office:value-type="string">
            <text:p>SLICE_X51Y19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18</text:p>
          </table:table-cell>
          <table:table-cell office:value-type="string">
            <text:p>SLICE_X51Y18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17</text:p>
          </table:table-cell>
          <table:table-cell office:value-type="string">
            <text:p>SLICE_X51Y17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L_X30Y16</text:p>
          </table:table-cell>
          <table:table-cell office:value-type="string">
            <text:p>SLICE_X51Y16</text:p>
          </table:table-cell>
          <table:table-cell office:value-type="string">
            <text:p>011f001d</text:p>
          </table:table-cell>
        </table:table-row>
        <table:table-row table:style-name="ro1">
          <table:table-cell office:value-type="string">
            <text:p>CLEXM_X32Y31</text:p>
          </table:table-cell>
          <table:table-cell office:value-type="string">
            <text:p>SLICE_X53Y31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30</text:p>
          </table:table-cell>
          <table:table-cell office:value-type="string">
            <text:p>SLICE_X53Y30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9</text:p>
          </table:table-cell>
          <table:table-cell office:value-type="string">
            <text:p>SLICE_X53Y29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8</text:p>
          </table:table-cell>
          <table:table-cell office:value-type="string">
            <text:p>SLICE_X53Y28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7</text:p>
          </table:table-cell>
          <table:table-cell office:value-type="string">
            <text:p>SLICE_X53Y27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6</text:p>
          </table:table-cell>
          <table:table-cell office:value-type="string">
            <text:p>SLICE_X53Y26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5</text:p>
          </table:table-cell>
          <table:table-cell office:value-type="string">
            <text:p>SLICE_X53Y25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4</text:p>
          </table:table-cell>
          <table:table-cell office:value-type="string">
            <text:p>SLICE_X53Y24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3</text:p>
          </table:table-cell>
          <table:table-cell office:value-type="string">
            <text:p>SLICE_X53Y23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2</text:p>
          </table:table-cell>
          <table:table-cell office:value-type="string">
            <text:p>SLICE_X53Y22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1</text:p>
          </table:table-cell>
          <table:table-cell office:value-type="string">
            <text:p>SLICE_X53Y21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20</text:p>
          </table:table-cell>
          <table:table-cell office:value-type="string">
            <text:p>SLICE_X53Y20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19</text:p>
          </table:table-cell>
          <table:table-cell office:value-type="string">
            <text:p>SLICE_X53Y19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18</text:p>
          </table:table-cell>
          <table:table-cell office:value-type="string">
            <text:p>SLICE_X53Y18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17</text:p>
          </table:table-cell>
          <table:table-cell office:value-type="string">
            <text:p>SLICE_X53Y17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M_X32Y16</text:p>
          </table:table-cell>
          <table:table-cell office:value-type="string">
            <text:p>SLICE_X53Y16</text:p>
          </table:table-cell>
          <table:table-cell office:value-type="string">
            <text:p>0121001e</text:p>
          </table:table-cell>
        </table:table-row>
        <table:table-row table:style-name="ro1">
          <table:table-cell office:value-type="string">
            <text:p>CLEXL_X33Y31</text:p>
          </table:table-cell>
          <table:table-cell office:value-type="string">
            <text:p>SLICE_X55Y31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30</text:p>
          </table:table-cell>
          <table:table-cell office:value-type="string">
            <text:p>SLICE_X55Y30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9</text:p>
          </table:table-cell>
          <table:table-cell office:value-type="string">
            <text:p>SLICE_X55Y29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8</text:p>
          </table:table-cell>
          <table:table-cell office:value-type="string">
            <text:p>SLICE_X55Y28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7</text:p>
          </table:table-cell>
          <table:table-cell office:value-type="string">
            <text:p>SLICE_X55Y27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6</text:p>
          </table:table-cell>
          <table:table-cell office:value-type="string">
            <text:p>SLICE_X55Y26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5</text:p>
          </table:table-cell>
          <table:table-cell office:value-type="string">
            <text:p>SLICE_X55Y25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4</text:p>
          </table:table-cell>
          <table:table-cell office:value-type="string">
            <text:p>SLICE_X55Y24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3</text:p>
          </table:table-cell>
          <table:table-cell office:value-type="string">
            <text:p>SLICE_X55Y23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2</text:p>
          </table:table-cell>
          <table:table-cell office:value-type="string">
            <text:p>SLICE_X55Y22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1</text:p>
          </table:table-cell>
          <table:table-cell office:value-type="string">
            <text:p>SLICE_X55Y21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20</text:p>
          </table:table-cell>
          <table:table-cell office:value-type="string">
            <text:p>SLICE_X55Y20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19</text:p>
          </table:table-cell>
          <table:table-cell office:value-type="string">
            <text:p>SLICE_X55Y19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18</text:p>
          </table:table-cell>
          <table:table-cell office:value-type="string">
            <text:p>SLICE_X55Y18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17</text:p>
          </table:table-cell>
          <table:table-cell office:value-type="string">
            <text:p>SLICE_X55Y17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L_X33Y16</text:p>
          </table:table-cell>
          <table:table-cell office:value-type="string">
            <text:p>SLICE_X55Y16</text:p>
          </table:table-cell>
          <table:table-cell office:value-type="string">
            <text:p>0122001d</text:p>
          </table:table-cell>
        </table:table-row>
        <table:table-row table:style-name="ro1">
          <table:table-cell office:value-type="string">
            <text:p>CLEXM_X35Y31</text:p>
          </table:table-cell>
          <table:table-cell office:value-type="string">
            <text:p>SLICE_X57Y31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30</text:p>
          </table:table-cell>
          <table:table-cell office:value-type="string">
            <text:p>SLICE_X57Y30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9</text:p>
          </table:table-cell>
          <table:table-cell office:value-type="string">
            <text:p>SLICE_X57Y29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8</text:p>
          </table:table-cell>
          <table:table-cell office:value-type="string">
            <text:p>SLICE_X57Y28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7</text:p>
          </table:table-cell>
          <table:table-cell office:value-type="string">
            <text:p>SLICE_X57Y27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6</text:p>
          </table:table-cell>
          <table:table-cell office:value-type="string">
            <text:p>SLICE_X57Y26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5</text:p>
          </table:table-cell>
          <table:table-cell office:value-type="string">
            <text:p>SLICE_X57Y25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4</text:p>
          </table:table-cell>
          <table:table-cell office:value-type="string">
            <text:p>SLICE_X57Y24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3</text:p>
          </table:table-cell>
          <table:table-cell office:value-type="string">
            <text:p>SLICE_X57Y23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2</text:p>
          </table:table-cell>
          <table:table-cell office:value-type="string">
            <text:p>SLICE_X57Y22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1</text:p>
          </table:table-cell>
          <table:table-cell office:value-type="string">
            <text:p>SLICE_X57Y21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20</text:p>
          </table:table-cell>
          <table:table-cell office:value-type="string">
            <text:p>SLICE_X57Y20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19</text:p>
          </table:table-cell>
          <table:table-cell office:value-type="string">
            <text:p>SLICE_X57Y19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18</text:p>
          </table:table-cell>
          <table:table-cell office:value-type="string">
            <text:p>SLICE_X57Y18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17</text:p>
          </table:table-cell>
          <table:table-cell office:value-type="string">
            <text:p>SLICE_X57Y17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M_X35Y16</text:p>
          </table:table-cell>
          <table:table-cell office:value-type="string">
            <text:p>SLICE_X57Y16</text:p>
          </table:table-cell>
          <table:table-cell office:value-type="string">
            <text:p>0124001e</text:p>
          </table:table-cell>
        </table:table-row>
        <table:table-row table:style-name="ro1">
          <table:table-cell office:value-type="string">
            <text:p>CLEXL_X36Y31</text:p>
          </table:table-cell>
          <table:table-cell office:value-type="string">
            <text:p>SLICE_X59Y31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30</text:p>
          </table:table-cell>
          <table:table-cell office:value-type="string">
            <text:p>SLICE_X59Y30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9</text:p>
          </table:table-cell>
          <table:table-cell office:value-type="string">
            <text:p>SLICE_X59Y29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8</text:p>
          </table:table-cell>
          <table:table-cell office:value-type="string">
            <text:p>SLICE_X59Y28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7</text:p>
          </table:table-cell>
          <table:table-cell office:value-type="string">
            <text:p>SLICE_X59Y27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6</text:p>
          </table:table-cell>
          <table:table-cell office:value-type="string">
            <text:p>SLICE_X59Y26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5</text:p>
          </table:table-cell>
          <table:table-cell office:value-type="string">
            <text:p>SLICE_X59Y25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4</text:p>
          </table:table-cell>
          <table:table-cell office:value-type="string">
            <text:p>SLICE_X59Y24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3</text:p>
          </table:table-cell>
          <table:table-cell office:value-type="string">
            <text:p>SLICE_X59Y23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2</text:p>
          </table:table-cell>
          <table:table-cell office:value-type="string">
            <text:p>SLICE_X59Y22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1</text:p>
          </table:table-cell>
          <table:table-cell office:value-type="string">
            <text:p>SLICE_X59Y21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20</text:p>
          </table:table-cell>
          <table:table-cell office:value-type="string">
            <text:p>SLICE_X59Y20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19</text:p>
          </table:table-cell>
          <table:table-cell office:value-type="string">
            <text:p>SLICE_X59Y19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18</text:p>
          </table:table-cell>
          <table:table-cell office:value-type="string">
            <text:p>SLICE_X59Y18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17</text:p>
          </table:table-cell>
          <table:table-cell office:value-type="string">
            <text:p>SLICE_X59Y17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36Y16</text:p>
          </table:table-cell>
          <table:table-cell office:value-type="string">
            <text:p>SLICE_X59Y16</text:p>
          </table:table-cell>
          <table:table-cell office:value-type="string">
            <text:p>0125001d</text:p>
          </table:table-cell>
        </table:table-row>
        <table:table-row table:style-name="ro1">
          <table:table-cell office:value-type="string">
            <text:p>CLEXL_X1Y47</text:p>
          </table:table-cell>
          <table:table-cell office:value-type="string">
            <text:p>SLICE_X1Y47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46</text:p>
          </table:table-cell>
          <table:table-cell office:value-type="string">
            <text:p>SLICE_X1Y46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45</text:p>
          </table:table-cell>
          <table:table-cell office:value-type="string">
            <text:p>SLICE_X1Y45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44</text:p>
          </table:table-cell>
          <table:table-cell office:value-type="string">
            <text:p>SLICE_X1Y44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43</text:p>
          </table:table-cell>
          <table:table-cell office:value-type="string">
            <text:p>SLICE_X1Y43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42</text:p>
          </table:table-cell>
          <table:table-cell office:value-type="string">
            <text:p>SLICE_X1Y42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41</text:p>
          </table:table-cell>
          <table:table-cell office:value-type="string">
            <text:p>SLICE_X1Y41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40</text:p>
          </table:table-cell>
          <table:table-cell office:value-type="string">
            <text:p>SLICE_X1Y40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9</text:p>
          </table:table-cell>
          <table:table-cell office:value-type="string">
            <text:p>SLICE_X1Y39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8</text:p>
          </table:table-cell>
          <table:table-cell office:value-type="string">
            <text:p>SLICE_X1Y38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7</text:p>
          </table:table-cell>
          <table:table-cell office:value-type="string">
            <text:p>SLICE_X1Y37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6</text:p>
          </table:table-cell>
          <table:table-cell office:value-type="string">
            <text:p>SLICE_X1Y36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5</text:p>
          </table:table-cell>
          <table:table-cell office:value-type="string">
            <text:p>SLICE_X1Y35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4</text:p>
          </table:table-cell>
          <table:table-cell office:value-type="string">
            <text:p>SLICE_X1Y34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3</text:p>
          </table:table-cell>
          <table:table-cell office:value-type="string">
            <text:p>SLICE_X1Y33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L_X1Y32</text:p>
          </table:table-cell>
          <table:table-cell office:value-type="string">
            <text:p>SLICE_X1Y32</text:p>
          </table:table-cell>
          <table:table-cell office:value-type="string">
            <text:p>0202001d</text:p>
          </table:table-cell>
        </table:table-row>
        <table:table-row table:style-name="ro1">
          <table:table-cell office:value-type="string">
            <text:p>CLEXM_X2Y47</text:p>
          </table:table-cell>
          <table:table-cell office:value-type="string">
            <text:p>SLICE_X3Y47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46</text:p>
          </table:table-cell>
          <table:table-cell office:value-type="string">
            <text:p>SLICE_X3Y46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45</text:p>
          </table:table-cell>
          <table:table-cell office:value-type="string">
            <text:p>SLICE_X3Y45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44</text:p>
          </table:table-cell>
          <table:table-cell office:value-type="string">
            <text:p>SLICE_X3Y44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43</text:p>
          </table:table-cell>
          <table:table-cell office:value-type="string">
            <text:p>SLICE_X3Y43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42</text:p>
          </table:table-cell>
          <table:table-cell office:value-type="string">
            <text:p>SLICE_X3Y42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41</text:p>
          </table:table-cell>
          <table:table-cell office:value-type="string">
            <text:p>SLICE_X3Y41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40</text:p>
          </table:table-cell>
          <table:table-cell office:value-type="string">
            <text:p>SLICE_X3Y40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9</text:p>
          </table:table-cell>
          <table:table-cell office:value-type="string">
            <text:p>SLICE_X3Y39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8</text:p>
          </table:table-cell>
          <table:table-cell office:value-type="string">
            <text:p>SLICE_X3Y38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7</text:p>
          </table:table-cell>
          <table:table-cell office:value-type="string">
            <text:p>SLICE_X3Y37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6</text:p>
          </table:table-cell>
          <table:table-cell office:value-type="string">
            <text:p>SLICE_X3Y36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5</text:p>
          </table:table-cell>
          <table:table-cell office:value-type="string">
            <text:p>SLICE_X3Y35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4</text:p>
          </table:table-cell>
          <table:table-cell office:value-type="string">
            <text:p>SLICE_X3Y34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3</text:p>
          </table:table-cell>
          <table:table-cell office:value-type="string">
            <text:p>SLICE_X3Y33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M_X2Y32</text:p>
          </table:table-cell>
          <table:table-cell office:value-type="string">
            <text:p>SLICE_X3Y32</text:p>
          </table:table-cell>
          <table:table-cell office:value-type="string">
            <text:p>0203001e</text:p>
          </table:table-cell>
        </table:table-row>
        <table:table-row table:style-name="ro1">
          <table:table-cell office:value-type="string">
            <text:p>CLEXL_X4Y47</text:p>
          </table:table-cell>
          <table:table-cell office:value-type="string">
            <text:p>SLICE_X5Y47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46</text:p>
          </table:table-cell>
          <table:table-cell office:value-type="string">
            <text:p>SLICE_X5Y46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45</text:p>
          </table:table-cell>
          <table:table-cell office:value-type="string">
            <text:p>SLICE_X5Y45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44</text:p>
          </table:table-cell>
          <table:table-cell office:value-type="string">
            <text:p>SLICE_X5Y44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43</text:p>
          </table:table-cell>
          <table:table-cell office:value-type="string">
            <text:p>SLICE_X5Y43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42</text:p>
          </table:table-cell>
          <table:table-cell office:value-type="string">
            <text:p>SLICE_X5Y42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41</text:p>
          </table:table-cell>
          <table:table-cell office:value-type="string">
            <text:p>SLICE_X5Y41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40</text:p>
          </table:table-cell>
          <table:table-cell office:value-type="string">
            <text:p>SLICE_X5Y40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9</text:p>
          </table:table-cell>
          <table:table-cell office:value-type="string">
            <text:p>SLICE_X5Y39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8</text:p>
          </table:table-cell>
          <table:table-cell office:value-type="string">
            <text:p>SLICE_X5Y38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7</text:p>
          </table:table-cell>
          <table:table-cell office:value-type="string">
            <text:p>SLICE_X5Y37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6</text:p>
          </table:table-cell>
          <table:table-cell office:value-type="string">
            <text:p>SLICE_X5Y36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5</text:p>
          </table:table-cell>
          <table:table-cell office:value-type="string">
            <text:p>SLICE_X5Y35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4</text:p>
          </table:table-cell>
          <table:table-cell office:value-type="string">
            <text:p>SLICE_X5Y34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3</text:p>
          </table:table-cell>
          <table:table-cell office:value-type="string">
            <text:p>SLICE_X5Y33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L_X4Y32</text:p>
          </table:table-cell>
          <table:table-cell office:value-type="string">
            <text:p>SLICE_X5Y32</text:p>
          </table:table-cell>
          <table:table-cell office:value-type="string">
            <text:p>0205001d</text:p>
          </table:table-cell>
        </table:table-row>
        <table:table-row table:style-name="ro1">
          <table:table-cell office:value-type="string">
            <text:p>CLEXM_X5Y47</text:p>
          </table:table-cell>
          <table:table-cell office:value-type="string">
            <text:p>SLICE_X7Y47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46</text:p>
          </table:table-cell>
          <table:table-cell office:value-type="string">
            <text:p>SLICE_X7Y46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45</text:p>
          </table:table-cell>
          <table:table-cell office:value-type="string">
            <text:p>SLICE_X7Y45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44</text:p>
          </table:table-cell>
          <table:table-cell office:value-type="string">
            <text:p>SLICE_X7Y44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43</text:p>
          </table:table-cell>
          <table:table-cell office:value-type="string">
            <text:p>SLICE_X7Y43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42</text:p>
          </table:table-cell>
          <table:table-cell office:value-type="string">
            <text:p>SLICE_X7Y42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41</text:p>
          </table:table-cell>
          <table:table-cell office:value-type="string">
            <text:p>SLICE_X7Y41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40</text:p>
          </table:table-cell>
          <table:table-cell office:value-type="string">
            <text:p>SLICE_X7Y40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9</text:p>
          </table:table-cell>
          <table:table-cell office:value-type="string">
            <text:p>SLICE_X7Y39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8</text:p>
          </table:table-cell>
          <table:table-cell office:value-type="string">
            <text:p>SLICE_X7Y38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7</text:p>
          </table:table-cell>
          <table:table-cell office:value-type="string">
            <text:p>SLICE_X7Y37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6</text:p>
          </table:table-cell>
          <table:table-cell office:value-type="string">
            <text:p>SLICE_X7Y36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5</text:p>
          </table:table-cell>
          <table:table-cell office:value-type="string">
            <text:p>SLICE_X7Y35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4</text:p>
          </table:table-cell>
          <table:table-cell office:value-type="string">
            <text:p>SLICE_X7Y34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3</text:p>
          </table:table-cell>
          <table:table-cell office:value-type="string">
            <text:p>SLICE_X7Y33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M_X5Y32</text:p>
          </table:table-cell>
          <table:table-cell office:value-type="string">
            <text:p>SLICE_X7Y32</text:p>
          </table:table-cell>
          <table:table-cell office:value-type="string">
            <text:p>0206001e</text:p>
          </table:table-cell>
        </table:table-row>
        <table:table-row table:style-name="ro1">
          <table:table-cell office:value-type="string">
            <text:p>CLEXL_X7Y47</text:p>
          </table:table-cell>
          <table:table-cell office:value-type="string">
            <text:p>SLICE_X9Y47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46</text:p>
          </table:table-cell>
          <table:table-cell office:value-type="string">
            <text:p>SLICE_X9Y46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45</text:p>
          </table:table-cell>
          <table:table-cell office:value-type="string">
            <text:p>SLICE_X9Y45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44</text:p>
          </table:table-cell>
          <table:table-cell office:value-type="string">
            <text:p>SLICE_X9Y44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43</text:p>
          </table:table-cell>
          <table:table-cell office:value-type="string">
            <text:p>SLICE_X9Y43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42</text:p>
          </table:table-cell>
          <table:table-cell office:value-type="string">
            <text:p>SLICE_X9Y42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41</text:p>
          </table:table-cell>
          <table:table-cell office:value-type="string">
            <text:p>SLICE_X9Y41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40</text:p>
          </table:table-cell>
          <table:table-cell office:value-type="string">
            <text:p>SLICE_X9Y40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9</text:p>
          </table:table-cell>
          <table:table-cell office:value-type="string">
            <text:p>SLICE_X9Y39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8</text:p>
          </table:table-cell>
          <table:table-cell office:value-type="string">
            <text:p>SLICE_X9Y38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7</text:p>
          </table:table-cell>
          <table:table-cell office:value-type="string">
            <text:p>SLICE_X9Y37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6</text:p>
          </table:table-cell>
          <table:table-cell office:value-type="string">
            <text:p>SLICE_X9Y36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5</text:p>
          </table:table-cell>
          <table:table-cell office:value-type="string">
            <text:p>SLICE_X9Y35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4</text:p>
          </table:table-cell>
          <table:table-cell office:value-type="string">
            <text:p>SLICE_X9Y34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3</text:p>
          </table:table-cell>
          <table:table-cell office:value-type="string">
            <text:p>SLICE_X9Y33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L_X7Y32</text:p>
          </table:table-cell>
          <table:table-cell office:value-type="string">
            <text:p>SLICE_X9Y32</text:p>
          </table:table-cell>
          <table:table-cell office:value-type="string">
            <text:p>0208001d</text:p>
          </table:table-cell>
        </table:table-row>
        <table:table-row table:style-name="ro1">
          <table:table-cell office:value-type="string">
            <text:p>CLEXM_X8Y47</text:p>
          </table:table-cell>
          <table:table-cell office:value-type="string">
            <text:p>SLICE_X11Y47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46</text:p>
          </table:table-cell>
          <table:table-cell office:value-type="string">
            <text:p>SLICE_X11Y46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45</text:p>
          </table:table-cell>
          <table:table-cell office:value-type="string">
            <text:p>SLICE_X11Y45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44</text:p>
          </table:table-cell>
          <table:table-cell office:value-type="string">
            <text:p>SLICE_X11Y44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43</text:p>
          </table:table-cell>
          <table:table-cell office:value-type="string">
            <text:p>SLICE_X11Y43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42</text:p>
          </table:table-cell>
          <table:table-cell office:value-type="string">
            <text:p>SLICE_X11Y42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41</text:p>
          </table:table-cell>
          <table:table-cell office:value-type="string">
            <text:p>SLICE_X11Y41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40</text:p>
          </table:table-cell>
          <table:table-cell office:value-type="string">
            <text:p>SLICE_X11Y40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9</text:p>
          </table:table-cell>
          <table:table-cell office:value-type="string">
            <text:p>SLICE_X11Y39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8</text:p>
          </table:table-cell>
          <table:table-cell office:value-type="string">
            <text:p>SLICE_X11Y38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7</text:p>
          </table:table-cell>
          <table:table-cell office:value-type="string">
            <text:p>SLICE_X11Y37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6</text:p>
          </table:table-cell>
          <table:table-cell office:value-type="string">
            <text:p>SLICE_X11Y36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5</text:p>
          </table:table-cell>
          <table:table-cell office:value-type="string">
            <text:p>SLICE_X11Y35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4</text:p>
          </table:table-cell>
          <table:table-cell office:value-type="string">
            <text:p>SLICE_X11Y34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3</text:p>
          </table:table-cell>
          <table:table-cell office:value-type="string">
            <text:p>SLICE_X11Y33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M_X8Y32</text:p>
          </table:table-cell>
          <table:table-cell office:value-type="string">
            <text:p>SLICE_X11Y32</text:p>
          </table:table-cell>
          <table:table-cell office:value-type="string">
            <text:p>0209001e</text:p>
          </table:table-cell>
        </table:table-row>
        <table:table-row table:style-name="ro1">
          <table:table-cell office:value-type="string">
            <text:p>CLEXL_X9Y47</text:p>
          </table:table-cell>
          <table:table-cell office:value-type="string">
            <text:p>SLICE_X13Y47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46</text:p>
          </table:table-cell>
          <table:table-cell office:value-type="string">
            <text:p>SLICE_X13Y46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45</text:p>
          </table:table-cell>
          <table:table-cell office:value-type="string">
            <text:p>SLICE_X13Y45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44</text:p>
          </table:table-cell>
          <table:table-cell office:value-type="string">
            <text:p>SLICE_X13Y44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43</text:p>
          </table:table-cell>
          <table:table-cell office:value-type="string">
            <text:p>SLICE_X13Y43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42</text:p>
          </table:table-cell>
          <table:table-cell office:value-type="string">
            <text:p>SLICE_X13Y42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41</text:p>
          </table:table-cell>
          <table:table-cell office:value-type="string">
            <text:p>SLICE_X13Y41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40</text:p>
          </table:table-cell>
          <table:table-cell office:value-type="string">
            <text:p>SLICE_X13Y40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9</text:p>
          </table:table-cell>
          <table:table-cell office:value-type="string">
            <text:p>SLICE_X13Y39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8</text:p>
          </table:table-cell>
          <table:table-cell office:value-type="string">
            <text:p>SLICE_X13Y38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7</text:p>
          </table:table-cell>
          <table:table-cell office:value-type="string">
            <text:p>SLICE_X13Y37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6</text:p>
          </table:table-cell>
          <table:table-cell office:value-type="string">
            <text:p>SLICE_X13Y36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5</text:p>
          </table:table-cell>
          <table:table-cell office:value-type="string">
            <text:p>SLICE_X13Y35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4</text:p>
          </table:table-cell>
          <table:table-cell office:value-type="string">
            <text:p>SLICE_X13Y34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3</text:p>
          </table:table-cell>
          <table:table-cell office:value-type="string">
            <text:p>SLICE_X13Y33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L_X9Y32</text:p>
          </table:table-cell>
          <table:table-cell office:value-type="string">
            <text:p>SLICE_X13Y32</text:p>
          </table:table-cell>
          <table:table-cell office:value-type="string">
            <text:p>020a001d</text:p>
          </table:table-cell>
        </table:table-row>
        <table:table-row table:style-name="ro1">
          <table:table-cell office:value-type="string">
            <text:p>CLEXM_X10Y47</text:p>
          </table:table-cell>
          <table:table-cell office:value-type="string">
            <text:p>SLICE_X15Y47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46</text:p>
          </table:table-cell>
          <table:table-cell office:value-type="string">
            <text:p>SLICE_X15Y46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45</text:p>
          </table:table-cell>
          <table:table-cell office:value-type="string">
            <text:p>SLICE_X15Y45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44</text:p>
          </table:table-cell>
          <table:table-cell office:value-type="string">
            <text:p>SLICE_X15Y44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43</text:p>
          </table:table-cell>
          <table:table-cell office:value-type="string">
            <text:p>SLICE_X15Y43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42</text:p>
          </table:table-cell>
          <table:table-cell office:value-type="string">
            <text:p>SLICE_X15Y42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41</text:p>
          </table:table-cell>
          <table:table-cell office:value-type="string">
            <text:p>SLICE_X15Y41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40</text:p>
          </table:table-cell>
          <table:table-cell office:value-type="string">
            <text:p>SLICE_X15Y40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9</text:p>
          </table:table-cell>
          <table:table-cell office:value-type="string">
            <text:p>SLICE_X15Y39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8</text:p>
          </table:table-cell>
          <table:table-cell office:value-type="string">
            <text:p>SLICE_X15Y38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7</text:p>
          </table:table-cell>
          <table:table-cell office:value-type="string">
            <text:p>SLICE_X15Y37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6</text:p>
          </table:table-cell>
          <table:table-cell office:value-type="string">
            <text:p>SLICE_X15Y36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5</text:p>
          </table:table-cell>
          <table:table-cell office:value-type="string">
            <text:p>SLICE_X15Y35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4</text:p>
          </table:table-cell>
          <table:table-cell office:value-type="string">
            <text:p>SLICE_X15Y34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3</text:p>
          </table:table-cell>
          <table:table-cell office:value-type="string">
            <text:p>SLICE_X15Y33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M_X10Y32</text:p>
          </table:table-cell>
          <table:table-cell office:value-type="string">
            <text:p>SLICE_X15Y32</text:p>
          </table:table-cell>
          <table:table-cell office:value-type="string">
            <text:p>020b001e</text:p>
          </table:table-cell>
        </table:table-row>
        <table:table-row table:style-name="ro1">
          <table:table-cell office:value-type="string">
            <text:p>CLEXL_X11Y47</text:p>
          </table:table-cell>
          <table:table-cell office:value-type="string">
            <text:p>SLICE_X17Y47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46</text:p>
          </table:table-cell>
          <table:table-cell office:value-type="string">
            <text:p>SLICE_X17Y46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45</text:p>
          </table:table-cell>
          <table:table-cell office:value-type="string">
            <text:p>SLICE_X17Y45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44</text:p>
          </table:table-cell>
          <table:table-cell office:value-type="string">
            <text:p>SLICE_X17Y44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43</text:p>
          </table:table-cell>
          <table:table-cell office:value-type="string">
            <text:p>SLICE_X17Y43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42</text:p>
          </table:table-cell>
          <table:table-cell office:value-type="string">
            <text:p>SLICE_X17Y42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41</text:p>
          </table:table-cell>
          <table:table-cell office:value-type="string">
            <text:p>SLICE_X17Y41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40</text:p>
          </table:table-cell>
          <table:table-cell office:value-type="string">
            <text:p>SLICE_X17Y40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9</text:p>
          </table:table-cell>
          <table:table-cell office:value-type="string">
            <text:p>SLICE_X17Y39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8</text:p>
          </table:table-cell>
          <table:table-cell office:value-type="string">
            <text:p>SLICE_X17Y38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7</text:p>
          </table:table-cell>
          <table:table-cell office:value-type="string">
            <text:p>SLICE_X17Y37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6</text:p>
          </table:table-cell>
          <table:table-cell office:value-type="string">
            <text:p>SLICE_X17Y36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5</text:p>
          </table:table-cell>
          <table:table-cell office:value-type="string">
            <text:p>SLICE_X17Y35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4</text:p>
          </table:table-cell>
          <table:table-cell office:value-type="string">
            <text:p>SLICE_X17Y34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3</text:p>
          </table:table-cell>
          <table:table-cell office:value-type="string">
            <text:p>SLICE_X17Y33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L_X11Y32</text:p>
          </table:table-cell>
          <table:table-cell office:value-type="string">
            <text:p>SLICE_X17Y32</text:p>
          </table:table-cell>
          <table:table-cell office:value-type="string">
            <text:p>020c001d</text:p>
          </table:table-cell>
        </table:table-row>
        <table:table-row table:style-name="ro1">
          <table:table-cell office:value-type="string">
            <text:p>CLEXM_X13Y47</text:p>
          </table:table-cell>
          <table:table-cell office:value-type="string">
            <text:p>SLICE_X19Y47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46</text:p>
          </table:table-cell>
          <table:table-cell office:value-type="string">
            <text:p>SLICE_X19Y46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45</text:p>
          </table:table-cell>
          <table:table-cell office:value-type="string">
            <text:p>SLICE_X19Y45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44</text:p>
          </table:table-cell>
          <table:table-cell office:value-type="string">
            <text:p>SLICE_X19Y44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43</text:p>
          </table:table-cell>
          <table:table-cell office:value-type="string">
            <text:p>SLICE_X19Y43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42</text:p>
          </table:table-cell>
          <table:table-cell office:value-type="string">
            <text:p>SLICE_X19Y42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41</text:p>
          </table:table-cell>
          <table:table-cell office:value-type="string">
            <text:p>SLICE_X19Y41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40</text:p>
          </table:table-cell>
          <table:table-cell office:value-type="string">
            <text:p>SLICE_X19Y40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9</text:p>
          </table:table-cell>
          <table:table-cell office:value-type="string">
            <text:p>SLICE_X19Y39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8</text:p>
          </table:table-cell>
          <table:table-cell office:value-type="string">
            <text:p>SLICE_X19Y38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7</text:p>
          </table:table-cell>
          <table:table-cell office:value-type="string">
            <text:p>SLICE_X19Y37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6</text:p>
          </table:table-cell>
          <table:table-cell office:value-type="string">
            <text:p>SLICE_X19Y36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5</text:p>
          </table:table-cell>
          <table:table-cell office:value-type="string">
            <text:p>SLICE_X19Y35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4</text:p>
          </table:table-cell>
          <table:table-cell office:value-type="string">
            <text:p>SLICE_X19Y34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3</text:p>
          </table:table-cell>
          <table:table-cell office:value-type="string">
            <text:p>SLICE_X19Y33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M_X13Y32</text:p>
          </table:table-cell>
          <table:table-cell office:value-type="string">
            <text:p>SLICE_X19Y32</text:p>
          </table:table-cell>
          <table:table-cell office:value-type="string">
            <text:p>020e001e</text:p>
          </table:table-cell>
        </table:table-row>
        <table:table-row table:style-name="ro1">
          <table:table-cell office:value-type="string">
            <text:p>CLEXL_X14Y47</text:p>
          </table:table-cell>
          <table:table-cell office:value-type="string">
            <text:p>SLICE_X21Y47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46</text:p>
          </table:table-cell>
          <table:table-cell office:value-type="string">
            <text:p>SLICE_X21Y46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45</text:p>
          </table:table-cell>
          <table:table-cell office:value-type="string">
            <text:p>SLICE_X21Y45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44</text:p>
          </table:table-cell>
          <table:table-cell office:value-type="string">
            <text:p>SLICE_X21Y44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43</text:p>
          </table:table-cell>
          <table:table-cell office:value-type="string">
            <text:p>SLICE_X21Y43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42</text:p>
          </table:table-cell>
          <table:table-cell office:value-type="string">
            <text:p>SLICE_X21Y42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41</text:p>
          </table:table-cell>
          <table:table-cell office:value-type="string">
            <text:p>SLICE_X21Y41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40</text:p>
          </table:table-cell>
          <table:table-cell office:value-type="string">
            <text:p>SLICE_X21Y40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9</text:p>
          </table:table-cell>
          <table:table-cell office:value-type="string">
            <text:p>SLICE_X21Y39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8</text:p>
          </table:table-cell>
          <table:table-cell office:value-type="string">
            <text:p>SLICE_X21Y38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7</text:p>
          </table:table-cell>
          <table:table-cell office:value-type="string">
            <text:p>SLICE_X21Y37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6</text:p>
          </table:table-cell>
          <table:table-cell office:value-type="string">
            <text:p>SLICE_X21Y36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5</text:p>
          </table:table-cell>
          <table:table-cell office:value-type="string">
            <text:p>SLICE_X21Y35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4</text:p>
          </table:table-cell>
          <table:table-cell office:value-type="string">
            <text:p>SLICE_X21Y34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3</text:p>
          </table:table-cell>
          <table:table-cell office:value-type="string">
            <text:p>SLICE_X21Y33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L_X14Y32</text:p>
          </table:table-cell>
          <table:table-cell office:value-type="string">
            <text:p>SLICE_X21Y32</text:p>
          </table:table-cell>
          <table:table-cell office:value-type="string">
            <text:p>020f001d</text:p>
          </table:table-cell>
        </table:table-row>
        <table:table-row table:style-name="ro1">
          <table:table-cell office:value-type="string">
            <text:p>CLEXM_X15Y47</text:p>
          </table:table-cell>
          <table:table-cell office:value-type="string">
            <text:p>SLICE_X23Y47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46</text:p>
          </table:table-cell>
          <table:table-cell office:value-type="string">
            <text:p>SLICE_X23Y46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45</text:p>
          </table:table-cell>
          <table:table-cell office:value-type="string">
            <text:p>SLICE_X23Y45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44</text:p>
          </table:table-cell>
          <table:table-cell office:value-type="string">
            <text:p>SLICE_X23Y44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43</text:p>
          </table:table-cell>
          <table:table-cell office:value-type="string">
            <text:p>SLICE_X23Y43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42</text:p>
          </table:table-cell>
          <table:table-cell office:value-type="string">
            <text:p>SLICE_X23Y42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41</text:p>
          </table:table-cell>
          <table:table-cell office:value-type="string">
            <text:p>SLICE_X23Y41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40</text:p>
          </table:table-cell>
          <table:table-cell office:value-type="string">
            <text:p>SLICE_X23Y40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9</text:p>
          </table:table-cell>
          <table:table-cell office:value-type="string">
            <text:p>SLICE_X23Y39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8</text:p>
          </table:table-cell>
          <table:table-cell office:value-type="string">
            <text:p>SLICE_X23Y38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7</text:p>
          </table:table-cell>
          <table:table-cell office:value-type="string">
            <text:p>SLICE_X23Y37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6</text:p>
          </table:table-cell>
          <table:table-cell office:value-type="string">
            <text:p>SLICE_X23Y36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5</text:p>
          </table:table-cell>
          <table:table-cell office:value-type="string">
            <text:p>SLICE_X23Y35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4</text:p>
          </table:table-cell>
          <table:table-cell office:value-type="string">
            <text:p>SLICE_X23Y34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3</text:p>
          </table:table-cell>
          <table:table-cell office:value-type="string">
            <text:p>SLICE_X23Y33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M_X15Y32</text:p>
          </table:table-cell>
          <table:table-cell office:value-type="string">
            <text:p>SLICE_X23Y32</text:p>
          </table:table-cell>
          <table:table-cell office:value-type="string">
            <text:p>0210001e</text:p>
          </table:table-cell>
        </table:table-row>
        <table:table-row table:style-name="ro1">
          <table:table-cell office:value-type="string">
            <text:p>CLEXL_X16Y47</text:p>
          </table:table-cell>
          <table:table-cell office:value-type="string">
            <text:p>SLICE_X25Y47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46</text:p>
          </table:table-cell>
          <table:table-cell office:value-type="string">
            <text:p>SLICE_X25Y46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45</text:p>
          </table:table-cell>
          <table:table-cell office:value-type="string">
            <text:p>SLICE_X25Y45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44</text:p>
          </table:table-cell>
          <table:table-cell office:value-type="string">
            <text:p>SLICE_X25Y44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43</text:p>
          </table:table-cell>
          <table:table-cell office:value-type="string">
            <text:p>SLICE_X25Y43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42</text:p>
          </table:table-cell>
          <table:table-cell office:value-type="string">
            <text:p>SLICE_X25Y42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41</text:p>
          </table:table-cell>
          <table:table-cell office:value-type="string">
            <text:p>SLICE_X25Y41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40</text:p>
          </table:table-cell>
          <table:table-cell office:value-type="string">
            <text:p>SLICE_X25Y40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9</text:p>
          </table:table-cell>
          <table:table-cell office:value-type="string">
            <text:p>SLICE_X25Y39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8</text:p>
          </table:table-cell>
          <table:table-cell office:value-type="string">
            <text:p>SLICE_X25Y38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7</text:p>
          </table:table-cell>
          <table:table-cell office:value-type="string">
            <text:p>SLICE_X25Y37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6</text:p>
          </table:table-cell>
          <table:table-cell office:value-type="string">
            <text:p>SLICE_X25Y36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5</text:p>
          </table:table-cell>
          <table:table-cell office:value-type="string">
            <text:p>SLICE_X25Y35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4</text:p>
          </table:table-cell>
          <table:table-cell office:value-type="string">
            <text:p>SLICE_X25Y34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3</text:p>
          </table:table-cell>
          <table:table-cell office:value-type="string">
            <text:p>SLICE_X25Y33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L_X16Y32</text:p>
          </table:table-cell>
          <table:table-cell office:value-type="string">
            <text:p>SLICE_X25Y32</text:p>
          </table:table-cell>
          <table:table-cell office:value-type="string">
            <text:p>0211001d</text:p>
          </table:table-cell>
        </table:table-row>
        <table:table-row table:style-name="ro1">
          <table:table-cell office:value-type="string">
            <text:p>CLEXM_X17Y47</text:p>
          </table:table-cell>
          <table:table-cell office:value-type="string">
            <text:p>SLICE_X27Y47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46</text:p>
          </table:table-cell>
          <table:table-cell office:value-type="string">
            <text:p>SLICE_X27Y46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45</text:p>
          </table:table-cell>
          <table:table-cell office:value-type="string">
            <text:p>SLICE_X27Y45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44</text:p>
          </table:table-cell>
          <table:table-cell office:value-type="string">
            <text:p>SLICE_X27Y44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43</text:p>
          </table:table-cell>
          <table:table-cell office:value-type="string">
            <text:p>SLICE_X27Y43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42</text:p>
          </table:table-cell>
          <table:table-cell office:value-type="string">
            <text:p>SLICE_X27Y42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41</text:p>
          </table:table-cell>
          <table:table-cell office:value-type="string">
            <text:p>SLICE_X27Y41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40</text:p>
          </table:table-cell>
          <table:table-cell office:value-type="string">
            <text:p>SLICE_X27Y40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9</text:p>
          </table:table-cell>
          <table:table-cell office:value-type="string">
            <text:p>SLICE_X27Y39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8</text:p>
          </table:table-cell>
          <table:table-cell office:value-type="string">
            <text:p>SLICE_X27Y38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7</text:p>
          </table:table-cell>
          <table:table-cell office:value-type="string">
            <text:p>SLICE_X27Y37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6</text:p>
          </table:table-cell>
          <table:table-cell office:value-type="string">
            <text:p>SLICE_X27Y36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5</text:p>
          </table:table-cell>
          <table:table-cell office:value-type="string">
            <text:p>SLICE_X27Y35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4</text:p>
          </table:table-cell>
          <table:table-cell office:value-type="string">
            <text:p>SLICE_X27Y34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3</text:p>
          </table:table-cell>
          <table:table-cell office:value-type="string">
            <text:p>SLICE_X27Y33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M_X17Y32</text:p>
          </table:table-cell>
          <table:table-cell office:value-type="string">
            <text:p>SLICE_X27Y32</text:p>
          </table:table-cell>
          <table:table-cell office:value-type="string">
            <text:p>0212001e</text:p>
          </table:table-cell>
        </table:table-row>
        <table:table-row table:style-name="ro1">
          <table:table-cell office:value-type="string">
            <text:p>CLEXL_X18Y47</text:p>
          </table:table-cell>
          <table:table-cell office:value-type="string">
            <text:p>SLICE_X29Y47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46</text:p>
          </table:table-cell>
          <table:table-cell office:value-type="string">
            <text:p>SLICE_X29Y46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45</text:p>
          </table:table-cell>
          <table:table-cell office:value-type="string">
            <text:p>SLICE_X29Y45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44</text:p>
          </table:table-cell>
          <table:table-cell office:value-type="string">
            <text:p>SLICE_X29Y44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43</text:p>
          </table:table-cell>
          <table:table-cell office:value-type="string">
            <text:p>SLICE_X29Y43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42</text:p>
          </table:table-cell>
          <table:table-cell office:value-type="string">
            <text:p>SLICE_X29Y42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41</text:p>
          </table:table-cell>
          <table:table-cell office:value-type="string">
            <text:p>SLICE_X29Y41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38</text:p>
          </table:table-cell>
          <table:table-cell office:value-type="string">
            <text:p>SLICE_X29Y38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37</text:p>
          </table:table-cell>
          <table:table-cell office:value-type="string">
            <text:p>SLICE_X29Y37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36</text:p>
          </table:table-cell>
          <table:table-cell office:value-type="string">
            <text:p>SLICE_X29Y36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35</text:p>
          </table:table-cell>
          <table:table-cell office:value-type="string">
            <text:p>SLICE_X29Y35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34</text:p>
          </table:table-cell>
          <table:table-cell office:value-type="string">
            <text:p>SLICE_X29Y34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33</text:p>
          </table:table-cell>
          <table:table-cell office:value-type="string">
            <text:p>SLICE_X29Y33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L_X18Y32</text:p>
          </table:table-cell>
          <table:table-cell office:value-type="string">
            <text:p>SLICE_X29Y32</text:p>
          </table:table-cell>
          <table:table-cell office:value-type="string">
            <text:p>0213001d</text:p>
          </table:table-cell>
        </table:table-row>
        <table:table-row table:style-name="ro1">
          <table:table-cell office:value-type="string">
            <text:p>CLEXM_X19Y47</text:p>
          </table:table-cell>
          <table:table-cell office:value-type="string">
            <text:p>SLICE_X31Y47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46</text:p>
          </table:table-cell>
          <table:table-cell office:value-type="string">
            <text:p>SLICE_X31Y46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45</text:p>
          </table:table-cell>
          <table:table-cell office:value-type="string">
            <text:p>SLICE_X31Y45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44</text:p>
          </table:table-cell>
          <table:table-cell office:value-type="string">
            <text:p>SLICE_X31Y44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43</text:p>
          </table:table-cell>
          <table:table-cell office:value-type="string">
            <text:p>SLICE_X31Y43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42</text:p>
          </table:table-cell>
          <table:table-cell office:value-type="string">
            <text:p>SLICE_X31Y42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41</text:p>
          </table:table-cell>
          <table:table-cell office:value-type="string">
            <text:p>SLICE_X31Y41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40</text:p>
          </table:table-cell>
          <table:table-cell office:value-type="string">
            <text:p>SLICE_X31Y40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9</text:p>
          </table:table-cell>
          <table:table-cell office:value-type="string">
            <text:p>SLICE_X31Y39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8</text:p>
          </table:table-cell>
          <table:table-cell office:value-type="string">
            <text:p>SLICE_X31Y38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7</text:p>
          </table:table-cell>
          <table:table-cell office:value-type="string">
            <text:p>SLICE_X31Y37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6</text:p>
          </table:table-cell>
          <table:table-cell office:value-type="string">
            <text:p>SLICE_X31Y36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5</text:p>
          </table:table-cell>
          <table:table-cell office:value-type="string">
            <text:p>SLICE_X31Y35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4</text:p>
          </table:table-cell>
          <table:table-cell office:value-type="string">
            <text:p>SLICE_X31Y34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3</text:p>
          </table:table-cell>
          <table:table-cell office:value-type="string">
            <text:p>SLICE_X31Y33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M_X19Y32</text:p>
          </table:table-cell>
          <table:table-cell office:value-type="string">
            <text:p>SLICE_X31Y32</text:p>
          </table:table-cell>
          <table:table-cell office:value-type="string">
            <text:p>0214001e</text:p>
          </table:table-cell>
        </table:table-row>
        <table:table-row table:style-name="ro1">
          <table:table-cell office:value-type="string">
            <text:p>CLEXL_X20Y47</text:p>
          </table:table-cell>
          <table:table-cell office:value-type="string">
            <text:p>SLICE_X33Y47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46</text:p>
          </table:table-cell>
          <table:table-cell office:value-type="string">
            <text:p>SLICE_X33Y46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45</text:p>
          </table:table-cell>
          <table:table-cell office:value-type="string">
            <text:p>SLICE_X33Y45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44</text:p>
          </table:table-cell>
          <table:table-cell office:value-type="string">
            <text:p>SLICE_X33Y44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43</text:p>
          </table:table-cell>
          <table:table-cell office:value-type="string">
            <text:p>SLICE_X33Y43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42</text:p>
          </table:table-cell>
          <table:table-cell office:value-type="string">
            <text:p>SLICE_X33Y42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41</text:p>
          </table:table-cell>
          <table:table-cell office:value-type="string">
            <text:p>SLICE_X33Y41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40</text:p>
          </table:table-cell>
          <table:table-cell office:value-type="string">
            <text:p>SLICE_X33Y40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9</text:p>
          </table:table-cell>
          <table:table-cell office:value-type="string">
            <text:p>SLICE_X33Y39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8</text:p>
          </table:table-cell>
          <table:table-cell office:value-type="string">
            <text:p>SLICE_X33Y38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7</text:p>
          </table:table-cell>
          <table:table-cell office:value-type="string">
            <text:p>SLICE_X33Y37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6</text:p>
          </table:table-cell>
          <table:table-cell office:value-type="string">
            <text:p>SLICE_X33Y36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5</text:p>
          </table:table-cell>
          <table:table-cell office:value-type="string">
            <text:p>SLICE_X33Y35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4</text:p>
          </table:table-cell>
          <table:table-cell office:value-type="string">
            <text:p>SLICE_X33Y34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3</text:p>
          </table:table-cell>
          <table:table-cell office:value-type="string">
            <text:p>SLICE_X33Y33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L_X20Y32</text:p>
          </table:table-cell>
          <table:table-cell office:value-type="string">
            <text:p>SLICE_X33Y32</text:p>
          </table:table-cell>
          <table:table-cell office:value-type="string">
            <text:p>0215001d</text:p>
          </table:table-cell>
        </table:table-row>
        <table:table-row table:style-name="ro1">
          <table:table-cell office:value-type="string">
            <text:p>CLEXM_X21Y47</text:p>
          </table:table-cell>
          <table:table-cell office:value-type="string">
            <text:p>SLICE_X35Y47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46</text:p>
          </table:table-cell>
          <table:table-cell office:value-type="string">
            <text:p>SLICE_X35Y46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45</text:p>
          </table:table-cell>
          <table:table-cell office:value-type="string">
            <text:p>SLICE_X35Y45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44</text:p>
          </table:table-cell>
          <table:table-cell office:value-type="string">
            <text:p>SLICE_X35Y44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43</text:p>
          </table:table-cell>
          <table:table-cell office:value-type="string">
            <text:p>SLICE_X35Y43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42</text:p>
          </table:table-cell>
          <table:table-cell office:value-type="string">
            <text:p>SLICE_X35Y42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41</text:p>
          </table:table-cell>
          <table:table-cell office:value-type="string">
            <text:p>SLICE_X35Y41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40</text:p>
          </table:table-cell>
          <table:table-cell office:value-type="string">
            <text:p>SLICE_X35Y40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9</text:p>
          </table:table-cell>
          <table:table-cell office:value-type="string">
            <text:p>SLICE_X35Y39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8</text:p>
          </table:table-cell>
          <table:table-cell office:value-type="string">
            <text:p>SLICE_X35Y38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7</text:p>
          </table:table-cell>
          <table:table-cell office:value-type="string">
            <text:p>SLICE_X35Y37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6</text:p>
          </table:table-cell>
          <table:table-cell office:value-type="string">
            <text:p>SLICE_X35Y36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5</text:p>
          </table:table-cell>
          <table:table-cell office:value-type="string">
            <text:p>SLICE_X35Y35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4</text:p>
          </table:table-cell>
          <table:table-cell office:value-type="string">
            <text:p>SLICE_X35Y34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3</text:p>
          </table:table-cell>
          <table:table-cell office:value-type="string">
            <text:p>SLICE_X35Y33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M_X21Y32</text:p>
          </table:table-cell>
          <table:table-cell office:value-type="string">
            <text:p>SLICE_X35Y32</text:p>
          </table:table-cell>
          <table:table-cell office:value-type="string">
            <text:p>0216001e</text:p>
          </table:table-cell>
        </table:table-row>
        <table:table-row table:style-name="ro1">
          <table:table-cell office:value-type="string">
            <text:p>CLEXL_X22Y47</text:p>
          </table:table-cell>
          <table:table-cell office:value-type="string">
            <text:p>SLICE_X37Y47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46</text:p>
          </table:table-cell>
          <table:table-cell office:value-type="string">
            <text:p>SLICE_X37Y46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45</text:p>
          </table:table-cell>
          <table:table-cell office:value-type="string">
            <text:p>SLICE_X37Y45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44</text:p>
          </table:table-cell>
          <table:table-cell office:value-type="string">
            <text:p>SLICE_X37Y44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43</text:p>
          </table:table-cell>
          <table:table-cell office:value-type="string">
            <text:p>SLICE_X37Y43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42</text:p>
          </table:table-cell>
          <table:table-cell office:value-type="string">
            <text:p>SLICE_X37Y42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41</text:p>
          </table:table-cell>
          <table:table-cell office:value-type="string">
            <text:p>SLICE_X37Y41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40</text:p>
          </table:table-cell>
          <table:table-cell office:value-type="string">
            <text:p>SLICE_X37Y40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9</text:p>
          </table:table-cell>
          <table:table-cell office:value-type="string">
            <text:p>SLICE_X37Y39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8</text:p>
          </table:table-cell>
          <table:table-cell office:value-type="string">
            <text:p>SLICE_X37Y38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7</text:p>
          </table:table-cell>
          <table:table-cell office:value-type="string">
            <text:p>SLICE_X37Y37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6</text:p>
          </table:table-cell>
          <table:table-cell office:value-type="string">
            <text:p>SLICE_X37Y36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5</text:p>
          </table:table-cell>
          <table:table-cell office:value-type="string">
            <text:p>SLICE_X37Y35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4</text:p>
          </table:table-cell>
          <table:table-cell office:value-type="string">
            <text:p>SLICE_X37Y34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3</text:p>
          </table:table-cell>
          <table:table-cell office:value-type="string">
            <text:p>SLICE_X37Y33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L_X22Y32</text:p>
          </table:table-cell>
          <table:table-cell office:value-type="string">
            <text:p>SLICE_X37Y32</text:p>
          </table:table-cell>
          <table:table-cell office:value-type="string">
            <text:p>0217001d</text:p>
          </table:table-cell>
        </table:table-row>
        <table:table-row table:style-name="ro1">
          <table:table-cell office:value-type="string">
            <text:p>CLEXM_X23Y47</text:p>
          </table:table-cell>
          <table:table-cell office:value-type="string">
            <text:p>SLICE_X39Y47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46</text:p>
          </table:table-cell>
          <table:table-cell office:value-type="string">
            <text:p>SLICE_X39Y46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45</text:p>
          </table:table-cell>
          <table:table-cell office:value-type="string">
            <text:p>SLICE_X39Y45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44</text:p>
          </table:table-cell>
          <table:table-cell office:value-type="string">
            <text:p>SLICE_X39Y44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43</text:p>
          </table:table-cell>
          <table:table-cell office:value-type="string">
            <text:p>SLICE_X39Y43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42</text:p>
          </table:table-cell>
          <table:table-cell office:value-type="string">
            <text:p>SLICE_X39Y42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41</text:p>
          </table:table-cell>
          <table:table-cell office:value-type="string">
            <text:p>SLICE_X39Y41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40</text:p>
          </table:table-cell>
          <table:table-cell office:value-type="string">
            <text:p>SLICE_X39Y40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9</text:p>
          </table:table-cell>
          <table:table-cell office:value-type="string">
            <text:p>SLICE_X39Y39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8</text:p>
          </table:table-cell>
          <table:table-cell office:value-type="string">
            <text:p>SLICE_X39Y38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7</text:p>
          </table:table-cell>
          <table:table-cell office:value-type="string">
            <text:p>SLICE_X39Y37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6</text:p>
          </table:table-cell>
          <table:table-cell office:value-type="string">
            <text:p>SLICE_X39Y36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5</text:p>
          </table:table-cell>
          <table:table-cell office:value-type="string">
            <text:p>SLICE_X39Y35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4</text:p>
          </table:table-cell>
          <table:table-cell office:value-type="string">
            <text:p>SLICE_X39Y34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3</text:p>
          </table:table-cell>
          <table:table-cell office:value-type="string">
            <text:p>SLICE_X39Y33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M_X23Y32</text:p>
          </table:table-cell>
          <table:table-cell office:value-type="string">
            <text:p>SLICE_X39Y32</text:p>
          </table:table-cell>
          <table:table-cell office:value-type="string">
            <text:p>0218001e</text:p>
          </table:table-cell>
        </table:table-row>
        <table:table-row table:style-name="ro1">
          <table:table-cell office:value-type="string">
            <text:p>CLEXL_X24Y47</text:p>
          </table:table-cell>
          <table:table-cell office:value-type="string">
            <text:p>SLICE_X41Y47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46</text:p>
          </table:table-cell>
          <table:table-cell office:value-type="string">
            <text:p>SLICE_X41Y46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45</text:p>
          </table:table-cell>
          <table:table-cell office:value-type="string">
            <text:p>SLICE_X41Y45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44</text:p>
          </table:table-cell>
          <table:table-cell office:value-type="string">
            <text:p>SLICE_X41Y44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43</text:p>
          </table:table-cell>
          <table:table-cell office:value-type="string">
            <text:p>SLICE_X41Y43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42</text:p>
          </table:table-cell>
          <table:table-cell office:value-type="string">
            <text:p>SLICE_X41Y42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41</text:p>
          </table:table-cell>
          <table:table-cell office:value-type="string">
            <text:p>SLICE_X41Y41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40</text:p>
          </table:table-cell>
          <table:table-cell office:value-type="string">
            <text:p>SLICE_X41Y40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9</text:p>
          </table:table-cell>
          <table:table-cell office:value-type="string">
            <text:p>SLICE_X41Y39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8</text:p>
          </table:table-cell>
          <table:table-cell office:value-type="string">
            <text:p>SLICE_X41Y38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7</text:p>
          </table:table-cell>
          <table:table-cell office:value-type="string">
            <text:p>SLICE_X41Y37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6</text:p>
          </table:table-cell>
          <table:table-cell office:value-type="string">
            <text:p>SLICE_X41Y36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5</text:p>
          </table:table-cell>
          <table:table-cell office:value-type="string">
            <text:p>SLICE_X41Y35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4</text:p>
          </table:table-cell>
          <table:table-cell office:value-type="string">
            <text:p>SLICE_X41Y34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3</text:p>
          </table:table-cell>
          <table:table-cell office:value-type="string">
            <text:p>SLICE_X41Y33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4Y32</text:p>
          </table:table-cell>
          <table:table-cell office:value-type="string">
            <text:p>SLICE_X41Y32</text:p>
          </table:table-cell>
          <table:table-cell office:value-type="string">
            <text:p>0219001d</text:p>
          </table:table-cell>
        </table:table-row>
        <table:table-row table:style-name="ro1">
          <table:table-cell office:value-type="string">
            <text:p>CLEXL_X26Y47</text:p>
          </table:table-cell>
          <table:table-cell office:value-type="string">
            <text:p>SLICE_X43Y47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46</text:p>
          </table:table-cell>
          <table:table-cell office:value-type="string">
            <text:p>SLICE_X43Y46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45</text:p>
          </table:table-cell>
          <table:table-cell office:value-type="string">
            <text:p>SLICE_X43Y45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44</text:p>
          </table:table-cell>
          <table:table-cell office:value-type="string">
            <text:p>SLICE_X43Y44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43</text:p>
          </table:table-cell>
          <table:table-cell office:value-type="string">
            <text:p>SLICE_X43Y43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42</text:p>
          </table:table-cell>
          <table:table-cell office:value-type="string">
            <text:p>SLICE_X43Y42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41</text:p>
          </table:table-cell>
          <table:table-cell office:value-type="string">
            <text:p>SLICE_X43Y41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40</text:p>
          </table:table-cell>
          <table:table-cell office:value-type="string">
            <text:p>SLICE_X43Y40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9</text:p>
          </table:table-cell>
          <table:table-cell office:value-type="string">
            <text:p>SLICE_X43Y39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8</text:p>
          </table:table-cell>
          <table:table-cell office:value-type="string">
            <text:p>SLICE_X43Y38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7</text:p>
          </table:table-cell>
          <table:table-cell office:value-type="string">
            <text:p>SLICE_X43Y37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6</text:p>
          </table:table-cell>
          <table:table-cell office:value-type="string">
            <text:p>SLICE_X43Y36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5</text:p>
          </table:table-cell>
          <table:table-cell office:value-type="string">
            <text:p>SLICE_X43Y35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4</text:p>
          </table:table-cell>
          <table:table-cell office:value-type="string">
            <text:p>SLICE_X43Y34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3</text:p>
          </table:table-cell>
          <table:table-cell office:value-type="string">
            <text:p>SLICE_X43Y33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L_X26Y32</text:p>
          </table:table-cell>
          <table:table-cell office:value-type="string">
            <text:p>SLICE_X43Y32</text:p>
          </table:table-cell>
          <table:table-cell office:value-type="string">
            <text:p>021b001d</text:p>
          </table:table-cell>
        </table:table-row>
        <table:table-row table:style-name="ro1">
          <table:table-cell office:value-type="string">
            <text:p>CLEXM_X27Y47</text:p>
          </table:table-cell>
          <table:table-cell office:value-type="string">
            <text:p>SLICE_X45Y47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46</text:p>
          </table:table-cell>
          <table:table-cell office:value-type="string">
            <text:p>SLICE_X45Y46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45</text:p>
          </table:table-cell>
          <table:table-cell office:value-type="string">
            <text:p>SLICE_X45Y45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44</text:p>
          </table:table-cell>
          <table:table-cell office:value-type="string">
            <text:p>SLICE_X45Y44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43</text:p>
          </table:table-cell>
          <table:table-cell office:value-type="string">
            <text:p>SLICE_X45Y43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42</text:p>
          </table:table-cell>
          <table:table-cell office:value-type="string">
            <text:p>SLICE_X45Y42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41</text:p>
          </table:table-cell>
          <table:table-cell office:value-type="string">
            <text:p>SLICE_X45Y41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40</text:p>
          </table:table-cell>
          <table:table-cell office:value-type="string">
            <text:p>SLICE_X45Y40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9</text:p>
          </table:table-cell>
          <table:table-cell office:value-type="string">
            <text:p>SLICE_X45Y39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8</text:p>
          </table:table-cell>
          <table:table-cell office:value-type="string">
            <text:p>SLICE_X45Y38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7</text:p>
          </table:table-cell>
          <table:table-cell office:value-type="string">
            <text:p>SLICE_X45Y37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6</text:p>
          </table:table-cell>
          <table:table-cell office:value-type="string">
            <text:p>SLICE_X45Y36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5</text:p>
          </table:table-cell>
          <table:table-cell office:value-type="string">
            <text:p>SLICE_X45Y35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4</text:p>
          </table:table-cell>
          <table:table-cell office:value-type="string">
            <text:p>SLICE_X45Y34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3</text:p>
          </table:table-cell>
          <table:table-cell office:value-type="string">
            <text:p>SLICE_X45Y33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M_X27Y32</text:p>
          </table:table-cell>
          <table:table-cell office:value-type="string">
            <text:p>SLICE_X45Y32</text:p>
          </table:table-cell>
          <table:table-cell office:value-type="string">
            <text:p>021c001e</text:p>
          </table:table-cell>
        </table:table-row>
        <table:table-row table:style-name="ro1">
          <table:table-cell office:value-type="string">
            <text:p>CLEXL_X28Y47</text:p>
          </table:table-cell>
          <table:table-cell office:value-type="string">
            <text:p>SLICE_X47Y47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46</text:p>
          </table:table-cell>
          <table:table-cell office:value-type="string">
            <text:p>SLICE_X47Y46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45</text:p>
          </table:table-cell>
          <table:table-cell office:value-type="string">
            <text:p>SLICE_X47Y45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44</text:p>
          </table:table-cell>
          <table:table-cell office:value-type="string">
            <text:p>SLICE_X47Y44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43</text:p>
          </table:table-cell>
          <table:table-cell office:value-type="string">
            <text:p>SLICE_X47Y43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42</text:p>
          </table:table-cell>
          <table:table-cell office:value-type="string">
            <text:p>SLICE_X47Y42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41</text:p>
          </table:table-cell>
          <table:table-cell office:value-type="string">
            <text:p>SLICE_X47Y41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40</text:p>
          </table:table-cell>
          <table:table-cell office:value-type="string">
            <text:p>SLICE_X47Y40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9</text:p>
          </table:table-cell>
          <table:table-cell office:value-type="string">
            <text:p>SLICE_X47Y39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8</text:p>
          </table:table-cell>
          <table:table-cell office:value-type="string">
            <text:p>SLICE_X47Y38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7</text:p>
          </table:table-cell>
          <table:table-cell office:value-type="string">
            <text:p>SLICE_X47Y37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6</text:p>
          </table:table-cell>
          <table:table-cell office:value-type="string">
            <text:p>SLICE_X47Y36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5</text:p>
          </table:table-cell>
          <table:table-cell office:value-type="string">
            <text:p>SLICE_X47Y35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4</text:p>
          </table:table-cell>
          <table:table-cell office:value-type="string">
            <text:p>SLICE_X47Y34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3</text:p>
          </table:table-cell>
          <table:table-cell office:value-type="string">
            <text:p>SLICE_X47Y33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L_X28Y32</text:p>
          </table:table-cell>
          <table:table-cell office:value-type="string">
            <text:p>SLICE_X47Y32</text:p>
          </table:table-cell>
          <table:table-cell office:value-type="string">
            <text:p>021d001d</text:p>
          </table:table-cell>
        </table:table-row>
        <table:table-row table:style-name="ro1">
          <table:table-cell office:value-type="string">
            <text:p>CLEXM_X29Y47</text:p>
          </table:table-cell>
          <table:table-cell office:value-type="string">
            <text:p>SLICE_X49Y47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46</text:p>
          </table:table-cell>
          <table:table-cell office:value-type="string">
            <text:p>SLICE_X49Y46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45</text:p>
          </table:table-cell>
          <table:table-cell office:value-type="string">
            <text:p>SLICE_X49Y45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44</text:p>
          </table:table-cell>
          <table:table-cell office:value-type="string">
            <text:p>SLICE_X49Y44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43</text:p>
          </table:table-cell>
          <table:table-cell office:value-type="string">
            <text:p>SLICE_X49Y43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42</text:p>
          </table:table-cell>
          <table:table-cell office:value-type="string">
            <text:p>SLICE_X49Y42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41</text:p>
          </table:table-cell>
          <table:table-cell office:value-type="string">
            <text:p>SLICE_X49Y41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40</text:p>
          </table:table-cell>
          <table:table-cell office:value-type="string">
            <text:p>SLICE_X49Y40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9</text:p>
          </table:table-cell>
          <table:table-cell office:value-type="string">
            <text:p>SLICE_X49Y39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8</text:p>
          </table:table-cell>
          <table:table-cell office:value-type="string">
            <text:p>SLICE_X49Y38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7</text:p>
          </table:table-cell>
          <table:table-cell office:value-type="string">
            <text:p>SLICE_X49Y37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6</text:p>
          </table:table-cell>
          <table:table-cell office:value-type="string">
            <text:p>SLICE_X49Y36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5</text:p>
          </table:table-cell>
          <table:table-cell office:value-type="string">
            <text:p>SLICE_X49Y35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4</text:p>
          </table:table-cell>
          <table:table-cell office:value-type="string">
            <text:p>SLICE_X49Y34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3</text:p>
          </table:table-cell>
          <table:table-cell office:value-type="string">
            <text:p>SLICE_X49Y33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M_X29Y32</text:p>
          </table:table-cell>
          <table:table-cell office:value-type="string">
            <text:p>SLICE_X49Y32</text:p>
          </table:table-cell>
          <table:table-cell office:value-type="string">
            <text:p>021e001e</text:p>
          </table:table-cell>
        </table:table-row>
        <table:table-row table:style-name="ro1">
          <table:table-cell office:value-type="string">
            <text:p>CLEXL_X30Y47</text:p>
          </table:table-cell>
          <table:table-cell office:value-type="string">
            <text:p>SLICE_X51Y47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46</text:p>
          </table:table-cell>
          <table:table-cell office:value-type="string">
            <text:p>SLICE_X51Y46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45</text:p>
          </table:table-cell>
          <table:table-cell office:value-type="string">
            <text:p>SLICE_X51Y45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44</text:p>
          </table:table-cell>
          <table:table-cell office:value-type="string">
            <text:p>SLICE_X51Y44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43</text:p>
          </table:table-cell>
          <table:table-cell office:value-type="string">
            <text:p>SLICE_X51Y43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42</text:p>
          </table:table-cell>
          <table:table-cell office:value-type="string">
            <text:p>SLICE_X51Y42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41</text:p>
          </table:table-cell>
          <table:table-cell office:value-type="string">
            <text:p>SLICE_X51Y41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40</text:p>
          </table:table-cell>
          <table:table-cell office:value-type="string">
            <text:p>SLICE_X51Y40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9</text:p>
          </table:table-cell>
          <table:table-cell office:value-type="string">
            <text:p>SLICE_X51Y39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8</text:p>
          </table:table-cell>
          <table:table-cell office:value-type="string">
            <text:p>SLICE_X51Y38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7</text:p>
          </table:table-cell>
          <table:table-cell office:value-type="string">
            <text:p>SLICE_X51Y37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6</text:p>
          </table:table-cell>
          <table:table-cell office:value-type="string">
            <text:p>SLICE_X51Y36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5</text:p>
          </table:table-cell>
          <table:table-cell office:value-type="string">
            <text:p>SLICE_X51Y35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4</text:p>
          </table:table-cell>
          <table:table-cell office:value-type="string">
            <text:p>SLICE_X51Y34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3</text:p>
          </table:table-cell>
          <table:table-cell office:value-type="string">
            <text:p>SLICE_X51Y33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L_X30Y32</text:p>
          </table:table-cell>
          <table:table-cell office:value-type="string">
            <text:p>SLICE_X51Y32</text:p>
          </table:table-cell>
          <table:table-cell office:value-type="string">
            <text:p>021f001d</text:p>
          </table:table-cell>
        </table:table-row>
        <table:table-row table:style-name="ro1">
          <table:table-cell office:value-type="string">
            <text:p>CLEXM_X32Y47</text:p>
          </table:table-cell>
          <table:table-cell office:value-type="string">
            <text:p>SLICE_X53Y47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46</text:p>
          </table:table-cell>
          <table:table-cell office:value-type="string">
            <text:p>SLICE_X53Y46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45</text:p>
          </table:table-cell>
          <table:table-cell office:value-type="string">
            <text:p>SLICE_X53Y45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44</text:p>
          </table:table-cell>
          <table:table-cell office:value-type="string">
            <text:p>SLICE_X53Y44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43</text:p>
          </table:table-cell>
          <table:table-cell office:value-type="string">
            <text:p>SLICE_X53Y43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42</text:p>
          </table:table-cell>
          <table:table-cell office:value-type="string">
            <text:p>SLICE_X53Y42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41</text:p>
          </table:table-cell>
          <table:table-cell office:value-type="string">
            <text:p>SLICE_X53Y41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40</text:p>
          </table:table-cell>
          <table:table-cell office:value-type="string">
            <text:p>SLICE_X53Y40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9</text:p>
          </table:table-cell>
          <table:table-cell office:value-type="string">
            <text:p>SLICE_X53Y39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8</text:p>
          </table:table-cell>
          <table:table-cell office:value-type="string">
            <text:p>SLICE_X53Y38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7</text:p>
          </table:table-cell>
          <table:table-cell office:value-type="string">
            <text:p>SLICE_X53Y37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6</text:p>
          </table:table-cell>
          <table:table-cell office:value-type="string">
            <text:p>SLICE_X53Y36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5</text:p>
          </table:table-cell>
          <table:table-cell office:value-type="string">
            <text:p>SLICE_X53Y35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4</text:p>
          </table:table-cell>
          <table:table-cell office:value-type="string">
            <text:p>SLICE_X53Y34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3</text:p>
          </table:table-cell>
          <table:table-cell office:value-type="string">
            <text:p>SLICE_X53Y33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M_X32Y32</text:p>
          </table:table-cell>
          <table:table-cell office:value-type="string">
            <text:p>SLICE_X53Y32</text:p>
          </table:table-cell>
          <table:table-cell office:value-type="string">
            <text:p>0221001e</text:p>
          </table:table-cell>
        </table:table-row>
        <table:table-row table:style-name="ro1">
          <table:table-cell office:value-type="string">
            <text:p>CLEXL_X33Y47</text:p>
          </table:table-cell>
          <table:table-cell office:value-type="string">
            <text:p>SLICE_X55Y47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46</text:p>
          </table:table-cell>
          <table:table-cell office:value-type="string">
            <text:p>SLICE_X55Y46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45</text:p>
          </table:table-cell>
          <table:table-cell office:value-type="string">
            <text:p>SLICE_X55Y45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44</text:p>
          </table:table-cell>
          <table:table-cell office:value-type="string">
            <text:p>SLICE_X55Y44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43</text:p>
          </table:table-cell>
          <table:table-cell office:value-type="string">
            <text:p>SLICE_X55Y43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42</text:p>
          </table:table-cell>
          <table:table-cell office:value-type="string">
            <text:p>SLICE_X55Y42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41</text:p>
          </table:table-cell>
          <table:table-cell office:value-type="string">
            <text:p>SLICE_X55Y41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40</text:p>
          </table:table-cell>
          <table:table-cell office:value-type="string">
            <text:p>SLICE_X55Y40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9</text:p>
          </table:table-cell>
          <table:table-cell office:value-type="string">
            <text:p>SLICE_X55Y39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8</text:p>
          </table:table-cell>
          <table:table-cell office:value-type="string">
            <text:p>SLICE_X55Y38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7</text:p>
          </table:table-cell>
          <table:table-cell office:value-type="string">
            <text:p>SLICE_X55Y37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6</text:p>
          </table:table-cell>
          <table:table-cell office:value-type="string">
            <text:p>SLICE_X55Y36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5</text:p>
          </table:table-cell>
          <table:table-cell office:value-type="string">
            <text:p>SLICE_X55Y35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4</text:p>
          </table:table-cell>
          <table:table-cell office:value-type="string">
            <text:p>SLICE_X55Y34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3</text:p>
          </table:table-cell>
          <table:table-cell office:value-type="string">
            <text:p>SLICE_X55Y33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L_X33Y32</text:p>
          </table:table-cell>
          <table:table-cell office:value-type="string">
            <text:p>SLICE_X55Y32</text:p>
          </table:table-cell>
          <table:table-cell office:value-type="string">
            <text:p>0222001d</text:p>
          </table:table-cell>
        </table:table-row>
        <table:table-row table:style-name="ro1">
          <table:table-cell office:value-type="string">
            <text:p>CLEXM_X35Y47</text:p>
          </table:table-cell>
          <table:table-cell office:value-type="string">
            <text:p>SLICE_X57Y47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46</text:p>
          </table:table-cell>
          <table:table-cell office:value-type="string">
            <text:p>SLICE_X57Y46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45</text:p>
          </table:table-cell>
          <table:table-cell office:value-type="string">
            <text:p>SLICE_X57Y45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44</text:p>
          </table:table-cell>
          <table:table-cell office:value-type="string">
            <text:p>SLICE_X57Y44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43</text:p>
          </table:table-cell>
          <table:table-cell office:value-type="string">
            <text:p>SLICE_X57Y43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42</text:p>
          </table:table-cell>
          <table:table-cell office:value-type="string">
            <text:p>SLICE_X57Y42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41</text:p>
          </table:table-cell>
          <table:table-cell office:value-type="string">
            <text:p>SLICE_X57Y41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40</text:p>
          </table:table-cell>
          <table:table-cell office:value-type="string">
            <text:p>SLICE_X57Y40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9</text:p>
          </table:table-cell>
          <table:table-cell office:value-type="string">
            <text:p>SLICE_X57Y39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8</text:p>
          </table:table-cell>
          <table:table-cell office:value-type="string">
            <text:p>SLICE_X57Y38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7</text:p>
          </table:table-cell>
          <table:table-cell office:value-type="string">
            <text:p>SLICE_X57Y37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6</text:p>
          </table:table-cell>
          <table:table-cell office:value-type="string">
            <text:p>SLICE_X57Y36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5</text:p>
          </table:table-cell>
          <table:table-cell office:value-type="string">
            <text:p>SLICE_X57Y35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4</text:p>
          </table:table-cell>
          <table:table-cell office:value-type="string">
            <text:p>SLICE_X57Y34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3</text:p>
          </table:table-cell>
          <table:table-cell office:value-type="string">
            <text:p>SLICE_X57Y33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M_X35Y32</text:p>
          </table:table-cell>
          <table:table-cell office:value-type="string">
            <text:p>SLICE_X57Y32</text:p>
          </table:table-cell>
          <table:table-cell office:value-type="string">
            <text:p>0224001e</text:p>
          </table:table-cell>
        </table:table-row>
        <table:table-row table:style-name="ro1">
          <table:table-cell office:value-type="string">
            <text:p>CLEXL_X36Y47</text:p>
          </table:table-cell>
          <table:table-cell office:value-type="string">
            <text:p>SLICE_X59Y47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46</text:p>
          </table:table-cell>
          <table:table-cell office:value-type="string">
            <text:p>SLICE_X59Y46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45</text:p>
          </table:table-cell>
          <table:table-cell office:value-type="string">
            <text:p>SLICE_X59Y45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44</text:p>
          </table:table-cell>
          <table:table-cell office:value-type="string">
            <text:p>SLICE_X59Y44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43</text:p>
          </table:table-cell>
          <table:table-cell office:value-type="string">
            <text:p>SLICE_X59Y43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42</text:p>
          </table:table-cell>
          <table:table-cell office:value-type="string">
            <text:p>SLICE_X59Y42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41</text:p>
          </table:table-cell>
          <table:table-cell office:value-type="string">
            <text:p>SLICE_X59Y41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40</text:p>
          </table:table-cell>
          <table:table-cell office:value-type="string">
            <text:p>SLICE_X59Y40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9</text:p>
          </table:table-cell>
          <table:table-cell office:value-type="string">
            <text:p>SLICE_X59Y39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8</text:p>
          </table:table-cell>
          <table:table-cell office:value-type="string">
            <text:p>SLICE_X59Y38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7</text:p>
          </table:table-cell>
          <table:table-cell office:value-type="string">
            <text:p>SLICE_X59Y37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6</text:p>
          </table:table-cell>
          <table:table-cell office:value-type="string">
            <text:p>SLICE_X59Y36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5</text:p>
          </table:table-cell>
          <table:table-cell office:value-type="string">
            <text:p>SLICE_X59Y35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4</text:p>
          </table:table-cell>
          <table:table-cell office:value-type="string">
            <text:p>SLICE_X59Y34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3</text:p>
          </table:table-cell>
          <table:table-cell office:value-type="string">
            <text:p>SLICE_X59Y33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36Y32</text:p>
          </table:table-cell>
          <table:table-cell office:value-type="string">
            <text:p>SLICE_X59Y32</text:p>
          </table:table-cell>
          <table:table-cell office:value-type="string">
            <text:p>0225001d</text:p>
          </table:table-cell>
        </table:table-row>
        <table:table-row table:style-name="ro1">
          <table:table-cell office:value-type="string">
            <text:p>CLEXL_X1Y63</text:p>
          </table:table-cell>
          <table:table-cell office:value-type="string">
            <text:p>SLICE_X1Y63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62</text:p>
          </table:table-cell>
          <table:table-cell office:value-type="string">
            <text:p>SLICE_X1Y62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61</text:p>
          </table:table-cell>
          <table:table-cell office:value-type="string">
            <text:p>SLICE_X1Y61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60</text:p>
          </table:table-cell>
          <table:table-cell office:value-type="string">
            <text:p>SLICE_X1Y60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9</text:p>
          </table:table-cell>
          <table:table-cell office:value-type="string">
            <text:p>SLICE_X1Y59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8</text:p>
          </table:table-cell>
          <table:table-cell office:value-type="string">
            <text:p>SLICE_X1Y58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7</text:p>
          </table:table-cell>
          <table:table-cell office:value-type="string">
            <text:p>SLICE_X1Y57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6</text:p>
          </table:table-cell>
          <table:table-cell office:value-type="string">
            <text:p>SLICE_X1Y56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5</text:p>
          </table:table-cell>
          <table:table-cell office:value-type="string">
            <text:p>SLICE_X1Y55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4</text:p>
          </table:table-cell>
          <table:table-cell office:value-type="string">
            <text:p>SLICE_X1Y54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3</text:p>
          </table:table-cell>
          <table:table-cell office:value-type="string">
            <text:p>SLICE_X1Y53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2</text:p>
          </table:table-cell>
          <table:table-cell office:value-type="string">
            <text:p>SLICE_X1Y52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1</text:p>
          </table:table-cell>
          <table:table-cell office:value-type="string">
            <text:p>SLICE_X1Y51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50</text:p>
          </table:table-cell>
          <table:table-cell office:value-type="string">
            <text:p>SLICE_X1Y50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49</text:p>
          </table:table-cell>
          <table:table-cell office:value-type="string">
            <text:p>SLICE_X1Y49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L_X1Y48</text:p>
          </table:table-cell>
          <table:table-cell office:value-type="string">
            <text:p>SLICE_X1Y48</text:p>
          </table:table-cell>
          <table:table-cell office:value-type="string">
            <text:p>0302001d</text:p>
          </table:table-cell>
        </table:table-row>
        <table:table-row table:style-name="ro1">
          <table:table-cell office:value-type="string">
            <text:p>CLEXM_X2Y63</text:p>
          </table:table-cell>
          <table:table-cell office:value-type="string">
            <text:p>SLICE_X3Y63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62</text:p>
          </table:table-cell>
          <table:table-cell office:value-type="string">
            <text:p>SLICE_X3Y62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61</text:p>
          </table:table-cell>
          <table:table-cell office:value-type="string">
            <text:p>SLICE_X3Y61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60</text:p>
          </table:table-cell>
          <table:table-cell office:value-type="string">
            <text:p>SLICE_X3Y60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9</text:p>
          </table:table-cell>
          <table:table-cell office:value-type="string">
            <text:p>SLICE_X3Y59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8</text:p>
          </table:table-cell>
          <table:table-cell office:value-type="string">
            <text:p>SLICE_X3Y58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7</text:p>
          </table:table-cell>
          <table:table-cell office:value-type="string">
            <text:p>SLICE_X3Y57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6</text:p>
          </table:table-cell>
          <table:table-cell office:value-type="string">
            <text:p>SLICE_X3Y56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5</text:p>
          </table:table-cell>
          <table:table-cell office:value-type="string">
            <text:p>SLICE_X3Y55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4</text:p>
          </table:table-cell>
          <table:table-cell office:value-type="string">
            <text:p>SLICE_X3Y54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3</text:p>
          </table:table-cell>
          <table:table-cell office:value-type="string">
            <text:p>SLICE_X3Y53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2</text:p>
          </table:table-cell>
          <table:table-cell office:value-type="string">
            <text:p>SLICE_X3Y52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1</text:p>
          </table:table-cell>
          <table:table-cell office:value-type="string">
            <text:p>SLICE_X3Y51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50</text:p>
          </table:table-cell>
          <table:table-cell office:value-type="string">
            <text:p>SLICE_X3Y50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49</text:p>
          </table:table-cell>
          <table:table-cell office:value-type="string">
            <text:p>SLICE_X3Y49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M_X2Y48</text:p>
          </table:table-cell>
          <table:table-cell office:value-type="string">
            <text:p>SLICE_X3Y48</text:p>
          </table:table-cell>
          <table:table-cell office:value-type="string">
            <text:p>0303001e</text:p>
          </table:table-cell>
        </table:table-row>
        <table:table-row table:style-name="ro1">
          <table:table-cell office:value-type="string">
            <text:p>CLEXL_X4Y63</text:p>
          </table:table-cell>
          <table:table-cell office:value-type="string">
            <text:p>SLICE_X5Y63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62</text:p>
          </table:table-cell>
          <table:table-cell office:value-type="string">
            <text:p>SLICE_X5Y62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61</text:p>
          </table:table-cell>
          <table:table-cell office:value-type="string">
            <text:p>SLICE_X5Y61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60</text:p>
          </table:table-cell>
          <table:table-cell office:value-type="string">
            <text:p>SLICE_X5Y60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9</text:p>
          </table:table-cell>
          <table:table-cell office:value-type="string">
            <text:p>SLICE_X5Y59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8</text:p>
          </table:table-cell>
          <table:table-cell office:value-type="string">
            <text:p>SLICE_X5Y58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7</text:p>
          </table:table-cell>
          <table:table-cell office:value-type="string">
            <text:p>SLICE_X5Y57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6</text:p>
          </table:table-cell>
          <table:table-cell office:value-type="string">
            <text:p>SLICE_X5Y56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5</text:p>
          </table:table-cell>
          <table:table-cell office:value-type="string">
            <text:p>SLICE_X5Y55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4</text:p>
          </table:table-cell>
          <table:table-cell office:value-type="string">
            <text:p>SLICE_X5Y54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3</text:p>
          </table:table-cell>
          <table:table-cell office:value-type="string">
            <text:p>SLICE_X5Y53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2</text:p>
          </table:table-cell>
          <table:table-cell office:value-type="string">
            <text:p>SLICE_X5Y52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1</text:p>
          </table:table-cell>
          <table:table-cell office:value-type="string">
            <text:p>SLICE_X5Y51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50</text:p>
          </table:table-cell>
          <table:table-cell office:value-type="string">
            <text:p>SLICE_X5Y50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49</text:p>
          </table:table-cell>
          <table:table-cell office:value-type="string">
            <text:p>SLICE_X5Y49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L_X4Y48</text:p>
          </table:table-cell>
          <table:table-cell office:value-type="string">
            <text:p>SLICE_X5Y48</text:p>
          </table:table-cell>
          <table:table-cell office:value-type="string">
            <text:p>0305001d</text:p>
          </table:table-cell>
        </table:table-row>
        <table:table-row table:style-name="ro1">
          <table:table-cell office:value-type="string">
            <text:p>CLEXM_X5Y63</text:p>
          </table:table-cell>
          <table:table-cell office:value-type="string">
            <text:p>SLICE_X7Y63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62</text:p>
          </table:table-cell>
          <table:table-cell office:value-type="string">
            <text:p>SLICE_X7Y62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61</text:p>
          </table:table-cell>
          <table:table-cell office:value-type="string">
            <text:p>SLICE_X7Y61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60</text:p>
          </table:table-cell>
          <table:table-cell office:value-type="string">
            <text:p>SLICE_X7Y60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9</text:p>
          </table:table-cell>
          <table:table-cell office:value-type="string">
            <text:p>SLICE_X7Y59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8</text:p>
          </table:table-cell>
          <table:table-cell office:value-type="string">
            <text:p>SLICE_X7Y58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7</text:p>
          </table:table-cell>
          <table:table-cell office:value-type="string">
            <text:p>SLICE_X7Y57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6</text:p>
          </table:table-cell>
          <table:table-cell office:value-type="string">
            <text:p>SLICE_X7Y56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5</text:p>
          </table:table-cell>
          <table:table-cell office:value-type="string">
            <text:p>SLICE_X7Y55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4</text:p>
          </table:table-cell>
          <table:table-cell office:value-type="string">
            <text:p>SLICE_X7Y54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3</text:p>
          </table:table-cell>
          <table:table-cell office:value-type="string">
            <text:p>SLICE_X7Y53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2</text:p>
          </table:table-cell>
          <table:table-cell office:value-type="string">
            <text:p>SLICE_X7Y52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1</text:p>
          </table:table-cell>
          <table:table-cell office:value-type="string">
            <text:p>SLICE_X7Y51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50</text:p>
          </table:table-cell>
          <table:table-cell office:value-type="string">
            <text:p>SLICE_X7Y50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49</text:p>
          </table:table-cell>
          <table:table-cell office:value-type="string">
            <text:p>SLICE_X7Y49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M_X5Y48</text:p>
          </table:table-cell>
          <table:table-cell office:value-type="string">
            <text:p>SLICE_X7Y48</text:p>
          </table:table-cell>
          <table:table-cell office:value-type="string">
            <text:p>0306001e</text:p>
          </table:table-cell>
        </table:table-row>
        <table:table-row table:style-name="ro1">
          <table:table-cell office:value-type="string">
            <text:p>CLEXL_X7Y63</text:p>
          </table:table-cell>
          <table:table-cell office:value-type="string">
            <text:p>SLICE_X9Y63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62</text:p>
          </table:table-cell>
          <table:table-cell office:value-type="string">
            <text:p>SLICE_X9Y62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61</text:p>
          </table:table-cell>
          <table:table-cell office:value-type="string">
            <text:p>SLICE_X9Y61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60</text:p>
          </table:table-cell>
          <table:table-cell office:value-type="string">
            <text:p>SLICE_X9Y60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9</text:p>
          </table:table-cell>
          <table:table-cell office:value-type="string">
            <text:p>SLICE_X9Y59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8</text:p>
          </table:table-cell>
          <table:table-cell office:value-type="string">
            <text:p>SLICE_X9Y58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7</text:p>
          </table:table-cell>
          <table:table-cell office:value-type="string">
            <text:p>SLICE_X9Y57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6</text:p>
          </table:table-cell>
          <table:table-cell office:value-type="string">
            <text:p>SLICE_X9Y56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5</text:p>
          </table:table-cell>
          <table:table-cell office:value-type="string">
            <text:p>SLICE_X9Y55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4</text:p>
          </table:table-cell>
          <table:table-cell office:value-type="string">
            <text:p>SLICE_X9Y54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3</text:p>
          </table:table-cell>
          <table:table-cell office:value-type="string">
            <text:p>SLICE_X9Y53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2</text:p>
          </table:table-cell>
          <table:table-cell office:value-type="string">
            <text:p>SLICE_X9Y52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1</text:p>
          </table:table-cell>
          <table:table-cell office:value-type="string">
            <text:p>SLICE_X9Y51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50</text:p>
          </table:table-cell>
          <table:table-cell office:value-type="string">
            <text:p>SLICE_X9Y50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49</text:p>
          </table:table-cell>
          <table:table-cell office:value-type="string">
            <text:p>SLICE_X9Y49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L_X7Y48</text:p>
          </table:table-cell>
          <table:table-cell office:value-type="string">
            <text:p>SLICE_X9Y48</text:p>
          </table:table-cell>
          <table:table-cell office:value-type="string">
            <text:p>0308001d</text:p>
          </table:table-cell>
        </table:table-row>
        <table:table-row table:style-name="ro1">
          <table:table-cell office:value-type="string">
            <text:p>CLEXM_X8Y63</text:p>
          </table:table-cell>
          <table:table-cell office:value-type="string">
            <text:p>SLICE_X11Y63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62</text:p>
          </table:table-cell>
          <table:table-cell office:value-type="string">
            <text:p>SLICE_X11Y62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61</text:p>
          </table:table-cell>
          <table:table-cell office:value-type="string">
            <text:p>SLICE_X11Y61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60</text:p>
          </table:table-cell>
          <table:table-cell office:value-type="string">
            <text:p>SLICE_X11Y60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9</text:p>
          </table:table-cell>
          <table:table-cell office:value-type="string">
            <text:p>SLICE_X11Y59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8</text:p>
          </table:table-cell>
          <table:table-cell office:value-type="string">
            <text:p>SLICE_X11Y58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7</text:p>
          </table:table-cell>
          <table:table-cell office:value-type="string">
            <text:p>SLICE_X11Y57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6</text:p>
          </table:table-cell>
          <table:table-cell office:value-type="string">
            <text:p>SLICE_X11Y56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5</text:p>
          </table:table-cell>
          <table:table-cell office:value-type="string">
            <text:p>SLICE_X11Y55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4</text:p>
          </table:table-cell>
          <table:table-cell office:value-type="string">
            <text:p>SLICE_X11Y54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3</text:p>
          </table:table-cell>
          <table:table-cell office:value-type="string">
            <text:p>SLICE_X11Y53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2</text:p>
          </table:table-cell>
          <table:table-cell office:value-type="string">
            <text:p>SLICE_X11Y52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1</text:p>
          </table:table-cell>
          <table:table-cell office:value-type="string">
            <text:p>SLICE_X11Y51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50</text:p>
          </table:table-cell>
          <table:table-cell office:value-type="string">
            <text:p>SLICE_X11Y50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49</text:p>
          </table:table-cell>
          <table:table-cell office:value-type="string">
            <text:p>SLICE_X11Y49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M_X8Y48</text:p>
          </table:table-cell>
          <table:table-cell office:value-type="string">
            <text:p>SLICE_X11Y48</text:p>
          </table:table-cell>
          <table:table-cell office:value-type="string">
            <text:p>0309001e</text:p>
          </table:table-cell>
        </table:table-row>
        <table:table-row table:style-name="ro1">
          <table:table-cell office:value-type="string">
            <text:p>CLEXL_X9Y63</text:p>
          </table:table-cell>
          <table:table-cell office:value-type="string">
            <text:p>SLICE_X13Y63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62</text:p>
          </table:table-cell>
          <table:table-cell office:value-type="string">
            <text:p>SLICE_X13Y62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61</text:p>
          </table:table-cell>
          <table:table-cell office:value-type="string">
            <text:p>SLICE_X13Y61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60</text:p>
          </table:table-cell>
          <table:table-cell office:value-type="string">
            <text:p>SLICE_X13Y60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9</text:p>
          </table:table-cell>
          <table:table-cell office:value-type="string">
            <text:p>SLICE_X13Y59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8</text:p>
          </table:table-cell>
          <table:table-cell office:value-type="string">
            <text:p>SLICE_X13Y58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7</text:p>
          </table:table-cell>
          <table:table-cell office:value-type="string">
            <text:p>SLICE_X13Y57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6</text:p>
          </table:table-cell>
          <table:table-cell office:value-type="string">
            <text:p>SLICE_X13Y56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5</text:p>
          </table:table-cell>
          <table:table-cell office:value-type="string">
            <text:p>SLICE_X13Y55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4</text:p>
          </table:table-cell>
          <table:table-cell office:value-type="string">
            <text:p>SLICE_X13Y54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3</text:p>
          </table:table-cell>
          <table:table-cell office:value-type="string">
            <text:p>SLICE_X13Y53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2</text:p>
          </table:table-cell>
          <table:table-cell office:value-type="string">
            <text:p>SLICE_X13Y52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1</text:p>
          </table:table-cell>
          <table:table-cell office:value-type="string">
            <text:p>SLICE_X13Y51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50</text:p>
          </table:table-cell>
          <table:table-cell office:value-type="string">
            <text:p>SLICE_X13Y50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49</text:p>
          </table:table-cell>
          <table:table-cell office:value-type="string">
            <text:p>SLICE_X13Y49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L_X9Y48</text:p>
          </table:table-cell>
          <table:table-cell office:value-type="string">
            <text:p>SLICE_X13Y48</text:p>
          </table:table-cell>
          <table:table-cell office:value-type="string">
            <text:p>030a001d</text:p>
          </table:table-cell>
        </table:table-row>
        <table:table-row table:style-name="ro1">
          <table:table-cell office:value-type="string">
            <text:p>CLEXM_X10Y63</text:p>
          </table:table-cell>
          <table:table-cell office:value-type="string">
            <text:p>SLICE_X15Y63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62</text:p>
          </table:table-cell>
          <table:table-cell office:value-type="string">
            <text:p>SLICE_X15Y62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61</text:p>
          </table:table-cell>
          <table:table-cell office:value-type="string">
            <text:p>SLICE_X15Y61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60</text:p>
          </table:table-cell>
          <table:table-cell office:value-type="string">
            <text:p>SLICE_X15Y60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9</text:p>
          </table:table-cell>
          <table:table-cell office:value-type="string">
            <text:p>SLICE_X15Y59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8</text:p>
          </table:table-cell>
          <table:table-cell office:value-type="string">
            <text:p>SLICE_X15Y58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7</text:p>
          </table:table-cell>
          <table:table-cell office:value-type="string">
            <text:p>SLICE_X15Y57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6</text:p>
          </table:table-cell>
          <table:table-cell office:value-type="string">
            <text:p>SLICE_X15Y56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5</text:p>
          </table:table-cell>
          <table:table-cell office:value-type="string">
            <text:p>SLICE_X15Y55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4</text:p>
          </table:table-cell>
          <table:table-cell office:value-type="string">
            <text:p>SLICE_X15Y54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3</text:p>
          </table:table-cell>
          <table:table-cell office:value-type="string">
            <text:p>SLICE_X15Y53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2</text:p>
          </table:table-cell>
          <table:table-cell office:value-type="string">
            <text:p>SLICE_X15Y52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1</text:p>
          </table:table-cell>
          <table:table-cell office:value-type="string">
            <text:p>SLICE_X15Y51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50</text:p>
          </table:table-cell>
          <table:table-cell office:value-type="string">
            <text:p>SLICE_X15Y50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49</text:p>
          </table:table-cell>
          <table:table-cell office:value-type="string">
            <text:p>SLICE_X15Y49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M_X10Y48</text:p>
          </table:table-cell>
          <table:table-cell office:value-type="string">
            <text:p>SLICE_X15Y48</text:p>
          </table:table-cell>
          <table:table-cell office:value-type="string">
            <text:p>030b001e</text:p>
          </table:table-cell>
        </table:table-row>
        <table:table-row table:style-name="ro1">
          <table:table-cell office:value-type="string">
            <text:p>CLEXL_X11Y63</text:p>
          </table:table-cell>
          <table:table-cell office:value-type="string">
            <text:p>SLICE_X17Y63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62</text:p>
          </table:table-cell>
          <table:table-cell office:value-type="string">
            <text:p>SLICE_X17Y62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61</text:p>
          </table:table-cell>
          <table:table-cell office:value-type="string">
            <text:p>SLICE_X17Y61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60</text:p>
          </table:table-cell>
          <table:table-cell office:value-type="string">
            <text:p>SLICE_X17Y60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9</text:p>
          </table:table-cell>
          <table:table-cell office:value-type="string">
            <text:p>SLICE_X17Y59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8</text:p>
          </table:table-cell>
          <table:table-cell office:value-type="string">
            <text:p>SLICE_X17Y58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7</text:p>
          </table:table-cell>
          <table:table-cell office:value-type="string">
            <text:p>SLICE_X17Y57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6</text:p>
          </table:table-cell>
          <table:table-cell office:value-type="string">
            <text:p>SLICE_X17Y56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5</text:p>
          </table:table-cell>
          <table:table-cell office:value-type="string">
            <text:p>SLICE_X17Y55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4</text:p>
          </table:table-cell>
          <table:table-cell office:value-type="string">
            <text:p>SLICE_X17Y54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3</text:p>
          </table:table-cell>
          <table:table-cell office:value-type="string">
            <text:p>SLICE_X17Y53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2</text:p>
          </table:table-cell>
          <table:table-cell office:value-type="string">
            <text:p>SLICE_X17Y52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1</text:p>
          </table:table-cell>
          <table:table-cell office:value-type="string">
            <text:p>SLICE_X17Y51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50</text:p>
          </table:table-cell>
          <table:table-cell office:value-type="string">
            <text:p>SLICE_X17Y50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49</text:p>
          </table:table-cell>
          <table:table-cell office:value-type="string">
            <text:p>SLICE_X17Y49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L_X11Y48</text:p>
          </table:table-cell>
          <table:table-cell office:value-type="string">
            <text:p>SLICE_X17Y48</text:p>
          </table:table-cell>
          <table:table-cell office:value-type="string">
            <text:p>030c001d</text:p>
          </table:table-cell>
        </table:table-row>
        <table:table-row table:style-name="ro1">
          <table:table-cell office:value-type="string">
            <text:p>CLEXM_X13Y63</text:p>
          </table:table-cell>
          <table:table-cell office:value-type="string">
            <text:p>SLICE_X19Y63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62</text:p>
          </table:table-cell>
          <table:table-cell office:value-type="string">
            <text:p>SLICE_X19Y62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61</text:p>
          </table:table-cell>
          <table:table-cell office:value-type="string">
            <text:p>SLICE_X19Y61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60</text:p>
          </table:table-cell>
          <table:table-cell office:value-type="string">
            <text:p>SLICE_X19Y60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9</text:p>
          </table:table-cell>
          <table:table-cell office:value-type="string">
            <text:p>SLICE_X19Y59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8</text:p>
          </table:table-cell>
          <table:table-cell office:value-type="string">
            <text:p>SLICE_X19Y58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7</text:p>
          </table:table-cell>
          <table:table-cell office:value-type="string">
            <text:p>SLICE_X19Y57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6</text:p>
          </table:table-cell>
          <table:table-cell office:value-type="string">
            <text:p>SLICE_X19Y56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5</text:p>
          </table:table-cell>
          <table:table-cell office:value-type="string">
            <text:p>SLICE_X19Y55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4</text:p>
          </table:table-cell>
          <table:table-cell office:value-type="string">
            <text:p>SLICE_X19Y54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3</text:p>
          </table:table-cell>
          <table:table-cell office:value-type="string">
            <text:p>SLICE_X19Y53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2</text:p>
          </table:table-cell>
          <table:table-cell office:value-type="string">
            <text:p>SLICE_X19Y52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1</text:p>
          </table:table-cell>
          <table:table-cell office:value-type="string">
            <text:p>SLICE_X19Y51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50</text:p>
          </table:table-cell>
          <table:table-cell office:value-type="string">
            <text:p>SLICE_X19Y50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49</text:p>
          </table:table-cell>
          <table:table-cell office:value-type="string">
            <text:p>SLICE_X19Y49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M_X13Y48</text:p>
          </table:table-cell>
          <table:table-cell office:value-type="string">
            <text:p>SLICE_X19Y48</text:p>
          </table:table-cell>
          <table:table-cell office:value-type="string">
            <text:p>030e001e</text:p>
          </table:table-cell>
        </table:table-row>
        <table:table-row table:style-name="ro1">
          <table:table-cell office:value-type="string">
            <text:p>CLEXL_X14Y63</text:p>
          </table:table-cell>
          <table:table-cell office:value-type="string">
            <text:p>SLICE_X21Y63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62</text:p>
          </table:table-cell>
          <table:table-cell office:value-type="string">
            <text:p>SLICE_X21Y62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61</text:p>
          </table:table-cell>
          <table:table-cell office:value-type="string">
            <text:p>SLICE_X21Y61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60</text:p>
          </table:table-cell>
          <table:table-cell office:value-type="string">
            <text:p>SLICE_X21Y60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9</text:p>
          </table:table-cell>
          <table:table-cell office:value-type="string">
            <text:p>SLICE_X21Y59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8</text:p>
          </table:table-cell>
          <table:table-cell office:value-type="string">
            <text:p>SLICE_X21Y58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7</text:p>
          </table:table-cell>
          <table:table-cell office:value-type="string">
            <text:p>SLICE_X21Y57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6</text:p>
          </table:table-cell>
          <table:table-cell office:value-type="string">
            <text:p>SLICE_X21Y56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5</text:p>
          </table:table-cell>
          <table:table-cell office:value-type="string">
            <text:p>SLICE_X21Y55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4</text:p>
          </table:table-cell>
          <table:table-cell office:value-type="string">
            <text:p>SLICE_X21Y54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3</text:p>
          </table:table-cell>
          <table:table-cell office:value-type="string">
            <text:p>SLICE_X21Y53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2</text:p>
          </table:table-cell>
          <table:table-cell office:value-type="string">
            <text:p>SLICE_X21Y52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1</text:p>
          </table:table-cell>
          <table:table-cell office:value-type="string">
            <text:p>SLICE_X21Y51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50</text:p>
          </table:table-cell>
          <table:table-cell office:value-type="string">
            <text:p>SLICE_X21Y50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49</text:p>
          </table:table-cell>
          <table:table-cell office:value-type="string">
            <text:p>SLICE_X21Y49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L_X14Y48</text:p>
          </table:table-cell>
          <table:table-cell office:value-type="string">
            <text:p>SLICE_X21Y48</text:p>
          </table:table-cell>
          <table:table-cell office:value-type="string">
            <text:p>030f001d</text:p>
          </table:table-cell>
        </table:table-row>
        <table:table-row table:style-name="ro1">
          <table:table-cell office:value-type="string">
            <text:p>CLEXM_X15Y63</text:p>
          </table:table-cell>
          <table:table-cell office:value-type="string">
            <text:p>SLICE_X23Y63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62</text:p>
          </table:table-cell>
          <table:table-cell office:value-type="string">
            <text:p>SLICE_X23Y62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61</text:p>
          </table:table-cell>
          <table:table-cell office:value-type="string">
            <text:p>SLICE_X23Y61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60</text:p>
          </table:table-cell>
          <table:table-cell office:value-type="string">
            <text:p>SLICE_X23Y60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9</text:p>
          </table:table-cell>
          <table:table-cell office:value-type="string">
            <text:p>SLICE_X23Y59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8</text:p>
          </table:table-cell>
          <table:table-cell office:value-type="string">
            <text:p>SLICE_X23Y58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7</text:p>
          </table:table-cell>
          <table:table-cell office:value-type="string">
            <text:p>SLICE_X23Y57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6</text:p>
          </table:table-cell>
          <table:table-cell office:value-type="string">
            <text:p>SLICE_X23Y56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5</text:p>
          </table:table-cell>
          <table:table-cell office:value-type="string">
            <text:p>SLICE_X23Y55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4</text:p>
          </table:table-cell>
          <table:table-cell office:value-type="string">
            <text:p>SLICE_X23Y54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3</text:p>
          </table:table-cell>
          <table:table-cell office:value-type="string">
            <text:p>SLICE_X23Y53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2</text:p>
          </table:table-cell>
          <table:table-cell office:value-type="string">
            <text:p>SLICE_X23Y52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1</text:p>
          </table:table-cell>
          <table:table-cell office:value-type="string">
            <text:p>SLICE_X23Y51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50</text:p>
          </table:table-cell>
          <table:table-cell office:value-type="string">
            <text:p>SLICE_X23Y50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49</text:p>
          </table:table-cell>
          <table:table-cell office:value-type="string">
            <text:p>SLICE_X23Y49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M_X15Y48</text:p>
          </table:table-cell>
          <table:table-cell office:value-type="string">
            <text:p>SLICE_X23Y48</text:p>
          </table:table-cell>
          <table:table-cell office:value-type="string">
            <text:p>0310001e</text:p>
          </table:table-cell>
        </table:table-row>
        <table:table-row table:style-name="ro1">
          <table:table-cell office:value-type="string">
            <text:p>CLEXL_X16Y63</text:p>
          </table:table-cell>
          <table:table-cell office:value-type="string">
            <text:p>SLICE_X25Y63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62</text:p>
          </table:table-cell>
          <table:table-cell office:value-type="string">
            <text:p>SLICE_X25Y62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61</text:p>
          </table:table-cell>
          <table:table-cell office:value-type="string">
            <text:p>SLICE_X25Y61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60</text:p>
          </table:table-cell>
          <table:table-cell office:value-type="string">
            <text:p>SLICE_X25Y60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9</text:p>
          </table:table-cell>
          <table:table-cell office:value-type="string">
            <text:p>SLICE_X25Y59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8</text:p>
          </table:table-cell>
          <table:table-cell office:value-type="string">
            <text:p>SLICE_X25Y58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7</text:p>
          </table:table-cell>
          <table:table-cell office:value-type="string">
            <text:p>SLICE_X25Y57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6</text:p>
          </table:table-cell>
          <table:table-cell office:value-type="string">
            <text:p>SLICE_X25Y56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5</text:p>
          </table:table-cell>
          <table:table-cell office:value-type="string">
            <text:p>SLICE_X25Y55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4</text:p>
          </table:table-cell>
          <table:table-cell office:value-type="string">
            <text:p>SLICE_X25Y54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3</text:p>
          </table:table-cell>
          <table:table-cell office:value-type="string">
            <text:p>SLICE_X25Y53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2</text:p>
          </table:table-cell>
          <table:table-cell office:value-type="string">
            <text:p>SLICE_X25Y52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1</text:p>
          </table:table-cell>
          <table:table-cell office:value-type="string">
            <text:p>SLICE_X25Y51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50</text:p>
          </table:table-cell>
          <table:table-cell office:value-type="string">
            <text:p>SLICE_X25Y50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49</text:p>
          </table:table-cell>
          <table:table-cell office:value-type="string">
            <text:p>SLICE_X25Y49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L_X16Y48</text:p>
          </table:table-cell>
          <table:table-cell office:value-type="string">
            <text:p>SLICE_X25Y48</text:p>
          </table:table-cell>
          <table:table-cell office:value-type="string">
            <text:p>0311001d</text:p>
          </table:table-cell>
        </table:table-row>
        <table:table-row table:style-name="ro1">
          <table:table-cell office:value-type="string">
            <text:p>CLEXM_X17Y63</text:p>
          </table:table-cell>
          <table:table-cell office:value-type="string">
            <text:p>SLICE_X27Y63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62</text:p>
          </table:table-cell>
          <table:table-cell office:value-type="string">
            <text:p>SLICE_X27Y62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61</text:p>
          </table:table-cell>
          <table:table-cell office:value-type="string">
            <text:p>SLICE_X27Y61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60</text:p>
          </table:table-cell>
          <table:table-cell office:value-type="string">
            <text:p>SLICE_X27Y60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9</text:p>
          </table:table-cell>
          <table:table-cell office:value-type="string">
            <text:p>SLICE_X27Y59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8</text:p>
          </table:table-cell>
          <table:table-cell office:value-type="string">
            <text:p>SLICE_X27Y58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7</text:p>
          </table:table-cell>
          <table:table-cell office:value-type="string">
            <text:p>SLICE_X27Y57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6</text:p>
          </table:table-cell>
          <table:table-cell office:value-type="string">
            <text:p>SLICE_X27Y56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5</text:p>
          </table:table-cell>
          <table:table-cell office:value-type="string">
            <text:p>SLICE_X27Y55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4</text:p>
          </table:table-cell>
          <table:table-cell office:value-type="string">
            <text:p>SLICE_X27Y54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3</text:p>
          </table:table-cell>
          <table:table-cell office:value-type="string">
            <text:p>SLICE_X27Y53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2</text:p>
          </table:table-cell>
          <table:table-cell office:value-type="string">
            <text:p>SLICE_X27Y52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1</text:p>
          </table:table-cell>
          <table:table-cell office:value-type="string">
            <text:p>SLICE_X27Y51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50</text:p>
          </table:table-cell>
          <table:table-cell office:value-type="string">
            <text:p>SLICE_X27Y50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49</text:p>
          </table:table-cell>
          <table:table-cell office:value-type="string">
            <text:p>SLICE_X27Y49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M_X17Y48</text:p>
          </table:table-cell>
          <table:table-cell office:value-type="string">
            <text:p>SLICE_X27Y48</text:p>
          </table:table-cell>
          <table:table-cell office:value-type="string">
            <text:p>0312001e</text:p>
          </table:table-cell>
        </table:table-row>
        <table:table-row table:style-name="ro1">
          <table:table-cell office:value-type="string">
            <text:p>CLEXL_X18Y63</text:p>
          </table:table-cell>
          <table:table-cell office:value-type="string">
            <text:p>SLICE_X29Y63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62</text:p>
          </table:table-cell>
          <table:table-cell office:value-type="string">
            <text:p>SLICE_X29Y62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61</text:p>
          </table:table-cell>
          <table:table-cell office:value-type="string">
            <text:p>SLICE_X29Y61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60</text:p>
          </table:table-cell>
          <table:table-cell office:value-type="string">
            <text:p>SLICE_X29Y60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9</text:p>
          </table:table-cell>
          <table:table-cell office:value-type="string">
            <text:p>SLICE_X29Y59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8</text:p>
          </table:table-cell>
          <table:table-cell office:value-type="string">
            <text:p>SLICE_X29Y58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7</text:p>
          </table:table-cell>
          <table:table-cell office:value-type="string">
            <text:p>SLICE_X29Y57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4</text:p>
          </table:table-cell>
          <table:table-cell office:value-type="string">
            <text:p>SLICE_X29Y54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3</text:p>
          </table:table-cell>
          <table:table-cell office:value-type="string">
            <text:p>SLICE_X29Y53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2</text:p>
          </table:table-cell>
          <table:table-cell office:value-type="string">
            <text:p>SLICE_X29Y52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1</text:p>
          </table:table-cell>
          <table:table-cell office:value-type="string">
            <text:p>SLICE_X29Y51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50</text:p>
          </table:table-cell>
          <table:table-cell office:value-type="string">
            <text:p>SLICE_X29Y50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49</text:p>
          </table:table-cell>
          <table:table-cell office:value-type="string">
            <text:p>SLICE_X29Y49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L_X18Y48</text:p>
          </table:table-cell>
          <table:table-cell office:value-type="string">
            <text:p>SLICE_X29Y48</text:p>
          </table:table-cell>
          <table:table-cell office:value-type="string">
            <text:p>0313001d</text:p>
          </table:table-cell>
        </table:table-row>
        <table:table-row table:style-name="ro1">
          <table:table-cell office:value-type="string">
            <text:p>CLEXM_X19Y63</text:p>
          </table:table-cell>
          <table:table-cell office:value-type="string">
            <text:p>SLICE_X31Y63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62</text:p>
          </table:table-cell>
          <table:table-cell office:value-type="string">
            <text:p>SLICE_X31Y62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61</text:p>
          </table:table-cell>
          <table:table-cell office:value-type="string">
            <text:p>SLICE_X31Y61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60</text:p>
          </table:table-cell>
          <table:table-cell office:value-type="string">
            <text:p>SLICE_X31Y60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9</text:p>
          </table:table-cell>
          <table:table-cell office:value-type="string">
            <text:p>SLICE_X31Y59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8</text:p>
          </table:table-cell>
          <table:table-cell office:value-type="string">
            <text:p>SLICE_X31Y58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7</text:p>
          </table:table-cell>
          <table:table-cell office:value-type="string">
            <text:p>SLICE_X31Y57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6</text:p>
          </table:table-cell>
          <table:table-cell office:value-type="string">
            <text:p>SLICE_X31Y56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5</text:p>
          </table:table-cell>
          <table:table-cell office:value-type="string">
            <text:p>SLICE_X31Y55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4</text:p>
          </table:table-cell>
          <table:table-cell office:value-type="string">
            <text:p>SLICE_X31Y54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3</text:p>
          </table:table-cell>
          <table:table-cell office:value-type="string">
            <text:p>SLICE_X31Y53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2</text:p>
          </table:table-cell>
          <table:table-cell office:value-type="string">
            <text:p>SLICE_X31Y52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1</text:p>
          </table:table-cell>
          <table:table-cell office:value-type="string">
            <text:p>SLICE_X31Y51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50</text:p>
          </table:table-cell>
          <table:table-cell office:value-type="string">
            <text:p>SLICE_X31Y50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49</text:p>
          </table:table-cell>
          <table:table-cell office:value-type="string">
            <text:p>SLICE_X31Y49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M_X19Y48</text:p>
          </table:table-cell>
          <table:table-cell office:value-type="string">
            <text:p>SLICE_X31Y48</text:p>
          </table:table-cell>
          <table:table-cell office:value-type="string">
            <text:p>0314001e</text:p>
          </table:table-cell>
        </table:table-row>
        <table:table-row table:style-name="ro1">
          <table:table-cell office:value-type="string">
            <text:p>CLEXL_X20Y63</text:p>
          </table:table-cell>
          <table:table-cell office:value-type="string">
            <text:p>SLICE_X33Y63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62</text:p>
          </table:table-cell>
          <table:table-cell office:value-type="string">
            <text:p>SLICE_X33Y62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61</text:p>
          </table:table-cell>
          <table:table-cell office:value-type="string">
            <text:p>SLICE_X33Y61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60</text:p>
          </table:table-cell>
          <table:table-cell office:value-type="string">
            <text:p>SLICE_X33Y60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9</text:p>
          </table:table-cell>
          <table:table-cell office:value-type="string">
            <text:p>SLICE_X33Y59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8</text:p>
          </table:table-cell>
          <table:table-cell office:value-type="string">
            <text:p>SLICE_X33Y58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7</text:p>
          </table:table-cell>
          <table:table-cell office:value-type="string">
            <text:p>SLICE_X33Y57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6</text:p>
          </table:table-cell>
          <table:table-cell office:value-type="string">
            <text:p>SLICE_X33Y56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5</text:p>
          </table:table-cell>
          <table:table-cell office:value-type="string">
            <text:p>SLICE_X33Y55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4</text:p>
          </table:table-cell>
          <table:table-cell office:value-type="string">
            <text:p>SLICE_X33Y54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3</text:p>
          </table:table-cell>
          <table:table-cell office:value-type="string">
            <text:p>SLICE_X33Y53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2</text:p>
          </table:table-cell>
          <table:table-cell office:value-type="string">
            <text:p>SLICE_X33Y52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1</text:p>
          </table:table-cell>
          <table:table-cell office:value-type="string">
            <text:p>SLICE_X33Y51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50</text:p>
          </table:table-cell>
          <table:table-cell office:value-type="string">
            <text:p>SLICE_X33Y50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49</text:p>
          </table:table-cell>
          <table:table-cell office:value-type="string">
            <text:p>SLICE_X33Y49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L_X20Y48</text:p>
          </table:table-cell>
          <table:table-cell office:value-type="string">
            <text:p>SLICE_X33Y48</text:p>
          </table:table-cell>
          <table:table-cell office:value-type="string">
            <text:p>0315001d</text:p>
          </table:table-cell>
        </table:table-row>
        <table:table-row table:style-name="ro1">
          <table:table-cell office:value-type="string">
            <text:p>CLEXM_X21Y63</text:p>
          </table:table-cell>
          <table:table-cell office:value-type="string">
            <text:p>SLICE_X35Y63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62</text:p>
          </table:table-cell>
          <table:table-cell office:value-type="string">
            <text:p>SLICE_X35Y62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61</text:p>
          </table:table-cell>
          <table:table-cell office:value-type="string">
            <text:p>SLICE_X35Y61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60</text:p>
          </table:table-cell>
          <table:table-cell office:value-type="string">
            <text:p>SLICE_X35Y60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9</text:p>
          </table:table-cell>
          <table:table-cell office:value-type="string">
            <text:p>SLICE_X35Y59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8</text:p>
          </table:table-cell>
          <table:table-cell office:value-type="string">
            <text:p>SLICE_X35Y58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7</text:p>
          </table:table-cell>
          <table:table-cell office:value-type="string">
            <text:p>SLICE_X35Y57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6</text:p>
          </table:table-cell>
          <table:table-cell office:value-type="string">
            <text:p>SLICE_X35Y56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5</text:p>
          </table:table-cell>
          <table:table-cell office:value-type="string">
            <text:p>SLICE_X35Y55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4</text:p>
          </table:table-cell>
          <table:table-cell office:value-type="string">
            <text:p>SLICE_X35Y54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3</text:p>
          </table:table-cell>
          <table:table-cell office:value-type="string">
            <text:p>SLICE_X35Y53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2</text:p>
          </table:table-cell>
          <table:table-cell office:value-type="string">
            <text:p>SLICE_X35Y52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1</text:p>
          </table:table-cell>
          <table:table-cell office:value-type="string">
            <text:p>SLICE_X35Y51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50</text:p>
          </table:table-cell>
          <table:table-cell office:value-type="string">
            <text:p>SLICE_X35Y50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49</text:p>
          </table:table-cell>
          <table:table-cell office:value-type="string">
            <text:p>SLICE_X35Y49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M_X21Y48</text:p>
          </table:table-cell>
          <table:table-cell office:value-type="string">
            <text:p>SLICE_X35Y48</text:p>
          </table:table-cell>
          <table:table-cell office:value-type="string">
            <text:p>0316001e</text:p>
          </table:table-cell>
        </table:table-row>
        <table:table-row table:style-name="ro1">
          <table:table-cell office:value-type="string">
            <text:p>CLEXL_X22Y63</text:p>
          </table:table-cell>
          <table:table-cell office:value-type="string">
            <text:p>SLICE_X37Y63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62</text:p>
          </table:table-cell>
          <table:table-cell office:value-type="string">
            <text:p>SLICE_X37Y62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61</text:p>
          </table:table-cell>
          <table:table-cell office:value-type="string">
            <text:p>SLICE_X37Y61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60</text:p>
          </table:table-cell>
          <table:table-cell office:value-type="string">
            <text:p>SLICE_X37Y60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9</text:p>
          </table:table-cell>
          <table:table-cell office:value-type="string">
            <text:p>SLICE_X37Y59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8</text:p>
          </table:table-cell>
          <table:table-cell office:value-type="string">
            <text:p>SLICE_X37Y58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7</text:p>
          </table:table-cell>
          <table:table-cell office:value-type="string">
            <text:p>SLICE_X37Y57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6</text:p>
          </table:table-cell>
          <table:table-cell office:value-type="string">
            <text:p>SLICE_X37Y56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5</text:p>
          </table:table-cell>
          <table:table-cell office:value-type="string">
            <text:p>SLICE_X37Y55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4</text:p>
          </table:table-cell>
          <table:table-cell office:value-type="string">
            <text:p>SLICE_X37Y54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3</text:p>
          </table:table-cell>
          <table:table-cell office:value-type="string">
            <text:p>SLICE_X37Y53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2</text:p>
          </table:table-cell>
          <table:table-cell office:value-type="string">
            <text:p>SLICE_X37Y52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1</text:p>
          </table:table-cell>
          <table:table-cell office:value-type="string">
            <text:p>SLICE_X37Y51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50</text:p>
          </table:table-cell>
          <table:table-cell office:value-type="string">
            <text:p>SLICE_X37Y50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49</text:p>
          </table:table-cell>
          <table:table-cell office:value-type="string">
            <text:p>SLICE_X37Y49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L_X22Y48</text:p>
          </table:table-cell>
          <table:table-cell office:value-type="string">
            <text:p>SLICE_X37Y48</text:p>
          </table:table-cell>
          <table:table-cell office:value-type="string">
            <text:p>0317001d</text:p>
          </table:table-cell>
        </table:table-row>
        <table:table-row table:style-name="ro1">
          <table:table-cell office:value-type="string">
            <text:p>CLEXM_X23Y63</text:p>
          </table:table-cell>
          <table:table-cell office:value-type="string">
            <text:p>SLICE_X39Y63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62</text:p>
          </table:table-cell>
          <table:table-cell office:value-type="string">
            <text:p>SLICE_X39Y62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61</text:p>
          </table:table-cell>
          <table:table-cell office:value-type="string">
            <text:p>SLICE_X39Y61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60</text:p>
          </table:table-cell>
          <table:table-cell office:value-type="string">
            <text:p>SLICE_X39Y60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9</text:p>
          </table:table-cell>
          <table:table-cell office:value-type="string">
            <text:p>SLICE_X39Y59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8</text:p>
          </table:table-cell>
          <table:table-cell office:value-type="string">
            <text:p>SLICE_X39Y58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7</text:p>
          </table:table-cell>
          <table:table-cell office:value-type="string">
            <text:p>SLICE_X39Y57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6</text:p>
          </table:table-cell>
          <table:table-cell office:value-type="string">
            <text:p>SLICE_X39Y56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5</text:p>
          </table:table-cell>
          <table:table-cell office:value-type="string">
            <text:p>SLICE_X39Y55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4</text:p>
          </table:table-cell>
          <table:table-cell office:value-type="string">
            <text:p>SLICE_X39Y54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3</text:p>
          </table:table-cell>
          <table:table-cell office:value-type="string">
            <text:p>SLICE_X39Y53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2</text:p>
          </table:table-cell>
          <table:table-cell office:value-type="string">
            <text:p>SLICE_X39Y52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1</text:p>
          </table:table-cell>
          <table:table-cell office:value-type="string">
            <text:p>SLICE_X39Y51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50</text:p>
          </table:table-cell>
          <table:table-cell office:value-type="string">
            <text:p>SLICE_X39Y50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49</text:p>
          </table:table-cell>
          <table:table-cell office:value-type="string">
            <text:p>SLICE_X39Y49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M_X23Y48</text:p>
          </table:table-cell>
          <table:table-cell office:value-type="string">
            <text:p>SLICE_X39Y48</text:p>
          </table:table-cell>
          <table:table-cell office:value-type="string">
            <text:p>0318001e</text:p>
          </table:table-cell>
        </table:table-row>
        <table:table-row table:style-name="ro1">
          <table:table-cell office:value-type="string">
            <text:p>CLEXL_X24Y63</text:p>
          </table:table-cell>
          <table:table-cell office:value-type="string">
            <text:p>SLICE_X41Y63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62</text:p>
          </table:table-cell>
          <table:table-cell office:value-type="string">
            <text:p>SLICE_X41Y62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61</text:p>
          </table:table-cell>
          <table:table-cell office:value-type="string">
            <text:p>SLICE_X41Y61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60</text:p>
          </table:table-cell>
          <table:table-cell office:value-type="string">
            <text:p>SLICE_X41Y60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9</text:p>
          </table:table-cell>
          <table:table-cell office:value-type="string">
            <text:p>SLICE_X41Y59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8</text:p>
          </table:table-cell>
          <table:table-cell office:value-type="string">
            <text:p>SLICE_X41Y58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7</text:p>
          </table:table-cell>
          <table:table-cell office:value-type="string">
            <text:p>SLICE_X41Y57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6</text:p>
          </table:table-cell>
          <table:table-cell office:value-type="string">
            <text:p>SLICE_X41Y56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5</text:p>
          </table:table-cell>
          <table:table-cell office:value-type="string">
            <text:p>SLICE_X41Y55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4</text:p>
          </table:table-cell>
          <table:table-cell office:value-type="string">
            <text:p>SLICE_X41Y54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3</text:p>
          </table:table-cell>
          <table:table-cell office:value-type="string">
            <text:p>SLICE_X41Y53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2</text:p>
          </table:table-cell>
          <table:table-cell office:value-type="string">
            <text:p>SLICE_X41Y52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1</text:p>
          </table:table-cell>
          <table:table-cell office:value-type="string">
            <text:p>SLICE_X41Y51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50</text:p>
          </table:table-cell>
          <table:table-cell office:value-type="string">
            <text:p>SLICE_X41Y50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49</text:p>
          </table:table-cell>
          <table:table-cell office:value-type="string">
            <text:p>SLICE_X41Y49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4Y48</text:p>
          </table:table-cell>
          <table:table-cell office:value-type="string">
            <text:p>SLICE_X41Y48</text:p>
          </table:table-cell>
          <table:table-cell office:value-type="string">
            <text:p>0319001d</text:p>
          </table:table-cell>
        </table:table-row>
        <table:table-row table:style-name="ro1">
          <table:table-cell office:value-type="string">
            <text:p>CLEXL_X26Y63</text:p>
          </table:table-cell>
          <table:table-cell office:value-type="string">
            <text:p>SLICE_X43Y63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62</text:p>
          </table:table-cell>
          <table:table-cell office:value-type="string">
            <text:p>SLICE_X43Y62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61</text:p>
          </table:table-cell>
          <table:table-cell office:value-type="string">
            <text:p>SLICE_X43Y61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60</text:p>
          </table:table-cell>
          <table:table-cell office:value-type="string">
            <text:p>SLICE_X43Y60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9</text:p>
          </table:table-cell>
          <table:table-cell office:value-type="string">
            <text:p>SLICE_X43Y59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8</text:p>
          </table:table-cell>
          <table:table-cell office:value-type="string">
            <text:p>SLICE_X43Y58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7</text:p>
          </table:table-cell>
          <table:table-cell office:value-type="string">
            <text:p>SLICE_X43Y57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6</text:p>
          </table:table-cell>
          <table:table-cell office:value-type="string">
            <text:p>SLICE_X43Y56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5</text:p>
          </table:table-cell>
          <table:table-cell office:value-type="string">
            <text:p>SLICE_X43Y55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4</text:p>
          </table:table-cell>
          <table:table-cell office:value-type="string">
            <text:p>SLICE_X43Y54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3</text:p>
          </table:table-cell>
          <table:table-cell office:value-type="string">
            <text:p>SLICE_X43Y53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2</text:p>
          </table:table-cell>
          <table:table-cell office:value-type="string">
            <text:p>SLICE_X43Y52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1</text:p>
          </table:table-cell>
          <table:table-cell office:value-type="string">
            <text:p>SLICE_X43Y51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50</text:p>
          </table:table-cell>
          <table:table-cell office:value-type="string">
            <text:p>SLICE_X43Y50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49</text:p>
          </table:table-cell>
          <table:table-cell office:value-type="string">
            <text:p>SLICE_X43Y49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L_X26Y48</text:p>
          </table:table-cell>
          <table:table-cell office:value-type="string">
            <text:p>SLICE_X43Y48</text:p>
          </table:table-cell>
          <table:table-cell office:value-type="string">
            <text:p>031b001d</text:p>
          </table:table-cell>
        </table:table-row>
        <table:table-row table:style-name="ro1">
          <table:table-cell office:value-type="string">
            <text:p>CLEXM_X27Y63</text:p>
          </table:table-cell>
          <table:table-cell office:value-type="string">
            <text:p>SLICE_X45Y63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62</text:p>
          </table:table-cell>
          <table:table-cell office:value-type="string">
            <text:p>SLICE_X45Y62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61</text:p>
          </table:table-cell>
          <table:table-cell office:value-type="string">
            <text:p>SLICE_X45Y61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60</text:p>
          </table:table-cell>
          <table:table-cell office:value-type="string">
            <text:p>SLICE_X45Y60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9</text:p>
          </table:table-cell>
          <table:table-cell office:value-type="string">
            <text:p>SLICE_X45Y59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8</text:p>
          </table:table-cell>
          <table:table-cell office:value-type="string">
            <text:p>SLICE_X45Y58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7</text:p>
          </table:table-cell>
          <table:table-cell office:value-type="string">
            <text:p>SLICE_X45Y57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6</text:p>
          </table:table-cell>
          <table:table-cell office:value-type="string">
            <text:p>SLICE_X45Y56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5</text:p>
          </table:table-cell>
          <table:table-cell office:value-type="string">
            <text:p>SLICE_X45Y55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4</text:p>
          </table:table-cell>
          <table:table-cell office:value-type="string">
            <text:p>SLICE_X45Y54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3</text:p>
          </table:table-cell>
          <table:table-cell office:value-type="string">
            <text:p>SLICE_X45Y53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2</text:p>
          </table:table-cell>
          <table:table-cell office:value-type="string">
            <text:p>SLICE_X45Y52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1</text:p>
          </table:table-cell>
          <table:table-cell office:value-type="string">
            <text:p>SLICE_X45Y51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50</text:p>
          </table:table-cell>
          <table:table-cell office:value-type="string">
            <text:p>SLICE_X45Y50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49</text:p>
          </table:table-cell>
          <table:table-cell office:value-type="string">
            <text:p>SLICE_X45Y49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M_X27Y48</text:p>
          </table:table-cell>
          <table:table-cell office:value-type="string">
            <text:p>SLICE_X45Y48</text:p>
          </table:table-cell>
          <table:table-cell office:value-type="string">
            <text:p>031c001e</text:p>
          </table:table-cell>
        </table:table-row>
        <table:table-row table:style-name="ro1">
          <table:table-cell office:value-type="string">
            <text:p>CLEXL_X28Y63</text:p>
          </table:table-cell>
          <table:table-cell office:value-type="string">
            <text:p>SLICE_X47Y63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62</text:p>
          </table:table-cell>
          <table:table-cell office:value-type="string">
            <text:p>SLICE_X47Y62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61</text:p>
          </table:table-cell>
          <table:table-cell office:value-type="string">
            <text:p>SLICE_X47Y61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60</text:p>
          </table:table-cell>
          <table:table-cell office:value-type="string">
            <text:p>SLICE_X47Y60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9</text:p>
          </table:table-cell>
          <table:table-cell office:value-type="string">
            <text:p>SLICE_X47Y59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8</text:p>
          </table:table-cell>
          <table:table-cell office:value-type="string">
            <text:p>SLICE_X47Y58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7</text:p>
          </table:table-cell>
          <table:table-cell office:value-type="string">
            <text:p>SLICE_X47Y57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6</text:p>
          </table:table-cell>
          <table:table-cell office:value-type="string">
            <text:p>SLICE_X47Y56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5</text:p>
          </table:table-cell>
          <table:table-cell office:value-type="string">
            <text:p>SLICE_X47Y55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4</text:p>
          </table:table-cell>
          <table:table-cell office:value-type="string">
            <text:p>SLICE_X47Y54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3</text:p>
          </table:table-cell>
          <table:table-cell office:value-type="string">
            <text:p>SLICE_X47Y53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2</text:p>
          </table:table-cell>
          <table:table-cell office:value-type="string">
            <text:p>SLICE_X47Y52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1</text:p>
          </table:table-cell>
          <table:table-cell office:value-type="string">
            <text:p>SLICE_X47Y51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50</text:p>
          </table:table-cell>
          <table:table-cell office:value-type="string">
            <text:p>SLICE_X47Y50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49</text:p>
          </table:table-cell>
          <table:table-cell office:value-type="string">
            <text:p>SLICE_X47Y49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L_X28Y48</text:p>
          </table:table-cell>
          <table:table-cell office:value-type="string">
            <text:p>SLICE_X47Y48</text:p>
          </table:table-cell>
          <table:table-cell office:value-type="string">
            <text:p>031d001d</text:p>
          </table:table-cell>
        </table:table-row>
        <table:table-row table:style-name="ro1">
          <table:table-cell office:value-type="string">
            <text:p>CLEXM_X29Y63</text:p>
          </table:table-cell>
          <table:table-cell office:value-type="string">
            <text:p>SLICE_X49Y63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62</text:p>
          </table:table-cell>
          <table:table-cell office:value-type="string">
            <text:p>SLICE_X49Y62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61</text:p>
          </table:table-cell>
          <table:table-cell office:value-type="string">
            <text:p>SLICE_X49Y61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60</text:p>
          </table:table-cell>
          <table:table-cell office:value-type="string">
            <text:p>SLICE_X49Y60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9</text:p>
          </table:table-cell>
          <table:table-cell office:value-type="string">
            <text:p>SLICE_X49Y59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8</text:p>
          </table:table-cell>
          <table:table-cell office:value-type="string">
            <text:p>SLICE_X49Y58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7</text:p>
          </table:table-cell>
          <table:table-cell office:value-type="string">
            <text:p>SLICE_X49Y57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6</text:p>
          </table:table-cell>
          <table:table-cell office:value-type="string">
            <text:p>SLICE_X49Y56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5</text:p>
          </table:table-cell>
          <table:table-cell office:value-type="string">
            <text:p>SLICE_X49Y55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4</text:p>
          </table:table-cell>
          <table:table-cell office:value-type="string">
            <text:p>SLICE_X49Y54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3</text:p>
          </table:table-cell>
          <table:table-cell office:value-type="string">
            <text:p>SLICE_X49Y53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2</text:p>
          </table:table-cell>
          <table:table-cell office:value-type="string">
            <text:p>SLICE_X49Y52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1</text:p>
          </table:table-cell>
          <table:table-cell office:value-type="string">
            <text:p>SLICE_X49Y51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50</text:p>
          </table:table-cell>
          <table:table-cell office:value-type="string">
            <text:p>SLICE_X49Y50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49</text:p>
          </table:table-cell>
          <table:table-cell office:value-type="string">
            <text:p>SLICE_X49Y49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M_X29Y48</text:p>
          </table:table-cell>
          <table:table-cell office:value-type="string">
            <text:p>SLICE_X49Y48</text:p>
          </table:table-cell>
          <table:table-cell office:value-type="string">
            <text:p>031e001e</text:p>
          </table:table-cell>
        </table:table-row>
        <table:table-row table:style-name="ro1">
          <table:table-cell office:value-type="string">
            <text:p>CLEXL_X30Y63</text:p>
          </table:table-cell>
          <table:table-cell office:value-type="string">
            <text:p>SLICE_X51Y63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62</text:p>
          </table:table-cell>
          <table:table-cell office:value-type="string">
            <text:p>SLICE_X51Y62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61</text:p>
          </table:table-cell>
          <table:table-cell office:value-type="string">
            <text:p>SLICE_X51Y61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60</text:p>
          </table:table-cell>
          <table:table-cell office:value-type="string">
            <text:p>SLICE_X51Y60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9</text:p>
          </table:table-cell>
          <table:table-cell office:value-type="string">
            <text:p>SLICE_X51Y59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8</text:p>
          </table:table-cell>
          <table:table-cell office:value-type="string">
            <text:p>SLICE_X51Y58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7</text:p>
          </table:table-cell>
          <table:table-cell office:value-type="string">
            <text:p>SLICE_X51Y57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6</text:p>
          </table:table-cell>
          <table:table-cell office:value-type="string">
            <text:p>SLICE_X51Y56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5</text:p>
          </table:table-cell>
          <table:table-cell office:value-type="string">
            <text:p>SLICE_X51Y55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4</text:p>
          </table:table-cell>
          <table:table-cell office:value-type="string">
            <text:p>SLICE_X51Y54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3</text:p>
          </table:table-cell>
          <table:table-cell office:value-type="string">
            <text:p>SLICE_X51Y53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2</text:p>
          </table:table-cell>
          <table:table-cell office:value-type="string">
            <text:p>SLICE_X51Y52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1</text:p>
          </table:table-cell>
          <table:table-cell office:value-type="string">
            <text:p>SLICE_X51Y51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50</text:p>
          </table:table-cell>
          <table:table-cell office:value-type="string">
            <text:p>SLICE_X51Y50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49</text:p>
          </table:table-cell>
          <table:table-cell office:value-type="string">
            <text:p>SLICE_X51Y49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L_X30Y48</text:p>
          </table:table-cell>
          <table:table-cell office:value-type="string">
            <text:p>SLICE_X51Y48</text:p>
          </table:table-cell>
          <table:table-cell office:value-type="string">
            <text:p>031f001d</text:p>
          </table:table-cell>
        </table:table-row>
        <table:table-row table:style-name="ro1">
          <table:table-cell office:value-type="string">
            <text:p>CLEXM_X32Y63</text:p>
          </table:table-cell>
          <table:table-cell office:value-type="string">
            <text:p>SLICE_X53Y63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62</text:p>
          </table:table-cell>
          <table:table-cell office:value-type="string">
            <text:p>SLICE_X53Y62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61</text:p>
          </table:table-cell>
          <table:table-cell office:value-type="string">
            <text:p>SLICE_X53Y61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60</text:p>
          </table:table-cell>
          <table:table-cell office:value-type="string">
            <text:p>SLICE_X53Y60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9</text:p>
          </table:table-cell>
          <table:table-cell office:value-type="string">
            <text:p>SLICE_X53Y59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8</text:p>
          </table:table-cell>
          <table:table-cell office:value-type="string">
            <text:p>SLICE_X53Y58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7</text:p>
          </table:table-cell>
          <table:table-cell office:value-type="string">
            <text:p>SLICE_X53Y57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6</text:p>
          </table:table-cell>
          <table:table-cell office:value-type="string">
            <text:p>SLICE_X53Y56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5</text:p>
          </table:table-cell>
          <table:table-cell office:value-type="string">
            <text:p>SLICE_X53Y55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4</text:p>
          </table:table-cell>
          <table:table-cell office:value-type="string">
            <text:p>SLICE_X53Y54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3</text:p>
          </table:table-cell>
          <table:table-cell office:value-type="string">
            <text:p>SLICE_X53Y53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2</text:p>
          </table:table-cell>
          <table:table-cell office:value-type="string">
            <text:p>SLICE_X53Y52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1</text:p>
          </table:table-cell>
          <table:table-cell office:value-type="string">
            <text:p>SLICE_X53Y51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50</text:p>
          </table:table-cell>
          <table:table-cell office:value-type="string">
            <text:p>SLICE_X53Y50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49</text:p>
          </table:table-cell>
          <table:table-cell office:value-type="string">
            <text:p>SLICE_X53Y49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M_X32Y48</text:p>
          </table:table-cell>
          <table:table-cell office:value-type="string">
            <text:p>SLICE_X53Y48</text:p>
          </table:table-cell>
          <table:table-cell office:value-type="string">
            <text:p>0321001e</text:p>
          </table:table-cell>
        </table:table-row>
        <table:table-row table:style-name="ro1">
          <table:table-cell office:value-type="string">
            <text:p>CLEXL_X33Y63</text:p>
          </table:table-cell>
          <table:table-cell office:value-type="string">
            <text:p>SLICE_X55Y63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62</text:p>
          </table:table-cell>
          <table:table-cell office:value-type="string">
            <text:p>SLICE_X55Y62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61</text:p>
          </table:table-cell>
          <table:table-cell office:value-type="string">
            <text:p>SLICE_X55Y61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60</text:p>
          </table:table-cell>
          <table:table-cell office:value-type="string">
            <text:p>SLICE_X55Y60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9</text:p>
          </table:table-cell>
          <table:table-cell office:value-type="string">
            <text:p>SLICE_X55Y59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8</text:p>
          </table:table-cell>
          <table:table-cell office:value-type="string">
            <text:p>SLICE_X55Y58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7</text:p>
          </table:table-cell>
          <table:table-cell office:value-type="string">
            <text:p>SLICE_X55Y57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6</text:p>
          </table:table-cell>
          <table:table-cell office:value-type="string">
            <text:p>SLICE_X55Y56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5</text:p>
          </table:table-cell>
          <table:table-cell office:value-type="string">
            <text:p>SLICE_X55Y55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4</text:p>
          </table:table-cell>
          <table:table-cell office:value-type="string">
            <text:p>SLICE_X55Y54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3</text:p>
          </table:table-cell>
          <table:table-cell office:value-type="string">
            <text:p>SLICE_X55Y53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2</text:p>
          </table:table-cell>
          <table:table-cell office:value-type="string">
            <text:p>SLICE_X55Y52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1</text:p>
          </table:table-cell>
          <table:table-cell office:value-type="string">
            <text:p>SLICE_X55Y51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50</text:p>
          </table:table-cell>
          <table:table-cell office:value-type="string">
            <text:p>SLICE_X55Y50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49</text:p>
          </table:table-cell>
          <table:table-cell office:value-type="string">
            <text:p>SLICE_X55Y49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L_X33Y48</text:p>
          </table:table-cell>
          <table:table-cell office:value-type="string">
            <text:p>SLICE_X55Y48</text:p>
          </table:table-cell>
          <table:table-cell office:value-type="string">
            <text:p>0322001d</text:p>
          </table:table-cell>
        </table:table-row>
        <table:table-row table:style-name="ro1">
          <table:table-cell office:value-type="string">
            <text:p>CLEXM_X35Y63</text:p>
          </table:table-cell>
          <table:table-cell office:value-type="string">
            <text:p>SLICE_X57Y63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62</text:p>
          </table:table-cell>
          <table:table-cell office:value-type="string">
            <text:p>SLICE_X57Y62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61</text:p>
          </table:table-cell>
          <table:table-cell office:value-type="string">
            <text:p>SLICE_X57Y61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60</text:p>
          </table:table-cell>
          <table:table-cell office:value-type="string">
            <text:p>SLICE_X57Y60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9</text:p>
          </table:table-cell>
          <table:table-cell office:value-type="string">
            <text:p>SLICE_X57Y59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8</text:p>
          </table:table-cell>
          <table:table-cell office:value-type="string">
            <text:p>SLICE_X57Y58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7</text:p>
          </table:table-cell>
          <table:table-cell office:value-type="string">
            <text:p>SLICE_X57Y57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6</text:p>
          </table:table-cell>
          <table:table-cell office:value-type="string">
            <text:p>SLICE_X57Y56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5</text:p>
          </table:table-cell>
          <table:table-cell office:value-type="string">
            <text:p>SLICE_X57Y55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4</text:p>
          </table:table-cell>
          <table:table-cell office:value-type="string">
            <text:p>SLICE_X57Y54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3</text:p>
          </table:table-cell>
          <table:table-cell office:value-type="string">
            <text:p>SLICE_X57Y53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2</text:p>
          </table:table-cell>
          <table:table-cell office:value-type="string">
            <text:p>SLICE_X57Y52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1</text:p>
          </table:table-cell>
          <table:table-cell office:value-type="string">
            <text:p>SLICE_X57Y51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50</text:p>
          </table:table-cell>
          <table:table-cell office:value-type="string">
            <text:p>SLICE_X57Y50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49</text:p>
          </table:table-cell>
          <table:table-cell office:value-type="string">
            <text:p>SLICE_X57Y49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M_X35Y48</text:p>
          </table:table-cell>
          <table:table-cell office:value-type="string">
            <text:p>SLICE_X57Y48</text:p>
          </table:table-cell>
          <table:table-cell office:value-type="string">
            <text:p>0324001e</text:p>
          </table:table-cell>
        </table:table-row>
        <table:table-row table:style-name="ro1">
          <table:table-cell office:value-type="string">
            <text:p>CLEXL_X36Y63</text:p>
          </table:table-cell>
          <table:table-cell office:value-type="string">
            <text:p>SLICE_X59Y63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62</text:p>
          </table:table-cell>
          <table:table-cell office:value-type="string">
            <text:p>SLICE_X59Y62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61</text:p>
          </table:table-cell>
          <table:table-cell office:value-type="string">
            <text:p>SLICE_X59Y61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60</text:p>
          </table:table-cell>
          <table:table-cell office:value-type="string">
            <text:p>SLICE_X59Y60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9</text:p>
          </table:table-cell>
          <table:table-cell office:value-type="string">
            <text:p>SLICE_X59Y59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8</text:p>
          </table:table-cell>
          <table:table-cell office:value-type="string">
            <text:p>SLICE_X59Y58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7</text:p>
          </table:table-cell>
          <table:table-cell office:value-type="string">
            <text:p>SLICE_X59Y57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6</text:p>
          </table:table-cell>
          <table:table-cell office:value-type="string">
            <text:p>SLICE_X59Y56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5</text:p>
          </table:table-cell>
          <table:table-cell office:value-type="string">
            <text:p>SLICE_X59Y55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4</text:p>
          </table:table-cell>
          <table:table-cell office:value-type="string">
            <text:p>SLICE_X59Y54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3</text:p>
          </table:table-cell>
          <table:table-cell office:value-type="string">
            <text:p>SLICE_X59Y53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2</text:p>
          </table:table-cell>
          <table:table-cell office:value-type="string">
            <text:p>SLICE_X59Y52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1</text:p>
          </table:table-cell>
          <table:table-cell office:value-type="string">
            <text:p>SLICE_X59Y51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50</text:p>
          </table:table-cell>
          <table:table-cell office:value-type="string">
            <text:p>SLICE_X59Y50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49</text:p>
          </table:table-cell>
          <table:table-cell office:value-type="string">
            <text:p>SLICE_X59Y49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36Y48</text:p>
          </table:table-cell>
          <table:table-cell office:value-type="string">
            <text:p>SLICE_X59Y48</text:p>
          </table:table-cell>
          <table:table-cell office:value-type="string">
            <text:p>0325001d</text:p>
          </table:table-cell>
        </table:table-row>
        <table:table-row table:style-name="ro1">
          <table:table-cell office:value-type="string">
            <text:p>CLEXL_X1Y79</text:p>
          </table:table-cell>
          <table:table-cell office:value-type="string">
            <text:p>SLICE_X1Y79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8</text:p>
          </table:table-cell>
          <table:table-cell office:value-type="string">
            <text:p>SLICE_X1Y78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7</text:p>
          </table:table-cell>
          <table:table-cell office:value-type="string">
            <text:p>SLICE_X1Y77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6</text:p>
          </table:table-cell>
          <table:table-cell office:value-type="string">
            <text:p>SLICE_X1Y76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5</text:p>
          </table:table-cell>
          <table:table-cell office:value-type="string">
            <text:p>SLICE_X1Y75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4</text:p>
          </table:table-cell>
          <table:table-cell office:value-type="string">
            <text:p>SLICE_X1Y74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3</text:p>
          </table:table-cell>
          <table:table-cell office:value-type="string">
            <text:p>SLICE_X1Y73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2</text:p>
          </table:table-cell>
          <table:table-cell office:value-type="string">
            <text:p>SLICE_X1Y72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1</text:p>
          </table:table-cell>
          <table:table-cell office:value-type="string">
            <text:p>SLICE_X1Y71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70</text:p>
          </table:table-cell>
          <table:table-cell office:value-type="string">
            <text:p>SLICE_X1Y70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69</text:p>
          </table:table-cell>
          <table:table-cell office:value-type="string">
            <text:p>SLICE_X1Y69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68</text:p>
          </table:table-cell>
          <table:table-cell office:value-type="string">
            <text:p>SLICE_X1Y68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67</text:p>
          </table:table-cell>
          <table:table-cell office:value-type="string">
            <text:p>SLICE_X1Y67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66</text:p>
          </table:table-cell>
          <table:table-cell office:value-type="string">
            <text:p>SLICE_X1Y66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65</text:p>
          </table:table-cell>
          <table:table-cell office:value-type="string">
            <text:p>SLICE_X1Y65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L_X1Y64</text:p>
          </table:table-cell>
          <table:table-cell office:value-type="string">
            <text:p>SLICE_X1Y64</text:p>
          </table:table-cell>
          <table:table-cell office:value-type="string">
            <text:p>0402001d</text:p>
          </table:table-cell>
        </table:table-row>
        <table:table-row table:style-name="ro1">
          <table:table-cell office:value-type="string">
            <text:p>CLEXM_X2Y79</text:p>
          </table:table-cell>
          <table:table-cell office:value-type="string">
            <text:p>SLICE_X3Y79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8</text:p>
          </table:table-cell>
          <table:table-cell office:value-type="string">
            <text:p>SLICE_X3Y78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7</text:p>
          </table:table-cell>
          <table:table-cell office:value-type="string">
            <text:p>SLICE_X3Y77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6</text:p>
          </table:table-cell>
          <table:table-cell office:value-type="string">
            <text:p>SLICE_X3Y76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5</text:p>
          </table:table-cell>
          <table:table-cell office:value-type="string">
            <text:p>SLICE_X3Y75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4</text:p>
          </table:table-cell>
          <table:table-cell office:value-type="string">
            <text:p>SLICE_X3Y74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3</text:p>
          </table:table-cell>
          <table:table-cell office:value-type="string">
            <text:p>SLICE_X3Y73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2</text:p>
          </table:table-cell>
          <table:table-cell office:value-type="string">
            <text:p>SLICE_X3Y72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1</text:p>
          </table:table-cell>
          <table:table-cell office:value-type="string">
            <text:p>SLICE_X3Y71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70</text:p>
          </table:table-cell>
          <table:table-cell office:value-type="string">
            <text:p>SLICE_X3Y70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69</text:p>
          </table:table-cell>
          <table:table-cell office:value-type="string">
            <text:p>SLICE_X3Y69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68</text:p>
          </table:table-cell>
          <table:table-cell office:value-type="string">
            <text:p>SLICE_X3Y68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67</text:p>
          </table:table-cell>
          <table:table-cell office:value-type="string">
            <text:p>SLICE_X3Y67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66</text:p>
          </table:table-cell>
          <table:table-cell office:value-type="string">
            <text:p>SLICE_X3Y66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65</text:p>
          </table:table-cell>
          <table:table-cell office:value-type="string">
            <text:p>SLICE_X3Y65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M_X2Y64</text:p>
          </table:table-cell>
          <table:table-cell office:value-type="string">
            <text:p>SLICE_X3Y64</text:p>
          </table:table-cell>
          <table:table-cell office:value-type="string">
            <text:p>0403001e</text:p>
          </table:table-cell>
        </table:table-row>
        <table:table-row table:style-name="ro1">
          <table:table-cell office:value-type="string">
            <text:p>CLEXL_X4Y79</text:p>
          </table:table-cell>
          <table:table-cell office:value-type="string">
            <text:p>SLICE_X5Y79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8</text:p>
          </table:table-cell>
          <table:table-cell office:value-type="string">
            <text:p>SLICE_X5Y78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7</text:p>
          </table:table-cell>
          <table:table-cell office:value-type="string">
            <text:p>SLICE_X5Y77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6</text:p>
          </table:table-cell>
          <table:table-cell office:value-type="string">
            <text:p>SLICE_X5Y76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5</text:p>
          </table:table-cell>
          <table:table-cell office:value-type="string">
            <text:p>SLICE_X5Y75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4</text:p>
          </table:table-cell>
          <table:table-cell office:value-type="string">
            <text:p>SLICE_X5Y74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3</text:p>
          </table:table-cell>
          <table:table-cell office:value-type="string">
            <text:p>SLICE_X5Y73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2</text:p>
          </table:table-cell>
          <table:table-cell office:value-type="string">
            <text:p>SLICE_X5Y72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1</text:p>
          </table:table-cell>
          <table:table-cell office:value-type="string">
            <text:p>SLICE_X5Y71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70</text:p>
          </table:table-cell>
          <table:table-cell office:value-type="string">
            <text:p>SLICE_X5Y70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69</text:p>
          </table:table-cell>
          <table:table-cell office:value-type="string">
            <text:p>SLICE_X5Y69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68</text:p>
          </table:table-cell>
          <table:table-cell office:value-type="string">
            <text:p>SLICE_X5Y68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67</text:p>
          </table:table-cell>
          <table:table-cell office:value-type="string">
            <text:p>SLICE_X5Y67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66</text:p>
          </table:table-cell>
          <table:table-cell office:value-type="string">
            <text:p>SLICE_X5Y66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65</text:p>
          </table:table-cell>
          <table:table-cell office:value-type="string">
            <text:p>SLICE_X5Y65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L_X4Y64</text:p>
          </table:table-cell>
          <table:table-cell office:value-type="string">
            <text:p>SLICE_X5Y64</text:p>
          </table:table-cell>
          <table:table-cell office:value-type="string">
            <text:p>0405001d</text:p>
          </table:table-cell>
        </table:table-row>
        <table:table-row table:style-name="ro1">
          <table:table-cell office:value-type="string">
            <text:p>CLEXM_X5Y79</text:p>
          </table:table-cell>
          <table:table-cell office:value-type="string">
            <text:p>SLICE_X7Y79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8</text:p>
          </table:table-cell>
          <table:table-cell office:value-type="string">
            <text:p>SLICE_X7Y78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7</text:p>
          </table:table-cell>
          <table:table-cell office:value-type="string">
            <text:p>SLICE_X7Y77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6</text:p>
          </table:table-cell>
          <table:table-cell office:value-type="string">
            <text:p>SLICE_X7Y76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5</text:p>
          </table:table-cell>
          <table:table-cell office:value-type="string">
            <text:p>SLICE_X7Y75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4</text:p>
          </table:table-cell>
          <table:table-cell office:value-type="string">
            <text:p>SLICE_X7Y74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3</text:p>
          </table:table-cell>
          <table:table-cell office:value-type="string">
            <text:p>SLICE_X7Y73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2</text:p>
          </table:table-cell>
          <table:table-cell office:value-type="string">
            <text:p>SLICE_X7Y72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1</text:p>
          </table:table-cell>
          <table:table-cell office:value-type="string">
            <text:p>SLICE_X7Y71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70</text:p>
          </table:table-cell>
          <table:table-cell office:value-type="string">
            <text:p>SLICE_X7Y70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69</text:p>
          </table:table-cell>
          <table:table-cell office:value-type="string">
            <text:p>SLICE_X7Y69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68</text:p>
          </table:table-cell>
          <table:table-cell office:value-type="string">
            <text:p>SLICE_X7Y68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67</text:p>
          </table:table-cell>
          <table:table-cell office:value-type="string">
            <text:p>SLICE_X7Y67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66</text:p>
          </table:table-cell>
          <table:table-cell office:value-type="string">
            <text:p>SLICE_X7Y66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65</text:p>
          </table:table-cell>
          <table:table-cell office:value-type="string">
            <text:p>SLICE_X7Y65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M_X5Y64</text:p>
          </table:table-cell>
          <table:table-cell office:value-type="string">
            <text:p>SLICE_X7Y64</text:p>
          </table:table-cell>
          <table:table-cell office:value-type="string">
            <text:p>0406001e</text:p>
          </table:table-cell>
        </table:table-row>
        <table:table-row table:style-name="ro1">
          <table:table-cell office:value-type="string">
            <text:p>CLEXL_X7Y79</text:p>
          </table:table-cell>
          <table:table-cell office:value-type="string">
            <text:p>SLICE_X9Y79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8</text:p>
          </table:table-cell>
          <table:table-cell office:value-type="string">
            <text:p>SLICE_X9Y78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7</text:p>
          </table:table-cell>
          <table:table-cell office:value-type="string">
            <text:p>SLICE_X9Y77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6</text:p>
          </table:table-cell>
          <table:table-cell office:value-type="string">
            <text:p>SLICE_X9Y76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5</text:p>
          </table:table-cell>
          <table:table-cell office:value-type="string">
            <text:p>SLICE_X9Y75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4</text:p>
          </table:table-cell>
          <table:table-cell office:value-type="string">
            <text:p>SLICE_X9Y74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3</text:p>
          </table:table-cell>
          <table:table-cell office:value-type="string">
            <text:p>SLICE_X9Y73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2</text:p>
          </table:table-cell>
          <table:table-cell office:value-type="string">
            <text:p>SLICE_X9Y72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1</text:p>
          </table:table-cell>
          <table:table-cell office:value-type="string">
            <text:p>SLICE_X9Y71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70</text:p>
          </table:table-cell>
          <table:table-cell office:value-type="string">
            <text:p>SLICE_X9Y70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69</text:p>
          </table:table-cell>
          <table:table-cell office:value-type="string">
            <text:p>SLICE_X9Y69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68</text:p>
          </table:table-cell>
          <table:table-cell office:value-type="string">
            <text:p>SLICE_X9Y68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67</text:p>
          </table:table-cell>
          <table:table-cell office:value-type="string">
            <text:p>SLICE_X9Y67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66</text:p>
          </table:table-cell>
          <table:table-cell office:value-type="string">
            <text:p>SLICE_X9Y66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65</text:p>
          </table:table-cell>
          <table:table-cell office:value-type="string">
            <text:p>SLICE_X9Y65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L_X7Y64</text:p>
          </table:table-cell>
          <table:table-cell office:value-type="string">
            <text:p>SLICE_X9Y64</text:p>
          </table:table-cell>
          <table:table-cell office:value-type="string">
            <text:p>0408001d</text:p>
          </table:table-cell>
        </table:table-row>
        <table:table-row table:style-name="ro1">
          <table:table-cell office:value-type="string">
            <text:p>CLEXM_X8Y79</text:p>
          </table:table-cell>
          <table:table-cell office:value-type="string">
            <text:p>SLICE_X11Y79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8</text:p>
          </table:table-cell>
          <table:table-cell office:value-type="string">
            <text:p>SLICE_X11Y78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7</text:p>
          </table:table-cell>
          <table:table-cell office:value-type="string">
            <text:p>SLICE_X11Y77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6</text:p>
          </table:table-cell>
          <table:table-cell office:value-type="string">
            <text:p>SLICE_X11Y76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5</text:p>
          </table:table-cell>
          <table:table-cell office:value-type="string">
            <text:p>SLICE_X11Y75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4</text:p>
          </table:table-cell>
          <table:table-cell office:value-type="string">
            <text:p>SLICE_X11Y74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3</text:p>
          </table:table-cell>
          <table:table-cell office:value-type="string">
            <text:p>SLICE_X11Y73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2</text:p>
          </table:table-cell>
          <table:table-cell office:value-type="string">
            <text:p>SLICE_X11Y72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1</text:p>
          </table:table-cell>
          <table:table-cell office:value-type="string">
            <text:p>SLICE_X11Y71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70</text:p>
          </table:table-cell>
          <table:table-cell office:value-type="string">
            <text:p>SLICE_X11Y70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69</text:p>
          </table:table-cell>
          <table:table-cell office:value-type="string">
            <text:p>SLICE_X11Y69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68</text:p>
          </table:table-cell>
          <table:table-cell office:value-type="string">
            <text:p>SLICE_X11Y68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67</text:p>
          </table:table-cell>
          <table:table-cell office:value-type="string">
            <text:p>SLICE_X11Y67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66</text:p>
          </table:table-cell>
          <table:table-cell office:value-type="string">
            <text:p>SLICE_X11Y66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65</text:p>
          </table:table-cell>
          <table:table-cell office:value-type="string">
            <text:p>SLICE_X11Y65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M_X8Y64</text:p>
          </table:table-cell>
          <table:table-cell office:value-type="string">
            <text:p>SLICE_X11Y64</text:p>
          </table:table-cell>
          <table:table-cell office:value-type="string">
            <text:p>0409001e</text:p>
          </table:table-cell>
        </table:table-row>
        <table:table-row table:style-name="ro1">
          <table:table-cell office:value-type="string">
            <text:p>CLEXL_X9Y79</text:p>
          </table:table-cell>
          <table:table-cell office:value-type="string">
            <text:p>SLICE_X13Y79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8</text:p>
          </table:table-cell>
          <table:table-cell office:value-type="string">
            <text:p>SLICE_X13Y78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7</text:p>
          </table:table-cell>
          <table:table-cell office:value-type="string">
            <text:p>SLICE_X13Y77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6</text:p>
          </table:table-cell>
          <table:table-cell office:value-type="string">
            <text:p>SLICE_X13Y76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5</text:p>
          </table:table-cell>
          <table:table-cell office:value-type="string">
            <text:p>SLICE_X13Y75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4</text:p>
          </table:table-cell>
          <table:table-cell office:value-type="string">
            <text:p>SLICE_X13Y74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3</text:p>
          </table:table-cell>
          <table:table-cell office:value-type="string">
            <text:p>SLICE_X13Y73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2</text:p>
          </table:table-cell>
          <table:table-cell office:value-type="string">
            <text:p>SLICE_X13Y72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1</text:p>
          </table:table-cell>
          <table:table-cell office:value-type="string">
            <text:p>SLICE_X13Y71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70</text:p>
          </table:table-cell>
          <table:table-cell office:value-type="string">
            <text:p>SLICE_X13Y70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69</text:p>
          </table:table-cell>
          <table:table-cell office:value-type="string">
            <text:p>SLICE_X13Y69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68</text:p>
          </table:table-cell>
          <table:table-cell office:value-type="string">
            <text:p>SLICE_X13Y68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67</text:p>
          </table:table-cell>
          <table:table-cell office:value-type="string">
            <text:p>SLICE_X13Y67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66</text:p>
          </table:table-cell>
          <table:table-cell office:value-type="string">
            <text:p>SLICE_X13Y66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65</text:p>
          </table:table-cell>
          <table:table-cell office:value-type="string">
            <text:p>SLICE_X13Y65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L_X9Y64</text:p>
          </table:table-cell>
          <table:table-cell office:value-type="string">
            <text:p>SLICE_X13Y64</text:p>
          </table:table-cell>
          <table:table-cell office:value-type="string">
            <text:p>040a001d</text:p>
          </table:table-cell>
        </table:table-row>
        <table:table-row table:style-name="ro1">
          <table:table-cell office:value-type="string">
            <text:p>CLEXM_X10Y79</text:p>
          </table:table-cell>
          <table:table-cell office:value-type="string">
            <text:p>SLICE_X15Y79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8</text:p>
          </table:table-cell>
          <table:table-cell office:value-type="string">
            <text:p>SLICE_X15Y78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7</text:p>
          </table:table-cell>
          <table:table-cell office:value-type="string">
            <text:p>SLICE_X15Y77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6</text:p>
          </table:table-cell>
          <table:table-cell office:value-type="string">
            <text:p>SLICE_X15Y76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5</text:p>
          </table:table-cell>
          <table:table-cell office:value-type="string">
            <text:p>SLICE_X15Y75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4</text:p>
          </table:table-cell>
          <table:table-cell office:value-type="string">
            <text:p>SLICE_X15Y74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3</text:p>
          </table:table-cell>
          <table:table-cell office:value-type="string">
            <text:p>SLICE_X15Y73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2</text:p>
          </table:table-cell>
          <table:table-cell office:value-type="string">
            <text:p>SLICE_X15Y72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1</text:p>
          </table:table-cell>
          <table:table-cell office:value-type="string">
            <text:p>SLICE_X15Y71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70</text:p>
          </table:table-cell>
          <table:table-cell office:value-type="string">
            <text:p>SLICE_X15Y70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69</text:p>
          </table:table-cell>
          <table:table-cell office:value-type="string">
            <text:p>SLICE_X15Y69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68</text:p>
          </table:table-cell>
          <table:table-cell office:value-type="string">
            <text:p>SLICE_X15Y68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67</text:p>
          </table:table-cell>
          <table:table-cell office:value-type="string">
            <text:p>SLICE_X15Y67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66</text:p>
          </table:table-cell>
          <table:table-cell office:value-type="string">
            <text:p>SLICE_X15Y66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65</text:p>
          </table:table-cell>
          <table:table-cell office:value-type="string">
            <text:p>SLICE_X15Y65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M_X10Y64</text:p>
          </table:table-cell>
          <table:table-cell office:value-type="string">
            <text:p>SLICE_X15Y64</text:p>
          </table:table-cell>
          <table:table-cell office:value-type="string">
            <text:p>040b001e</text:p>
          </table:table-cell>
        </table:table-row>
        <table:table-row table:style-name="ro1">
          <table:table-cell office:value-type="string">
            <text:p>CLEXL_X11Y79</text:p>
          </table:table-cell>
          <table:table-cell office:value-type="string">
            <text:p>SLICE_X17Y79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8</text:p>
          </table:table-cell>
          <table:table-cell office:value-type="string">
            <text:p>SLICE_X17Y78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7</text:p>
          </table:table-cell>
          <table:table-cell office:value-type="string">
            <text:p>SLICE_X17Y77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6</text:p>
          </table:table-cell>
          <table:table-cell office:value-type="string">
            <text:p>SLICE_X17Y76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5</text:p>
          </table:table-cell>
          <table:table-cell office:value-type="string">
            <text:p>SLICE_X17Y75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4</text:p>
          </table:table-cell>
          <table:table-cell office:value-type="string">
            <text:p>SLICE_X17Y74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3</text:p>
          </table:table-cell>
          <table:table-cell office:value-type="string">
            <text:p>SLICE_X17Y73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2</text:p>
          </table:table-cell>
          <table:table-cell office:value-type="string">
            <text:p>SLICE_X17Y72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1</text:p>
          </table:table-cell>
          <table:table-cell office:value-type="string">
            <text:p>SLICE_X17Y71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70</text:p>
          </table:table-cell>
          <table:table-cell office:value-type="string">
            <text:p>SLICE_X17Y70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69</text:p>
          </table:table-cell>
          <table:table-cell office:value-type="string">
            <text:p>SLICE_X17Y69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68</text:p>
          </table:table-cell>
          <table:table-cell office:value-type="string">
            <text:p>SLICE_X17Y68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67</text:p>
          </table:table-cell>
          <table:table-cell office:value-type="string">
            <text:p>SLICE_X17Y67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66</text:p>
          </table:table-cell>
          <table:table-cell office:value-type="string">
            <text:p>SLICE_X17Y66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65</text:p>
          </table:table-cell>
          <table:table-cell office:value-type="string">
            <text:p>SLICE_X17Y65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L_X11Y64</text:p>
          </table:table-cell>
          <table:table-cell office:value-type="string">
            <text:p>SLICE_X17Y64</text:p>
          </table:table-cell>
          <table:table-cell office:value-type="string">
            <text:p>040c001d</text:p>
          </table:table-cell>
        </table:table-row>
        <table:table-row table:style-name="ro1">
          <table:table-cell office:value-type="string">
            <text:p>CLEXM_X13Y79</text:p>
          </table:table-cell>
          <table:table-cell office:value-type="string">
            <text:p>SLICE_X19Y79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8</text:p>
          </table:table-cell>
          <table:table-cell office:value-type="string">
            <text:p>SLICE_X19Y78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7</text:p>
          </table:table-cell>
          <table:table-cell office:value-type="string">
            <text:p>SLICE_X19Y77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6</text:p>
          </table:table-cell>
          <table:table-cell office:value-type="string">
            <text:p>SLICE_X19Y76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5</text:p>
          </table:table-cell>
          <table:table-cell office:value-type="string">
            <text:p>SLICE_X19Y75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4</text:p>
          </table:table-cell>
          <table:table-cell office:value-type="string">
            <text:p>SLICE_X19Y74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3</text:p>
          </table:table-cell>
          <table:table-cell office:value-type="string">
            <text:p>SLICE_X19Y73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2</text:p>
          </table:table-cell>
          <table:table-cell office:value-type="string">
            <text:p>SLICE_X19Y72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1</text:p>
          </table:table-cell>
          <table:table-cell office:value-type="string">
            <text:p>SLICE_X19Y71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70</text:p>
          </table:table-cell>
          <table:table-cell office:value-type="string">
            <text:p>SLICE_X19Y70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69</text:p>
          </table:table-cell>
          <table:table-cell office:value-type="string">
            <text:p>SLICE_X19Y69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68</text:p>
          </table:table-cell>
          <table:table-cell office:value-type="string">
            <text:p>SLICE_X19Y68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67</text:p>
          </table:table-cell>
          <table:table-cell office:value-type="string">
            <text:p>SLICE_X19Y67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66</text:p>
          </table:table-cell>
          <table:table-cell office:value-type="string">
            <text:p>SLICE_X19Y66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65</text:p>
          </table:table-cell>
          <table:table-cell office:value-type="string">
            <text:p>SLICE_X19Y65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M_X13Y64</text:p>
          </table:table-cell>
          <table:table-cell office:value-type="string">
            <text:p>SLICE_X19Y64</text:p>
          </table:table-cell>
          <table:table-cell office:value-type="string">
            <text:p>040e001e</text:p>
          </table:table-cell>
        </table:table-row>
        <table:table-row table:style-name="ro1">
          <table:table-cell office:value-type="string">
            <text:p>CLEXL_X14Y79</text:p>
          </table:table-cell>
          <table:table-cell office:value-type="string">
            <text:p>SLICE_X21Y79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8</text:p>
          </table:table-cell>
          <table:table-cell office:value-type="string">
            <text:p>SLICE_X21Y78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7</text:p>
          </table:table-cell>
          <table:table-cell office:value-type="string">
            <text:p>SLICE_X21Y77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6</text:p>
          </table:table-cell>
          <table:table-cell office:value-type="string">
            <text:p>SLICE_X21Y76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5</text:p>
          </table:table-cell>
          <table:table-cell office:value-type="string">
            <text:p>SLICE_X21Y75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4</text:p>
          </table:table-cell>
          <table:table-cell office:value-type="string">
            <text:p>SLICE_X21Y74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3</text:p>
          </table:table-cell>
          <table:table-cell office:value-type="string">
            <text:p>SLICE_X21Y73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2</text:p>
          </table:table-cell>
          <table:table-cell office:value-type="string">
            <text:p>SLICE_X21Y72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1</text:p>
          </table:table-cell>
          <table:table-cell office:value-type="string">
            <text:p>SLICE_X21Y71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70</text:p>
          </table:table-cell>
          <table:table-cell office:value-type="string">
            <text:p>SLICE_X21Y70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69</text:p>
          </table:table-cell>
          <table:table-cell office:value-type="string">
            <text:p>SLICE_X21Y69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68</text:p>
          </table:table-cell>
          <table:table-cell office:value-type="string">
            <text:p>SLICE_X21Y68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67</text:p>
          </table:table-cell>
          <table:table-cell office:value-type="string">
            <text:p>SLICE_X21Y67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66</text:p>
          </table:table-cell>
          <table:table-cell office:value-type="string">
            <text:p>SLICE_X21Y66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65</text:p>
          </table:table-cell>
          <table:table-cell office:value-type="string">
            <text:p>SLICE_X21Y65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L_X14Y64</text:p>
          </table:table-cell>
          <table:table-cell office:value-type="string">
            <text:p>SLICE_X21Y64</text:p>
          </table:table-cell>
          <table:table-cell office:value-type="string">
            <text:p>040f001d</text:p>
          </table:table-cell>
        </table:table-row>
        <table:table-row table:style-name="ro1">
          <table:table-cell office:value-type="string">
            <text:p>CLEXM_X15Y79</text:p>
          </table:table-cell>
          <table:table-cell office:value-type="string">
            <text:p>SLICE_X23Y79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8</text:p>
          </table:table-cell>
          <table:table-cell office:value-type="string">
            <text:p>SLICE_X23Y78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7</text:p>
          </table:table-cell>
          <table:table-cell office:value-type="string">
            <text:p>SLICE_X23Y77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6</text:p>
          </table:table-cell>
          <table:table-cell office:value-type="string">
            <text:p>SLICE_X23Y76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5</text:p>
          </table:table-cell>
          <table:table-cell office:value-type="string">
            <text:p>SLICE_X23Y75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4</text:p>
          </table:table-cell>
          <table:table-cell office:value-type="string">
            <text:p>SLICE_X23Y74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3</text:p>
          </table:table-cell>
          <table:table-cell office:value-type="string">
            <text:p>SLICE_X23Y73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2</text:p>
          </table:table-cell>
          <table:table-cell office:value-type="string">
            <text:p>SLICE_X23Y72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1</text:p>
          </table:table-cell>
          <table:table-cell office:value-type="string">
            <text:p>SLICE_X23Y71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70</text:p>
          </table:table-cell>
          <table:table-cell office:value-type="string">
            <text:p>SLICE_X23Y70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69</text:p>
          </table:table-cell>
          <table:table-cell office:value-type="string">
            <text:p>SLICE_X23Y69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68</text:p>
          </table:table-cell>
          <table:table-cell office:value-type="string">
            <text:p>SLICE_X23Y68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67</text:p>
          </table:table-cell>
          <table:table-cell office:value-type="string">
            <text:p>SLICE_X23Y67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66</text:p>
          </table:table-cell>
          <table:table-cell office:value-type="string">
            <text:p>SLICE_X23Y66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65</text:p>
          </table:table-cell>
          <table:table-cell office:value-type="string">
            <text:p>SLICE_X23Y65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M_X15Y64</text:p>
          </table:table-cell>
          <table:table-cell office:value-type="string">
            <text:p>SLICE_X23Y64</text:p>
          </table:table-cell>
          <table:table-cell office:value-type="string">
            <text:p>0410001e</text:p>
          </table:table-cell>
        </table:table-row>
        <table:table-row table:style-name="ro1">
          <table:table-cell office:value-type="string">
            <text:p>CLEXL_X16Y79</text:p>
          </table:table-cell>
          <table:table-cell office:value-type="string">
            <text:p>SLICE_X25Y79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8</text:p>
          </table:table-cell>
          <table:table-cell office:value-type="string">
            <text:p>SLICE_X25Y78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7</text:p>
          </table:table-cell>
          <table:table-cell office:value-type="string">
            <text:p>SLICE_X25Y77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6</text:p>
          </table:table-cell>
          <table:table-cell office:value-type="string">
            <text:p>SLICE_X25Y76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5</text:p>
          </table:table-cell>
          <table:table-cell office:value-type="string">
            <text:p>SLICE_X25Y75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4</text:p>
          </table:table-cell>
          <table:table-cell office:value-type="string">
            <text:p>SLICE_X25Y74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3</text:p>
          </table:table-cell>
          <table:table-cell office:value-type="string">
            <text:p>SLICE_X25Y73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2</text:p>
          </table:table-cell>
          <table:table-cell office:value-type="string">
            <text:p>SLICE_X25Y72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1</text:p>
          </table:table-cell>
          <table:table-cell office:value-type="string">
            <text:p>SLICE_X25Y71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70</text:p>
          </table:table-cell>
          <table:table-cell office:value-type="string">
            <text:p>SLICE_X25Y70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69</text:p>
          </table:table-cell>
          <table:table-cell office:value-type="string">
            <text:p>SLICE_X25Y69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68</text:p>
          </table:table-cell>
          <table:table-cell office:value-type="string">
            <text:p>SLICE_X25Y68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67</text:p>
          </table:table-cell>
          <table:table-cell office:value-type="string">
            <text:p>SLICE_X25Y67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66</text:p>
          </table:table-cell>
          <table:table-cell office:value-type="string">
            <text:p>SLICE_X25Y66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65</text:p>
          </table:table-cell>
          <table:table-cell office:value-type="string">
            <text:p>SLICE_X25Y65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L_X16Y64</text:p>
          </table:table-cell>
          <table:table-cell office:value-type="string">
            <text:p>SLICE_X25Y64</text:p>
          </table:table-cell>
          <table:table-cell office:value-type="string">
            <text:p>0411001d</text:p>
          </table:table-cell>
        </table:table-row>
        <table:table-row table:style-name="ro1">
          <table:table-cell office:value-type="string">
            <text:p>CLEXM_X17Y79</text:p>
          </table:table-cell>
          <table:table-cell office:value-type="string">
            <text:p>SLICE_X27Y79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8</text:p>
          </table:table-cell>
          <table:table-cell office:value-type="string">
            <text:p>SLICE_X27Y78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7</text:p>
          </table:table-cell>
          <table:table-cell office:value-type="string">
            <text:p>SLICE_X27Y77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6</text:p>
          </table:table-cell>
          <table:table-cell office:value-type="string">
            <text:p>SLICE_X27Y76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5</text:p>
          </table:table-cell>
          <table:table-cell office:value-type="string">
            <text:p>SLICE_X27Y75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4</text:p>
          </table:table-cell>
          <table:table-cell office:value-type="string">
            <text:p>SLICE_X27Y74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3</text:p>
          </table:table-cell>
          <table:table-cell office:value-type="string">
            <text:p>SLICE_X27Y73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2</text:p>
          </table:table-cell>
          <table:table-cell office:value-type="string">
            <text:p>SLICE_X27Y72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1</text:p>
          </table:table-cell>
          <table:table-cell office:value-type="string">
            <text:p>SLICE_X27Y71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70</text:p>
          </table:table-cell>
          <table:table-cell office:value-type="string">
            <text:p>SLICE_X27Y70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69</text:p>
          </table:table-cell>
          <table:table-cell office:value-type="string">
            <text:p>SLICE_X27Y69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68</text:p>
          </table:table-cell>
          <table:table-cell office:value-type="string">
            <text:p>SLICE_X27Y68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67</text:p>
          </table:table-cell>
          <table:table-cell office:value-type="string">
            <text:p>SLICE_X27Y67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66</text:p>
          </table:table-cell>
          <table:table-cell office:value-type="string">
            <text:p>SLICE_X27Y66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65</text:p>
          </table:table-cell>
          <table:table-cell office:value-type="string">
            <text:p>SLICE_X27Y65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M_X17Y64</text:p>
          </table:table-cell>
          <table:table-cell office:value-type="string">
            <text:p>SLICE_X27Y64</text:p>
          </table:table-cell>
          <table:table-cell office:value-type="string">
            <text:p>0412001e</text:p>
          </table:table-cell>
        </table:table-row>
        <table:table-row table:style-name="ro1">
          <table:table-cell office:value-type="string">
            <text:p>CLEXL_X18Y79</text:p>
          </table:table-cell>
          <table:table-cell office:value-type="string">
            <text:p>SLICE_X29Y79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78</text:p>
          </table:table-cell>
          <table:table-cell office:value-type="string">
            <text:p>SLICE_X29Y78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77</text:p>
          </table:table-cell>
          <table:table-cell office:value-type="string">
            <text:p>SLICE_X29Y77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76</text:p>
          </table:table-cell>
          <table:table-cell office:value-type="string">
            <text:p>SLICE_X29Y76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75</text:p>
          </table:table-cell>
          <table:table-cell office:value-type="string">
            <text:p>SLICE_X29Y75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74</text:p>
          </table:table-cell>
          <table:table-cell office:value-type="string">
            <text:p>SLICE_X29Y74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73</text:p>
          </table:table-cell>
          <table:table-cell office:value-type="string">
            <text:p>SLICE_X29Y73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70</text:p>
          </table:table-cell>
          <table:table-cell office:value-type="string">
            <text:p>SLICE_X29Y70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69</text:p>
          </table:table-cell>
          <table:table-cell office:value-type="string">
            <text:p>SLICE_X29Y69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68</text:p>
          </table:table-cell>
          <table:table-cell office:value-type="string">
            <text:p>SLICE_X29Y68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67</text:p>
          </table:table-cell>
          <table:table-cell office:value-type="string">
            <text:p>SLICE_X29Y67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66</text:p>
          </table:table-cell>
          <table:table-cell office:value-type="string">
            <text:p>SLICE_X29Y66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L_X18Y65</text:p>
          </table:table-cell>
          <table:table-cell office:value-type="string">
            <text:p>SLICE_X29Y65</text:p>
          </table:table-cell>
          <table:table-cell office:value-type="string">
            <text:p>0413001d</text:p>
          </table:table-cell>
        </table:table-row>
        <table:table-row table:style-name="ro1">
          <table:table-cell office:value-type="string">
            <text:p>CLEXM_X19Y79</text:p>
          </table:table-cell>
          <table:table-cell office:value-type="string">
            <text:p>SLICE_X31Y79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8</text:p>
          </table:table-cell>
          <table:table-cell office:value-type="string">
            <text:p>SLICE_X31Y78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7</text:p>
          </table:table-cell>
          <table:table-cell office:value-type="string">
            <text:p>SLICE_X31Y77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6</text:p>
          </table:table-cell>
          <table:table-cell office:value-type="string">
            <text:p>SLICE_X31Y76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5</text:p>
          </table:table-cell>
          <table:table-cell office:value-type="string">
            <text:p>SLICE_X31Y75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4</text:p>
          </table:table-cell>
          <table:table-cell office:value-type="string">
            <text:p>SLICE_X31Y74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3</text:p>
          </table:table-cell>
          <table:table-cell office:value-type="string">
            <text:p>SLICE_X31Y73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2</text:p>
          </table:table-cell>
          <table:table-cell office:value-type="string">
            <text:p>SLICE_X31Y72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1</text:p>
          </table:table-cell>
          <table:table-cell office:value-type="string">
            <text:p>SLICE_X31Y71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70</text:p>
          </table:table-cell>
          <table:table-cell office:value-type="string">
            <text:p>SLICE_X31Y70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69</text:p>
          </table:table-cell>
          <table:table-cell office:value-type="string">
            <text:p>SLICE_X31Y69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68</text:p>
          </table:table-cell>
          <table:table-cell office:value-type="string">
            <text:p>SLICE_X31Y68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67</text:p>
          </table:table-cell>
          <table:table-cell office:value-type="string">
            <text:p>SLICE_X31Y67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66</text:p>
          </table:table-cell>
          <table:table-cell office:value-type="string">
            <text:p>SLICE_X31Y66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65</text:p>
          </table:table-cell>
          <table:table-cell office:value-type="string">
            <text:p>SLICE_X31Y65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M_X19Y64</text:p>
          </table:table-cell>
          <table:table-cell office:value-type="string">
            <text:p>SLICE_X31Y64</text:p>
          </table:table-cell>
          <table:table-cell office:value-type="string">
            <text:p>0414001e</text:p>
          </table:table-cell>
        </table:table-row>
        <table:table-row table:style-name="ro1">
          <table:table-cell office:value-type="string">
            <text:p>CLEXL_X20Y79</text:p>
          </table:table-cell>
          <table:table-cell office:value-type="string">
            <text:p>SLICE_X33Y79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8</text:p>
          </table:table-cell>
          <table:table-cell office:value-type="string">
            <text:p>SLICE_X33Y78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7</text:p>
          </table:table-cell>
          <table:table-cell office:value-type="string">
            <text:p>SLICE_X33Y77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6</text:p>
          </table:table-cell>
          <table:table-cell office:value-type="string">
            <text:p>SLICE_X33Y76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5</text:p>
          </table:table-cell>
          <table:table-cell office:value-type="string">
            <text:p>SLICE_X33Y75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4</text:p>
          </table:table-cell>
          <table:table-cell office:value-type="string">
            <text:p>SLICE_X33Y74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3</text:p>
          </table:table-cell>
          <table:table-cell office:value-type="string">
            <text:p>SLICE_X33Y73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2</text:p>
          </table:table-cell>
          <table:table-cell office:value-type="string">
            <text:p>SLICE_X33Y72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1</text:p>
          </table:table-cell>
          <table:table-cell office:value-type="string">
            <text:p>SLICE_X33Y71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70</text:p>
          </table:table-cell>
          <table:table-cell office:value-type="string">
            <text:p>SLICE_X33Y70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69</text:p>
          </table:table-cell>
          <table:table-cell office:value-type="string">
            <text:p>SLICE_X33Y69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68</text:p>
          </table:table-cell>
          <table:table-cell office:value-type="string">
            <text:p>SLICE_X33Y68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67</text:p>
          </table:table-cell>
          <table:table-cell office:value-type="string">
            <text:p>SLICE_X33Y67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66</text:p>
          </table:table-cell>
          <table:table-cell office:value-type="string">
            <text:p>SLICE_X33Y66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65</text:p>
          </table:table-cell>
          <table:table-cell office:value-type="string">
            <text:p>SLICE_X33Y65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L_X20Y64</text:p>
          </table:table-cell>
          <table:table-cell office:value-type="string">
            <text:p>SLICE_X33Y64</text:p>
          </table:table-cell>
          <table:table-cell office:value-type="string">
            <text:p>0415001d</text:p>
          </table:table-cell>
        </table:table-row>
        <table:table-row table:style-name="ro1">
          <table:table-cell office:value-type="string">
            <text:p>CLEXM_X21Y79</text:p>
          </table:table-cell>
          <table:table-cell office:value-type="string">
            <text:p>SLICE_X35Y79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8</text:p>
          </table:table-cell>
          <table:table-cell office:value-type="string">
            <text:p>SLICE_X35Y78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7</text:p>
          </table:table-cell>
          <table:table-cell office:value-type="string">
            <text:p>SLICE_X35Y77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6</text:p>
          </table:table-cell>
          <table:table-cell office:value-type="string">
            <text:p>SLICE_X35Y76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5</text:p>
          </table:table-cell>
          <table:table-cell office:value-type="string">
            <text:p>SLICE_X35Y75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4</text:p>
          </table:table-cell>
          <table:table-cell office:value-type="string">
            <text:p>SLICE_X35Y74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3</text:p>
          </table:table-cell>
          <table:table-cell office:value-type="string">
            <text:p>SLICE_X35Y73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2</text:p>
          </table:table-cell>
          <table:table-cell office:value-type="string">
            <text:p>SLICE_X35Y72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1</text:p>
          </table:table-cell>
          <table:table-cell office:value-type="string">
            <text:p>SLICE_X35Y71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70</text:p>
          </table:table-cell>
          <table:table-cell office:value-type="string">
            <text:p>SLICE_X35Y70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69</text:p>
          </table:table-cell>
          <table:table-cell office:value-type="string">
            <text:p>SLICE_X35Y69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68</text:p>
          </table:table-cell>
          <table:table-cell office:value-type="string">
            <text:p>SLICE_X35Y68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67</text:p>
          </table:table-cell>
          <table:table-cell office:value-type="string">
            <text:p>SLICE_X35Y67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66</text:p>
          </table:table-cell>
          <table:table-cell office:value-type="string">
            <text:p>SLICE_X35Y66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65</text:p>
          </table:table-cell>
          <table:table-cell office:value-type="string">
            <text:p>SLICE_X35Y65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M_X21Y64</text:p>
          </table:table-cell>
          <table:table-cell office:value-type="string">
            <text:p>SLICE_X35Y64</text:p>
          </table:table-cell>
          <table:table-cell office:value-type="string">
            <text:p>0416001e</text:p>
          </table:table-cell>
        </table:table-row>
        <table:table-row table:style-name="ro1">
          <table:table-cell office:value-type="string">
            <text:p>CLEXL_X22Y79</text:p>
          </table:table-cell>
          <table:table-cell office:value-type="string">
            <text:p>SLICE_X37Y79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8</text:p>
          </table:table-cell>
          <table:table-cell office:value-type="string">
            <text:p>SLICE_X37Y78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7</text:p>
          </table:table-cell>
          <table:table-cell office:value-type="string">
            <text:p>SLICE_X37Y77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6</text:p>
          </table:table-cell>
          <table:table-cell office:value-type="string">
            <text:p>SLICE_X37Y76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5</text:p>
          </table:table-cell>
          <table:table-cell office:value-type="string">
            <text:p>SLICE_X37Y75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4</text:p>
          </table:table-cell>
          <table:table-cell office:value-type="string">
            <text:p>SLICE_X37Y74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3</text:p>
          </table:table-cell>
          <table:table-cell office:value-type="string">
            <text:p>SLICE_X37Y73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2</text:p>
          </table:table-cell>
          <table:table-cell office:value-type="string">
            <text:p>SLICE_X37Y72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1</text:p>
          </table:table-cell>
          <table:table-cell office:value-type="string">
            <text:p>SLICE_X37Y71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70</text:p>
          </table:table-cell>
          <table:table-cell office:value-type="string">
            <text:p>SLICE_X37Y70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69</text:p>
          </table:table-cell>
          <table:table-cell office:value-type="string">
            <text:p>SLICE_X37Y69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68</text:p>
          </table:table-cell>
          <table:table-cell office:value-type="string">
            <text:p>SLICE_X37Y68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67</text:p>
          </table:table-cell>
          <table:table-cell office:value-type="string">
            <text:p>SLICE_X37Y67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66</text:p>
          </table:table-cell>
          <table:table-cell office:value-type="string">
            <text:p>SLICE_X37Y66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65</text:p>
          </table:table-cell>
          <table:table-cell office:value-type="string">
            <text:p>SLICE_X37Y65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L_X22Y64</text:p>
          </table:table-cell>
          <table:table-cell office:value-type="string">
            <text:p>SLICE_X37Y64</text:p>
          </table:table-cell>
          <table:table-cell office:value-type="string">
            <text:p>0417001d</text:p>
          </table:table-cell>
        </table:table-row>
        <table:table-row table:style-name="ro1">
          <table:table-cell office:value-type="string">
            <text:p>CLEXM_X23Y79</text:p>
          </table:table-cell>
          <table:table-cell office:value-type="string">
            <text:p>SLICE_X39Y79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8</text:p>
          </table:table-cell>
          <table:table-cell office:value-type="string">
            <text:p>SLICE_X39Y78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7</text:p>
          </table:table-cell>
          <table:table-cell office:value-type="string">
            <text:p>SLICE_X39Y77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6</text:p>
          </table:table-cell>
          <table:table-cell office:value-type="string">
            <text:p>SLICE_X39Y76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5</text:p>
          </table:table-cell>
          <table:table-cell office:value-type="string">
            <text:p>SLICE_X39Y75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4</text:p>
          </table:table-cell>
          <table:table-cell office:value-type="string">
            <text:p>SLICE_X39Y74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3</text:p>
          </table:table-cell>
          <table:table-cell office:value-type="string">
            <text:p>SLICE_X39Y73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2</text:p>
          </table:table-cell>
          <table:table-cell office:value-type="string">
            <text:p>SLICE_X39Y72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1</text:p>
          </table:table-cell>
          <table:table-cell office:value-type="string">
            <text:p>SLICE_X39Y71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70</text:p>
          </table:table-cell>
          <table:table-cell office:value-type="string">
            <text:p>SLICE_X39Y70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69</text:p>
          </table:table-cell>
          <table:table-cell office:value-type="string">
            <text:p>SLICE_X39Y69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68</text:p>
          </table:table-cell>
          <table:table-cell office:value-type="string">
            <text:p>SLICE_X39Y68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67</text:p>
          </table:table-cell>
          <table:table-cell office:value-type="string">
            <text:p>SLICE_X39Y67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66</text:p>
          </table:table-cell>
          <table:table-cell office:value-type="string">
            <text:p>SLICE_X39Y66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65</text:p>
          </table:table-cell>
          <table:table-cell office:value-type="string">
            <text:p>SLICE_X39Y65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M_X23Y64</text:p>
          </table:table-cell>
          <table:table-cell office:value-type="string">
            <text:p>SLICE_X39Y64</text:p>
          </table:table-cell>
          <table:table-cell office:value-type="string">
            <text:p>0418001e</text:p>
          </table:table-cell>
        </table:table-row>
        <table:table-row table:style-name="ro1">
          <table:table-cell office:value-type="string">
            <text:p>CLEXL_X24Y79</text:p>
          </table:table-cell>
          <table:table-cell office:value-type="string">
            <text:p>SLICE_X41Y79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8</text:p>
          </table:table-cell>
          <table:table-cell office:value-type="string">
            <text:p>SLICE_X41Y78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7</text:p>
          </table:table-cell>
          <table:table-cell office:value-type="string">
            <text:p>SLICE_X41Y77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6</text:p>
          </table:table-cell>
          <table:table-cell office:value-type="string">
            <text:p>SLICE_X41Y76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5</text:p>
          </table:table-cell>
          <table:table-cell office:value-type="string">
            <text:p>SLICE_X41Y75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4</text:p>
          </table:table-cell>
          <table:table-cell office:value-type="string">
            <text:p>SLICE_X41Y74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3</text:p>
          </table:table-cell>
          <table:table-cell office:value-type="string">
            <text:p>SLICE_X41Y73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2</text:p>
          </table:table-cell>
          <table:table-cell office:value-type="string">
            <text:p>SLICE_X41Y72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1</text:p>
          </table:table-cell>
          <table:table-cell office:value-type="string">
            <text:p>SLICE_X41Y71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70</text:p>
          </table:table-cell>
          <table:table-cell office:value-type="string">
            <text:p>SLICE_X41Y70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69</text:p>
          </table:table-cell>
          <table:table-cell office:value-type="string">
            <text:p>SLICE_X41Y69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68</text:p>
          </table:table-cell>
          <table:table-cell office:value-type="string">
            <text:p>SLICE_X41Y68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67</text:p>
          </table:table-cell>
          <table:table-cell office:value-type="string">
            <text:p>SLICE_X41Y67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66</text:p>
          </table:table-cell>
          <table:table-cell office:value-type="string">
            <text:p>SLICE_X41Y66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65</text:p>
          </table:table-cell>
          <table:table-cell office:value-type="string">
            <text:p>SLICE_X41Y65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4Y64</text:p>
          </table:table-cell>
          <table:table-cell office:value-type="string">
            <text:p>SLICE_X41Y64</text:p>
          </table:table-cell>
          <table:table-cell office:value-type="string">
            <text:p>0419001d</text:p>
          </table:table-cell>
        </table:table-row>
        <table:table-row table:style-name="ro1">
          <table:table-cell office:value-type="string">
            <text:p>CLEXL_X26Y79</text:p>
          </table:table-cell>
          <table:table-cell office:value-type="string">
            <text:p>SLICE_X43Y79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8</text:p>
          </table:table-cell>
          <table:table-cell office:value-type="string">
            <text:p>SLICE_X43Y78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7</text:p>
          </table:table-cell>
          <table:table-cell office:value-type="string">
            <text:p>SLICE_X43Y77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6</text:p>
          </table:table-cell>
          <table:table-cell office:value-type="string">
            <text:p>SLICE_X43Y76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5</text:p>
          </table:table-cell>
          <table:table-cell office:value-type="string">
            <text:p>SLICE_X43Y75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4</text:p>
          </table:table-cell>
          <table:table-cell office:value-type="string">
            <text:p>SLICE_X43Y74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3</text:p>
          </table:table-cell>
          <table:table-cell office:value-type="string">
            <text:p>SLICE_X43Y73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2</text:p>
          </table:table-cell>
          <table:table-cell office:value-type="string">
            <text:p>SLICE_X43Y72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1</text:p>
          </table:table-cell>
          <table:table-cell office:value-type="string">
            <text:p>SLICE_X43Y71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70</text:p>
          </table:table-cell>
          <table:table-cell office:value-type="string">
            <text:p>SLICE_X43Y70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69</text:p>
          </table:table-cell>
          <table:table-cell office:value-type="string">
            <text:p>SLICE_X43Y69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68</text:p>
          </table:table-cell>
          <table:table-cell office:value-type="string">
            <text:p>SLICE_X43Y68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67</text:p>
          </table:table-cell>
          <table:table-cell office:value-type="string">
            <text:p>SLICE_X43Y67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66</text:p>
          </table:table-cell>
          <table:table-cell office:value-type="string">
            <text:p>SLICE_X43Y66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65</text:p>
          </table:table-cell>
          <table:table-cell office:value-type="string">
            <text:p>SLICE_X43Y65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L_X26Y64</text:p>
          </table:table-cell>
          <table:table-cell office:value-type="string">
            <text:p>SLICE_X43Y64</text:p>
          </table:table-cell>
          <table:table-cell office:value-type="string">
            <text:p>041b001d</text:p>
          </table:table-cell>
        </table:table-row>
        <table:table-row table:style-name="ro1">
          <table:table-cell office:value-type="string">
            <text:p>CLEXM_X27Y79</text:p>
          </table:table-cell>
          <table:table-cell office:value-type="string">
            <text:p>SLICE_X45Y79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8</text:p>
          </table:table-cell>
          <table:table-cell office:value-type="string">
            <text:p>SLICE_X45Y78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7</text:p>
          </table:table-cell>
          <table:table-cell office:value-type="string">
            <text:p>SLICE_X45Y77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6</text:p>
          </table:table-cell>
          <table:table-cell office:value-type="string">
            <text:p>SLICE_X45Y76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5</text:p>
          </table:table-cell>
          <table:table-cell office:value-type="string">
            <text:p>SLICE_X45Y75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4</text:p>
          </table:table-cell>
          <table:table-cell office:value-type="string">
            <text:p>SLICE_X45Y74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3</text:p>
          </table:table-cell>
          <table:table-cell office:value-type="string">
            <text:p>SLICE_X45Y73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2</text:p>
          </table:table-cell>
          <table:table-cell office:value-type="string">
            <text:p>SLICE_X45Y72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1</text:p>
          </table:table-cell>
          <table:table-cell office:value-type="string">
            <text:p>SLICE_X45Y71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70</text:p>
          </table:table-cell>
          <table:table-cell office:value-type="string">
            <text:p>SLICE_X45Y70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69</text:p>
          </table:table-cell>
          <table:table-cell office:value-type="string">
            <text:p>SLICE_X45Y69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68</text:p>
          </table:table-cell>
          <table:table-cell office:value-type="string">
            <text:p>SLICE_X45Y68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67</text:p>
          </table:table-cell>
          <table:table-cell office:value-type="string">
            <text:p>SLICE_X45Y67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66</text:p>
          </table:table-cell>
          <table:table-cell office:value-type="string">
            <text:p>SLICE_X45Y66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65</text:p>
          </table:table-cell>
          <table:table-cell office:value-type="string">
            <text:p>SLICE_X45Y65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M_X27Y64</text:p>
          </table:table-cell>
          <table:table-cell office:value-type="string">
            <text:p>SLICE_X45Y64</text:p>
          </table:table-cell>
          <table:table-cell office:value-type="string">
            <text:p>041c001e</text:p>
          </table:table-cell>
        </table:table-row>
        <table:table-row table:style-name="ro1">
          <table:table-cell office:value-type="string">
            <text:p>CLEXL_X28Y79</text:p>
          </table:table-cell>
          <table:table-cell office:value-type="string">
            <text:p>SLICE_X47Y79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8</text:p>
          </table:table-cell>
          <table:table-cell office:value-type="string">
            <text:p>SLICE_X47Y78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7</text:p>
          </table:table-cell>
          <table:table-cell office:value-type="string">
            <text:p>SLICE_X47Y77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6</text:p>
          </table:table-cell>
          <table:table-cell office:value-type="string">
            <text:p>SLICE_X47Y76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5</text:p>
          </table:table-cell>
          <table:table-cell office:value-type="string">
            <text:p>SLICE_X47Y75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4</text:p>
          </table:table-cell>
          <table:table-cell office:value-type="string">
            <text:p>SLICE_X47Y74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3</text:p>
          </table:table-cell>
          <table:table-cell office:value-type="string">
            <text:p>SLICE_X47Y73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2</text:p>
          </table:table-cell>
          <table:table-cell office:value-type="string">
            <text:p>SLICE_X47Y72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1</text:p>
          </table:table-cell>
          <table:table-cell office:value-type="string">
            <text:p>SLICE_X47Y71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70</text:p>
          </table:table-cell>
          <table:table-cell office:value-type="string">
            <text:p>SLICE_X47Y70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69</text:p>
          </table:table-cell>
          <table:table-cell office:value-type="string">
            <text:p>SLICE_X47Y69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68</text:p>
          </table:table-cell>
          <table:table-cell office:value-type="string">
            <text:p>SLICE_X47Y68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67</text:p>
          </table:table-cell>
          <table:table-cell office:value-type="string">
            <text:p>SLICE_X47Y67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66</text:p>
          </table:table-cell>
          <table:table-cell office:value-type="string">
            <text:p>SLICE_X47Y66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65</text:p>
          </table:table-cell>
          <table:table-cell office:value-type="string">
            <text:p>SLICE_X47Y65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L_X28Y64</text:p>
          </table:table-cell>
          <table:table-cell office:value-type="string">
            <text:p>SLICE_X47Y64</text:p>
          </table:table-cell>
          <table:table-cell office:value-type="string">
            <text:p>041d001d</text:p>
          </table:table-cell>
        </table:table-row>
        <table:table-row table:style-name="ro1">
          <table:table-cell office:value-type="string">
            <text:p>CLEXM_X29Y79</text:p>
          </table:table-cell>
          <table:table-cell office:value-type="string">
            <text:p>SLICE_X49Y79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8</text:p>
          </table:table-cell>
          <table:table-cell office:value-type="string">
            <text:p>SLICE_X49Y78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7</text:p>
          </table:table-cell>
          <table:table-cell office:value-type="string">
            <text:p>SLICE_X49Y77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6</text:p>
          </table:table-cell>
          <table:table-cell office:value-type="string">
            <text:p>SLICE_X49Y76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5</text:p>
          </table:table-cell>
          <table:table-cell office:value-type="string">
            <text:p>SLICE_X49Y75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4</text:p>
          </table:table-cell>
          <table:table-cell office:value-type="string">
            <text:p>SLICE_X49Y74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3</text:p>
          </table:table-cell>
          <table:table-cell office:value-type="string">
            <text:p>SLICE_X49Y73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2</text:p>
          </table:table-cell>
          <table:table-cell office:value-type="string">
            <text:p>SLICE_X49Y72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1</text:p>
          </table:table-cell>
          <table:table-cell office:value-type="string">
            <text:p>SLICE_X49Y71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70</text:p>
          </table:table-cell>
          <table:table-cell office:value-type="string">
            <text:p>SLICE_X49Y70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69</text:p>
          </table:table-cell>
          <table:table-cell office:value-type="string">
            <text:p>SLICE_X49Y69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68</text:p>
          </table:table-cell>
          <table:table-cell office:value-type="string">
            <text:p>SLICE_X49Y68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67</text:p>
          </table:table-cell>
          <table:table-cell office:value-type="string">
            <text:p>SLICE_X49Y67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66</text:p>
          </table:table-cell>
          <table:table-cell office:value-type="string">
            <text:p>SLICE_X49Y66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65</text:p>
          </table:table-cell>
          <table:table-cell office:value-type="string">
            <text:p>SLICE_X49Y65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M_X29Y64</text:p>
          </table:table-cell>
          <table:table-cell office:value-type="string">
            <text:p>SLICE_X49Y64</text:p>
          </table:table-cell>
          <table:table-cell office:value-type="string">
            <text:p>041e001e</text:p>
          </table:table-cell>
        </table:table-row>
        <table:table-row table:style-name="ro1">
          <table:table-cell office:value-type="string">
            <text:p>CLEXL_X30Y79</text:p>
          </table:table-cell>
          <table:table-cell office:value-type="string">
            <text:p>SLICE_X51Y79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8</text:p>
          </table:table-cell>
          <table:table-cell office:value-type="string">
            <text:p>SLICE_X51Y78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7</text:p>
          </table:table-cell>
          <table:table-cell office:value-type="string">
            <text:p>SLICE_X51Y77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6</text:p>
          </table:table-cell>
          <table:table-cell office:value-type="string">
            <text:p>SLICE_X51Y76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5</text:p>
          </table:table-cell>
          <table:table-cell office:value-type="string">
            <text:p>SLICE_X51Y75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4</text:p>
          </table:table-cell>
          <table:table-cell office:value-type="string">
            <text:p>SLICE_X51Y74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3</text:p>
          </table:table-cell>
          <table:table-cell office:value-type="string">
            <text:p>SLICE_X51Y73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2</text:p>
          </table:table-cell>
          <table:table-cell office:value-type="string">
            <text:p>SLICE_X51Y72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1</text:p>
          </table:table-cell>
          <table:table-cell office:value-type="string">
            <text:p>SLICE_X51Y71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70</text:p>
          </table:table-cell>
          <table:table-cell office:value-type="string">
            <text:p>SLICE_X51Y70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69</text:p>
          </table:table-cell>
          <table:table-cell office:value-type="string">
            <text:p>SLICE_X51Y69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68</text:p>
          </table:table-cell>
          <table:table-cell office:value-type="string">
            <text:p>SLICE_X51Y68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67</text:p>
          </table:table-cell>
          <table:table-cell office:value-type="string">
            <text:p>SLICE_X51Y67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66</text:p>
          </table:table-cell>
          <table:table-cell office:value-type="string">
            <text:p>SLICE_X51Y66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65</text:p>
          </table:table-cell>
          <table:table-cell office:value-type="string">
            <text:p>SLICE_X51Y65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L_X30Y64</text:p>
          </table:table-cell>
          <table:table-cell office:value-type="string">
            <text:p>SLICE_X51Y64</text:p>
          </table:table-cell>
          <table:table-cell office:value-type="string">
            <text:p>041f001d</text:p>
          </table:table-cell>
        </table:table-row>
        <table:table-row table:style-name="ro1">
          <table:table-cell office:value-type="string">
            <text:p>CLEXM_X32Y79</text:p>
          </table:table-cell>
          <table:table-cell office:value-type="string">
            <text:p>SLICE_X53Y79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8</text:p>
          </table:table-cell>
          <table:table-cell office:value-type="string">
            <text:p>SLICE_X53Y78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7</text:p>
          </table:table-cell>
          <table:table-cell office:value-type="string">
            <text:p>SLICE_X53Y77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6</text:p>
          </table:table-cell>
          <table:table-cell office:value-type="string">
            <text:p>SLICE_X53Y76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5</text:p>
          </table:table-cell>
          <table:table-cell office:value-type="string">
            <text:p>SLICE_X53Y75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4</text:p>
          </table:table-cell>
          <table:table-cell office:value-type="string">
            <text:p>SLICE_X53Y74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3</text:p>
          </table:table-cell>
          <table:table-cell office:value-type="string">
            <text:p>SLICE_X53Y73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2</text:p>
          </table:table-cell>
          <table:table-cell office:value-type="string">
            <text:p>SLICE_X53Y72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1</text:p>
          </table:table-cell>
          <table:table-cell office:value-type="string">
            <text:p>SLICE_X53Y71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70</text:p>
          </table:table-cell>
          <table:table-cell office:value-type="string">
            <text:p>SLICE_X53Y70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69</text:p>
          </table:table-cell>
          <table:table-cell office:value-type="string">
            <text:p>SLICE_X53Y69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68</text:p>
          </table:table-cell>
          <table:table-cell office:value-type="string">
            <text:p>SLICE_X53Y68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67</text:p>
          </table:table-cell>
          <table:table-cell office:value-type="string">
            <text:p>SLICE_X53Y67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66</text:p>
          </table:table-cell>
          <table:table-cell office:value-type="string">
            <text:p>SLICE_X53Y66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65</text:p>
          </table:table-cell>
          <table:table-cell office:value-type="string">
            <text:p>SLICE_X53Y65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M_X32Y64</text:p>
          </table:table-cell>
          <table:table-cell office:value-type="string">
            <text:p>SLICE_X53Y64</text:p>
          </table:table-cell>
          <table:table-cell office:value-type="string">
            <text:p>0421001e</text:p>
          </table:table-cell>
        </table:table-row>
        <table:table-row table:style-name="ro1">
          <table:table-cell office:value-type="string">
            <text:p>CLEXL_X33Y79</text:p>
          </table:table-cell>
          <table:table-cell office:value-type="string">
            <text:p>SLICE_X55Y79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8</text:p>
          </table:table-cell>
          <table:table-cell office:value-type="string">
            <text:p>SLICE_X55Y78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7</text:p>
          </table:table-cell>
          <table:table-cell office:value-type="string">
            <text:p>SLICE_X55Y77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6</text:p>
          </table:table-cell>
          <table:table-cell office:value-type="string">
            <text:p>SLICE_X55Y76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5</text:p>
          </table:table-cell>
          <table:table-cell office:value-type="string">
            <text:p>SLICE_X55Y75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4</text:p>
          </table:table-cell>
          <table:table-cell office:value-type="string">
            <text:p>SLICE_X55Y74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3</text:p>
          </table:table-cell>
          <table:table-cell office:value-type="string">
            <text:p>SLICE_X55Y73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2</text:p>
          </table:table-cell>
          <table:table-cell office:value-type="string">
            <text:p>SLICE_X55Y72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1</text:p>
          </table:table-cell>
          <table:table-cell office:value-type="string">
            <text:p>SLICE_X55Y71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70</text:p>
          </table:table-cell>
          <table:table-cell office:value-type="string">
            <text:p>SLICE_X55Y70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69</text:p>
          </table:table-cell>
          <table:table-cell office:value-type="string">
            <text:p>SLICE_X55Y69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68</text:p>
          </table:table-cell>
          <table:table-cell office:value-type="string">
            <text:p>SLICE_X55Y68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67</text:p>
          </table:table-cell>
          <table:table-cell office:value-type="string">
            <text:p>SLICE_X55Y67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66</text:p>
          </table:table-cell>
          <table:table-cell office:value-type="string">
            <text:p>SLICE_X55Y66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65</text:p>
          </table:table-cell>
          <table:table-cell office:value-type="string">
            <text:p>SLICE_X55Y65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L_X33Y64</text:p>
          </table:table-cell>
          <table:table-cell office:value-type="string">
            <text:p>SLICE_X55Y64</text:p>
          </table:table-cell>
          <table:table-cell office:value-type="string">
            <text:p>0422001d</text:p>
          </table:table-cell>
        </table:table-row>
        <table:table-row table:style-name="ro1">
          <table:table-cell office:value-type="string">
            <text:p>CLEXM_X35Y79</text:p>
          </table:table-cell>
          <table:table-cell office:value-type="string">
            <text:p>SLICE_X57Y79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8</text:p>
          </table:table-cell>
          <table:table-cell office:value-type="string">
            <text:p>SLICE_X57Y78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7</text:p>
          </table:table-cell>
          <table:table-cell office:value-type="string">
            <text:p>SLICE_X57Y77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6</text:p>
          </table:table-cell>
          <table:table-cell office:value-type="string">
            <text:p>SLICE_X57Y76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5</text:p>
          </table:table-cell>
          <table:table-cell office:value-type="string">
            <text:p>SLICE_X57Y75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4</text:p>
          </table:table-cell>
          <table:table-cell office:value-type="string">
            <text:p>SLICE_X57Y74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3</text:p>
          </table:table-cell>
          <table:table-cell office:value-type="string">
            <text:p>SLICE_X57Y73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2</text:p>
          </table:table-cell>
          <table:table-cell office:value-type="string">
            <text:p>SLICE_X57Y72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1</text:p>
          </table:table-cell>
          <table:table-cell office:value-type="string">
            <text:p>SLICE_X57Y71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70</text:p>
          </table:table-cell>
          <table:table-cell office:value-type="string">
            <text:p>SLICE_X57Y70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69</text:p>
          </table:table-cell>
          <table:table-cell office:value-type="string">
            <text:p>SLICE_X57Y69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68</text:p>
          </table:table-cell>
          <table:table-cell office:value-type="string">
            <text:p>SLICE_X57Y68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67</text:p>
          </table:table-cell>
          <table:table-cell office:value-type="string">
            <text:p>SLICE_X57Y67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66</text:p>
          </table:table-cell>
          <table:table-cell office:value-type="string">
            <text:p>SLICE_X57Y66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65</text:p>
          </table:table-cell>
          <table:table-cell office:value-type="string">
            <text:p>SLICE_X57Y65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M_X35Y64</text:p>
          </table:table-cell>
          <table:table-cell office:value-type="string">
            <text:p>SLICE_X57Y64</text:p>
          </table:table-cell>
          <table:table-cell office:value-type="string">
            <text:p>0424001e</text:p>
          </table:table-cell>
        </table:table-row>
        <table:table-row table:style-name="ro1">
          <table:table-cell office:value-type="string">
            <text:p>CLEXL_X36Y79</text:p>
          </table:table-cell>
          <table:table-cell office:value-type="string">
            <text:p>SLICE_X59Y79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8</text:p>
          </table:table-cell>
          <table:table-cell office:value-type="string">
            <text:p>SLICE_X59Y78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7</text:p>
          </table:table-cell>
          <table:table-cell office:value-type="string">
            <text:p>SLICE_X59Y77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6</text:p>
          </table:table-cell>
          <table:table-cell office:value-type="string">
            <text:p>SLICE_X59Y76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5</text:p>
          </table:table-cell>
          <table:table-cell office:value-type="string">
            <text:p>SLICE_X59Y75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4</text:p>
          </table:table-cell>
          <table:table-cell office:value-type="string">
            <text:p>SLICE_X59Y74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3</text:p>
          </table:table-cell>
          <table:table-cell office:value-type="string">
            <text:p>SLICE_X59Y73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2</text:p>
          </table:table-cell>
          <table:table-cell office:value-type="string">
            <text:p>SLICE_X59Y72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1</text:p>
          </table:table-cell>
          <table:table-cell office:value-type="string">
            <text:p>SLICE_X59Y71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70</text:p>
          </table:table-cell>
          <table:table-cell office:value-type="string">
            <text:p>SLICE_X59Y70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69</text:p>
          </table:table-cell>
          <table:table-cell office:value-type="string">
            <text:p>SLICE_X59Y69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68</text:p>
          </table:table-cell>
          <table:table-cell office:value-type="string">
            <text:p>SLICE_X59Y68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67</text:p>
          </table:table-cell>
          <table:table-cell office:value-type="string">
            <text:p>SLICE_X59Y67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66</text:p>
          </table:table-cell>
          <table:table-cell office:value-type="string">
            <text:p>SLICE_X59Y66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65</text:p>
          </table:table-cell>
          <table:table-cell office:value-type="string">
            <text:p>SLICE_X59Y65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36Y64</text:p>
          </table:table-cell>
          <table:table-cell office:value-type="string">
            <text:p>SLICE_X59Y64</text:p>
          </table:table-cell>
          <table:table-cell office:value-type="string">
            <text:p>0425001d</text:p>
          </table:table-cell>
        </table:table-row>
        <table:table-row table:style-name="ro1">
          <table:table-cell office:value-type="string">
            <text:p>CLEXL_X1Y95</text:p>
          </table:table-cell>
          <table:table-cell office:value-type="string">
            <text:p>SLICE_X1Y95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94</text:p>
          </table:table-cell>
          <table:table-cell office:value-type="string">
            <text:p>SLICE_X1Y94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93</text:p>
          </table:table-cell>
          <table:table-cell office:value-type="string">
            <text:p>SLICE_X1Y93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92</text:p>
          </table:table-cell>
          <table:table-cell office:value-type="string">
            <text:p>SLICE_X1Y92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91</text:p>
          </table:table-cell>
          <table:table-cell office:value-type="string">
            <text:p>SLICE_X1Y91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90</text:p>
          </table:table-cell>
          <table:table-cell office:value-type="string">
            <text:p>SLICE_X1Y90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9</text:p>
          </table:table-cell>
          <table:table-cell office:value-type="string">
            <text:p>SLICE_X1Y89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8</text:p>
          </table:table-cell>
          <table:table-cell office:value-type="string">
            <text:p>SLICE_X1Y88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7</text:p>
          </table:table-cell>
          <table:table-cell office:value-type="string">
            <text:p>SLICE_X1Y87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6</text:p>
          </table:table-cell>
          <table:table-cell office:value-type="string">
            <text:p>SLICE_X1Y86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5</text:p>
          </table:table-cell>
          <table:table-cell office:value-type="string">
            <text:p>SLICE_X1Y85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4</text:p>
          </table:table-cell>
          <table:table-cell office:value-type="string">
            <text:p>SLICE_X1Y84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3</text:p>
          </table:table-cell>
          <table:table-cell office:value-type="string">
            <text:p>SLICE_X1Y83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2</text:p>
          </table:table-cell>
          <table:table-cell office:value-type="string">
            <text:p>SLICE_X1Y82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1</text:p>
          </table:table-cell>
          <table:table-cell office:value-type="string">
            <text:p>SLICE_X1Y81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L_X1Y80</text:p>
          </table:table-cell>
          <table:table-cell office:value-type="string">
            <text:p>SLICE_X1Y80</text:p>
          </table:table-cell>
          <table:table-cell office:value-type="string">
            <text:p>0502001d</text:p>
          </table:table-cell>
        </table:table-row>
        <table:table-row table:style-name="ro1">
          <table:table-cell office:value-type="string">
            <text:p>CLEXM_X2Y95</text:p>
          </table:table-cell>
          <table:table-cell office:value-type="string">
            <text:p>SLICE_X3Y95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94</text:p>
          </table:table-cell>
          <table:table-cell office:value-type="string">
            <text:p>SLICE_X3Y94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93</text:p>
          </table:table-cell>
          <table:table-cell office:value-type="string">
            <text:p>SLICE_X3Y93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92</text:p>
          </table:table-cell>
          <table:table-cell office:value-type="string">
            <text:p>SLICE_X3Y92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91</text:p>
          </table:table-cell>
          <table:table-cell office:value-type="string">
            <text:p>SLICE_X3Y91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90</text:p>
          </table:table-cell>
          <table:table-cell office:value-type="string">
            <text:p>SLICE_X3Y90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9</text:p>
          </table:table-cell>
          <table:table-cell office:value-type="string">
            <text:p>SLICE_X3Y89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8</text:p>
          </table:table-cell>
          <table:table-cell office:value-type="string">
            <text:p>SLICE_X3Y88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7</text:p>
          </table:table-cell>
          <table:table-cell office:value-type="string">
            <text:p>SLICE_X3Y87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6</text:p>
          </table:table-cell>
          <table:table-cell office:value-type="string">
            <text:p>SLICE_X3Y86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5</text:p>
          </table:table-cell>
          <table:table-cell office:value-type="string">
            <text:p>SLICE_X3Y85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4</text:p>
          </table:table-cell>
          <table:table-cell office:value-type="string">
            <text:p>SLICE_X3Y84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3</text:p>
          </table:table-cell>
          <table:table-cell office:value-type="string">
            <text:p>SLICE_X3Y83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2</text:p>
          </table:table-cell>
          <table:table-cell office:value-type="string">
            <text:p>SLICE_X3Y82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1</text:p>
          </table:table-cell>
          <table:table-cell office:value-type="string">
            <text:p>SLICE_X3Y81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M_X2Y80</text:p>
          </table:table-cell>
          <table:table-cell office:value-type="string">
            <text:p>SLICE_X3Y80</text:p>
          </table:table-cell>
          <table:table-cell office:value-type="string">
            <text:p>0503001e</text:p>
          </table:table-cell>
        </table:table-row>
        <table:table-row table:style-name="ro1">
          <table:table-cell office:value-type="string">
            <text:p>CLEXL_X4Y95</text:p>
          </table:table-cell>
          <table:table-cell office:value-type="string">
            <text:p>SLICE_X5Y95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94</text:p>
          </table:table-cell>
          <table:table-cell office:value-type="string">
            <text:p>SLICE_X5Y94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93</text:p>
          </table:table-cell>
          <table:table-cell office:value-type="string">
            <text:p>SLICE_X5Y93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92</text:p>
          </table:table-cell>
          <table:table-cell office:value-type="string">
            <text:p>SLICE_X5Y92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91</text:p>
          </table:table-cell>
          <table:table-cell office:value-type="string">
            <text:p>SLICE_X5Y91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90</text:p>
          </table:table-cell>
          <table:table-cell office:value-type="string">
            <text:p>SLICE_X5Y90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9</text:p>
          </table:table-cell>
          <table:table-cell office:value-type="string">
            <text:p>SLICE_X5Y89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8</text:p>
          </table:table-cell>
          <table:table-cell office:value-type="string">
            <text:p>SLICE_X5Y88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7</text:p>
          </table:table-cell>
          <table:table-cell office:value-type="string">
            <text:p>SLICE_X5Y87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6</text:p>
          </table:table-cell>
          <table:table-cell office:value-type="string">
            <text:p>SLICE_X5Y86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5</text:p>
          </table:table-cell>
          <table:table-cell office:value-type="string">
            <text:p>SLICE_X5Y85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4</text:p>
          </table:table-cell>
          <table:table-cell office:value-type="string">
            <text:p>SLICE_X5Y84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3</text:p>
          </table:table-cell>
          <table:table-cell office:value-type="string">
            <text:p>SLICE_X5Y83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2</text:p>
          </table:table-cell>
          <table:table-cell office:value-type="string">
            <text:p>SLICE_X5Y82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1</text:p>
          </table:table-cell>
          <table:table-cell office:value-type="string">
            <text:p>SLICE_X5Y81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L_X4Y80</text:p>
          </table:table-cell>
          <table:table-cell office:value-type="string">
            <text:p>SLICE_X5Y80</text:p>
          </table:table-cell>
          <table:table-cell office:value-type="string">
            <text:p>0505001d</text:p>
          </table:table-cell>
        </table:table-row>
        <table:table-row table:style-name="ro1">
          <table:table-cell office:value-type="string">
            <text:p>CLEXM_X5Y95</text:p>
          </table:table-cell>
          <table:table-cell office:value-type="string">
            <text:p>SLICE_X7Y95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94</text:p>
          </table:table-cell>
          <table:table-cell office:value-type="string">
            <text:p>SLICE_X7Y94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93</text:p>
          </table:table-cell>
          <table:table-cell office:value-type="string">
            <text:p>SLICE_X7Y93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92</text:p>
          </table:table-cell>
          <table:table-cell office:value-type="string">
            <text:p>SLICE_X7Y92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91</text:p>
          </table:table-cell>
          <table:table-cell office:value-type="string">
            <text:p>SLICE_X7Y91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90</text:p>
          </table:table-cell>
          <table:table-cell office:value-type="string">
            <text:p>SLICE_X7Y90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9</text:p>
          </table:table-cell>
          <table:table-cell office:value-type="string">
            <text:p>SLICE_X7Y89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8</text:p>
          </table:table-cell>
          <table:table-cell office:value-type="string">
            <text:p>SLICE_X7Y88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7</text:p>
          </table:table-cell>
          <table:table-cell office:value-type="string">
            <text:p>SLICE_X7Y87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6</text:p>
          </table:table-cell>
          <table:table-cell office:value-type="string">
            <text:p>SLICE_X7Y86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5</text:p>
          </table:table-cell>
          <table:table-cell office:value-type="string">
            <text:p>SLICE_X7Y85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4</text:p>
          </table:table-cell>
          <table:table-cell office:value-type="string">
            <text:p>SLICE_X7Y84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3</text:p>
          </table:table-cell>
          <table:table-cell office:value-type="string">
            <text:p>SLICE_X7Y83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2</text:p>
          </table:table-cell>
          <table:table-cell office:value-type="string">
            <text:p>SLICE_X7Y82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1</text:p>
          </table:table-cell>
          <table:table-cell office:value-type="string">
            <text:p>SLICE_X7Y81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M_X5Y80</text:p>
          </table:table-cell>
          <table:table-cell office:value-type="string">
            <text:p>SLICE_X7Y80</text:p>
          </table:table-cell>
          <table:table-cell office:value-type="string">
            <text:p>0506001e</text:p>
          </table:table-cell>
        </table:table-row>
        <table:table-row table:style-name="ro1">
          <table:table-cell office:value-type="string">
            <text:p>CLEXL_X7Y95</text:p>
          </table:table-cell>
          <table:table-cell office:value-type="string">
            <text:p>SLICE_X9Y95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94</text:p>
          </table:table-cell>
          <table:table-cell office:value-type="string">
            <text:p>SLICE_X9Y94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93</text:p>
          </table:table-cell>
          <table:table-cell office:value-type="string">
            <text:p>SLICE_X9Y93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92</text:p>
          </table:table-cell>
          <table:table-cell office:value-type="string">
            <text:p>SLICE_X9Y92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91</text:p>
          </table:table-cell>
          <table:table-cell office:value-type="string">
            <text:p>SLICE_X9Y91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90</text:p>
          </table:table-cell>
          <table:table-cell office:value-type="string">
            <text:p>SLICE_X9Y90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9</text:p>
          </table:table-cell>
          <table:table-cell office:value-type="string">
            <text:p>SLICE_X9Y89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8</text:p>
          </table:table-cell>
          <table:table-cell office:value-type="string">
            <text:p>SLICE_X9Y88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7</text:p>
          </table:table-cell>
          <table:table-cell office:value-type="string">
            <text:p>SLICE_X9Y87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6</text:p>
          </table:table-cell>
          <table:table-cell office:value-type="string">
            <text:p>SLICE_X9Y86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5</text:p>
          </table:table-cell>
          <table:table-cell office:value-type="string">
            <text:p>SLICE_X9Y85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4</text:p>
          </table:table-cell>
          <table:table-cell office:value-type="string">
            <text:p>SLICE_X9Y84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3</text:p>
          </table:table-cell>
          <table:table-cell office:value-type="string">
            <text:p>SLICE_X9Y83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2</text:p>
          </table:table-cell>
          <table:table-cell office:value-type="string">
            <text:p>SLICE_X9Y82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1</text:p>
          </table:table-cell>
          <table:table-cell office:value-type="string">
            <text:p>SLICE_X9Y81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L_X7Y80</text:p>
          </table:table-cell>
          <table:table-cell office:value-type="string">
            <text:p>SLICE_X9Y80</text:p>
          </table:table-cell>
          <table:table-cell office:value-type="string">
            <text:p>0508001d</text:p>
          </table:table-cell>
        </table:table-row>
        <table:table-row table:style-name="ro1">
          <table:table-cell office:value-type="string">
            <text:p>CLEXM_X8Y95</text:p>
          </table:table-cell>
          <table:table-cell office:value-type="string">
            <text:p>SLICE_X11Y95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94</text:p>
          </table:table-cell>
          <table:table-cell office:value-type="string">
            <text:p>SLICE_X11Y94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93</text:p>
          </table:table-cell>
          <table:table-cell office:value-type="string">
            <text:p>SLICE_X11Y93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92</text:p>
          </table:table-cell>
          <table:table-cell office:value-type="string">
            <text:p>SLICE_X11Y92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91</text:p>
          </table:table-cell>
          <table:table-cell office:value-type="string">
            <text:p>SLICE_X11Y91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90</text:p>
          </table:table-cell>
          <table:table-cell office:value-type="string">
            <text:p>SLICE_X11Y90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9</text:p>
          </table:table-cell>
          <table:table-cell office:value-type="string">
            <text:p>SLICE_X11Y89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8</text:p>
          </table:table-cell>
          <table:table-cell office:value-type="string">
            <text:p>SLICE_X11Y88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7</text:p>
          </table:table-cell>
          <table:table-cell office:value-type="string">
            <text:p>SLICE_X11Y87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6</text:p>
          </table:table-cell>
          <table:table-cell office:value-type="string">
            <text:p>SLICE_X11Y86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5</text:p>
          </table:table-cell>
          <table:table-cell office:value-type="string">
            <text:p>SLICE_X11Y85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4</text:p>
          </table:table-cell>
          <table:table-cell office:value-type="string">
            <text:p>SLICE_X11Y84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3</text:p>
          </table:table-cell>
          <table:table-cell office:value-type="string">
            <text:p>SLICE_X11Y83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2</text:p>
          </table:table-cell>
          <table:table-cell office:value-type="string">
            <text:p>SLICE_X11Y82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1</text:p>
          </table:table-cell>
          <table:table-cell office:value-type="string">
            <text:p>SLICE_X11Y81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M_X8Y80</text:p>
          </table:table-cell>
          <table:table-cell office:value-type="string">
            <text:p>SLICE_X11Y80</text:p>
          </table:table-cell>
          <table:table-cell office:value-type="string">
            <text:p>0509001e</text:p>
          </table:table-cell>
        </table:table-row>
        <table:table-row table:style-name="ro1">
          <table:table-cell office:value-type="string">
            <text:p>CLEXL_X9Y95</text:p>
          </table:table-cell>
          <table:table-cell office:value-type="string">
            <text:p>SLICE_X13Y95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94</text:p>
          </table:table-cell>
          <table:table-cell office:value-type="string">
            <text:p>SLICE_X13Y94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93</text:p>
          </table:table-cell>
          <table:table-cell office:value-type="string">
            <text:p>SLICE_X13Y93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92</text:p>
          </table:table-cell>
          <table:table-cell office:value-type="string">
            <text:p>SLICE_X13Y92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91</text:p>
          </table:table-cell>
          <table:table-cell office:value-type="string">
            <text:p>SLICE_X13Y91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90</text:p>
          </table:table-cell>
          <table:table-cell office:value-type="string">
            <text:p>SLICE_X13Y90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9</text:p>
          </table:table-cell>
          <table:table-cell office:value-type="string">
            <text:p>SLICE_X13Y89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8</text:p>
          </table:table-cell>
          <table:table-cell office:value-type="string">
            <text:p>SLICE_X13Y88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7</text:p>
          </table:table-cell>
          <table:table-cell office:value-type="string">
            <text:p>SLICE_X13Y87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6</text:p>
          </table:table-cell>
          <table:table-cell office:value-type="string">
            <text:p>SLICE_X13Y86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5</text:p>
          </table:table-cell>
          <table:table-cell office:value-type="string">
            <text:p>SLICE_X13Y85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4</text:p>
          </table:table-cell>
          <table:table-cell office:value-type="string">
            <text:p>SLICE_X13Y84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3</text:p>
          </table:table-cell>
          <table:table-cell office:value-type="string">
            <text:p>SLICE_X13Y83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2</text:p>
          </table:table-cell>
          <table:table-cell office:value-type="string">
            <text:p>SLICE_X13Y82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1</text:p>
          </table:table-cell>
          <table:table-cell office:value-type="string">
            <text:p>SLICE_X13Y81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L_X9Y80</text:p>
          </table:table-cell>
          <table:table-cell office:value-type="string">
            <text:p>SLICE_X13Y80</text:p>
          </table:table-cell>
          <table:table-cell office:value-type="string">
            <text:p>050a001d</text:p>
          </table:table-cell>
        </table:table-row>
        <table:table-row table:style-name="ro1">
          <table:table-cell office:value-type="string">
            <text:p>CLEXM_X10Y95</text:p>
          </table:table-cell>
          <table:table-cell office:value-type="string">
            <text:p>SLICE_X15Y95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94</text:p>
          </table:table-cell>
          <table:table-cell office:value-type="string">
            <text:p>SLICE_X15Y94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93</text:p>
          </table:table-cell>
          <table:table-cell office:value-type="string">
            <text:p>SLICE_X15Y93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92</text:p>
          </table:table-cell>
          <table:table-cell office:value-type="string">
            <text:p>SLICE_X15Y92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91</text:p>
          </table:table-cell>
          <table:table-cell office:value-type="string">
            <text:p>SLICE_X15Y91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90</text:p>
          </table:table-cell>
          <table:table-cell office:value-type="string">
            <text:p>SLICE_X15Y90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9</text:p>
          </table:table-cell>
          <table:table-cell office:value-type="string">
            <text:p>SLICE_X15Y89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8</text:p>
          </table:table-cell>
          <table:table-cell office:value-type="string">
            <text:p>SLICE_X15Y88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7</text:p>
          </table:table-cell>
          <table:table-cell office:value-type="string">
            <text:p>SLICE_X15Y87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6</text:p>
          </table:table-cell>
          <table:table-cell office:value-type="string">
            <text:p>SLICE_X15Y86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5</text:p>
          </table:table-cell>
          <table:table-cell office:value-type="string">
            <text:p>SLICE_X15Y85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4</text:p>
          </table:table-cell>
          <table:table-cell office:value-type="string">
            <text:p>SLICE_X15Y84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3</text:p>
          </table:table-cell>
          <table:table-cell office:value-type="string">
            <text:p>SLICE_X15Y83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2</text:p>
          </table:table-cell>
          <table:table-cell office:value-type="string">
            <text:p>SLICE_X15Y82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1</text:p>
          </table:table-cell>
          <table:table-cell office:value-type="string">
            <text:p>SLICE_X15Y81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M_X10Y80</text:p>
          </table:table-cell>
          <table:table-cell office:value-type="string">
            <text:p>SLICE_X15Y80</text:p>
          </table:table-cell>
          <table:table-cell office:value-type="string">
            <text:p>050b001e</text:p>
          </table:table-cell>
        </table:table-row>
        <table:table-row table:style-name="ro1">
          <table:table-cell office:value-type="string">
            <text:p>CLEXL_X11Y95</text:p>
          </table:table-cell>
          <table:table-cell office:value-type="string">
            <text:p>SLICE_X17Y95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94</text:p>
          </table:table-cell>
          <table:table-cell office:value-type="string">
            <text:p>SLICE_X17Y94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93</text:p>
          </table:table-cell>
          <table:table-cell office:value-type="string">
            <text:p>SLICE_X17Y93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92</text:p>
          </table:table-cell>
          <table:table-cell office:value-type="string">
            <text:p>SLICE_X17Y92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91</text:p>
          </table:table-cell>
          <table:table-cell office:value-type="string">
            <text:p>SLICE_X17Y91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90</text:p>
          </table:table-cell>
          <table:table-cell office:value-type="string">
            <text:p>SLICE_X17Y90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9</text:p>
          </table:table-cell>
          <table:table-cell office:value-type="string">
            <text:p>SLICE_X17Y89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8</text:p>
          </table:table-cell>
          <table:table-cell office:value-type="string">
            <text:p>SLICE_X17Y88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7</text:p>
          </table:table-cell>
          <table:table-cell office:value-type="string">
            <text:p>SLICE_X17Y87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6</text:p>
          </table:table-cell>
          <table:table-cell office:value-type="string">
            <text:p>SLICE_X17Y86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5</text:p>
          </table:table-cell>
          <table:table-cell office:value-type="string">
            <text:p>SLICE_X17Y85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4</text:p>
          </table:table-cell>
          <table:table-cell office:value-type="string">
            <text:p>SLICE_X17Y84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3</text:p>
          </table:table-cell>
          <table:table-cell office:value-type="string">
            <text:p>SLICE_X17Y83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2</text:p>
          </table:table-cell>
          <table:table-cell office:value-type="string">
            <text:p>SLICE_X17Y82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1</text:p>
          </table:table-cell>
          <table:table-cell office:value-type="string">
            <text:p>SLICE_X17Y81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L_X11Y80</text:p>
          </table:table-cell>
          <table:table-cell office:value-type="string">
            <text:p>SLICE_X17Y80</text:p>
          </table:table-cell>
          <table:table-cell office:value-type="string">
            <text:p>050c001d</text:p>
          </table:table-cell>
        </table:table-row>
        <table:table-row table:style-name="ro1">
          <table:table-cell office:value-type="string">
            <text:p>CLEXM_X13Y95</text:p>
          </table:table-cell>
          <table:table-cell office:value-type="string">
            <text:p>SLICE_X19Y95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94</text:p>
          </table:table-cell>
          <table:table-cell office:value-type="string">
            <text:p>SLICE_X19Y94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93</text:p>
          </table:table-cell>
          <table:table-cell office:value-type="string">
            <text:p>SLICE_X19Y93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92</text:p>
          </table:table-cell>
          <table:table-cell office:value-type="string">
            <text:p>SLICE_X19Y92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91</text:p>
          </table:table-cell>
          <table:table-cell office:value-type="string">
            <text:p>SLICE_X19Y91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90</text:p>
          </table:table-cell>
          <table:table-cell office:value-type="string">
            <text:p>SLICE_X19Y90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9</text:p>
          </table:table-cell>
          <table:table-cell office:value-type="string">
            <text:p>SLICE_X19Y89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8</text:p>
          </table:table-cell>
          <table:table-cell office:value-type="string">
            <text:p>SLICE_X19Y88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7</text:p>
          </table:table-cell>
          <table:table-cell office:value-type="string">
            <text:p>SLICE_X19Y87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6</text:p>
          </table:table-cell>
          <table:table-cell office:value-type="string">
            <text:p>SLICE_X19Y86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5</text:p>
          </table:table-cell>
          <table:table-cell office:value-type="string">
            <text:p>SLICE_X19Y85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4</text:p>
          </table:table-cell>
          <table:table-cell office:value-type="string">
            <text:p>SLICE_X19Y84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3</text:p>
          </table:table-cell>
          <table:table-cell office:value-type="string">
            <text:p>SLICE_X19Y83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2</text:p>
          </table:table-cell>
          <table:table-cell office:value-type="string">
            <text:p>SLICE_X19Y82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1</text:p>
          </table:table-cell>
          <table:table-cell office:value-type="string">
            <text:p>SLICE_X19Y81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M_X13Y80</text:p>
          </table:table-cell>
          <table:table-cell office:value-type="string">
            <text:p>SLICE_X19Y80</text:p>
          </table:table-cell>
          <table:table-cell office:value-type="string">
            <text:p>050e001e</text:p>
          </table:table-cell>
        </table:table-row>
        <table:table-row table:style-name="ro1">
          <table:table-cell office:value-type="string">
            <text:p>CLEXL_X14Y95</text:p>
          </table:table-cell>
          <table:table-cell office:value-type="string">
            <text:p>SLICE_X21Y95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94</text:p>
          </table:table-cell>
          <table:table-cell office:value-type="string">
            <text:p>SLICE_X21Y94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93</text:p>
          </table:table-cell>
          <table:table-cell office:value-type="string">
            <text:p>SLICE_X21Y93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92</text:p>
          </table:table-cell>
          <table:table-cell office:value-type="string">
            <text:p>SLICE_X21Y92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91</text:p>
          </table:table-cell>
          <table:table-cell office:value-type="string">
            <text:p>SLICE_X21Y91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90</text:p>
          </table:table-cell>
          <table:table-cell office:value-type="string">
            <text:p>SLICE_X21Y90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9</text:p>
          </table:table-cell>
          <table:table-cell office:value-type="string">
            <text:p>SLICE_X21Y89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8</text:p>
          </table:table-cell>
          <table:table-cell office:value-type="string">
            <text:p>SLICE_X21Y88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7</text:p>
          </table:table-cell>
          <table:table-cell office:value-type="string">
            <text:p>SLICE_X21Y87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6</text:p>
          </table:table-cell>
          <table:table-cell office:value-type="string">
            <text:p>SLICE_X21Y86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5</text:p>
          </table:table-cell>
          <table:table-cell office:value-type="string">
            <text:p>SLICE_X21Y85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4</text:p>
          </table:table-cell>
          <table:table-cell office:value-type="string">
            <text:p>SLICE_X21Y84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3</text:p>
          </table:table-cell>
          <table:table-cell office:value-type="string">
            <text:p>SLICE_X21Y83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2</text:p>
          </table:table-cell>
          <table:table-cell office:value-type="string">
            <text:p>SLICE_X21Y82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1</text:p>
          </table:table-cell>
          <table:table-cell office:value-type="string">
            <text:p>SLICE_X21Y81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L_X14Y80</text:p>
          </table:table-cell>
          <table:table-cell office:value-type="string">
            <text:p>SLICE_X21Y80</text:p>
          </table:table-cell>
          <table:table-cell office:value-type="string">
            <text:p>050f001d</text:p>
          </table:table-cell>
        </table:table-row>
        <table:table-row table:style-name="ro1">
          <table:table-cell office:value-type="string">
            <text:p>CLEXM_X15Y95</text:p>
          </table:table-cell>
          <table:table-cell office:value-type="string">
            <text:p>SLICE_X23Y95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94</text:p>
          </table:table-cell>
          <table:table-cell office:value-type="string">
            <text:p>SLICE_X23Y94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93</text:p>
          </table:table-cell>
          <table:table-cell office:value-type="string">
            <text:p>SLICE_X23Y93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92</text:p>
          </table:table-cell>
          <table:table-cell office:value-type="string">
            <text:p>SLICE_X23Y92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91</text:p>
          </table:table-cell>
          <table:table-cell office:value-type="string">
            <text:p>SLICE_X23Y91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90</text:p>
          </table:table-cell>
          <table:table-cell office:value-type="string">
            <text:p>SLICE_X23Y90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9</text:p>
          </table:table-cell>
          <table:table-cell office:value-type="string">
            <text:p>SLICE_X23Y89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8</text:p>
          </table:table-cell>
          <table:table-cell office:value-type="string">
            <text:p>SLICE_X23Y88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7</text:p>
          </table:table-cell>
          <table:table-cell office:value-type="string">
            <text:p>SLICE_X23Y87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6</text:p>
          </table:table-cell>
          <table:table-cell office:value-type="string">
            <text:p>SLICE_X23Y86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5</text:p>
          </table:table-cell>
          <table:table-cell office:value-type="string">
            <text:p>SLICE_X23Y85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4</text:p>
          </table:table-cell>
          <table:table-cell office:value-type="string">
            <text:p>SLICE_X23Y84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3</text:p>
          </table:table-cell>
          <table:table-cell office:value-type="string">
            <text:p>SLICE_X23Y83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2</text:p>
          </table:table-cell>
          <table:table-cell office:value-type="string">
            <text:p>SLICE_X23Y82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1</text:p>
          </table:table-cell>
          <table:table-cell office:value-type="string">
            <text:p>SLICE_X23Y81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M_X15Y80</text:p>
          </table:table-cell>
          <table:table-cell office:value-type="string">
            <text:p>SLICE_X23Y80</text:p>
          </table:table-cell>
          <table:table-cell office:value-type="string">
            <text:p>0510001e</text:p>
          </table:table-cell>
        </table:table-row>
        <table:table-row table:style-name="ro1">
          <table:table-cell office:value-type="string">
            <text:p>CLEXL_X16Y95</text:p>
          </table:table-cell>
          <table:table-cell office:value-type="string">
            <text:p>SLICE_X25Y95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94</text:p>
          </table:table-cell>
          <table:table-cell office:value-type="string">
            <text:p>SLICE_X25Y94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93</text:p>
          </table:table-cell>
          <table:table-cell office:value-type="string">
            <text:p>SLICE_X25Y93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92</text:p>
          </table:table-cell>
          <table:table-cell office:value-type="string">
            <text:p>SLICE_X25Y92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91</text:p>
          </table:table-cell>
          <table:table-cell office:value-type="string">
            <text:p>SLICE_X25Y91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90</text:p>
          </table:table-cell>
          <table:table-cell office:value-type="string">
            <text:p>SLICE_X25Y90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9</text:p>
          </table:table-cell>
          <table:table-cell office:value-type="string">
            <text:p>SLICE_X25Y89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8</text:p>
          </table:table-cell>
          <table:table-cell office:value-type="string">
            <text:p>SLICE_X25Y88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7</text:p>
          </table:table-cell>
          <table:table-cell office:value-type="string">
            <text:p>SLICE_X25Y87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6</text:p>
          </table:table-cell>
          <table:table-cell office:value-type="string">
            <text:p>SLICE_X25Y86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5</text:p>
          </table:table-cell>
          <table:table-cell office:value-type="string">
            <text:p>SLICE_X25Y85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4</text:p>
          </table:table-cell>
          <table:table-cell office:value-type="string">
            <text:p>SLICE_X25Y84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3</text:p>
          </table:table-cell>
          <table:table-cell office:value-type="string">
            <text:p>SLICE_X25Y83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2</text:p>
          </table:table-cell>
          <table:table-cell office:value-type="string">
            <text:p>SLICE_X25Y82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1</text:p>
          </table:table-cell>
          <table:table-cell office:value-type="string">
            <text:p>SLICE_X25Y81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L_X16Y80</text:p>
          </table:table-cell>
          <table:table-cell office:value-type="string">
            <text:p>SLICE_X25Y80</text:p>
          </table:table-cell>
          <table:table-cell office:value-type="string">
            <text:p>0511001d</text:p>
          </table:table-cell>
        </table:table-row>
        <table:table-row table:style-name="ro1">
          <table:table-cell office:value-type="string">
            <text:p>CLEXM_X17Y95</text:p>
          </table:table-cell>
          <table:table-cell office:value-type="string">
            <text:p>SLICE_X27Y95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94</text:p>
          </table:table-cell>
          <table:table-cell office:value-type="string">
            <text:p>SLICE_X27Y94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93</text:p>
          </table:table-cell>
          <table:table-cell office:value-type="string">
            <text:p>SLICE_X27Y93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92</text:p>
          </table:table-cell>
          <table:table-cell office:value-type="string">
            <text:p>SLICE_X27Y92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91</text:p>
          </table:table-cell>
          <table:table-cell office:value-type="string">
            <text:p>SLICE_X27Y91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90</text:p>
          </table:table-cell>
          <table:table-cell office:value-type="string">
            <text:p>SLICE_X27Y90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9</text:p>
          </table:table-cell>
          <table:table-cell office:value-type="string">
            <text:p>SLICE_X27Y89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8</text:p>
          </table:table-cell>
          <table:table-cell office:value-type="string">
            <text:p>SLICE_X27Y88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7</text:p>
          </table:table-cell>
          <table:table-cell office:value-type="string">
            <text:p>SLICE_X27Y87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6</text:p>
          </table:table-cell>
          <table:table-cell office:value-type="string">
            <text:p>SLICE_X27Y86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5</text:p>
          </table:table-cell>
          <table:table-cell office:value-type="string">
            <text:p>SLICE_X27Y85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4</text:p>
          </table:table-cell>
          <table:table-cell office:value-type="string">
            <text:p>SLICE_X27Y84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3</text:p>
          </table:table-cell>
          <table:table-cell office:value-type="string">
            <text:p>SLICE_X27Y83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2</text:p>
          </table:table-cell>
          <table:table-cell office:value-type="string">
            <text:p>SLICE_X27Y82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1</text:p>
          </table:table-cell>
          <table:table-cell office:value-type="string">
            <text:p>SLICE_X27Y81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M_X17Y80</text:p>
          </table:table-cell>
          <table:table-cell office:value-type="string">
            <text:p>SLICE_X27Y80</text:p>
          </table:table-cell>
          <table:table-cell office:value-type="string">
            <text:p>0512001e</text:p>
          </table:table-cell>
        </table:table-row>
        <table:table-row table:style-name="ro1">
          <table:table-cell office:value-type="string">
            <text:p>CLEXL_X18Y95</text:p>
          </table:table-cell>
          <table:table-cell office:value-type="string">
            <text:p>SLICE_X29Y95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94</text:p>
          </table:table-cell>
          <table:table-cell office:value-type="string">
            <text:p>SLICE_X29Y94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93</text:p>
          </table:table-cell>
          <table:table-cell office:value-type="string">
            <text:p>SLICE_X29Y93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92</text:p>
          </table:table-cell>
          <table:table-cell office:value-type="string">
            <text:p>SLICE_X29Y92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91</text:p>
          </table:table-cell>
          <table:table-cell office:value-type="string">
            <text:p>SLICE_X29Y91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90</text:p>
          </table:table-cell>
          <table:table-cell office:value-type="string">
            <text:p>SLICE_X29Y90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9</text:p>
          </table:table-cell>
          <table:table-cell office:value-type="string">
            <text:p>SLICE_X29Y89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6</text:p>
          </table:table-cell>
          <table:table-cell office:value-type="string">
            <text:p>SLICE_X29Y86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5</text:p>
          </table:table-cell>
          <table:table-cell office:value-type="string">
            <text:p>SLICE_X29Y85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4</text:p>
          </table:table-cell>
          <table:table-cell office:value-type="string">
            <text:p>SLICE_X29Y84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3</text:p>
          </table:table-cell>
          <table:table-cell office:value-type="string">
            <text:p>SLICE_X29Y83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2</text:p>
          </table:table-cell>
          <table:table-cell office:value-type="string">
            <text:p>SLICE_X29Y82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1</text:p>
          </table:table-cell>
          <table:table-cell office:value-type="string">
            <text:p>SLICE_X29Y81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L_X18Y80</text:p>
          </table:table-cell>
          <table:table-cell office:value-type="string">
            <text:p>SLICE_X29Y80</text:p>
          </table:table-cell>
          <table:table-cell office:value-type="string">
            <text:p>0513001d</text:p>
          </table:table-cell>
        </table:table-row>
        <table:table-row table:style-name="ro1">
          <table:table-cell office:value-type="string">
            <text:p>CLEXM_X19Y95</text:p>
          </table:table-cell>
          <table:table-cell office:value-type="string">
            <text:p>SLICE_X31Y95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94</text:p>
          </table:table-cell>
          <table:table-cell office:value-type="string">
            <text:p>SLICE_X31Y94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93</text:p>
          </table:table-cell>
          <table:table-cell office:value-type="string">
            <text:p>SLICE_X31Y93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92</text:p>
          </table:table-cell>
          <table:table-cell office:value-type="string">
            <text:p>SLICE_X31Y92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91</text:p>
          </table:table-cell>
          <table:table-cell office:value-type="string">
            <text:p>SLICE_X31Y91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90</text:p>
          </table:table-cell>
          <table:table-cell office:value-type="string">
            <text:p>SLICE_X31Y90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9</text:p>
          </table:table-cell>
          <table:table-cell office:value-type="string">
            <text:p>SLICE_X31Y89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8</text:p>
          </table:table-cell>
          <table:table-cell office:value-type="string">
            <text:p>SLICE_X31Y88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7</text:p>
          </table:table-cell>
          <table:table-cell office:value-type="string">
            <text:p>SLICE_X31Y87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6</text:p>
          </table:table-cell>
          <table:table-cell office:value-type="string">
            <text:p>SLICE_X31Y86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5</text:p>
          </table:table-cell>
          <table:table-cell office:value-type="string">
            <text:p>SLICE_X31Y85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4</text:p>
          </table:table-cell>
          <table:table-cell office:value-type="string">
            <text:p>SLICE_X31Y84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3</text:p>
          </table:table-cell>
          <table:table-cell office:value-type="string">
            <text:p>SLICE_X31Y83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2</text:p>
          </table:table-cell>
          <table:table-cell office:value-type="string">
            <text:p>SLICE_X31Y82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1</text:p>
          </table:table-cell>
          <table:table-cell office:value-type="string">
            <text:p>SLICE_X31Y81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M_X19Y80</text:p>
          </table:table-cell>
          <table:table-cell office:value-type="string">
            <text:p>SLICE_X31Y80</text:p>
          </table:table-cell>
          <table:table-cell office:value-type="string">
            <text:p>0514001e</text:p>
          </table:table-cell>
        </table:table-row>
        <table:table-row table:style-name="ro1">
          <table:table-cell office:value-type="string">
            <text:p>CLEXL_X20Y95</text:p>
          </table:table-cell>
          <table:table-cell office:value-type="string">
            <text:p>SLICE_X33Y95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94</text:p>
          </table:table-cell>
          <table:table-cell office:value-type="string">
            <text:p>SLICE_X33Y94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93</text:p>
          </table:table-cell>
          <table:table-cell office:value-type="string">
            <text:p>SLICE_X33Y93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92</text:p>
          </table:table-cell>
          <table:table-cell office:value-type="string">
            <text:p>SLICE_X33Y92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91</text:p>
          </table:table-cell>
          <table:table-cell office:value-type="string">
            <text:p>SLICE_X33Y91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90</text:p>
          </table:table-cell>
          <table:table-cell office:value-type="string">
            <text:p>SLICE_X33Y90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9</text:p>
          </table:table-cell>
          <table:table-cell office:value-type="string">
            <text:p>SLICE_X33Y89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8</text:p>
          </table:table-cell>
          <table:table-cell office:value-type="string">
            <text:p>SLICE_X33Y88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7</text:p>
          </table:table-cell>
          <table:table-cell office:value-type="string">
            <text:p>SLICE_X33Y87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6</text:p>
          </table:table-cell>
          <table:table-cell office:value-type="string">
            <text:p>SLICE_X33Y86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5</text:p>
          </table:table-cell>
          <table:table-cell office:value-type="string">
            <text:p>SLICE_X33Y85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4</text:p>
          </table:table-cell>
          <table:table-cell office:value-type="string">
            <text:p>SLICE_X33Y84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3</text:p>
          </table:table-cell>
          <table:table-cell office:value-type="string">
            <text:p>SLICE_X33Y83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2</text:p>
          </table:table-cell>
          <table:table-cell office:value-type="string">
            <text:p>SLICE_X33Y82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1</text:p>
          </table:table-cell>
          <table:table-cell office:value-type="string">
            <text:p>SLICE_X33Y81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L_X20Y80</text:p>
          </table:table-cell>
          <table:table-cell office:value-type="string">
            <text:p>SLICE_X33Y80</text:p>
          </table:table-cell>
          <table:table-cell office:value-type="string">
            <text:p>0515001d</text:p>
          </table:table-cell>
        </table:table-row>
        <table:table-row table:style-name="ro1">
          <table:table-cell office:value-type="string">
            <text:p>CLEXM_X21Y95</text:p>
          </table:table-cell>
          <table:table-cell office:value-type="string">
            <text:p>SLICE_X35Y95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94</text:p>
          </table:table-cell>
          <table:table-cell office:value-type="string">
            <text:p>SLICE_X35Y94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93</text:p>
          </table:table-cell>
          <table:table-cell office:value-type="string">
            <text:p>SLICE_X35Y93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92</text:p>
          </table:table-cell>
          <table:table-cell office:value-type="string">
            <text:p>SLICE_X35Y92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91</text:p>
          </table:table-cell>
          <table:table-cell office:value-type="string">
            <text:p>SLICE_X35Y91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90</text:p>
          </table:table-cell>
          <table:table-cell office:value-type="string">
            <text:p>SLICE_X35Y90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9</text:p>
          </table:table-cell>
          <table:table-cell office:value-type="string">
            <text:p>SLICE_X35Y89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8</text:p>
          </table:table-cell>
          <table:table-cell office:value-type="string">
            <text:p>SLICE_X35Y88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7</text:p>
          </table:table-cell>
          <table:table-cell office:value-type="string">
            <text:p>SLICE_X35Y87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6</text:p>
          </table:table-cell>
          <table:table-cell office:value-type="string">
            <text:p>SLICE_X35Y86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5</text:p>
          </table:table-cell>
          <table:table-cell office:value-type="string">
            <text:p>SLICE_X35Y85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4</text:p>
          </table:table-cell>
          <table:table-cell office:value-type="string">
            <text:p>SLICE_X35Y84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3</text:p>
          </table:table-cell>
          <table:table-cell office:value-type="string">
            <text:p>SLICE_X35Y83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2</text:p>
          </table:table-cell>
          <table:table-cell office:value-type="string">
            <text:p>SLICE_X35Y82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1</text:p>
          </table:table-cell>
          <table:table-cell office:value-type="string">
            <text:p>SLICE_X35Y81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M_X21Y80</text:p>
          </table:table-cell>
          <table:table-cell office:value-type="string">
            <text:p>SLICE_X35Y80</text:p>
          </table:table-cell>
          <table:table-cell office:value-type="string">
            <text:p>0516001e</text:p>
          </table:table-cell>
        </table:table-row>
        <table:table-row table:style-name="ro1">
          <table:table-cell office:value-type="string">
            <text:p>CLEXL_X22Y95</text:p>
          </table:table-cell>
          <table:table-cell office:value-type="string">
            <text:p>SLICE_X37Y95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94</text:p>
          </table:table-cell>
          <table:table-cell office:value-type="string">
            <text:p>SLICE_X37Y94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93</text:p>
          </table:table-cell>
          <table:table-cell office:value-type="string">
            <text:p>SLICE_X37Y93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92</text:p>
          </table:table-cell>
          <table:table-cell office:value-type="string">
            <text:p>SLICE_X37Y92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91</text:p>
          </table:table-cell>
          <table:table-cell office:value-type="string">
            <text:p>SLICE_X37Y91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90</text:p>
          </table:table-cell>
          <table:table-cell office:value-type="string">
            <text:p>SLICE_X37Y90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9</text:p>
          </table:table-cell>
          <table:table-cell office:value-type="string">
            <text:p>SLICE_X37Y89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8</text:p>
          </table:table-cell>
          <table:table-cell office:value-type="string">
            <text:p>SLICE_X37Y88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7</text:p>
          </table:table-cell>
          <table:table-cell office:value-type="string">
            <text:p>SLICE_X37Y87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6</text:p>
          </table:table-cell>
          <table:table-cell office:value-type="string">
            <text:p>SLICE_X37Y86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5</text:p>
          </table:table-cell>
          <table:table-cell office:value-type="string">
            <text:p>SLICE_X37Y85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4</text:p>
          </table:table-cell>
          <table:table-cell office:value-type="string">
            <text:p>SLICE_X37Y84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3</text:p>
          </table:table-cell>
          <table:table-cell office:value-type="string">
            <text:p>SLICE_X37Y83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2</text:p>
          </table:table-cell>
          <table:table-cell office:value-type="string">
            <text:p>SLICE_X37Y82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1</text:p>
          </table:table-cell>
          <table:table-cell office:value-type="string">
            <text:p>SLICE_X37Y81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L_X22Y80</text:p>
          </table:table-cell>
          <table:table-cell office:value-type="string">
            <text:p>SLICE_X37Y80</text:p>
          </table:table-cell>
          <table:table-cell office:value-type="string">
            <text:p>0517001d</text:p>
          </table:table-cell>
        </table:table-row>
        <table:table-row table:style-name="ro1">
          <table:table-cell office:value-type="string">
            <text:p>CLEXM_X23Y95</text:p>
          </table:table-cell>
          <table:table-cell office:value-type="string">
            <text:p>SLICE_X39Y95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94</text:p>
          </table:table-cell>
          <table:table-cell office:value-type="string">
            <text:p>SLICE_X39Y94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93</text:p>
          </table:table-cell>
          <table:table-cell office:value-type="string">
            <text:p>SLICE_X39Y93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92</text:p>
          </table:table-cell>
          <table:table-cell office:value-type="string">
            <text:p>SLICE_X39Y92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91</text:p>
          </table:table-cell>
          <table:table-cell office:value-type="string">
            <text:p>SLICE_X39Y91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90</text:p>
          </table:table-cell>
          <table:table-cell office:value-type="string">
            <text:p>SLICE_X39Y90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9</text:p>
          </table:table-cell>
          <table:table-cell office:value-type="string">
            <text:p>SLICE_X39Y89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8</text:p>
          </table:table-cell>
          <table:table-cell office:value-type="string">
            <text:p>SLICE_X39Y88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7</text:p>
          </table:table-cell>
          <table:table-cell office:value-type="string">
            <text:p>SLICE_X39Y87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6</text:p>
          </table:table-cell>
          <table:table-cell office:value-type="string">
            <text:p>SLICE_X39Y86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5</text:p>
          </table:table-cell>
          <table:table-cell office:value-type="string">
            <text:p>SLICE_X39Y85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4</text:p>
          </table:table-cell>
          <table:table-cell office:value-type="string">
            <text:p>SLICE_X39Y84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3</text:p>
          </table:table-cell>
          <table:table-cell office:value-type="string">
            <text:p>SLICE_X39Y83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2</text:p>
          </table:table-cell>
          <table:table-cell office:value-type="string">
            <text:p>SLICE_X39Y82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1</text:p>
          </table:table-cell>
          <table:table-cell office:value-type="string">
            <text:p>SLICE_X39Y81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M_X23Y80</text:p>
          </table:table-cell>
          <table:table-cell office:value-type="string">
            <text:p>SLICE_X39Y80</text:p>
          </table:table-cell>
          <table:table-cell office:value-type="string">
            <text:p>0518001e</text:p>
          </table:table-cell>
        </table:table-row>
        <table:table-row table:style-name="ro1">
          <table:table-cell office:value-type="string">
            <text:p>CLEXL_X24Y95</text:p>
          </table:table-cell>
          <table:table-cell office:value-type="string">
            <text:p>SLICE_X41Y95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94</text:p>
          </table:table-cell>
          <table:table-cell office:value-type="string">
            <text:p>SLICE_X41Y94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93</text:p>
          </table:table-cell>
          <table:table-cell office:value-type="string">
            <text:p>SLICE_X41Y93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92</text:p>
          </table:table-cell>
          <table:table-cell office:value-type="string">
            <text:p>SLICE_X41Y92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91</text:p>
          </table:table-cell>
          <table:table-cell office:value-type="string">
            <text:p>SLICE_X41Y91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90</text:p>
          </table:table-cell>
          <table:table-cell office:value-type="string">
            <text:p>SLICE_X41Y90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9</text:p>
          </table:table-cell>
          <table:table-cell office:value-type="string">
            <text:p>SLICE_X41Y89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8</text:p>
          </table:table-cell>
          <table:table-cell office:value-type="string">
            <text:p>SLICE_X41Y88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7</text:p>
          </table:table-cell>
          <table:table-cell office:value-type="string">
            <text:p>SLICE_X41Y87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6</text:p>
          </table:table-cell>
          <table:table-cell office:value-type="string">
            <text:p>SLICE_X41Y86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5</text:p>
          </table:table-cell>
          <table:table-cell office:value-type="string">
            <text:p>SLICE_X41Y85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4</text:p>
          </table:table-cell>
          <table:table-cell office:value-type="string">
            <text:p>SLICE_X41Y84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3</text:p>
          </table:table-cell>
          <table:table-cell office:value-type="string">
            <text:p>SLICE_X41Y83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2</text:p>
          </table:table-cell>
          <table:table-cell office:value-type="string">
            <text:p>SLICE_X41Y82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1</text:p>
          </table:table-cell>
          <table:table-cell office:value-type="string">
            <text:p>SLICE_X41Y81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4Y80</text:p>
          </table:table-cell>
          <table:table-cell office:value-type="string">
            <text:p>SLICE_X41Y80</text:p>
          </table:table-cell>
          <table:table-cell office:value-type="string">
            <text:p>0519001d</text:p>
          </table:table-cell>
        </table:table-row>
        <table:table-row table:style-name="ro1">
          <table:table-cell office:value-type="string">
            <text:p>CLEXL_X26Y95</text:p>
          </table:table-cell>
          <table:table-cell office:value-type="string">
            <text:p>SLICE_X43Y95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94</text:p>
          </table:table-cell>
          <table:table-cell office:value-type="string">
            <text:p>SLICE_X43Y94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93</text:p>
          </table:table-cell>
          <table:table-cell office:value-type="string">
            <text:p>SLICE_X43Y93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92</text:p>
          </table:table-cell>
          <table:table-cell office:value-type="string">
            <text:p>SLICE_X43Y92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91</text:p>
          </table:table-cell>
          <table:table-cell office:value-type="string">
            <text:p>SLICE_X43Y91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90</text:p>
          </table:table-cell>
          <table:table-cell office:value-type="string">
            <text:p>SLICE_X43Y90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9</text:p>
          </table:table-cell>
          <table:table-cell office:value-type="string">
            <text:p>SLICE_X43Y89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8</text:p>
          </table:table-cell>
          <table:table-cell office:value-type="string">
            <text:p>SLICE_X43Y88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7</text:p>
          </table:table-cell>
          <table:table-cell office:value-type="string">
            <text:p>SLICE_X43Y87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6</text:p>
          </table:table-cell>
          <table:table-cell office:value-type="string">
            <text:p>SLICE_X43Y86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5</text:p>
          </table:table-cell>
          <table:table-cell office:value-type="string">
            <text:p>SLICE_X43Y85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4</text:p>
          </table:table-cell>
          <table:table-cell office:value-type="string">
            <text:p>SLICE_X43Y84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3</text:p>
          </table:table-cell>
          <table:table-cell office:value-type="string">
            <text:p>SLICE_X43Y83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2</text:p>
          </table:table-cell>
          <table:table-cell office:value-type="string">
            <text:p>SLICE_X43Y82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1</text:p>
          </table:table-cell>
          <table:table-cell office:value-type="string">
            <text:p>SLICE_X43Y81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L_X26Y80</text:p>
          </table:table-cell>
          <table:table-cell office:value-type="string">
            <text:p>SLICE_X43Y80</text:p>
          </table:table-cell>
          <table:table-cell office:value-type="string">
            <text:p>051b001d</text:p>
          </table:table-cell>
        </table:table-row>
        <table:table-row table:style-name="ro1">
          <table:table-cell office:value-type="string">
            <text:p>CLEXM_X27Y95</text:p>
          </table:table-cell>
          <table:table-cell office:value-type="string">
            <text:p>SLICE_X45Y95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94</text:p>
          </table:table-cell>
          <table:table-cell office:value-type="string">
            <text:p>SLICE_X45Y94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93</text:p>
          </table:table-cell>
          <table:table-cell office:value-type="string">
            <text:p>SLICE_X45Y93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92</text:p>
          </table:table-cell>
          <table:table-cell office:value-type="string">
            <text:p>SLICE_X45Y92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91</text:p>
          </table:table-cell>
          <table:table-cell office:value-type="string">
            <text:p>SLICE_X45Y91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90</text:p>
          </table:table-cell>
          <table:table-cell office:value-type="string">
            <text:p>SLICE_X45Y90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9</text:p>
          </table:table-cell>
          <table:table-cell office:value-type="string">
            <text:p>SLICE_X45Y89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8</text:p>
          </table:table-cell>
          <table:table-cell office:value-type="string">
            <text:p>SLICE_X45Y88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7</text:p>
          </table:table-cell>
          <table:table-cell office:value-type="string">
            <text:p>SLICE_X45Y87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6</text:p>
          </table:table-cell>
          <table:table-cell office:value-type="string">
            <text:p>SLICE_X45Y86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5</text:p>
          </table:table-cell>
          <table:table-cell office:value-type="string">
            <text:p>SLICE_X45Y85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4</text:p>
          </table:table-cell>
          <table:table-cell office:value-type="string">
            <text:p>SLICE_X45Y84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3</text:p>
          </table:table-cell>
          <table:table-cell office:value-type="string">
            <text:p>SLICE_X45Y83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2</text:p>
          </table:table-cell>
          <table:table-cell office:value-type="string">
            <text:p>SLICE_X45Y82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1</text:p>
          </table:table-cell>
          <table:table-cell office:value-type="string">
            <text:p>SLICE_X45Y81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M_X27Y80</text:p>
          </table:table-cell>
          <table:table-cell office:value-type="string">
            <text:p>SLICE_X45Y80</text:p>
          </table:table-cell>
          <table:table-cell office:value-type="string">
            <text:p>051c001e</text:p>
          </table:table-cell>
        </table:table-row>
        <table:table-row table:style-name="ro1">
          <table:table-cell office:value-type="string">
            <text:p>CLEXL_X28Y95</text:p>
          </table:table-cell>
          <table:table-cell office:value-type="string">
            <text:p>SLICE_X47Y95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94</text:p>
          </table:table-cell>
          <table:table-cell office:value-type="string">
            <text:p>SLICE_X47Y94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93</text:p>
          </table:table-cell>
          <table:table-cell office:value-type="string">
            <text:p>SLICE_X47Y93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92</text:p>
          </table:table-cell>
          <table:table-cell office:value-type="string">
            <text:p>SLICE_X47Y92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91</text:p>
          </table:table-cell>
          <table:table-cell office:value-type="string">
            <text:p>SLICE_X47Y91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90</text:p>
          </table:table-cell>
          <table:table-cell office:value-type="string">
            <text:p>SLICE_X47Y90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9</text:p>
          </table:table-cell>
          <table:table-cell office:value-type="string">
            <text:p>SLICE_X47Y89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8</text:p>
          </table:table-cell>
          <table:table-cell office:value-type="string">
            <text:p>SLICE_X47Y88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7</text:p>
          </table:table-cell>
          <table:table-cell office:value-type="string">
            <text:p>SLICE_X47Y87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6</text:p>
          </table:table-cell>
          <table:table-cell office:value-type="string">
            <text:p>SLICE_X47Y86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5</text:p>
          </table:table-cell>
          <table:table-cell office:value-type="string">
            <text:p>SLICE_X47Y85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4</text:p>
          </table:table-cell>
          <table:table-cell office:value-type="string">
            <text:p>SLICE_X47Y84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3</text:p>
          </table:table-cell>
          <table:table-cell office:value-type="string">
            <text:p>SLICE_X47Y83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2</text:p>
          </table:table-cell>
          <table:table-cell office:value-type="string">
            <text:p>SLICE_X47Y82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1</text:p>
          </table:table-cell>
          <table:table-cell office:value-type="string">
            <text:p>SLICE_X47Y81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L_X28Y80</text:p>
          </table:table-cell>
          <table:table-cell office:value-type="string">
            <text:p>SLICE_X47Y80</text:p>
          </table:table-cell>
          <table:table-cell office:value-type="string">
            <text:p>051d001d</text:p>
          </table:table-cell>
        </table:table-row>
        <table:table-row table:style-name="ro1">
          <table:table-cell office:value-type="string">
            <text:p>CLEXM_X29Y95</text:p>
          </table:table-cell>
          <table:table-cell office:value-type="string">
            <text:p>SLICE_X49Y95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94</text:p>
          </table:table-cell>
          <table:table-cell office:value-type="string">
            <text:p>SLICE_X49Y94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93</text:p>
          </table:table-cell>
          <table:table-cell office:value-type="string">
            <text:p>SLICE_X49Y93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92</text:p>
          </table:table-cell>
          <table:table-cell office:value-type="string">
            <text:p>SLICE_X49Y92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91</text:p>
          </table:table-cell>
          <table:table-cell office:value-type="string">
            <text:p>SLICE_X49Y91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90</text:p>
          </table:table-cell>
          <table:table-cell office:value-type="string">
            <text:p>SLICE_X49Y90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9</text:p>
          </table:table-cell>
          <table:table-cell office:value-type="string">
            <text:p>SLICE_X49Y89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8</text:p>
          </table:table-cell>
          <table:table-cell office:value-type="string">
            <text:p>SLICE_X49Y88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7</text:p>
          </table:table-cell>
          <table:table-cell office:value-type="string">
            <text:p>SLICE_X49Y87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6</text:p>
          </table:table-cell>
          <table:table-cell office:value-type="string">
            <text:p>SLICE_X49Y86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5</text:p>
          </table:table-cell>
          <table:table-cell office:value-type="string">
            <text:p>SLICE_X49Y85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4</text:p>
          </table:table-cell>
          <table:table-cell office:value-type="string">
            <text:p>SLICE_X49Y84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3</text:p>
          </table:table-cell>
          <table:table-cell office:value-type="string">
            <text:p>SLICE_X49Y83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2</text:p>
          </table:table-cell>
          <table:table-cell office:value-type="string">
            <text:p>SLICE_X49Y82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1</text:p>
          </table:table-cell>
          <table:table-cell office:value-type="string">
            <text:p>SLICE_X49Y81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M_X29Y80</text:p>
          </table:table-cell>
          <table:table-cell office:value-type="string">
            <text:p>SLICE_X49Y80</text:p>
          </table:table-cell>
          <table:table-cell office:value-type="string">
            <text:p>051e001e</text:p>
          </table:table-cell>
        </table:table-row>
        <table:table-row table:style-name="ro1">
          <table:table-cell office:value-type="string">
            <text:p>CLEXL_X30Y95</text:p>
          </table:table-cell>
          <table:table-cell office:value-type="string">
            <text:p>SLICE_X51Y95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94</text:p>
          </table:table-cell>
          <table:table-cell office:value-type="string">
            <text:p>SLICE_X51Y94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93</text:p>
          </table:table-cell>
          <table:table-cell office:value-type="string">
            <text:p>SLICE_X51Y93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92</text:p>
          </table:table-cell>
          <table:table-cell office:value-type="string">
            <text:p>SLICE_X51Y92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91</text:p>
          </table:table-cell>
          <table:table-cell office:value-type="string">
            <text:p>SLICE_X51Y91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90</text:p>
          </table:table-cell>
          <table:table-cell office:value-type="string">
            <text:p>SLICE_X51Y90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9</text:p>
          </table:table-cell>
          <table:table-cell office:value-type="string">
            <text:p>SLICE_X51Y89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8</text:p>
          </table:table-cell>
          <table:table-cell office:value-type="string">
            <text:p>SLICE_X51Y88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7</text:p>
          </table:table-cell>
          <table:table-cell office:value-type="string">
            <text:p>SLICE_X51Y87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6</text:p>
          </table:table-cell>
          <table:table-cell office:value-type="string">
            <text:p>SLICE_X51Y86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5</text:p>
          </table:table-cell>
          <table:table-cell office:value-type="string">
            <text:p>SLICE_X51Y85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4</text:p>
          </table:table-cell>
          <table:table-cell office:value-type="string">
            <text:p>SLICE_X51Y84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3</text:p>
          </table:table-cell>
          <table:table-cell office:value-type="string">
            <text:p>SLICE_X51Y83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2</text:p>
          </table:table-cell>
          <table:table-cell office:value-type="string">
            <text:p>SLICE_X51Y82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1</text:p>
          </table:table-cell>
          <table:table-cell office:value-type="string">
            <text:p>SLICE_X51Y81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L_X30Y80</text:p>
          </table:table-cell>
          <table:table-cell office:value-type="string">
            <text:p>SLICE_X51Y80</text:p>
          </table:table-cell>
          <table:table-cell office:value-type="string">
            <text:p>051f001d</text:p>
          </table:table-cell>
        </table:table-row>
        <table:table-row table:style-name="ro1">
          <table:table-cell office:value-type="string">
            <text:p>CLEXM_X32Y95</text:p>
          </table:table-cell>
          <table:table-cell office:value-type="string">
            <text:p>SLICE_X53Y95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94</text:p>
          </table:table-cell>
          <table:table-cell office:value-type="string">
            <text:p>SLICE_X53Y94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93</text:p>
          </table:table-cell>
          <table:table-cell office:value-type="string">
            <text:p>SLICE_X53Y93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92</text:p>
          </table:table-cell>
          <table:table-cell office:value-type="string">
            <text:p>SLICE_X53Y92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91</text:p>
          </table:table-cell>
          <table:table-cell office:value-type="string">
            <text:p>SLICE_X53Y91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90</text:p>
          </table:table-cell>
          <table:table-cell office:value-type="string">
            <text:p>SLICE_X53Y90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9</text:p>
          </table:table-cell>
          <table:table-cell office:value-type="string">
            <text:p>SLICE_X53Y89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8</text:p>
          </table:table-cell>
          <table:table-cell office:value-type="string">
            <text:p>SLICE_X53Y88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7</text:p>
          </table:table-cell>
          <table:table-cell office:value-type="string">
            <text:p>SLICE_X53Y87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6</text:p>
          </table:table-cell>
          <table:table-cell office:value-type="string">
            <text:p>SLICE_X53Y86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5</text:p>
          </table:table-cell>
          <table:table-cell office:value-type="string">
            <text:p>SLICE_X53Y85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4</text:p>
          </table:table-cell>
          <table:table-cell office:value-type="string">
            <text:p>SLICE_X53Y84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3</text:p>
          </table:table-cell>
          <table:table-cell office:value-type="string">
            <text:p>SLICE_X53Y83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2</text:p>
          </table:table-cell>
          <table:table-cell office:value-type="string">
            <text:p>SLICE_X53Y82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1</text:p>
          </table:table-cell>
          <table:table-cell office:value-type="string">
            <text:p>SLICE_X53Y81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M_X32Y80</text:p>
          </table:table-cell>
          <table:table-cell office:value-type="string">
            <text:p>SLICE_X53Y80</text:p>
          </table:table-cell>
          <table:table-cell office:value-type="string">
            <text:p>0521001e</text:p>
          </table:table-cell>
        </table:table-row>
        <table:table-row table:style-name="ro1">
          <table:table-cell office:value-type="string">
            <text:p>CLEXL_X33Y95</text:p>
          </table:table-cell>
          <table:table-cell office:value-type="string">
            <text:p>SLICE_X55Y95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94</text:p>
          </table:table-cell>
          <table:table-cell office:value-type="string">
            <text:p>SLICE_X55Y94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93</text:p>
          </table:table-cell>
          <table:table-cell office:value-type="string">
            <text:p>SLICE_X55Y93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92</text:p>
          </table:table-cell>
          <table:table-cell office:value-type="string">
            <text:p>SLICE_X55Y92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91</text:p>
          </table:table-cell>
          <table:table-cell office:value-type="string">
            <text:p>SLICE_X55Y91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90</text:p>
          </table:table-cell>
          <table:table-cell office:value-type="string">
            <text:p>SLICE_X55Y90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9</text:p>
          </table:table-cell>
          <table:table-cell office:value-type="string">
            <text:p>SLICE_X55Y89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8</text:p>
          </table:table-cell>
          <table:table-cell office:value-type="string">
            <text:p>SLICE_X55Y88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7</text:p>
          </table:table-cell>
          <table:table-cell office:value-type="string">
            <text:p>SLICE_X55Y87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6</text:p>
          </table:table-cell>
          <table:table-cell office:value-type="string">
            <text:p>SLICE_X55Y86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5</text:p>
          </table:table-cell>
          <table:table-cell office:value-type="string">
            <text:p>SLICE_X55Y85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4</text:p>
          </table:table-cell>
          <table:table-cell office:value-type="string">
            <text:p>SLICE_X55Y84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3</text:p>
          </table:table-cell>
          <table:table-cell office:value-type="string">
            <text:p>SLICE_X55Y83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2</text:p>
          </table:table-cell>
          <table:table-cell office:value-type="string">
            <text:p>SLICE_X55Y82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1</text:p>
          </table:table-cell>
          <table:table-cell office:value-type="string">
            <text:p>SLICE_X55Y81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L_X33Y80</text:p>
          </table:table-cell>
          <table:table-cell office:value-type="string">
            <text:p>SLICE_X55Y80</text:p>
          </table:table-cell>
          <table:table-cell office:value-type="string">
            <text:p>0522001d</text:p>
          </table:table-cell>
        </table:table-row>
        <table:table-row table:style-name="ro1">
          <table:table-cell office:value-type="string">
            <text:p>CLEXM_X35Y95</text:p>
          </table:table-cell>
          <table:table-cell office:value-type="string">
            <text:p>SLICE_X57Y95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94</text:p>
          </table:table-cell>
          <table:table-cell office:value-type="string">
            <text:p>SLICE_X57Y94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93</text:p>
          </table:table-cell>
          <table:table-cell office:value-type="string">
            <text:p>SLICE_X57Y93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92</text:p>
          </table:table-cell>
          <table:table-cell office:value-type="string">
            <text:p>SLICE_X57Y92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91</text:p>
          </table:table-cell>
          <table:table-cell office:value-type="string">
            <text:p>SLICE_X57Y91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90</text:p>
          </table:table-cell>
          <table:table-cell office:value-type="string">
            <text:p>SLICE_X57Y90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9</text:p>
          </table:table-cell>
          <table:table-cell office:value-type="string">
            <text:p>SLICE_X57Y89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8</text:p>
          </table:table-cell>
          <table:table-cell office:value-type="string">
            <text:p>SLICE_X57Y88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7</text:p>
          </table:table-cell>
          <table:table-cell office:value-type="string">
            <text:p>SLICE_X57Y87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6</text:p>
          </table:table-cell>
          <table:table-cell office:value-type="string">
            <text:p>SLICE_X57Y86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5</text:p>
          </table:table-cell>
          <table:table-cell office:value-type="string">
            <text:p>SLICE_X57Y85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4</text:p>
          </table:table-cell>
          <table:table-cell office:value-type="string">
            <text:p>SLICE_X57Y84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3</text:p>
          </table:table-cell>
          <table:table-cell office:value-type="string">
            <text:p>SLICE_X57Y83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2</text:p>
          </table:table-cell>
          <table:table-cell office:value-type="string">
            <text:p>SLICE_X57Y82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1</text:p>
          </table:table-cell>
          <table:table-cell office:value-type="string">
            <text:p>SLICE_X57Y81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M_X35Y80</text:p>
          </table:table-cell>
          <table:table-cell office:value-type="string">
            <text:p>SLICE_X57Y80</text:p>
          </table:table-cell>
          <table:table-cell office:value-type="string">
            <text:p>0524001e</text:p>
          </table:table-cell>
        </table:table-row>
        <table:table-row table:style-name="ro1">
          <table:table-cell office:value-type="string">
            <text:p>CLEXL_X36Y95</text:p>
          </table:table-cell>
          <table:table-cell office:value-type="string">
            <text:p>SLICE_X59Y95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94</text:p>
          </table:table-cell>
          <table:table-cell office:value-type="string">
            <text:p>SLICE_X59Y94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93</text:p>
          </table:table-cell>
          <table:table-cell office:value-type="string">
            <text:p>SLICE_X59Y93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92</text:p>
          </table:table-cell>
          <table:table-cell office:value-type="string">
            <text:p>SLICE_X59Y92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91</text:p>
          </table:table-cell>
          <table:table-cell office:value-type="string">
            <text:p>SLICE_X59Y91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90</text:p>
          </table:table-cell>
          <table:table-cell office:value-type="string">
            <text:p>SLICE_X59Y90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9</text:p>
          </table:table-cell>
          <table:table-cell office:value-type="string">
            <text:p>SLICE_X59Y89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8</text:p>
          </table:table-cell>
          <table:table-cell office:value-type="string">
            <text:p>SLICE_X59Y88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7</text:p>
          </table:table-cell>
          <table:table-cell office:value-type="string">
            <text:p>SLICE_X59Y87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6</text:p>
          </table:table-cell>
          <table:table-cell office:value-type="string">
            <text:p>SLICE_X59Y86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5</text:p>
          </table:table-cell>
          <table:table-cell office:value-type="string">
            <text:p>SLICE_X59Y85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4</text:p>
          </table:table-cell>
          <table:table-cell office:value-type="string">
            <text:p>SLICE_X59Y84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3</text:p>
          </table:table-cell>
          <table:table-cell office:value-type="string">
            <text:p>SLICE_X59Y83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2</text:p>
          </table:table-cell>
          <table:table-cell office:value-type="string">
            <text:p>SLICE_X59Y82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1</text:p>
          </table:table-cell>
          <table:table-cell office:value-type="string">
            <text:p>SLICE_X59Y81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36Y80</text:p>
          </table:table-cell>
          <table:table-cell office:value-type="string">
            <text:p>SLICE_X59Y80</text:p>
          </table:table-cell>
          <table:table-cell office:value-type="string">
            <text:p>0525001d</text:p>
          </table:table-cell>
        </table:table-row>
        <table:table-row table:style-name="ro1">
          <table:table-cell office:value-type="string">
            <text:p>CLEXL_X1Y111</text:p>
          </table:table-cell>
          <table:table-cell office:value-type="string">
            <text:p>SLICE_X1Y111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10</text:p>
          </table:table-cell>
          <table:table-cell office:value-type="string">
            <text:p>SLICE_X1Y110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9</text:p>
          </table:table-cell>
          <table:table-cell office:value-type="string">
            <text:p>SLICE_X1Y109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8</text:p>
          </table:table-cell>
          <table:table-cell office:value-type="string">
            <text:p>SLICE_X1Y108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7</text:p>
          </table:table-cell>
          <table:table-cell office:value-type="string">
            <text:p>SLICE_X1Y107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6</text:p>
          </table:table-cell>
          <table:table-cell office:value-type="string">
            <text:p>SLICE_X1Y106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5</text:p>
          </table:table-cell>
          <table:table-cell office:value-type="string">
            <text:p>SLICE_X1Y105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4</text:p>
          </table:table-cell>
          <table:table-cell office:value-type="string">
            <text:p>SLICE_X1Y104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3</text:p>
          </table:table-cell>
          <table:table-cell office:value-type="string">
            <text:p>SLICE_X1Y103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2</text:p>
          </table:table-cell>
          <table:table-cell office:value-type="string">
            <text:p>SLICE_X1Y102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1</text:p>
          </table:table-cell>
          <table:table-cell office:value-type="string">
            <text:p>SLICE_X1Y101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100</text:p>
          </table:table-cell>
          <table:table-cell office:value-type="string">
            <text:p>SLICE_X1Y100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99</text:p>
          </table:table-cell>
          <table:table-cell office:value-type="string">
            <text:p>SLICE_X1Y99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98</text:p>
          </table:table-cell>
          <table:table-cell office:value-type="string">
            <text:p>SLICE_X1Y98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97</text:p>
          </table:table-cell>
          <table:table-cell office:value-type="string">
            <text:p>SLICE_X1Y97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L_X1Y96</text:p>
          </table:table-cell>
          <table:table-cell office:value-type="string">
            <text:p>SLICE_X1Y96</text:p>
          </table:table-cell>
          <table:table-cell office:value-type="string">
            <text:p>0602001d</text:p>
          </table:table-cell>
        </table:table-row>
        <table:table-row table:style-name="ro1">
          <table:table-cell office:value-type="string">
            <text:p>CLEXM_X2Y111</text:p>
          </table:table-cell>
          <table:table-cell office:value-type="string">
            <text:p>SLICE_X3Y111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10</text:p>
          </table:table-cell>
          <table:table-cell office:value-type="string">
            <text:p>SLICE_X3Y110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9</text:p>
          </table:table-cell>
          <table:table-cell office:value-type="string">
            <text:p>SLICE_X3Y109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8</text:p>
          </table:table-cell>
          <table:table-cell office:value-type="string">
            <text:p>SLICE_X3Y108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7</text:p>
          </table:table-cell>
          <table:table-cell office:value-type="string">
            <text:p>SLICE_X3Y107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6</text:p>
          </table:table-cell>
          <table:table-cell office:value-type="string">
            <text:p>SLICE_X3Y106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5</text:p>
          </table:table-cell>
          <table:table-cell office:value-type="string">
            <text:p>SLICE_X3Y105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4</text:p>
          </table:table-cell>
          <table:table-cell office:value-type="string">
            <text:p>SLICE_X3Y104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3</text:p>
          </table:table-cell>
          <table:table-cell office:value-type="string">
            <text:p>SLICE_X3Y103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2</text:p>
          </table:table-cell>
          <table:table-cell office:value-type="string">
            <text:p>SLICE_X3Y102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1</text:p>
          </table:table-cell>
          <table:table-cell office:value-type="string">
            <text:p>SLICE_X3Y101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100</text:p>
          </table:table-cell>
          <table:table-cell office:value-type="string">
            <text:p>SLICE_X3Y100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99</text:p>
          </table:table-cell>
          <table:table-cell office:value-type="string">
            <text:p>SLICE_X3Y99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98</text:p>
          </table:table-cell>
          <table:table-cell office:value-type="string">
            <text:p>SLICE_X3Y98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97</text:p>
          </table:table-cell>
          <table:table-cell office:value-type="string">
            <text:p>SLICE_X3Y97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M_X2Y96</text:p>
          </table:table-cell>
          <table:table-cell office:value-type="string">
            <text:p>SLICE_X3Y96</text:p>
          </table:table-cell>
          <table:table-cell office:value-type="string">
            <text:p>0603001e</text:p>
          </table:table-cell>
        </table:table-row>
        <table:table-row table:style-name="ro1">
          <table:table-cell office:value-type="string">
            <text:p>CLEXL_X4Y111</text:p>
          </table:table-cell>
          <table:table-cell office:value-type="string">
            <text:p>SLICE_X5Y111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10</text:p>
          </table:table-cell>
          <table:table-cell office:value-type="string">
            <text:p>SLICE_X5Y110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9</text:p>
          </table:table-cell>
          <table:table-cell office:value-type="string">
            <text:p>SLICE_X5Y109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8</text:p>
          </table:table-cell>
          <table:table-cell office:value-type="string">
            <text:p>SLICE_X5Y108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7</text:p>
          </table:table-cell>
          <table:table-cell office:value-type="string">
            <text:p>SLICE_X5Y107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6</text:p>
          </table:table-cell>
          <table:table-cell office:value-type="string">
            <text:p>SLICE_X5Y106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5</text:p>
          </table:table-cell>
          <table:table-cell office:value-type="string">
            <text:p>SLICE_X5Y105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4</text:p>
          </table:table-cell>
          <table:table-cell office:value-type="string">
            <text:p>SLICE_X5Y104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3</text:p>
          </table:table-cell>
          <table:table-cell office:value-type="string">
            <text:p>SLICE_X5Y103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2</text:p>
          </table:table-cell>
          <table:table-cell office:value-type="string">
            <text:p>SLICE_X5Y102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1</text:p>
          </table:table-cell>
          <table:table-cell office:value-type="string">
            <text:p>SLICE_X5Y101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100</text:p>
          </table:table-cell>
          <table:table-cell office:value-type="string">
            <text:p>SLICE_X5Y100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99</text:p>
          </table:table-cell>
          <table:table-cell office:value-type="string">
            <text:p>SLICE_X5Y99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98</text:p>
          </table:table-cell>
          <table:table-cell office:value-type="string">
            <text:p>SLICE_X5Y98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97</text:p>
          </table:table-cell>
          <table:table-cell office:value-type="string">
            <text:p>SLICE_X5Y97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L_X4Y96</text:p>
          </table:table-cell>
          <table:table-cell office:value-type="string">
            <text:p>SLICE_X5Y96</text:p>
          </table:table-cell>
          <table:table-cell office:value-type="string">
            <text:p>0605001d</text:p>
          </table:table-cell>
        </table:table-row>
        <table:table-row table:style-name="ro1">
          <table:table-cell office:value-type="string">
            <text:p>CLEXM_X5Y111</text:p>
          </table:table-cell>
          <table:table-cell office:value-type="string">
            <text:p>SLICE_X7Y111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10</text:p>
          </table:table-cell>
          <table:table-cell office:value-type="string">
            <text:p>SLICE_X7Y110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9</text:p>
          </table:table-cell>
          <table:table-cell office:value-type="string">
            <text:p>SLICE_X7Y109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8</text:p>
          </table:table-cell>
          <table:table-cell office:value-type="string">
            <text:p>SLICE_X7Y108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7</text:p>
          </table:table-cell>
          <table:table-cell office:value-type="string">
            <text:p>SLICE_X7Y107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6</text:p>
          </table:table-cell>
          <table:table-cell office:value-type="string">
            <text:p>SLICE_X7Y106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5</text:p>
          </table:table-cell>
          <table:table-cell office:value-type="string">
            <text:p>SLICE_X7Y105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4</text:p>
          </table:table-cell>
          <table:table-cell office:value-type="string">
            <text:p>SLICE_X7Y104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3</text:p>
          </table:table-cell>
          <table:table-cell office:value-type="string">
            <text:p>SLICE_X7Y103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2</text:p>
          </table:table-cell>
          <table:table-cell office:value-type="string">
            <text:p>SLICE_X7Y102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1</text:p>
          </table:table-cell>
          <table:table-cell office:value-type="string">
            <text:p>SLICE_X7Y101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100</text:p>
          </table:table-cell>
          <table:table-cell office:value-type="string">
            <text:p>SLICE_X7Y100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99</text:p>
          </table:table-cell>
          <table:table-cell office:value-type="string">
            <text:p>SLICE_X7Y99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98</text:p>
          </table:table-cell>
          <table:table-cell office:value-type="string">
            <text:p>SLICE_X7Y98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97</text:p>
          </table:table-cell>
          <table:table-cell office:value-type="string">
            <text:p>SLICE_X7Y97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M_X5Y96</text:p>
          </table:table-cell>
          <table:table-cell office:value-type="string">
            <text:p>SLICE_X7Y96</text:p>
          </table:table-cell>
          <table:table-cell office:value-type="string">
            <text:p>0606001e</text:p>
          </table:table-cell>
        </table:table-row>
        <table:table-row table:style-name="ro1">
          <table:table-cell office:value-type="string">
            <text:p>CLEXL_X7Y111</text:p>
          </table:table-cell>
          <table:table-cell office:value-type="string">
            <text:p>SLICE_X9Y111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10</text:p>
          </table:table-cell>
          <table:table-cell office:value-type="string">
            <text:p>SLICE_X9Y110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9</text:p>
          </table:table-cell>
          <table:table-cell office:value-type="string">
            <text:p>SLICE_X9Y109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8</text:p>
          </table:table-cell>
          <table:table-cell office:value-type="string">
            <text:p>SLICE_X9Y108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7</text:p>
          </table:table-cell>
          <table:table-cell office:value-type="string">
            <text:p>SLICE_X9Y107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6</text:p>
          </table:table-cell>
          <table:table-cell office:value-type="string">
            <text:p>SLICE_X9Y106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5</text:p>
          </table:table-cell>
          <table:table-cell office:value-type="string">
            <text:p>SLICE_X9Y105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4</text:p>
          </table:table-cell>
          <table:table-cell office:value-type="string">
            <text:p>SLICE_X9Y104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3</text:p>
          </table:table-cell>
          <table:table-cell office:value-type="string">
            <text:p>SLICE_X9Y103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2</text:p>
          </table:table-cell>
          <table:table-cell office:value-type="string">
            <text:p>SLICE_X9Y102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1</text:p>
          </table:table-cell>
          <table:table-cell office:value-type="string">
            <text:p>SLICE_X9Y101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100</text:p>
          </table:table-cell>
          <table:table-cell office:value-type="string">
            <text:p>SLICE_X9Y100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99</text:p>
          </table:table-cell>
          <table:table-cell office:value-type="string">
            <text:p>SLICE_X9Y99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98</text:p>
          </table:table-cell>
          <table:table-cell office:value-type="string">
            <text:p>SLICE_X9Y98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97</text:p>
          </table:table-cell>
          <table:table-cell office:value-type="string">
            <text:p>SLICE_X9Y97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L_X7Y96</text:p>
          </table:table-cell>
          <table:table-cell office:value-type="string">
            <text:p>SLICE_X9Y96</text:p>
          </table:table-cell>
          <table:table-cell office:value-type="string">
            <text:p>0608001d</text:p>
          </table:table-cell>
        </table:table-row>
        <table:table-row table:style-name="ro1">
          <table:table-cell office:value-type="string">
            <text:p>CLEXM_X8Y111</text:p>
          </table:table-cell>
          <table:table-cell office:value-type="string">
            <text:p>SLICE_X11Y111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10</text:p>
          </table:table-cell>
          <table:table-cell office:value-type="string">
            <text:p>SLICE_X11Y110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9</text:p>
          </table:table-cell>
          <table:table-cell office:value-type="string">
            <text:p>SLICE_X11Y109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8</text:p>
          </table:table-cell>
          <table:table-cell office:value-type="string">
            <text:p>SLICE_X11Y108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7</text:p>
          </table:table-cell>
          <table:table-cell office:value-type="string">
            <text:p>SLICE_X11Y107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6</text:p>
          </table:table-cell>
          <table:table-cell office:value-type="string">
            <text:p>SLICE_X11Y106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5</text:p>
          </table:table-cell>
          <table:table-cell office:value-type="string">
            <text:p>SLICE_X11Y105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4</text:p>
          </table:table-cell>
          <table:table-cell office:value-type="string">
            <text:p>SLICE_X11Y104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3</text:p>
          </table:table-cell>
          <table:table-cell office:value-type="string">
            <text:p>SLICE_X11Y103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2</text:p>
          </table:table-cell>
          <table:table-cell office:value-type="string">
            <text:p>SLICE_X11Y102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1</text:p>
          </table:table-cell>
          <table:table-cell office:value-type="string">
            <text:p>SLICE_X11Y101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100</text:p>
          </table:table-cell>
          <table:table-cell office:value-type="string">
            <text:p>SLICE_X11Y100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99</text:p>
          </table:table-cell>
          <table:table-cell office:value-type="string">
            <text:p>SLICE_X11Y99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98</text:p>
          </table:table-cell>
          <table:table-cell office:value-type="string">
            <text:p>SLICE_X11Y98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97</text:p>
          </table:table-cell>
          <table:table-cell office:value-type="string">
            <text:p>SLICE_X11Y97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M_X8Y96</text:p>
          </table:table-cell>
          <table:table-cell office:value-type="string">
            <text:p>SLICE_X11Y96</text:p>
          </table:table-cell>
          <table:table-cell office:value-type="string">
            <text:p>0609001e</text:p>
          </table:table-cell>
        </table:table-row>
        <table:table-row table:style-name="ro1">
          <table:table-cell office:value-type="string">
            <text:p>CLEXL_X9Y111</text:p>
          </table:table-cell>
          <table:table-cell office:value-type="string">
            <text:p>SLICE_X13Y111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10</text:p>
          </table:table-cell>
          <table:table-cell office:value-type="string">
            <text:p>SLICE_X13Y110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9</text:p>
          </table:table-cell>
          <table:table-cell office:value-type="string">
            <text:p>SLICE_X13Y109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8</text:p>
          </table:table-cell>
          <table:table-cell office:value-type="string">
            <text:p>SLICE_X13Y108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7</text:p>
          </table:table-cell>
          <table:table-cell office:value-type="string">
            <text:p>SLICE_X13Y107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6</text:p>
          </table:table-cell>
          <table:table-cell office:value-type="string">
            <text:p>SLICE_X13Y106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5</text:p>
          </table:table-cell>
          <table:table-cell office:value-type="string">
            <text:p>SLICE_X13Y105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4</text:p>
          </table:table-cell>
          <table:table-cell office:value-type="string">
            <text:p>SLICE_X13Y104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3</text:p>
          </table:table-cell>
          <table:table-cell office:value-type="string">
            <text:p>SLICE_X13Y103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2</text:p>
          </table:table-cell>
          <table:table-cell office:value-type="string">
            <text:p>SLICE_X13Y102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1</text:p>
          </table:table-cell>
          <table:table-cell office:value-type="string">
            <text:p>SLICE_X13Y101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100</text:p>
          </table:table-cell>
          <table:table-cell office:value-type="string">
            <text:p>SLICE_X13Y100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99</text:p>
          </table:table-cell>
          <table:table-cell office:value-type="string">
            <text:p>SLICE_X13Y99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98</text:p>
          </table:table-cell>
          <table:table-cell office:value-type="string">
            <text:p>SLICE_X13Y98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97</text:p>
          </table:table-cell>
          <table:table-cell office:value-type="string">
            <text:p>SLICE_X13Y97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L_X9Y96</text:p>
          </table:table-cell>
          <table:table-cell office:value-type="string">
            <text:p>SLICE_X13Y96</text:p>
          </table:table-cell>
          <table:table-cell office:value-type="string">
            <text:p>060a001d</text:p>
          </table:table-cell>
        </table:table-row>
        <table:table-row table:style-name="ro1">
          <table:table-cell office:value-type="string">
            <text:p>CLEXM_X15Y111</text:p>
          </table:table-cell>
          <table:table-cell office:value-type="string">
            <text:p>SLICE_X23Y111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10</text:p>
          </table:table-cell>
          <table:table-cell office:value-type="string">
            <text:p>SLICE_X23Y110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9</text:p>
          </table:table-cell>
          <table:table-cell office:value-type="string">
            <text:p>SLICE_X23Y109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8</text:p>
          </table:table-cell>
          <table:table-cell office:value-type="string">
            <text:p>SLICE_X23Y108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7</text:p>
          </table:table-cell>
          <table:table-cell office:value-type="string">
            <text:p>SLICE_X23Y107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6</text:p>
          </table:table-cell>
          <table:table-cell office:value-type="string">
            <text:p>SLICE_X23Y106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5</text:p>
          </table:table-cell>
          <table:table-cell office:value-type="string">
            <text:p>SLICE_X23Y105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4</text:p>
          </table:table-cell>
          <table:table-cell office:value-type="string">
            <text:p>SLICE_X23Y104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3</text:p>
          </table:table-cell>
          <table:table-cell office:value-type="string">
            <text:p>SLICE_X23Y103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2</text:p>
          </table:table-cell>
          <table:table-cell office:value-type="string">
            <text:p>SLICE_X23Y102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1</text:p>
          </table:table-cell>
          <table:table-cell office:value-type="string">
            <text:p>SLICE_X23Y101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100</text:p>
          </table:table-cell>
          <table:table-cell office:value-type="string">
            <text:p>SLICE_X23Y100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99</text:p>
          </table:table-cell>
          <table:table-cell office:value-type="string">
            <text:p>SLICE_X23Y99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98</text:p>
          </table:table-cell>
          <table:table-cell office:value-type="string">
            <text:p>SLICE_X23Y98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97</text:p>
          </table:table-cell>
          <table:table-cell office:value-type="string">
            <text:p>SLICE_X23Y97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M_X15Y96</text:p>
          </table:table-cell>
          <table:table-cell office:value-type="string">
            <text:p>SLICE_X23Y96</text:p>
          </table:table-cell>
          <table:table-cell office:value-type="string">
            <text:p>0610001e</text:p>
          </table:table-cell>
        </table:table-row>
        <table:table-row table:style-name="ro1">
          <table:table-cell office:value-type="string">
            <text:p>CLEXL_X16Y111</text:p>
          </table:table-cell>
          <table:table-cell office:value-type="string">
            <text:p>SLICE_X25Y111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10</text:p>
          </table:table-cell>
          <table:table-cell office:value-type="string">
            <text:p>SLICE_X25Y110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9</text:p>
          </table:table-cell>
          <table:table-cell office:value-type="string">
            <text:p>SLICE_X25Y109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8</text:p>
          </table:table-cell>
          <table:table-cell office:value-type="string">
            <text:p>SLICE_X25Y108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7</text:p>
          </table:table-cell>
          <table:table-cell office:value-type="string">
            <text:p>SLICE_X25Y107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6</text:p>
          </table:table-cell>
          <table:table-cell office:value-type="string">
            <text:p>SLICE_X25Y106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5</text:p>
          </table:table-cell>
          <table:table-cell office:value-type="string">
            <text:p>SLICE_X25Y105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4</text:p>
          </table:table-cell>
          <table:table-cell office:value-type="string">
            <text:p>SLICE_X25Y104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3</text:p>
          </table:table-cell>
          <table:table-cell office:value-type="string">
            <text:p>SLICE_X25Y103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2</text:p>
          </table:table-cell>
          <table:table-cell office:value-type="string">
            <text:p>SLICE_X25Y102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1</text:p>
          </table:table-cell>
          <table:table-cell office:value-type="string">
            <text:p>SLICE_X25Y101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100</text:p>
          </table:table-cell>
          <table:table-cell office:value-type="string">
            <text:p>SLICE_X25Y100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99</text:p>
          </table:table-cell>
          <table:table-cell office:value-type="string">
            <text:p>SLICE_X25Y99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98</text:p>
          </table:table-cell>
          <table:table-cell office:value-type="string">
            <text:p>SLICE_X25Y98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97</text:p>
          </table:table-cell>
          <table:table-cell office:value-type="string">
            <text:p>SLICE_X25Y97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L_X16Y96</text:p>
          </table:table-cell>
          <table:table-cell office:value-type="string">
            <text:p>SLICE_X25Y96</text:p>
          </table:table-cell>
          <table:table-cell office:value-type="string">
            <text:p>0611001d</text:p>
          </table:table-cell>
        </table:table-row>
        <table:table-row table:style-name="ro1">
          <table:table-cell office:value-type="string">
            <text:p>CLEXM_X17Y111</text:p>
          </table:table-cell>
          <table:table-cell office:value-type="string">
            <text:p>SLICE_X27Y111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10</text:p>
          </table:table-cell>
          <table:table-cell office:value-type="string">
            <text:p>SLICE_X27Y110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9</text:p>
          </table:table-cell>
          <table:table-cell office:value-type="string">
            <text:p>SLICE_X27Y109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8</text:p>
          </table:table-cell>
          <table:table-cell office:value-type="string">
            <text:p>SLICE_X27Y108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7</text:p>
          </table:table-cell>
          <table:table-cell office:value-type="string">
            <text:p>SLICE_X27Y107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6</text:p>
          </table:table-cell>
          <table:table-cell office:value-type="string">
            <text:p>SLICE_X27Y106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5</text:p>
          </table:table-cell>
          <table:table-cell office:value-type="string">
            <text:p>SLICE_X27Y105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4</text:p>
          </table:table-cell>
          <table:table-cell office:value-type="string">
            <text:p>SLICE_X27Y104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3</text:p>
          </table:table-cell>
          <table:table-cell office:value-type="string">
            <text:p>SLICE_X27Y103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2</text:p>
          </table:table-cell>
          <table:table-cell office:value-type="string">
            <text:p>SLICE_X27Y102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1</text:p>
          </table:table-cell>
          <table:table-cell office:value-type="string">
            <text:p>SLICE_X27Y101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100</text:p>
          </table:table-cell>
          <table:table-cell office:value-type="string">
            <text:p>SLICE_X27Y100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99</text:p>
          </table:table-cell>
          <table:table-cell office:value-type="string">
            <text:p>SLICE_X27Y99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98</text:p>
          </table:table-cell>
          <table:table-cell office:value-type="string">
            <text:p>SLICE_X27Y98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97</text:p>
          </table:table-cell>
          <table:table-cell office:value-type="string">
            <text:p>SLICE_X27Y97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M_X17Y96</text:p>
          </table:table-cell>
          <table:table-cell office:value-type="string">
            <text:p>SLICE_X27Y96</text:p>
          </table:table-cell>
          <table:table-cell office:value-type="string">
            <text:p>0612001e</text:p>
          </table:table-cell>
        </table:table-row>
        <table:table-row table:style-name="ro1">
          <table:table-cell office:value-type="string">
            <text:p>CLEXL_X18Y111</text:p>
          </table:table-cell>
          <table:table-cell office:value-type="string">
            <text:p>SLICE_X29Y111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10</text:p>
          </table:table-cell>
          <table:table-cell office:value-type="string">
            <text:p>SLICE_X29Y110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9</text:p>
          </table:table-cell>
          <table:table-cell office:value-type="string">
            <text:p>SLICE_X29Y109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8</text:p>
          </table:table-cell>
          <table:table-cell office:value-type="string">
            <text:p>SLICE_X29Y108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7</text:p>
          </table:table-cell>
          <table:table-cell office:value-type="string">
            <text:p>SLICE_X29Y107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6</text:p>
          </table:table-cell>
          <table:table-cell office:value-type="string">
            <text:p>SLICE_X29Y106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5</text:p>
          </table:table-cell>
          <table:table-cell office:value-type="string">
            <text:p>SLICE_X29Y105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2</text:p>
          </table:table-cell>
          <table:table-cell office:value-type="string">
            <text:p>SLICE_X29Y102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1</text:p>
          </table:table-cell>
          <table:table-cell office:value-type="string">
            <text:p>SLICE_X29Y101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100</text:p>
          </table:table-cell>
          <table:table-cell office:value-type="string">
            <text:p>SLICE_X29Y100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99</text:p>
          </table:table-cell>
          <table:table-cell office:value-type="string">
            <text:p>SLICE_X29Y99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98</text:p>
          </table:table-cell>
          <table:table-cell office:value-type="string">
            <text:p>SLICE_X29Y98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97</text:p>
          </table:table-cell>
          <table:table-cell office:value-type="string">
            <text:p>SLICE_X29Y97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L_X18Y96</text:p>
          </table:table-cell>
          <table:table-cell office:value-type="string">
            <text:p>SLICE_X29Y96</text:p>
          </table:table-cell>
          <table:table-cell office:value-type="string">
            <text:p>0613001d</text:p>
          </table:table-cell>
        </table:table-row>
        <table:table-row table:style-name="ro1">
          <table:table-cell office:value-type="string">
            <text:p>CLEXM_X19Y111</text:p>
          </table:table-cell>
          <table:table-cell office:value-type="string">
            <text:p>SLICE_X31Y111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10</text:p>
          </table:table-cell>
          <table:table-cell office:value-type="string">
            <text:p>SLICE_X31Y110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9</text:p>
          </table:table-cell>
          <table:table-cell office:value-type="string">
            <text:p>SLICE_X31Y109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8</text:p>
          </table:table-cell>
          <table:table-cell office:value-type="string">
            <text:p>SLICE_X31Y108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7</text:p>
          </table:table-cell>
          <table:table-cell office:value-type="string">
            <text:p>SLICE_X31Y107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6</text:p>
          </table:table-cell>
          <table:table-cell office:value-type="string">
            <text:p>SLICE_X31Y106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5</text:p>
          </table:table-cell>
          <table:table-cell office:value-type="string">
            <text:p>SLICE_X31Y105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4</text:p>
          </table:table-cell>
          <table:table-cell office:value-type="string">
            <text:p>SLICE_X31Y104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3</text:p>
          </table:table-cell>
          <table:table-cell office:value-type="string">
            <text:p>SLICE_X31Y103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2</text:p>
          </table:table-cell>
          <table:table-cell office:value-type="string">
            <text:p>SLICE_X31Y102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1</text:p>
          </table:table-cell>
          <table:table-cell office:value-type="string">
            <text:p>SLICE_X31Y101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100</text:p>
          </table:table-cell>
          <table:table-cell office:value-type="string">
            <text:p>SLICE_X31Y100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99</text:p>
          </table:table-cell>
          <table:table-cell office:value-type="string">
            <text:p>SLICE_X31Y99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98</text:p>
          </table:table-cell>
          <table:table-cell office:value-type="string">
            <text:p>SLICE_X31Y98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97</text:p>
          </table:table-cell>
          <table:table-cell office:value-type="string">
            <text:p>SLICE_X31Y97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M_X19Y96</text:p>
          </table:table-cell>
          <table:table-cell office:value-type="string">
            <text:p>SLICE_X31Y96</text:p>
          </table:table-cell>
          <table:table-cell office:value-type="string">
            <text:p>0614001e</text:p>
          </table:table-cell>
        </table:table-row>
        <table:table-row table:style-name="ro1">
          <table:table-cell office:value-type="string">
            <text:p>CLEXL_X20Y111</text:p>
          </table:table-cell>
          <table:table-cell office:value-type="string">
            <text:p>SLICE_X33Y111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10</text:p>
          </table:table-cell>
          <table:table-cell office:value-type="string">
            <text:p>SLICE_X33Y110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9</text:p>
          </table:table-cell>
          <table:table-cell office:value-type="string">
            <text:p>SLICE_X33Y109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8</text:p>
          </table:table-cell>
          <table:table-cell office:value-type="string">
            <text:p>SLICE_X33Y108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7</text:p>
          </table:table-cell>
          <table:table-cell office:value-type="string">
            <text:p>SLICE_X33Y107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6</text:p>
          </table:table-cell>
          <table:table-cell office:value-type="string">
            <text:p>SLICE_X33Y106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5</text:p>
          </table:table-cell>
          <table:table-cell office:value-type="string">
            <text:p>SLICE_X33Y105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4</text:p>
          </table:table-cell>
          <table:table-cell office:value-type="string">
            <text:p>SLICE_X33Y104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3</text:p>
          </table:table-cell>
          <table:table-cell office:value-type="string">
            <text:p>SLICE_X33Y103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2</text:p>
          </table:table-cell>
          <table:table-cell office:value-type="string">
            <text:p>SLICE_X33Y102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1</text:p>
          </table:table-cell>
          <table:table-cell office:value-type="string">
            <text:p>SLICE_X33Y101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100</text:p>
          </table:table-cell>
          <table:table-cell office:value-type="string">
            <text:p>SLICE_X33Y100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99</text:p>
          </table:table-cell>
          <table:table-cell office:value-type="string">
            <text:p>SLICE_X33Y99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98</text:p>
          </table:table-cell>
          <table:table-cell office:value-type="string">
            <text:p>SLICE_X33Y98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97</text:p>
          </table:table-cell>
          <table:table-cell office:value-type="string">
            <text:p>SLICE_X33Y97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L_X20Y96</text:p>
          </table:table-cell>
          <table:table-cell office:value-type="string">
            <text:p>SLICE_X33Y96</text:p>
          </table:table-cell>
          <table:table-cell office:value-type="string">
            <text:p>0615001d</text:p>
          </table:table-cell>
        </table:table-row>
        <table:table-row table:style-name="ro1">
          <table:table-cell office:value-type="string">
            <text:p>CLEXM_X21Y111</text:p>
          </table:table-cell>
          <table:table-cell office:value-type="string">
            <text:p>SLICE_X35Y111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10</text:p>
          </table:table-cell>
          <table:table-cell office:value-type="string">
            <text:p>SLICE_X35Y110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9</text:p>
          </table:table-cell>
          <table:table-cell office:value-type="string">
            <text:p>SLICE_X35Y109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8</text:p>
          </table:table-cell>
          <table:table-cell office:value-type="string">
            <text:p>SLICE_X35Y108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7</text:p>
          </table:table-cell>
          <table:table-cell office:value-type="string">
            <text:p>SLICE_X35Y107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6</text:p>
          </table:table-cell>
          <table:table-cell office:value-type="string">
            <text:p>SLICE_X35Y106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5</text:p>
          </table:table-cell>
          <table:table-cell office:value-type="string">
            <text:p>SLICE_X35Y105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4</text:p>
          </table:table-cell>
          <table:table-cell office:value-type="string">
            <text:p>SLICE_X35Y104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3</text:p>
          </table:table-cell>
          <table:table-cell office:value-type="string">
            <text:p>SLICE_X35Y103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2</text:p>
          </table:table-cell>
          <table:table-cell office:value-type="string">
            <text:p>SLICE_X35Y102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1</text:p>
          </table:table-cell>
          <table:table-cell office:value-type="string">
            <text:p>SLICE_X35Y101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100</text:p>
          </table:table-cell>
          <table:table-cell office:value-type="string">
            <text:p>SLICE_X35Y100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99</text:p>
          </table:table-cell>
          <table:table-cell office:value-type="string">
            <text:p>SLICE_X35Y99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98</text:p>
          </table:table-cell>
          <table:table-cell office:value-type="string">
            <text:p>SLICE_X35Y98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97</text:p>
          </table:table-cell>
          <table:table-cell office:value-type="string">
            <text:p>SLICE_X35Y97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M_X21Y96</text:p>
          </table:table-cell>
          <table:table-cell office:value-type="string">
            <text:p>SLICE_X35Y96</text:p>
          </table:table-cell>
          <table:table-cell office:value-type="string">
            <text:p>0616001e</text:p>
          </table:table-cell>
        </table:table-row>
        <table:table-row table:style-name="ro1">
          <table:table-cell office:value-type="string">
            <text:p>CLEXL_X22Y111</text:p>
          </table:table-cell>
          <table:table-cell office:value-type="string">
            <text:p>SLICE_X37Y111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10</text:p>
          </table:table-cell>
          <table:table-cell office:value-type="string">
            <text:p>SLICE_X37Y110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9</text:p>
          </table:table-cell>
          <table:table-cell office:value-type="string">
            <text:p>SLICE_X37Y109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8</text:p>
          </table:table-cell>
          <table:table-cell office:value-type="string">
            <text:p>SLICE_X37Y108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7</text:p>
          </table:table-cell>
          <table:table-cell office:value-type="string">
            <text:p>SLICE_X37Y107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6</text:p>
          </table:table-cell>
          <table:table-cell office:value-type="string">
            <text:p>SLICE_X37Y106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5</text:p>
          </table:table-cell>
          <table:table-cell office:value-type="string">
            <text:p>SLICE_X37Y105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4</text:p>
          </table:table-cell>
          <table:table-cell office:value-type="string">
            <text:p>SLICE_X37Y104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3</text:p>
          </table:table-cell>
          <table:table-cell office:value-type="string">
            <text:p>SLICE_X37Y103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2</text:p>
          </table:table-cell>
          <table:table-cell office:value-type="string">
            <text:p>SLICE_X37Y102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1</text:p>
          </table:table-cell>
          <table:table-cell office:value-type="string">
            <text:p>SLICE_X37Y101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100</text:p>
          </table:table-cell>
          <table:table-cell office:value-type="string">
            <text:p>SLICE_X37Y100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99</text:p>
          </table:table-cell>
          <table:table-cell office:value-type="string">
            <text:p>SLICE_X37Y99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98</text:p>
          </table:table-cell>
          <table:table-cell office:value-type="string">
            <text:p>SLICE_X37Y98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97</text:p>
          </table:table-cell>
          <table:table-cell office:value-type="string">
            <text:p>SLICE_X37Y97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L_X22Y96</text:p>
          </table:table-cell>
          <table:table-cell office:value-type="string">
            <text:p>SLICE_X37Y96</text:p>
          </table:table-cell>
          <table:table-cell office:value-type="string">
            <text:p>0617001d</text:p>
          </table:table-cell>
        </table:table-row>
        <table:table-row table:style-name="ro1">
          <table:table-cell office:value-type="string">
            <text:p>CLEXM_X23Y111</text:p>
          </table:table-cell>
          <table:table-cell office:value-type="string">
            <text:p>SLICE_X39Y111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10</text:p>
          </table:table-cell>
          <table:table-cell office:value-type="string">
            <text:p>SLICE_X39Y110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9</text:p>
          </table:table-cell>
          <table:table-cell office:value-type="string">
            <text:p>SLICE_X39Y109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8</text:p>
          </table:table-cell>
          <table:table-cell office:value-type="string">
            <text:p>SLICE_X39Y108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7</text:p>
          </table:table-cell>
          <table:table-cell office:value-type="string">
            <text:p>SLICE_X39Y107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6</text:p>
          </table:table-cell>
          <table:table-cell office:value-type="string">
            <text:p>SLICE_X39Y106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5</text:p>
          </table:table-cell>
          <table:table-cell office:value-type="string">
            <text:p>SLICE_X39Y105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4</text:p>
          </table:table-cell>
          <table:table-cell office:value-type="string">
            <text:p>SLICE_X39Y104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3</text:p>
          </table:table-cell>
          <table:table-cell office:value-type="string">
            <text:p>SLICE_X39Y103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2</text:p>
          </table:table-cell>
          <table:table-cell office:value-type="string">
            <text:p>SLICE_X39Y102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1</text:p>
          </table:table-cell>
          <table:table-cell office:value-type="string">
            <text:p>SLICE_X39Y101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100</text:p>
          </table:table-cell>
          <table:table-cell office:value-type="string">
            <text:p>SLICE_X39Y100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99</text:p>
          </table:table-cell>
          <table:table-cell office:value-type="string">
            <text:p>SLICE_X39Y99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98</text:p>
          </table:table-cell>
          <table:table-cell office:value-type="string">
            <text:p>SLICE_X39Y98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97</text:p>
          </table:table-cell>
          <table:table-cell office:value-type="string">
            <text:p>SLICE_X39Y97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M_X23Y96</text:p>
          </table:table-cell>
          <table:table-cell office:value-type="string">
            <text:p>SLICE_X39Y96</text:p>
          </table:table-cell>
          <table:table-cell office:value-type="string">
            <text:p>0618001e</text:p>
          </table:table-cell>
        </table:table-row>
        <table:table-row table:style-name="ro1">
          <table:table-cell office:value-type="string">
            <text:p>CLEXL_X24Y111</text:p>
          </table:table-cell>
          <table:table-cell office:value-type="string">
            <text:p>SLICE_X41Y111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10</text:p>
          </table:table-cell>
          <table:table-cell office:value-type="string">
            <text:p>SLICE_X41Y110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9</text:p>
          </table:table-cell>
          <table:table-cell office:value-type="string">
            <text:p>SLICE_X41Y109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8</text:p>
          </table:table-cell>
          <table:table-cell office:value-type="string">
            <text:p>SLICE_X41Y108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7</text:p>
          </table:table-cell>
          <table:table-cell office:value-type="string">
            <text:p>SLICE_X41Y107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6</text:p>
          </table:table-cell>
          <table:table-cell office:value-type="string">
            <text:p>SLICE_X41Y106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5</text:p>
          </table:table-cell>
          <table:table-cell office:value-type="string">
            <text:p>SLICE_X41Y105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4</text:p>
          </table:table-cell>
          <table:table-cell office:value-type="string">
            <text:p>SLICE_X41Y104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3</text:p>
          </table:table-cell>
          <table:table-cell office:value-type="string">
            <text:p>SLICE_X41Y103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2</text:p>
          </table:table-cell>
          <table:table-cell office:value-type="string">
            <text:p>SLICE_X41Y102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1</text:p>
          </table:table-cell>
          <table:table-cell office:value-type="string">
            <text:p>SLICE_X41Y101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100</text:p>
          </table:table-cell>
          <table:table-cell office:value-type="string">
            <text:p>SLICE_X41Y100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99</text:p>
          </table:table-cell>
          <table:table-cell office:value-type="string">
            <text:p>SLICE_X41Y99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98</text:p>
          </table:table-cell>
          <table:table-cell office:value-type="string">
            <text:p>SLICE_X41Y98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97</text:p>
          </table:table-cell>
          <table:table-cell office:value-type="string">
            <text:p>SLICE_X41Y97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4Y96</text:p>
          </table:table-cell>
          <table:table-cell office:value-type="string">
            <text:p>SLICE_X41Y96</text:p>
          </table:table-cell>
          <table:table-cell office:value-type="string">
            <text:p>0619001d</text:p>
          </table:table-cell>
        </table:table-row>
        <table:table-row table:style-name="ro1">
          <table:table-cell office:value-type="string">
            <text:p>CLEXL_X26Y111</text:p>
          </table:table-cell>
          <table:table-cell office:value-type="string">
            <text:p>SLICE_X43Y111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10</text:p>
          </table:table-cell>
          <table:table-cell office:value-type="string">
            <text:p>SLICE_X43Y110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9</text:p>
          </table:table-cell>
          <table:table-cell office:value-type="string">
            <text:p>SLICE_X43Y109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8</text:p>
          </table:table-cell>
          <table:table-cell office:value-type="string">
            <text:p>SLICE_X43Y108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7</text:p>
          </table:table-cell>
          <table:table-cell office:value-type="string">
            <text:p>SLICE_X43Y107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6</text:p>
          </table:table-cell>
          <table:table-cell office:value-type="string">
            <text:p>SLICE_X43Y106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5</text:p>
          </table:table-cell>
          <table:table-cell office:value-type="string">
            <text:p>SLICE_X43Y105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4</text:p>
          </table:table-cell>
          <table:table-cell office:value-type="string">
            <text:p>SLICE_X43Y104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3</text:p>
          </table:table-cell>
          <table:table-cell office:value-type="string">
            <text:p>SLICE_X43Y103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2</text:p>
          </table:table-cell>
          <table:table-cell office:value-type="string">
            <text:p>SLICE_X43Y102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1</text:p>
          </table:table-cell>
          <table:table-cell office:value-type="string">
            <text:p>SLICE_X43Y101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100</text:p>
          </table:table-cell>
          <table:table-cell office:value-type="string">
            <text:p>SLICE_X43Y100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99</text:p>
          </table:table-cell>
          <table:table-cell office:value-type="string">
            <text:p>SLICE_X43Y99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98</text:p>
          </table:table-cell>
          <table:table-cell office:value-type="string">
            <text:p>SLICE_X43Y98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97</text:p>
          </table:table-cell>
          <table:table-cell office:value-type="string">
            <text:p>SLICE_X43Y97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L_X26Y96</text:p>
          </table:table-cell>
          <table:table-cell office:value-type="string">
            <text:p>SLICE_X43Y96</text:p>
          </table:table-cell>
          <table:table-cell office:value-type="string">
            <text:p>061b001d</text:p>
          </table:table-cell>
        </table:table-row>
        <table:table-row table:style-name="ro1">
          <table:table-cell office:value-type="string">
            <text:p>CLEXM_X27Y111</text:p>
          </table:table-cell>
          <table:table-cell office:value-type="string">
            <text:p>SLICE_X45Y111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10</text:p>
          </table:table-cell>
          <table:table-cell office:value-type="string">
            <text:p>SLICE_X45Y110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9</text:p>
          </table:table-cell>
          <table:table-cell office:value-type="string">
            <text:p>SLICE_X45Y109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8</text:p>
          </table:table-cell>
          <table:table-cell office:value-type="string">
            <text:p>SLICE_X45Y108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7</text:p>
          </table:table-cell>
          <table:table-cell office:value-type="string">
            <text:p>SLICE_X45Y107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6</text:p>
          </table:table-cell>
          <table:table-cell office:value-type="string">
            <text:p>SLICE_X45Y106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5</text:p>
          </table:table-cell>
          <table:table-cell office:value-type="string">
            <text:p>SLICE_X45Y105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4</text:p>
          </table:table-cell>
          <table:table-cell office:value-type="string">
            <text:p>SLICE_X45Y104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3</text:p>
          </table:table-cell>
          <table:table-cell office:value-type="string">
            <text:p>SLICE_X45Y103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2</text:p>
          </table:table-cell>
          <table:table-cell office:value-type="string">
            <text:p>SLICE_X45Y102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1</text:p>
          </table:table-cell>
          <table:table-cell office:value-type="string">
            <text:p>SLICE_X45Y101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100</text:p>
          </table:table-cell>
          <table:table-cell office:value-type="string">
            <text:p>SLICE_X45Y100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99</text:p>
          </table:table-cell>
          <table:table-cell office:value-type="string">
            <text:p>SLICE_X45Y99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98</text:p>
          </table:table-cell>
          <table:table-cell office:value-type="string">
            <text:p>SLICE_X45Y98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97</text:p>
          </table:table-cell>
          <table:table-cell office:value-type="string">
            <text:p>SLICE_X45Y97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M_X27Y96</text:p>
          </table:table-cell>
          <table:table-cell office:value-type="string">
            <text:p>SLICE_X45Y96</text:p>
          </table:table-cell>
          <table:table-cell office:value-type="string">
            <text:p>061c001e</text:p>
          </table:table-cell>
        </table:table-row>
        <table:table-row table:style-name="ro1">
          <table:table-cell office:value-type="string">
            <text:p>CLEXL_X28Y111</text:p>
          </table:table-cell>
          <table:table-cell office:value-type="string">
            <text:p>SLICE_X47Y111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10</text:p>
          </table:table-cell>
          <table:table-cell office:value-type="string">
            <text:p>SLICE_X47Y110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9</text:p>
          </table:table-cell>
          <table:table-cell office:value-type="string">
            <text:p>SLICE_X47Y109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8</text:p>
          </table:table-cell>
          <table:table-cell office:value-type="string">
            <text:p>SLICE_X47Y108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7</text:p>
          </table:table-cell>
          <table:table-cell office:value-type="string">
            <text:p>SLICE_X47Y107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6</text:p>
          </table:table-cell>
          <table:table-cell office:value-type="string">
            <text:p>SLICE_X47Y106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5</text:p>
          </table:table-cell>
          <table:table-cell office:value-type="string">
            <text:p>SLICE_X47Y105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4</text:p>
          </table:table-cell>
          <table:table-cell office:value-type="string">
            <text:p>SLICE_X47Y104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3</text:p>
          </table:table-cell>
          <table:table-cell office:value-type="string">
            <text:p>SLICE_X47Y103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2</text:p>
          </table:table-cell>
          <table:table-cell office:value-type="string">
            <text:p>SLICE_X47Y102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1</text:p>
          </table:table-cell>
          <table:table-cell office:value-type="string">
            <text:p>SLICE_X47Y101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100</text:p>
          </table:table-cell>
          <table:table-cell office:value-type="string">
            <text:p>SLICE_X47Y100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99</text:p>
          </table:table-cell>
          <table:table-cell office:value-type="string">
            <text:p>SLICE_X47Y99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98</text:p>
          </table:table-cell>
          <table:table-cell office:value-type="string">
            <text:p>SLICE_X47Y98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97</text:p>
          </table:table-cell>
          <table:table-cell office:value-type="string">
            <text:p>SLICE_X47Y97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L_X28Y96</text:p>
          </table:table-cell>
          <table:table-cell office:value-type="string">
            <text:p>SLICE_X47Y96</text:p>
          </table:table-cell>
          <table:table-cell office:value-type="string">
            <text:p>061d001d</text:p>
          </table:table-cell>
        </table:table-row>
        <table:table-row table:style-name="ro1">
          <table:table-cell office:value-type="string">
            <text:p>CLEXM_X29Y111</text:p>
          </table:table-cell>
          <table:table-cell office:value-type="string">
            <text:p>SLICE_X49Y111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10</text:p>
          </table:table-cell>
          <table:table-cell office:value-type="string">
            <text:p>SLICE_X49Y110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9</text:p>
          </table:table-cell>
          <table:table-cell office:value-type="string">
            <text:p>SLICE_X49Y109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8</text:p>
          </table:table-cell>
          <table:table-cell office:value-type="string">
            <text:p>SLICE_X49Y108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7</text:p>
          </table:table-cell>
          <table:table-cell office:value-type="string">
            <text:p>SLICE_X49Y107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6</text:p>
          </table:table-cell>
          <table:table-cell office:value-type="string">
            <text:p>SLICE_X49Y106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5</text:p>
          </table:table-cell>
          <table:table-cell office:value-type="string">
            <text:p>SLICE_X49Y105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4</text:p>
          </table:table-cell>
          <table:table-cell office:value-type="string">
            <text:p>SLICE_X49Y104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3</text:p>
          </table:table-cell>
          <table:table-cell office:value-type="string">
            <text:p>SLICE_X49Y103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2</text:p>
          </table:table-cell>
          <table:table-cell office:value-type="string">
            <text:p>SLICE_X49Y102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1</text:p>
          </table:table-cell>
          <table:table-cell office:value-type="string">
            <text:p>SLICE_X49Y101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100</text:p>
          </table:table-cell>
          <table:table-cell office:value-type="string">
            <text:p>SLICE_X49Y100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99</text:p>
          </table:table-cell>
          <table:table-cell office:value-type="string">
            <text:p>SLICE_X49Y99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98</text:p>
          </table:table-cell>
          <table:table-cell office:value-type="string">
            <text:p>SLICE_X49Y98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97</text:p>
          </table:table-cell>
          <table:table-cell office:value-type="string">
            <text:p>SLICE_X49Y97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M_X29Y96</text:p>
          </table:table-cell>
          <table:table-cell office:value-type="string">
            <text:p>SLICE_X49Y96</text:p>
          </table:table-cell>
          <table:table-cell office:value-type="string">
            <text:p>061e001e</text:p>
          </table:table-cell>
        </table:table-row>
        <table:table-row table:style-name="ro1">
          <table:table-cell office:value-type="string">
            <text:p>CLEXL_X30Y111</text:p>
          </table:table-cell>
          <table:table-cell office:value-type="string">
            <text:p>SLICE_X51Y111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10</text:p>
          </table:table-cell>
          <table:table-cell office:value-type="string">
            <text:p>SLICE_X51Y110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9</text:p>
          </table:table-cell>
          <table:table-cell office:value-type="string">
            <text:p>SLICE_X51Y109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8</text:p>
          </table:table-cell>
          <table:table-cell office:value-type="string">
            <text:p>SLICE_X51Y108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7</text:p>
          </table:table-cell>
          <table:table-cell office:value-type="string">
            <text:p>SLICE_X51Y107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6</text:p>
          </table:table-cell>
          <table:table-cell office:value-type="string">
            <text:p>SLICE_X51Y106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5</text:p>
          </table:table-cell>
          <table:table-cell office:value-type="string">
            <text:p>SLICE_X51Y105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4</text:p>
          </table:table-cell>
          <table:table-cell office:value-type="string">
            <text:p>SLICE_X51Y104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3</text:p>
          </table:table-cell>
          <table:table-cell office:value-type="string">
            <text:p>SLICE_X51Y103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2</text:p>
          </table:table-cell>
          <table:table-cell office:value-type="string">
            <text:p>SLICE_X51Y102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1</text:p>
          </table:table-cell>
          <table:table-cell office:value-type="string">
            <text:p>SLICE_X51Y101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100</text:p>
          </table:table-cell>
          <table:table-cell office:value-type="string">
            <text:p>SLICE_X51Y100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99</text:p>
          </table:table-cell>
          <table:table-cell office:value-type="string">
            <text:p>SLICE_X51Y99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98</text:p>
          </table:table-cell>
          <table:table-cell office:value-type="string">
            <text:p>SLICE_X51Y98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97</text:p>
          </table:table-cell>
          <table:table-cell office:value-type="string">
            <text:p>SLICE_X51Y97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L_X30Y96</text:p>
          </table:table-cell>
          <table:table-cell office:value-type="string">
            <text:p>SLICE_X51Y96</text:p>
          </table:table-cell>
          <table:table-cell office:value-type="string">
            <text:p>061f001d</text:p>
          </table:table-cell>
        </table:table-row>
        <table:table-row table:style-name="ro1">
          <table:table-cell office:value-type="string">
            <text:p>CLEXM_X32Y111</text:p>
          </table:table-cell>
          <table:table-cell office:value-type="string">
            <text:p>SLICE_X53Y111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10</text:p>
          </table:table-cell>
          <table:table-cell office:value-type="string">
            <text:p>SLICE_X53Y110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9</text:p>
          </table:table-cell>
          <table:table-cell office:value-type="string">
            <text:p>SLICE_X53Y109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8</text:p>
          </table:table-cell>
          <table:table-cell office:value-type="string">
            <text:p>SLICE_X53Y108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7</text:p>
          </table:table-cell>
          <table:table-cell office:value-type="string">
            <text:p>SLICE_X53Y107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6</text:p>
          </table:table-cell>
          <table:table-cell office:value-type="string">
            <text:p>SLICE_X53Y106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5</text:p>
          </table:table-cell>
          <table:table-cell office:value-type="string">
            <text:p>SLICE_X53Y105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4</text:p>
          </table:table-cell>
          <table:table-cell office:value-type="string">
            <text:p>SLICE_X53Y104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3</text:p>
          </table:table-cell>
          <table:table-cell office:value-type="string">
            <text:p>SLICE_X53Y103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2</text:p>
          </table:table-cell>
          <table:table-cell office:value-type="string">
            <text:p>SLICE_X53Y102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1</text:p>
          </table:table-cell>
          <table:table-cell office:value-type="string">
            <text:p>SLICE_X53Y101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100</text:p>
          </table:table-cell>
          <table:table-cell office:value-type="string">
            <text:p>SLICE_X53Y100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99</text:p>
          </table:table-cell>
          <table:table-cell office:value-type="string">
            <text:p>SLICE_X53Y99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98</text:p>
          </table:table-cell>
          <table:table-cell office:value-type="string">
            <text:p>SLICE_X53Y98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97</text:p>
          </table:table-cell>
          <table:table-cell office:value-type="string">
            <text:p>SLICE_X53Y97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M_X32Y96</text:p>
          </table:table-cell>
          <table:table-cell office:value-type="string">
            <text:p>SLICE_X53Y96</text:p>
          </table:table-cell>
          <table:table-cell office:value-type="string">
            <text:p>0621001e</text:p>
          </table:table-cell>
        </table:table-row>
        <table:table-row table:style-name="ro1">
          <table:table-cell office:value-type="string">
            <text:p>CLEXL_X33Y111</text:p>
          </table:table-cell>
          <table:table-cell office:value-type="string">
            <text:p>SLICE_X55Y111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10</text:p>
          </table:table-cell>
          <table:table-cell office:value-type="string">
            <text:p>SLICE_X55Y110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9</text:p>
          </table:table-cell>
          <table:table-cell office:value-type="string">
            <text:p>SLICE_X55Y109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8</text:p>
          </table:table-cell>
          <table:table-cell office:value-type="string">
            <text:p>SLICE_X55Y108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7</text:p>
          </table:table-cell>
          <table:table-cell office:value-type="string">
            <text:p>SLICE_X55Y107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6</text:p>
          </table:table-cell>
          <table:table-cell office:value-type="string">
            <text:p>SLICE_X55Y106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5</text:p>
          </table:table-cell>
          <table:table-cell office:value-type="string">
            <text:p>SLICE_X55Y105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4</text:p>
          </table:table-cell>
          <table:table-cell office:value-type="string">
            <text:p>SLICE_X55Y104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3</text:p>
          </table:table-cell>
          <table:table-cell office:value-type="string">
            <text:p>SLICE_X55Y103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2</text:p>
          </table:table-cell>
          <table:table-cell office:value-type="string">
            <text:p>SLICE_X55Y102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1</text:p>
          </table:table-cell>
          <table:table-cell office:value-type="string">
            <text:p>SLICE_X55Y101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100</text:p>
          </table:table-cell>
          <table:table-cell office:value-type="string">
            <text:p>SLICE_X55Y100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99</text:p>
          </table:table-cell>
          <table:table-cell office:value-type="string">
            <text:p>SLICE_X55Y99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98</text:p>
          </table:table-cell>
          <table:table-cell office:value-type="string">
            <text:p>SLICE_X55Y98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97</text:p>
          </table:table-cell>
          <table:table-cell office:value-type="string">
            <text:p>SLICE_X55Y97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L_X33Y96</text:p>
          </table:table-cell>
          <table:table-cell office:value-type="string">
            <text:p>SLICE_X55Y96</text:p>
          </table:table-cell>
          <table:table-cell office:value-type="string">
            <text:p>0622001d</text:p>
          </table:table-cell>
        </table:table-row>
        <table:table-row table:style-name="ro1">
          <table:table-cell office:value-type="string">
            <text:p>CLEXM_X35Y111</text:p>
          </table:table-cell>
          <table:table-cell office:value-type="string">
            <text:p>SLICE_X57Y111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10</text:p>
          </table:table-cell>
          <table:table-cell office:value-type="string">
            <text:p>SLICE_X57Y110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9</text:p>
          </table:table-cell>
          <table:table-cell office:value-type="string">
            <text:p>SLICE_X57Y109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8</text:p>
          </table:table-cell>
          <table:table-cell office:value-type="string">
            <text:p>SLICE_X57Y108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7</text:p>
          </table:table-cell>
          <table:table-cell office:value-type="string">
            <text:p>SLICE_X57Y107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6</text:p>
          </table:table-cell>
          <table:table-cell office:value-type="string">
            <text:p>SLICE_X57Y106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5</text:p>
          </table:table-cell>
          <table:table-cell office:value-type="string">
            <text:p>SLICE_X57Y105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4</text:p>
          </table:table-cell>
          <table:table-cell office:value-type="string">
            <text:p>SLICE_X57Y104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3</text:p>
          </table:table-cell>
          <table:table-cell office:value-type="string">
            <text:p>SLICE_X57Y103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2</text:p>
          </table:table-cell>
          <table:table-cell office:value-type="string">
            <text:p>SLICE_X57Y102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1</text:p>
          </table:table-cell>
          <table:table-cell office:value-type="string">
            <text:p>SLICE_X57Y101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100</text:p>
          </table:table-cell>
          <table:table-cell office:value-type="string">
            <text:p>SLICE_X57Y100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99</text:p>
          </table:table-cell>
          <table:table-cell office:value-type="string">
            <text:p>SLICE_X57Y99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98</text:p>
          </table:table-cell>
          <table:table-cell office:value-type="string">
            <text:p>SLICE_X57Y98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97</text:p>
          </table:table-cell>
          <table:table-cell office:value-type="string">
            <text:p>SLICE_X57Y97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M_X35Y96</text:p>
          </table:table-cell>
          <table:table-cell office:value-type="string">
            <text:p>SLICE_X57Y96</text:p>
          </table:table-cell>
          <table:table-cell office:value-type="string">
            <text:p>0624001e</text:p>
          </table:table-cell>
        </table:table-row>
        <table:table-row table:style-name="ro1">
          <table:table-cell office:value-type="string">
            <text:p>CLEXL_X36Y111</text:p>
          </table:table-cell>
          <table:table-cell office:value-type="string">
            <text:p>SLICE_X59Y111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10</text:p>
          </table:table-cell>
          <table:table-cell office:value-type="string">
            <text:p>SLICE_X59Y110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9</text:p>
          </table:table-cell>
          <table:table-cell office:value-type="string">
            <text:p>SLICE_X59Y109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8</text:p>
          </table:table-cell>
          <table:table-cell office:value-type="string">
            <text:p>SLICE_X59Y108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7</text:p>
          </table:table-cell>
          <table:table-cell office:value-type="string">
            <text:p>SLICE_X59Y107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6</text:p>
          </table:table-cell>
          <table:table-cell office:value-type="string">
            <text:p>SLICE_X59Y106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5</text:p>
          </table:table-cell>
          <table:table-cell office:value-type="string">
            <text:p>SLICE_X59Y105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4</text:p>
          </table:table-cell>
          <table:table-cell office:value-type="string">
            <text:p>SLICE_X59Y104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3</text:p>
          </table:table-cell>
          <table:table-cell office:value-type="string">
            <text:p>SLICE_X59Y103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2</text:p>
          </table:table-cell>
          <table:table-cell office:value-type="string">
            <text:p>SLICE_X59Y102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1</text:p>
          </table:table-cell>
          <table:table-cell office:value-type="string">
            <text:p>SLICE_X59Y101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100</text:p>
          </table:table-cell>
          <table:table-cell office:value-type="string">
            <text:p>SLICE_X59Y100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99</text:p>
          </table:table-cell>
          <table:table-cell office:value-type="string">
            <text:p>SLICE_X59Y99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98</text:p>
          </table:table-cell>
          <table:table-cell office:value-type="string">
            <text:p>SLICE_X59Y98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97</text:p>
          </table:table-cell>
          <table:table-cell office:value-type="string">
            <text:p>SLICE_X59Y97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36Y96</text:p>
          </table:table-cell>
          <table:table-cell office:value-type="string">
            <text:p>SLICE_X59Y96</text:p>
          </table:table-cell>
          <table:table-cell office:value-type="string">
            <text:p>0625001d</text:p>
          </table:table-cell>
        </table:table-row>
        <table:table-row table:style-name="ro1">
          <table:table-cell office:value-type="string">
            <text:p>CLEXL_X1Y125</text:p>
          </table:table-cell>
          <table:table-cell office:value-type="string">
            <text:p>SLICE_X1Y125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24</text:p>
          </table:table-cell>
          <table:table-cell office:value-type="string">
            <text:p>SLICE_X1Y124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23</text:p>
          </table:table-cell>
          <table:table-cell office:value-type="string">
            <text:p>SLICE_X1Y123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22</text:p>
          </table:table-cell>
          <table:table-cell office:value-type="string">
            <text:p>SLICE_X1Y122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21</text:p>
          </table:table-cell>
          <table:table-cell office:value-type="string">
            <text:p>SLICE_X1Y121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20</text:p>
          </table:table-cell>
          <table:table-cell office:value-type="string">
            <text:p>SLICE_X1Y120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9</text:p>
          </table:table-cell>
          <table:table-cell office:value-type="string">
            <text:p>SLICE_X1Y119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8</text:p>
          </table:table-cell>
          <table:table-cell office:value-type="string">
            <text:p>SLICE_X1Y118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7</text:p>
          </table:table-cell>
          <table:table-cell office:value-type="string">
            <text:p>SLICE_X1Y117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6</text:p>
          </table:table-cell>
          <table:table-cell office:value-type="string">
            <text:p>SLICE_X1Y116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5</text:p>
          </table:table-cell>
          <table:table-cell office:value-type="string">
            <text:p>SLICE_X1Y115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4</text:p>
          </table:table-cell>
          <table:table-cell office:value-type="string">
            <text:p>SLICE_X1Y114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3</text:p>
          </table:table-cell>
          <table:table-cell office:value-type="string">
            <text:p>SLICE_X1Y113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L_X1Y112</text:p>
          </table:table-cell>
          <table:table-cell office:value-type="string">
            <text:p>SLICE_X1Y112</text:p>
          </table:table-cell>
          <table:table-cell office:value-type="string">
            <text:p>0702001d</text:p>
          </table:table-cell>
        </table:table-row>
        <table:table-row table:style-name="ro1">
          <table:table-cell office:value-type="string">
            <text:p>CLEXM_X2Y125</text:p>
          </table:table-cell>
          <table:table-cell office:value-type="string">
            <text:p>SLICE_X3Y125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24</text:p>
          </table:table-cell>
          <table:table-cell office:value-type="string">
            <text:p>SLICE_X3Y124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23</text:p>
          </table:table-cell>
          <table:table-cell office:value-type="string">
            <text:p>SLICE_X3Y123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22</text:p>
          </table:table-cell>
          <table:table-cell office:value-type="string">
            <text:p>SLICE_X3Y122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21</text:p>
          </table:table-cell>
          <table:table-cell office:value-type="string">
            <text:p>SLICE_X3Y121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20</text:p>
          </table:table-cell>
          <table:table-cell office:value-type="string">
            <text:p>SLICE_X3Y120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9</text:p>
          </table:table-cell>
          <table:table-cell office:value-type="string">
            <text:p>SLICE_X3Y119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8</text:p>
          </table:table-cell>
          <table:table-cell office:value-type="string">
            <text:p>SLICE_X3Y118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7</text:p>
          </table:table-cell>
          <table:table-cell office:value-type="string">
            <text:p>SLICE_X3Y117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6</text:p>
          </table:table-cell>
          <table:table-cell office:value-type="string">
            <text:p>SLICE_X3Y116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5</text:p>
          </table:table-cell>
          <table:table-cell office:value-type="string">
            <text:p>SLICE_X3Y115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4</text:p>
          </table:table-cell>
          <table:table-cell office:value-type="string">
            <text:p>SLICE_X3Y114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3</text:p>
          </table:table-cell>
          <table:table-cell office:value-type="string">
            <text:p>SLICE_X3Y113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M_X2Y112</text:p>
          </table:table-cell>
          <table:table-cell office:value-type="string">
            <text:p>SLICE_X3Y112</text:p>
          </table:table-cell>
          <table:table-cell office:value-type="string">
            <text:p>0703001e</text:p>
          </table:table-cell>
        </table:table-row>
        <table:table-row table:style-name="ro1">
          <table:table-cell office:value-type="string">
            <text:p>CLEXL_X4Y125</text:p>
          </table:table-cell>
          <table:table-cell office:value-type="string">
            <text:p>SLICE_X5Y125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24</text:p>
          </table:table-cell>
          <table:table-cell office:value-type="string">
            <text:p>SLICE_X5Y124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23</text:p>
          </table:table-cell>
          <table:table-cell office:value-type="string">
            <text:p>SLICE_X5Y123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22</text:p>
          </table:table-cell>
          <table:table-cell office:value-type="string">
            <text:p>SLICE_X5Y122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21</text:p>
          </table:table-cell>
          <table:table-cell office:value-type="string">
            <text:p>SLICE_X5Y121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20</text:p>
          </table:table-cell>
          <table:table-cell office:value-type="string">
            <text:p>SLICE_X5Y120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9</text:p>
          </table:table-cell>
          <table:table-cell office:value-type="string">
            <text:p>SLICE_X5Y119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8</text:p>
          </table:table-cell>
          <table:table-cell office:value-type="string">
            <text:p>SLICE_X5Y118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7</text:p>
          </table:table-cell>
          <table:table-cell office:value-type="string">
            <text:p>SLICE_X5Y117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6</text:p>
          </table:table-cell>
          <table:table-cell office:value-type="string">
            <text:p>SLICE_X5Y116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5</text:p>
          </table:table-cell>
          <table:table-cell office:value-type="string">
            <text:p>SLICE_X5Y115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4</text:p>
          </table:table-cell>
          <table:table-cell office:value-type="string">
            <text:p>SLICE_X5Y114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3</text:p>
          </table:table-cell>
          <table:table-cell office:value-type="string">
            <text:p>SLICE_X5Y113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L_X4Y112</text:p>
          </table:table-cell>
          <table:table-cell office:value-type="string">
            <text:p>SLICE_X5Y112</text:p>
          </table:table-cell>
          <table:table-cell office:value-type="string">
            <text:p>0705001d</text:p>
          </table:table-cell>
        </table:table-row>
        <table:table-row table:style-name="ro1">
          <table:table-cell office:value-type="string">
            <text:p>CLEXM_X5Y125</text:p>
          </table:table-cell>
          <table:table-cell office:value-type="string">
            <text:p>SLICE_X7Y125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24</text:p>
          </table:table-cell>
          <table:table-cell office:value-type="string">
            <text:p>SLICE_X7Y124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23</text:p>
          </table:table-cell>
          <table:table-cell office:value-type="string">
            <text:p>SLICE_X7Y123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22</text:p>
          </table:table-cell>
          <table:table-cell office:value-type="string">
            <text:p>SLICE_X7Y122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21</text:p>
          </table:table-cell>
          <table:table-cell office:value-type="string">
            <text:p>SLICE_X7Y121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20</text:p>
          </table:table-cell>
          <table:table-cell office:value-type="string">
            <text:p>SLICE_X7Y120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9</text:p>
          </table:table-cell>
          <table:table-cell office:value-type="string">
            <text:p>SLICE_X7Y119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8</text:p>
          </table:table-cell>
          <table:table-cell office:value-type="string">
            <text:p>SLICE_X7Y118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7</text:p>
          </table:table-cell>
          <table:table-cell office:value-type="string">
            <text:p>SLICE_X7Y117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6</text:p>
          </table:table-cell>
          <table:table-cell office:value-type="string">
            <text:p>SLICE_X7Y116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5</text:p>
          </table:table-cell>
          <table:table-cell office:value-type="string">
            <text:p>SLICE_X7Y115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4</text:p>
          </table:table-cell>
          <table:table-cell office:value-type="string">
            <text:p>SLICE_X7Y114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3</text:p>
          </table:table-cell>
          <table:table-cell office:value-type="string">
            <text:p>SLICE_X7Y113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M_X5Y112</text:p>
          </table:table-cell>
          <table:table-cell office:value-type="string">
            <text:p>SLICE_X7Y112</text:p>
          </table:table-cell>
          <table:table-cell office:value-type="string">
            <text:p>0706001e</text:p>
          </table:table-cell>
        </table:table-row>
        <table:table-row table:style-name="ro1">
          <table:table-cell office:value-type="string">
            <text:p>CLEXL_X16Y119</text:p>
          </table:table-cell>
          <table:table-cell office:value-type="string">
            <text:p>SLICE_X25Y119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L_X16Y118</text:p>
          </table:table-cell>
          <table:table-cell office:value-type="string">
            <text:p>SLICE_X25Y118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L_X16Y117</text:p>
          </table:table-cell>
          <table:table-cell office:value-type="string">
            <text:p>SLICE_X25Y117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L_X16Y116</text:p>
          </table:table-cell>
          <table:table-cell office:value-type="string">
            <text:p>SLICE_X25Y116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L_X16Y115</text:p>
          </table:table-cell>
          <table:table-cell office:value-type="string">
            <text:p>SLICE_X25Y115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L_X16Y114</text:p>
          </table:table-cell>
          <table:table-cell office:value-type="string">
            <text:p>SLICE_X25Y114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L_X16Y113</text:p>
          </table:table-cell>
          <table:table-cell office:value-type="string">
            <text:p>SLICE_X25Y113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L_X16Y112</text:p>
          </table:table-cell>
          <table:table-cell office:value-type="string">
            <text:p>SLICE_X25Y112</text:p>
          </table:table-cell>
          <table:table-cell office:value-type="string">
            <text:p>0711001d</text:p>
          </table:table-cell>
        </table:table-row>
        <table:table-row table:style-name="ro1">
          <table:table-cell office:value-type="string">
            <text:p>CLEXM_X17Y125</text:p>
          </table:table-cell>
          <table:table-cell office:value-type="string">
            <text:p>SLICE_X27Y125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24</text:p>
          </table:table-cell>
          <table:table-cell office:value-type="string">
            <text:p>SLICE_X27Y124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23</text:p>
          </table:table-cell>
          <table:table-cell office:value-type="string">
            <text:p>SLICE_X27Y123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22</text:p>
          </table:table-cell>
          <table:table-cell office:value-type="string">
            <text:p>SLICE_X27Y122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21</text:p>
          </table:table-cell>
          <table:table-cell office:value-type="string">
            <text:p>SLICE_X27Y121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20</text:p>
          </table:table-cell>
          <table:table-cell office:value-type="string">
            <text:p>SLICE_X27Y120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9</text:p>
          </table:table-cell>
          <table:table-cell office:value-type="string">
            <text:p>SLICE_X27Y119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8</text:p>
          </table:table-cell>
          <table:table-cell office:value-type="string">
            <text:p>SLICE_X27Y118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7</text:p>
          </table:table-cell>
          <table:table-cell office:value-type="string">
            <text:p>SLICE_X27Y117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6</text:p>
          </table:table-cell>
          <table:table-cell office:value-type="string">
            <text:p>SLICE_X27Y116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5</text:p>
          </table:table-cell>
          <table:table-cell office:value-type="string">
            <text:p>SLICE_X27Y115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4</text:p>
          </table:table-cell>
          <table:table-cell office:value-type="string">
            <text:p>SLICE_X27Y114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3</text:p>
          </table:table-cell>
          <table:table-cell office:value-type="string">
            <text:p>SLICE_X27Y113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M_X17Y112</text:p>
          </table:table-cell>
          <table:table-cell office:value-type="string">
            <text:p>SLICE_X27Y112</text:p>
          </table:table-cell>
          <table:table-cell office:value-type="string">
            <text:p>0712001e</text:p>
          </table:table-cell>
        </table:table-row>
        <table:table-row table:style-name="ro1">
          <table:table-cell office:value-type="string">
            <text:p>CLEXL_X18Y125</text:p>
          </table:table-cell>
          <table:table-cell office:value-type="string">
            <text:p>SLICE_X29Y125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24</text:p>
          </table:table-cell>
          <table:table-cell office:value-type="string">
            <text:p>SLICE_X29Y124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23</text:p>
          </table:table-cell>
          <table:table-cell office:value-type="string">
            <text:p>SLICE_X29Y123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22</text:p>
          </table:table-cell>
          <table:table-cell office:value-type="string">
            <text:p>SLICE_X29Y122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21</text:p>
          </table:table-cell>
          <table:table-cell office:value-type="string">
            <text:p>SLICE_X29Y121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18</text:p>
          </table:table-cell>
          <table:table-cell office:value-type="string">
            <text:p>SLICE_X29Y118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17</text:p>
          </table:table-cell>
          <table:table-cell office:value-type="string">
            <text:p>SLICE_X29Y117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16</text:p>
          </table:table-cell>
          <table:table-cell office:value-type="string">
            <text:p>SLICE_X29Y116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15</text:p>
          </table:table-cell>
          <table:table-cell office:value-type="string">
            <text:p>SLICE_X29Y115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14</text:p>
          </table:table-cell>
          <table:table-cell office:value-type="string">
            <text:p>SLICE_X29Y114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13</text:p>
          </table:table-cell>
          <table:table-cell office:value-type="string">
            <text:p>SLICE_X29Y113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L_X18Y112</text:p>
          </table:table-cell>
          <table:table-cell office:value-type="string">
            <text:p>SLICE_X29Y112</text:p>
          </table:table-cell>
          <table:table-cell office:value-type="string">
            <text:p>0713001d</text:p>
          </table:table-cell>
        </table:table-row>
        <table:table-row table:style-name="ro1">
          <table:table-cell office:value-type="string">
            <text:p>CLEXM_X19Y125</text:p>
          </table:table-cell>
          <table:table-cell office:value-type="string">
            <text:p>SLICE_X31Y125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24</text:p>
          </table:table-cell>
          <table:table-cell office:value-type="string">
            <text:p>SLICE_X31Y124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23</text:p>
          </table:table-cell>
          <table:table-cell office:value-type="string">
            <text:p>SLICE_X31Y123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22</text:p>
          </table:table-cell>
          <table:table-cell office:value-type="string">
            <text:p>SLICE_X31Y122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21</text:p>
          </table:table-cell>
          <table:table-cell office:value-type="string">
            <text:p>SLICE_X31Y121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20</text:p>
          </table:table-cell>
          <table:table-cell office:value-type="string">
            <text:p>SLICE_X31Y120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9</text:p>
          </table:table-cell>
          <table:table-cell office:value-type="string">
            <text:p>SLICE_X31Y119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8</text:p>
          </table:table-cell>
          <table:table-cell office:value-type="string">
            <text:p>SLICE_X31Y118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7</text:p>
          </table:table-cell>
          <table:table-cell office:value-type="string">
            <text:p>SLICE_X31Y117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6</text:p>
          </table:table-cell>
          <table:table-cell office:value-type="string">
            <text:p>SLICE_X31Y116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5</text:p>
          </table:table-cell>
          <table:table-cell office:value-type="string">
            <text:p>SLICE_X31Y115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4</text:p>
          </table:table-cell>
          <table:table-cell office:value-type="string">
            <text:p>SLICE_X31Y114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3</text:p>
          </table:table-cell>
          <table:table-cell office:value-type="string">
            <text:p>SLICE_X31Y113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M_X19Y112</text:p>
          </table:table-cell>
          <table:table-cell office:value-type="string">
            <text:p>SLICE_X31Y112</text:p>
          </table:table-cell>
          <table:table-cell office:value-type="string">
            <text:p>0714001e</text:p>
          </table:table-cell>
        </table:table-row>
        <table:table-row table:style-name="ro1">
          <table:table-cell office:value-type="string">
            <text:p>CLEXL_X20Y125</text:p>
          </table:table-cell>
          <table:table-cell office:value-type="string">
            <text:p>SLICE_X33Y125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24</text:p>
          </table:table-cell>
          <table:table-cell office:value-type="string">
            <text:p>SLICE_X33Y124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23</text:p>
          </table:table-cell>
          <table:table-cell office:value-type="string">
            <text:p>SLICE_X33Y123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22</text:p>
          </table:table-cell>
          <table:table-cell office:value-type="string">
            <text:p>SLICE_X33Y122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21</text:p>
          </table:table-cell>
          <table:table-cell office:value-type="string">
            <text:p>SLICE_X33Y121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20</text:p>
          </table:table-cell>
          <table:table-cell office:value-type="string">
            <text:p>SLICE_X33Y120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9</text:p>
          </table:table-cell>
          <table:table-cell office:value-type="string">
            <text:p>SLICE_X33Y119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8</text:p>
          </table:table-cell>
          <table:table-cell office:value-type="string">
            <text:p>SLICE_X33Y118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7</text:p>
          </table:table-cell>
          <table:table-cell office:value-type="string">
            <text:p>SLICE_X33Y117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6</text:p>
          </table:table-cell>
          <table:table-cell office:value-type="string">
            <text:p>SLICE_X33Y116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5</text:p>
          </table:table-cell>
          <table:table-cell office:value-type="string">
            <text:p>SLICE_X33Y115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4</text:p>
          </table:table-cell>
          <table:table-cell office:value-type="string">
            <text:p>SLICE_X33Y114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3</text:p>
          </table:table-cell>
          <table:table-cell office:value-type="string">
            <text:p>SLICE_X33Y113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L_X20Y112</text:p>
          </table:table-cell>
          <table:table-cell office:value-type="string">
            <text:p>SLICE_X33Y112</text:p>
          </table:table-cell>
          <table:table-cell office:value-type="string">
            <text:p>0715001d</text:p>
          </table:table-cell>
        </table:table-row>
        <table:table-row table:style-name="ro1">
          <table:table-cell office:value-type="string">
            <text:p>CLEXM_X21Y119</text:p>
          </table:table-cell>
          <table:table-cell office:value-type="string">
            <text:p>SLICE_X35Y119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21Y118</text:p>
          </table:table-cell>
          <table:table-cell office:value-type="string">
            <text:p>SLICE_X35Y118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21Y117</text:p>
          </table:table-cell>
          <table:table-cell office:value-type="string">
            <text:p>SLICE_X35Y117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21Y116</text:p>
          </table:table-cell>
          <table:table-cell office:value-type="string">
            <text:p>SLICE_X35Y116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21Y115</text:p>
          </table:table-cell>
          <table:table-cell office:value-type="string">
            <text:p>SLICE_X35Y115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21Y114</text:p>
          </table:table-cell>
          <table:table-cell office:value-type="string">
            <text:p>SLICE_X35Y114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21Y113</text:p>
          </table:table-cell>
          <table:table-cell office:value-type="string">
            <text:p>SLICE_X35Y113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21Y112</text:p>
          </table:table-cell>
          <table:table-cell office:value-type="string">
            <text:p>SLICE_X35Y112</text:p>
          </table:table-cell>
          <table:table-cell office:value-type="string">
            <text:p>0716001e</text:p>
          </table:table-cell>
        </table:table-row>
        <table:table-row table:style-name="ro1">
          <table:table-cell office:value-type="string">
            <text:p>CLEXM_X32Y125</text:p>
          </table:table-cell>
          <table:table-cell office:value-type="string">
            <text:p>SLICE_X53Y125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24</text:p>
          </table:table-cell>
          <table:table-cell office:value-type="string">
            <text:p>SLICE_X53Y124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23</text:p>
          </table:table-cell>
          <table:table-cell office:value-type="string">
            <text:p>SLICE_X53Y123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22</text:p>
          </table:table-cell>
          <table:table-cell office:value-type="string">
            <text:p>SLICE_X53Y122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21</text:p>
          </table:table-cell>
          <table:table-cell office:value-type="string">
            <text:p>SLICE_X53Y121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20</text:p>
          </table:table-cell>
          <table:table-cell office:value-type="string">
            <text:p>SLICE_X53Y120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9</text:p>
          </table:table-cell>
          <table:table-cell office:value-type="string">
            <text:p>SLICE_X53Y119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8</text:p>
          </table:table-cell>
          <table:table-cell office:value-type="string">
            <text:p>SLICE_X53Y118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7</text:p>
          </table:table-cell>
          <table:table-cell office:value-type="string">
            <text:p>SLICE_X53Y117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6</text:p>
          </table:table-cell>
          <table:table-cell office:value-type="string">
            <text:p>SLICE_X53Y116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5</text:p>
          </table:table-cell>
          <table:table-cell office:value-type="string">
            <text:p>SLICE_X53Y115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4</text:p>
          </table:table-cell>
          <table:table-cell office:value-type="string">
            <text:p>SLICE_X53Y114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3</text:p>
          </table:table-cell>
          <table:table-cell office:value-type="string">
            <text:p>SLICE_X53Y113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M_X32Y112</text:p>
          </table:table-cell>
          <table:table-cell office:value-type="string">
            <text:p>SLICE_X53Y112</text:p>
          </table:table-cell>
          <table:table-cell office:value-type="string">
            <text:p>0721001e</text:p>
          </table:table-cell>
        </table:table-row>
        <table:table-row table:style-name="ro1">
          <table:table-cell office:value-type="string">
            <text:p>CLEXL_X33Y125</text:p>
          </table:table-cell>
          <table:table-cell office:value-type="string">
            <text:p>SLICE_X55Y125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24</text:p>
          </table:table-cell>
          <table:table-cell office:value-type="string">
            <text:p>SLICE_X55Y124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23</text:p>
          </table:table-cell>
          <table:table-cell office:value-type="string">
            <text:p>SLICE_X55Y123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22</text:p>
          </table:table-cell>
          <table:table-cell office:value-type="string">
            <text:p>SLICE_X55Y122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21</text:p>
          </table:table-cell>
          <table:table-cell office:value-type="string">
            <text:p>SLICE_X55Y121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20</text:p>
          </table:table-cell>
          <table:table-cell office:value-type="string">
            <text:p>SLICE_X55Y120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9</text:p>
          </table:table-cell>
          <table:table-cell office:value-type="string">
            <text:p>SLICE_X55Y119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8</text:p>
          </table:table-cell>
          <table:table-cell office:value-type="string">
            <text:p>SLICE_X55Y118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7</text:p>
          </table:table-cell>
          <table:table-cell office:value-type="string">
            <text:p>SLICE_X55Y117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6</text:p>
          </table:table-cell>
          <table:table-cell office:value-type="string">
            <text:p>SLICE_X55Y116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5</text:p>
          </table:table-cell>
          <table:table-cell office:value-type="string">
            <text:p>SLICE_X55Y115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4</text:p>
          </table:table-cell>
          <table:table-cell office:value-type="string">
            <text:p>SLICE_X55Y114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3</text:p>
          </table:table-cell>
          <table:table-cell office:value-type="string">
            <text:p>SLICE_X55Y113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L_X33Y112</text:p>
          </table:table-cell>
          <table:table-cell office:value-type="string">
            <text:p>SLICE_X55Y112</text:p>
          </table:table-cell>
          <table:table-cell office:value-type="string">
            <text:p>0722001d</text:p>
          </table:table-cell>
        </table:table-row>
        <table:table-row table:style-name="ro1">
          <table:table-cell office:value-type="string">
            <text:p>CLEXM_X35Y125</text:p>
          </table:table-cell>
          <table:table-cell office:value-type="string">
            <text:p>SLICE_X57Y125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24</text:p>
          </table:table-cell>
          <table:table-cell office:value-type="string">
            <text:p>SLICE_X57Y124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23</text:p>
          </table:table-cell>
          <table:table-cell office:value-type="string">
            <text:p>SLICE_X57Y123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22</text:p>
          </table:table-cell>
          <table:table-cell office:value-type="string">
            <text:p>SLICE_X57Y122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21</text:p>
          </table:table-cell>
          <table:table-cell office:value-type="string">
            <text:p>SLICE_X57Y121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20</text:p>
          </table:table-cell>
          <table:table-cell office:value-type="string">
            <text:p>SLICE_X57Y120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9</text:p>
          </table:table-cell>
          <table:table-cell office:value-type="string">
            <text:p>SLICE_X57Y119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8</text:p>
          </table:table-cell>
          <table:table-cell office:value-type="string">
            <text:p>SLICE_X57Y118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7</text:p>
          </table:table-cell>
          <table:table-cell office:value-type="string">
            <text:p>SLICE_X57Y117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6</text:p>
          </table:table-cell>
          <table:table-cell office:value-type="string">
            <text:p>SLICE_X57Y116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5</text:p>
          </table:table-cell>
          <table:table-cell office:value-type="string">
            <text:p>SLICE_X57Y115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4</text:p>
          </table:table-cell>
          <table:table-cell office:value-type="string">
            <text:p>SLICE_X57Y114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3</text:p>
          </table:table-cell>
          <table:table-cell office:value-type="string">
            <text:p>SLICE_X57Y113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M_X35Y112</text:p>
          </table:table-cell>
          <table:table-cell office:value-type="string">
            <text:p>SLICE_X57Y112</text:p>
          </table:table-cell>
          <table:table-cell office:value-type="string">
            <text:p>0724001e</text:p>
          </table:table-cell>
        </table:table-row>
        <table:table-row table:style-name="ro1">
          <table:table-cell office:value-type="string">
            <text:p>CLEXL_X36Y125</text:p>
          </table:table-cell>
          <table:table-cell office:value-type="string">
            <text:p>SLICE_X59Y125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24</text:p>
          </table:table-cell>
          <table:table-cell office:value-type="string">
            <text:p>SLICE_X59Y124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23</text:p>
          </table:table-cell>
          <table:table-cell office:value-type="string">
            <text:p>SLICE_X59Y123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22</text:p>
          </table:table-cell>
          <table:table-cell office:value-type="string">
            <text:p>SLICE_X59Y122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21</text:p>
          </table:table-cell>
          <table:table-cell office:value-type="string">
            <text:p>SLICE_X59Y121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20</text:p>
          </table:table-cell>
          <table:table-cell office:value-type="string">
            <text:p>SLICE_X59Y120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9</text:p>
          </table:table-cell>
          <table:table-cell office:value-type="string">
            <text:p>SLICE_X59Y119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8</text:p>
          </table:table-cell>
          <table:table-cell office:value-type="string">
            <text:p>SLICE_X59Y118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7</text:p>
          </table:table-cell>
          <table:table-cell office:value-type="string">
            <text:p>SLICE_X59Y117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6</text:p>
          </table:table-cell>
          <table:table-cell office:value-type="string">
            <text:p>SLICE_X59Y116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5</text:p>
          </table:table-cell>
          <table:table-cell office:value-type="string">
            <text:p>SLICE_X59Y115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4</text:p>
          </table:table-cell>
          <table:table-cell office:value-type="string">
            <text:p>SLICE_X59Y114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3</text:p>
          </table:table-cell>
          <table:table-cell office:value-type="string">
            <text:p>SLICE_X59Y113</text:p>
          </table:table-cell>
          <table:table-cell office:value-type="string">
            <text:p>0725001d</text:p>
          </table:table-cell>
        </table:table-row>
        <table:table-row table:style-name="ro1">
          <table:table-cell office:value-type="string">
            <text:p>CLEXL_X36Y112</text:p>
          </table:table-cell>
          <table:table-cell office:value-type="string">
            <text:p>SLICE_X59Y112</text:p>
          </table:table-cell>
          <table:table-cell office:value-type="string">
            <text:p>0725001d</text:p>
          </table:table-cell>
        </table:table-row>
      </table:table>
      <table:database-ranges>
        <table:database-range table:target-range-address="Sheet1.A1:Sheet1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21:3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1T21:39:15</dc:date>
    <dc:creator>lekernel </dc:creator>
    <meta:generator>OpenOffice.org/3.3$Linux OpenOffice.org_project/330m20$Build-9567</meta:generator>
    <meta:editing-duration>PT10M11S</meta:editing-duration>
    <meta:editing-cycles>2</meta:editing-cycles>
    <meta:document-statistic meta:table-count="1" meta:cell-count="10236" meta:object-count="0"/>
  </office:meta>
</office:document-meta>
</file>